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3.44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997cm"/>
    </style:style>
    <style:style style:name="co5" style:family="table-column">
      <style:table-column-properties fo:break-before="auto" style:column-width="3.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0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21"/>
        <table:table-column table:style-name="co6" table:default-cell-style-name="Default"/>
        <table:table-column table:style-name="co6" table:default-cell-style-name="ce21"/>
        <table:table-column table:style-name="co6" table:default-cell-style-name="Default"/>
        <table:table-column table:style-name="co6" table:default-cell-style-name="ce21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IONOSPHERE</text:p>
          </table:table-cell>
          <table:covered-table-cell table:number-columns-repeated="23" table:style-name="ce2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M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S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ANOVA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RFE</text:p>
          </table:table-cell>
          <table:covered-table-cell table:style-name="ce3"/>
          <table:covered-table-cell table:number-columns-repeated="3" table:style-name="ce2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 office:value-type="string" calcext:value-type="string">
            <text:p>MO&gt;ANOVA?</text:p>
          </table:table-cell>
          <table:table-cell/>
          <table:table-cell table:style-name="Default" office:value-type="string" calcext:value-type="string">
            <text:p>MO&gt;RFE</text:p>
          </table:table-cell>
          <table:table-cell/>
          <table:table-cell table:style-name="Default" office:value-type="string" calcext:value-type="string">
            <text:p>MO&gt;SO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80078615656789" calcext:value-type="float">
            <text:p>0.880078615656789</text:p>
          </table:table-cell>
          <table:table-cell office:value-type="float" office:value="0.0223019782694468" calcext:value-type="float">
            <text:p>0.0223019782694468</text:p>
          </table:table-cell>
          <table:table-cell office:value-type="float" office:value="0.898262246257164" calcext:value-type="float">
            <text:p>0.898262246257164</text:p>
          </table:table-cell>
          <table:table-cell office:value-type="float" office:value="0.0194669548200284" calcext:value-type="float">
            <text:p>0.0194669548200284</text:p>
          </table:table-cell>
          <table:table-cell office:value-type="float" office:value="0.880078615656789" calcext:value-type="float">
            <text:p>0.880078615656789</text:p>
          </table:table-cell>
          <table:table-cell office:value-type="float" office:value="0.0223019782694468" calcext:value-type="float">
            <text:p>0.0223019782694468</text:p>
          </table:table-cell>
          <table:table-cell office:value-type="float" office:value="0.85007205402097" calcext:value-type="float">
            <text:p>0.85007205402097</text:p>
          </table:table-cell>
          <table:table-cell office:value-type="float" office:value="0.0355221276901193" calcext:value-type="float">
            <text:p>0.0355221276901193</text:p>
          </table:table-cell>
          <table:table-cell office:value-type="float" office:value="0.872274633186149" calcext:value-type="float">
            <text:p>0.872274633186149</text:p>
          </table:table-cell>
          <table:table-cell office:value-type="float" office:value="0.0296185371398569" calcext:value-type="float">
            <text:p>0.0296185371398569</text:p>
          </table:table-cell>
          <table:table-cell office:value-type="float" office:value="0.85007205402097" calcext:value-type="float">
            <text:p>0.85007205402097</text:p>
          </table:table-cell>
          <table:table-cell office:value-type="float" office:value="0.0355221276901193" calcext:value-type="float">
            <text:p>0.0355221276901193</text:p>
          </table:table-cell>
          <table:table-cell office:value-type="float" office:value="0.861043539106232" calcext:value-type="float">
            <text:p>0.861043539106232</text:p>
          </table:table-cell>
          <table:table-cell office:value-type="float" office:value="0.0246810172303463" calcext:value-type="float">
            <text:p>0.0246810172303463</text:p>
          </table:table-cell>
          <table:table-cell office:value-type="float" office:value="0.881022800979264" calcext:value-type="float">
            <text:p>0.881022800979264</text:p>
          </table:table-cell>
          <table:table-cell office:value-type="float" office:value="0.0244126731342631" calcext:value-type="float">
            <text:p>0.0244126731342631</text:p>
          </table:table-cell>
          <table:table-cell office:value-type="float" office:value="0.861043539106232" calcext:value-type="float">
            <text:p>0.861043539106232</text:p>
          </table:table-cell>
          <table:table-cell office:value-type="float" office:value="0.0246810172303463" calcext:value-type="float">
            <text:p>0.0246810172303463</text:p>
          </table:table-cell>
          <table:table-cell office:value-type="float" office:value="0.877459213988626" calcext:value-type="float">
            <text:p>0.877459213988626</text:p>
          </table:table-cell>
          <table:table-cell office:value-type="float" office:value="0.0342320602459134" calcext:value-type="float">
            <text:p>0.0342320602459134</text:p>
          </table:table-cell>
          <table:table-cell office:value-type="float" office:value="0.893179805348781" calcext:value-type="float">
            <text:p>0.893179805348781</text:p>
          </table:table-cell>
          <table:table-cell office:value-type="float" office:value="0.0292030134222288" calcext:value-type="float">
            <text:p>0.0292030134222288</text:p>
          </table:table-cell>
          <table:table-cell office:value-type="float" office:value="0.877459213988626" calcext:value-type="float">
            <text:p>0.877459213988626</text:p>
          </table:table-cell>
          <table:table-cell office:value-type="float" office:value="0.0342320602459134" calcext:value-type="float">
            <text:p>0.0342320602459134</text:p>
          </table:table-cell>
          <table:table-cell/>
          <table:table-cell table:formula="of:=[.B5]&gt;[.N5]" office:value-type="boolean" office:boolean-value="true" calcext:value-type="boolean">
            <text:p>TRUE</text:p>
          </table:table-cell>
          <table:table-cell/>
          <table:table-cell table:formula="of:=[.B5]&gt;[.T5]" office:value-type="boolean" office:boolean-value="true" calcext:value-type="boolean">
            <text:p>TRUE</text:p>
          </table:table-cell>
          <table:table-cell/>
          <table:table-cell table:formula="of:=[.B5]&gt;[.H5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896028468006022" calcext:value-type="float">
            <text:p>0.896028468006022</text:p>
          </table:table-cell>
          <table:table-cell office:value-type="float" office:value="0.0361139252982072" calcext:value-type="float">
            <text:p>0.0361139252982072</text:p>
          </table:table-cell>
          <table:table-cell office:value-type="float" office:value="0.909527731680466" calcext:value-type="float">
            <text:p>0.909527731680466</text:p>
          </table:table-cell>
          <table:table-cell office:value-type="float" office:value="0.0313417686508045" calcext:value-type="float">
            <text:p>0.0313417686508045</text:p>
          </table:table-cell>
          <table:table-cell office:value-type="float" office:value="0.896028468006022" calcext:value-type="float">
            <text:p>0.896028468006022</text:p>
          </table:table-cell>
          <table:table-cell office:value-type="float" office:value="0.0361139252982072" calcext:value-type="float">
            <text:p>0.0361139252982072</text:p>
          </table:table-cell>
          <table:table-cell office:value-type="float" office:value="0.873309304902184" calcext:value-type="float">
            <text:p>0.873309304902184</text:p>
          </table:table-cell>
          <table:table-cell office:value-type="float" office:value="0.0396398158463938" calcext:value-type="float">
            <text:p>0.0396398158463938</text:p>
          </table:table-cell>
          <table:table-cell office:value-type="float" office:value="0.893540024232542" calcext:value-type="float">
            <text:p>0.893540024232542</text:p>
          </table:table-cell>
          <table:table-cell office:value-type="float" office:value="0.0388488749098385" calcext:value-type="float">
            <text:p>0.0388488749098385</text:p>
          </table:table-cell>
          <table:table-cell office:value-type="float" office:value="0.873309304902184" calcext:value-type="float">
            <text:p>0.873309304902184</text:p>
          </table:table-cell>
          <table:table-cell office:value-type="float" office:value="0.0396398158463938" calcext:value-type="float">
            <text:p>0.0396398158463938</text:p>
          </table:table-cell>
          <table:table-cell office:value-type="float" office:value="0.860348014644454" calcext:value-type="float">
            <text:p>0.860348014644454</text:p>
          </table:table-cell>
          <table:table-cell office:value-type="float" office:value="0.0382221609410422" calcext:value-type="float">
            <text:p>0.0382221609410422</text:p>
          </table:table-cell>
          <table:table-cell office:value-type="float" office:value="0.884120202654529" calcext:value-type="float">
            <text:p>0.884120202654529</text:p>
          </table:table-cell>
          <table:table-cell office:value-type="float" office:value="0.0266708505913493" calcext:value-type="float">
            <text:p>0.0266708505913493</text:p>
          </table:table-cell>
          <table:table-cell office:value-type="float" office:value="0.860348014644454" calcext:value-type="float">
            <text:p>0.860348014644454</text:p>
          </table:table-cell>
          <table:table-cell office:value-type="float" office:value="0.0382221609410422" calcext:value-type="float">
            <text:p>0.0382221609410422</text:p>
          </table:table-cell>
          <table:table-cell office:value-type="float" office:value="0.871619468680614" calcext:value-type="float">
            <text:p>0.871619468680614</text:p>
          </table:table-cell>
          <table:table-cell office:value-type="float" office:value="0.0329164944190879" calcext:value-type="float">
            <text:p>0.0329164944190879</text:p>
          </table:table-cell>
          <table:table-cell office:value-type="float" office:value="0.884725616622861" calcext:value-type="float">
            <text:p>0.884725616622861</text:p>
          </table:table-cell>
          <table:table-cell office:value-type="float" office:value="0.0309981636454072" calcext:value-type="float">
            <text:p>0.0309981636454072</text:p>
          </table:table-cell>
          <table:table-cell office:value-type="float" office:value="0.871619468680614" calcext:value-type="float">
            <text:p>0.871619468680614</text:p>
          </table:table-cell>
          <table:table-cell office:value-type="float" office:value="0.0329164944190879" calcext:value-type="float">
            <text:p>0.0329164944190879</text:p>
          </table:table-cell>
          <table:table-cell/>
          <table:table-cell table:formula="of:=[.B6]&gt;[.N6]" office:value-type="boolean" office:boolean-value="true" calcext:value-type="boolean">
            <text:p>TRUE</text:p>
          </table:table-cell>
          <table:table-cell/>
          <table:table-cell table:formula="of:=[.B6]&gt;[.T6]" office:value-type="boolean" office:boolean-value="true" calcext:value-type="boolean">
            <text:p>TRUE</text:p>
          </table:table-cell>
          <table:table-cell/>
          <table:table-cell table:formula="of:=[.B6]&gt;[.H6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878662268416139" calcext:value-type="float">
            <text:p>0.878662268416139</text:p>
          </table:table-cell>
          <table:table-cell office:value-type="float" office:value="0.0302830360856225" calcext:value-type="float">
            <text:p>0.0302830360856225</text:p>
          </table:table-cell>
          <table:table-cell office:value-type="float" office:value="0.895855068548774" calcext:value-type="float">
            <text:p>0.895855068548774</text:p>
          </table:table-cell>
          <table:table-cell office:value-type="float" office:value="0.0212767289185411" calcext:value-type="float">
            <text:p>0.0212767289185411</text:p>
          </table:table-cell>
          <table:table-cell office:value-type="float" office:value="0.878662268416139" calcext:value-type="float">
            <text:p>0.878662268416139</text:p>
          </table:table-cell>
          <table:table-cell office:value-type="float" office:value="0.0302830360856225" calcext:value-type="float">
            <text:p>0.0302830360856225</text:p>
          </table:table-cell>
          <table:table-cell office:value-type="float" office:value="0.887910284847592" calcext:value-type="float">
            <text:p>0.887910284847592</text:p>
          </table:table-cell>
          <table:table-cell office:value-type="float" office:value="0.0321248882922484" calcext:value-type="float">
            <text:p>0.0321248882922484</text:p>
          </table:table-cell>
          <table:table-cell office:value-type="float" office:value="0.901243944530367" calcext:value-type="float">
            <text:p>0.901243944530367</text:p>
          </table:table-cell>
          <table:table-cell office:value-type="float" office:value="0.0301496898470297" calcext:value-type="float">
            <text:p>0.0301496898470297</text:p>
          </table:table-cell>
          <table:table-cell office:value-type="float" office:value="0.887910284847592" calcext:value-type="float">
            <text:p>0.887910284847592</text:p>
          </table:table-cell>
          <table:table-cell office:value-type="float" office:value="0.0321248882922484" calcext:value-type="float">
            <text:p>0.0321248882922484</text:p>
          </table:table-cell>
          <table:table-cell office:value-type="float" office:value="0.873764644454273" calcext:value-type="float">
            <text:p>0.873764644454273</text:p>
          </table:table-cell>
          <table:table-cell office:value-type="float" office:value="0.0259595682851276" calcext:value-type="float">
            <text:p>0.0259595682851276</text:p>
          </table:table-cell>
          <table:table-cell office:value-type="float" office:value="0.889813407300378" calcext:value-type="float">
            <text:p>0.889813407300378</text:p>
          </table:table-cell>
          <table:table-cell office:value-type="float" office:value="0.0231253334357121" calcext:value-type="float">
            <text:p>0.0231253334357121</text:p>
          </table:table-cell>
          <table:table-cell office:value-type="float" office:value="0.873764644454273" calcext:value-type="float">
            <text:p>0.873764644454273</text:p>
          </table:table-cell>
          <table:table-cell office:value-type="float" office:value="0.0259595682851276" calcext:value-type="float">
            <text:p>0.0259595682851276</text:p>
          </table:table-cell>
          <table:table-cell office:value-type="float" office:value="0.898122882964988" calcext:value-type="float">
            <text:p>0.898122882964988</text:p>
          </table:table-cell>
          <table:table-cell office:value-type="float" office:value="0.0352273174946522" calcext:value-type="float">
            <text:p>0.0352273174946522</text:p>
          </table:table-cell>
          <table:table-cell office:value-type="float" office:value="0.907968872972382" calcext:value-type="float">
            <text:p>0.907968872972382</text:p>
          </table:table-cell>
          <table:table-cell office:value-type="float" office:value="0.0303616542291577" calcext:value-type="float">
            <text:p>0.0303616542291577</text:p>
          </table:table-cell>
          <table:table-cell office:value-type="float" office:value="0.898122882964988" calcext:value-type="float">
            <text:p>0.898122882964988</text:p>
          </table:table-cell>
          <table:table-cell office:value-type="float" office:value="0.0352273174946522" calcext:value-type="float">
            <text:p>0.0352273174946522</text:p>
          </table:table-cell>
          <table:table-cell/>
          <table:table-cell table:formula="of:=[.B7]&gt;[.N7]" office:value-type="boolean" office:boolean-value="true" calcext:value-type="boolean">
            <text:p>TRUE</text:p>
          </table:table-cell>
          <table:table-cell/>
          <table:table-cell table:formula="of:=[.B7]&gt;[.T7]" office:value-type="boolean" office:boolean-value="false" calcext:value-type="boolean">
            <text:p>FALSE</text:p>
          </table:table-cell>
          <table:table-cell/>
          <table:table-cell table:formula="of:=[.B7]&gt;[.H7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99274837048056" calcext:value-type="float">
            <text:p>0.899274837048056</text:p>
          </table:table-cell>
          <table:table-cell office:value-type="float" office:value="0.0248055427605945" calcext:value-type="float">
            <text:p>0.0248055427605945</text:p>
          </table:table-cell>
          <table:table-cell office:value-type="float" office:value="0.916252532474024" calcext:value-type="float">
            <text:p>0.916252532474024</text:p>
          </table:table-cell>
          <table:table-cell office:value-type="float" office:value="0.0210735622421973" calcext:value-type="float">
            <text:p>0.0210735622421973</text:p>
          </table:table-cell>
          <table:table-cell office:value-type="float" office:value="0.899274837048056" calcext:value-type="float">
            <text:p>0.899274837048056</text:p>
          </table:table-cell>
          <table:table-cell office:value-type="float" office:value="0.0248055427605945" calcext:value-type="float">
            <text:p>0.0248055427605945</text:p>
          </table:table-cell>
          <table:table-cell office:value-type="float" office:value="0.873841182725084" calcext:value-type="float">
            <text:p>0.873841182725084</text:p>
          </table:table-cell>
          <table:table-cell office:value-type="float" office:value="0.037676379175857" calcext:value-type="float">
            <text:p>0.037676379175857</text:p>
          </table:table-cell>
          <table:table-cell office:value-type="float" office:value="0.891483536743421" calcext:value-type="float">
            <text:p>0.891483536743421</text:p>
          </table:table-cell>
          <table:table-cell office:value-type="float" office:value="0.0306539814321171" calcext:value-type="float">
            <text:p>0.0306539814321171</text:p>
          </table:table-cell>
          <table:table-cell office:value-type="float" office:value="0.873841182725084" calcext:value-type="float">
            <text:p>0.873841182725084</text:p>
          </table:table-cell>
          <table:table-cell office:value-type="float" office:value="0.037676379175857" calcext:value-type="float">
            <text:p>0.037676379175857</text:p>
          </table:table-cell>
          <table:table-cell office:value-type="float" office:value="0.874720116914389" calcext:value-type="float">
            <text:p>0.874720116914389</text:p>
          </table:table-cell>
          <table:table-cell office:value-type="float" office:value="0.0215608630336797" calcext:value-type="float">
            <text:p>0.0215608630336797</text:p>
          </table:table-cell>
          <table:table-cell office:value-type="float" office:value="0.892506591061592" calcext:value-type="float">
            <text:p>0.892506591061592</text:p>
          </table:table-cell>
          <table:table-cell office:value-type="float" office:value="0.0208895800961534" calcext:value-type="float">
            <text:p>0.0208895800961534</text:p>
          </table:table-cell>
          <table:table-cell office:value-type="float" office:value="0.874720116914389" calcext:value-type="float">
            <text:p>0.874720116914389</text:p>
          </table:table-cell>
          <table:table-cell office:value-type="float" office:value="0.0215608630336797" calcext:value-type="float">
            <text:p>0.0215608630336797</text:p>
          </table:table-cell>
          <table:table-cell office:value-type="float" office:value="0.88505271757826" calcext:value-type="float">
            <text:p>0.88505271757826</text:p>
          </table:table-cell>
          <table:table-cell office:value-type="float" office:value="0.0182440812860465" calcext:value-type="float">
            <text:p>0.0182440812860465</text:p>
          </table:table-cell>
          <table:table-cell office:value-type="float" office:value="0.896027661543632" calcext:value-type="float">
            <text:p>0.896027661543632</text:p>
          </table:table-cell>
          <table:table-cell office:value-type="float" office:value="0.0144518549722074" calcext:value-type="float">
            <text:p>0.0144518549722074</text:p>
          </table:table-cell>
          <table:table-cell office:value-type="float" office:value="0.88505271757826" calcext:value-type="float">
            <text:p>0.88505271757826</text:p>
          </table:table-cell>
          <table:table-cell office:value-type="float" office:value="0.0182440812860465" calcext:value-type="float">
            <text:p>0.0182440812860465</text:p>
          </table:table-cell>
          <table:table-cell/>
          <table:table-cell table:formula="of:=[.B8]&gt;[.N8]" office:value-type="boolean" office:boolean-value="true" calcext:value-type="boolean">
            <text:p>TRUE</text:p>
          </table:table-cell>
          <table:table-cell/>
          <table:table-cell table:formula="of:=[.B8]&gt;[.T8]" office:value-type="boolean" office:boolean-value="true" calcext:value-type="boolean">
            <text:p>TRUE</text:p>
          </table:table-cell>
          <table:table-cell/>
          <table:table-cell table:formula="of:=[.B8]&gt;[.H8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892789633397218" calcext:value-type="float">
            <text:p>0.892789633397218</text:p>
          </table:table-cell>
          <table:table-cell office:value-type="float" office:value="0.0227870919854297" calcext:value-type="float">
            <text:p>0.0227870919854297</text:p>
          </table:table-cell>
          <table:table-cell office:value-type="float" office:value="0.908935049916585" calcext:value-type="float">
            <text:p>0.908935049916585</text:p>
          </table:table-cell>
          <table:table-cell office:value-type="float" office:value="0.0201656363396087" calcext:value-type="float">
            <text:p>0.0201656363396087</text:p>
          </table:table-cell>
          <table:table-cell office:value-type="float" office:value="0.892789633397218" calcext:value-type="float">
            <text:p>0.892789633397218</text:p>
          </table:table-cell>
          <table:table-cell office:value-type="float" office:value="0.0227870919854297" calcext:value-type="float">
            <text:p>0.0227870919854297</text:p>
          </table:table-cell>
          <table:table-cell office:value-type="float" office:value="0.87526499626964" calcext:value-type="float">
            <text:p>0.87526499626964</text:p>
          </table:table-cell>
          <table:table-cell office:value-type="float" office:value="0.0330582034865646" calcext:value-type="float">
            <text:p>0.0330582034865646</text:p>
          </table:table-cell>
          <table:table-cell office:value-type="float" office:value="0.888613145541822" calcext:value-type="float">
            <text:p>0.888613145541822</text:p>
          </table:table-cell>
          <table:table-cell office:value-type="float" office:value="0.0324820199305974" calcext:value-type="float">
            <text:p>0.0324820199305974</text:p>
          </table:table-cell>
          <table:table-cell office:value-type="float" office:value="0.87526499626964" calcext:value-type="float">
            <text:p>0.87526499626964</text:p>
          </table:table-cell>
          <table:table-cell office:value-type="float" office:value="0.0330582034865646" calcext:value-type="float">
            <text:p>0.0330582034865646</text:p>
          </table:table-cell>
          <table:table-cell office:value-type="float" office:value="0.873023318099169" calcext:value-type="float">
            <text:p>0.873023318099169</text:p>
          </table:table-cell>
          <table:table-cell office:value-type="float" office:value="0.0327022557648882" calcext:value-type="float">
            <text:p>0.0327022557648882</text:p>
          </table:table-cell>
          <table:table-cell office:value-type="float" office:value="0.893735020631196" calcext:value-type="float">
            <text:p>0.893735020631196</text:p>
          </table:table-cell>
          <table:table-cell office:value-type="float" office:value="0.0225988898178003" calcext:value-type="float">
            <text:p>0.0225988898178003</text:p>
          </table:table-cell>
          <table:table-cell office:value-type="float" office:value="0.873023318099169" calcext:value-type="float">
            <text:p>0.873023318099169</text:p>
          </table:table-cell>
          <table:table-cell office:value-type="float" office:value="0.0327022557648882" calcext:value-type="float">
            <text:p>0.0327022557648882</text:p>
          </table:table-cell>
          <table:table-cell office:value-type="float" office:value="0.893797066194899" calcext:value-type="float">
            <text:p>0.893797066194899</text:p>
          </table:table-cell>
          <table:table-cell office:value-type="float" office:value="0.0282314615854845" calcext:value-type="float">
            <text:p>0.0282314615854845</text:p>
          </table:table-cell>
          <table:table-cell office:value-type="float" office:value="0.906411425752467" calcext:value-type="float">
            <text:p>0.906411425752467</text:p>
          </table:table-cell>
          <table:table-cell office:value-type="float" office:value="0.0247029166825857" calcext:value-type="float">
            <text:p>0.0247029166825857</text:p>
          </table:table-cell>
          <table:table-cell office:value-type="float" office:value="0.893797066194899" calcext:value-type="float">
            <text:p>0.893797066194899</text:p>
          </table:table-cell>
          <table:table-cell office:value-type="float" office:value="0.0282314615854845" calcext:value-type="float">
            <text:p>0.0282314615854845</text:p>
          </table:table-cell>
          <table:table-cell/>
          <table:table-cell table:formula="of:=[.B9]&gt;[.N9]" office:value-type="boolean" office:boolean-value="true" calcext:value-type="boolean">
            <text:p>TRUE</text:p>
          </table:table-cell>
          <table:table-cell/>
          <table:table-cell table:formula="of:=[.B9]&gt;[.T9]" office:value-type="boolean" office:boolean-value="false" calcext:value-type="boolean">
            <text:p>FALSE</text:p>
          </table:table-cell>
          <table:table-cell/>
          <table:table-cell table:formula="of:=[.B9]&gt;[.H9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25235945255295" calcext:value-type="float">
            <text:p>0.925235945255295</text:p>
          </table:table-cell>
          <table:table-cell office:value-type="float" office:value="0.0148840079667953" calcext:value-type="float">
            <text:p>0.0148840079667953</text:p>
          </table:table-cell>
          <table:table-cell office:value-type="float" office:value="0.934143486694286" calcext:value-type="float">
            <text:p>0.934143486694286</text:p>
          </table:table-cell>
          <table:table-cell office:value-type="float" office:value="0.0132536626277257" calcext:value-type="float">
            <text:p>0.0132536626277257</text:p>
          </table:table-cell>
          <table:table-cell office:value-type="float" office:value="0.925235945255295" calcext:value-type="float">
            <text:p>0.925235945255295</text:p>
          </table:table-cell>
          <table:table-cell office:value-type="float" office:value="0.0148840079667953" calcext:value-type="float">
            <text:p>0.0148840079667953</text:p>
          </table:table-cell>
          <table:table-cell office:value-type="float" office:value="0.885457147771389" calcext:value-type="float">
            <text:p>0.885457147771389</text:p>
          </table:table-cell>
          <table:table-cell office:value-type="float" office:value="0.0312732998580513" calcext:value-type="float">
            <text:p>0.0312732998580513</text:p>
          </table:table-cell>
          <table:table-cell office:value-type="float" office:value="0.898420770053342" calcext:value-type="float">
            <text:p>0.898420770053342</text:p>
          </table:table-cell>
          <table:table-cell office:value-type="float" office:value="0.028489020512009" calcext:value-type="float">
            <text:p>0.028489020512009</text:p>
          </table:table-cell>
          <table:table-cell office:value-type="float" office:value="0.885457147771389" calcext:value-type="float">
            <text:p>0.885457147771389</text:p>
          </table:table-cell>
          <table:table-cell office:value-type="float" office:value="0.0312732998580513" calcext:value-type="float">
            <text:p>0.0312732998580513</text:p>
          </table:table-cell>
          <table:table-cell office:value-type="float" office:value="0.886453448684099" calcext:value-type="float">
            <text:p>0.886453448684099</text:p>
          </table:table-cell>
          <table:table-cell office:value-type="float" office:value="0.020841323131938" calcext:value-type="float">
            <text:p>0.020841323131938</text:p>
          </table:table-cell>
          <table:table-cell office:value-type="float" office:value="0.897883533992667" calcext:value-type="float">
            <text:p>0.897883533992667</text:p>
          </table:table-cell>
          <table:table-cell office:value-type="float" office:value="0.0199105652971921" calcext:value-type="float">
            <text:p>0.0199105652971921</text:p>
          </table:table-cell>
          <table:table-cell office:value-type="float" office:value="0.886453448684099" calcext:value-type="float">
            <text:p>0.886453448684099</text:p>
          </table:table-cell>
          <table:table-cell office:value-type="float" office:value="0.020841323131938" calcext:value-type="float">
            <text:p>0.020841323131938</text:p>
          </table:table-cell>
          <table:table-cell office:value-type="float" office:value="0.902736227824463" calcext:value-type="float">
            <text:p>0.902736227824463</text:p>
          </table:table-cell>
          <table:table-cell office:value-type="float" office:value="0.0198763767518979" calcext:value-type="float">
            <text:p>0.0198763767518979</text:p>
          </table:table-cell>
          <table:table-cell office:value-type="float" office:value="0.91862196681195" calcext:value-type="float">
            <text:p>0.91862196681195</text:p>
          </table:table-cell>
          <table:table-cell office:value-type="float" office:value="0.0215338955089829" calcext:value-type="float">
            <text:p>0.0215338955089829</text:p>
          </table:table-cell>
          <table:table-cell office:value-type="float" office:value="0.902736227824463" calcext:value-type="float">
            <text:p>0.902736227824463</text:p>
          </table:table-cell>
          <table:table-cell office:value-type="float" office:value="0.0198763767518979" calcext:value-type="float">
            <text:p>0.0198763767518979</text:p>
          </table:table-cell>
          <table:table-cell/>
          <table:table-cell table:formula="of:=[.B10]&gt;[.N10]" office:value-type="boolean" office:boolean-value="true" calcext:value-type="boolean">
            <text:p>TRUE</text:p>
          </table:table-cell>
          <table:table-cell/>
          <table:table-cell table:formula="of:=[.B10]&gt;[.T10]" office:value-type="boolean" office:boolean-value="true" calcext:value-type="boolean">
            <text:p>TRUE</text:p>
          </table:table-cell>
          <table:table-cell/>
          <table:table-cell table:formula="of:=[.B10]&gt;[.H10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894980355300015" calcext:value-type="float">
            <text:p>0.894980355300015</text:p>
          </table:table-cell>
          <table:table-cell office:value-type="float" office:value="0.0276340768112017" calcext:value-type="float">
            <text:p>0.0276340768112017</text:p>
          </table:table-cell>
          <table:table-cell office:value-type="float" office:value="0.908551991462079" calcext:value-type="float">
            <text:p>0.908551991462079</text:p>
          </table:table-cell>
          <table:table-cell office:value-type="float" office:value="0.0257952269189351" calcext:value-type="float">
            <text:p>0.0257952269189351</text:p>
          </table:table-cell>
          <table:table-cell office:value-type="float" office:value="0.894980355300015" calcext:value-type="float">
            <text:p>0.894980355300015</text:p>
          </table:table-cell>
          <table:table-cell office:value-type="float" office:value="0.0276340768112017" calcext:value-type="float">
            <text:p>0.0276340768112017</text:p>
          </table:table-cell>
          <table:table-cell office:value-type="float" office:value="0.891828057219698" calcext:value-type="float">
            <text:p>0.891828057219698</text:p>
          </table:table-cell>
          <table:table-cell office:value-type="float" office:value="0.0276766577827861" calcext:value-type="float">
            <text:p>0.0276766577827861</text:p>
          </table:table-cell>
          <table:table-cell office:value-type="float" office:value="0.904085678757139" calcext:value-type="float">
            <text:p>0.904085678757139</text:p>
          </table:table-cell>
          <table:table-cell office:value-type="float" office:value="0.0239365635111225" calcext:value-type="float">
            <text:p>0.0239365635111225</text:p>
          </table:table-cell>
          <table:table-cell office:value-type="float" office:value="0.891828057219698" calcext:value-type="float">
            <text:p>0.891828057219698</text:p>
          </table:table-cell>
          <table:table-cell office:value-type="float" office:value="0.0276766577827861" calcext:value-type="float">
            <text:p>0.0276766577827861</text:p>
          </table:table-cell>
          <table:table-cell office:value-type="float" office:value="0.867667047520763" calcext:value-type="float">
            <text:p>0.867667047520763</text:p>
          </table:table-cell>
          <table:table-cell office:value-type="float" office:value="0.0400347954696681" calcext:value-type="float">
            <text:p>0.0400347954696681</text:p>
          </table:table-cell>
          <table:table-cell office:value-type="float" office:value="0.887443642607297" calcext:value-type="float">
            <text:p>0.887443642607297</text:p>
          </table:table-cell>
          <table:table-cell office:value-type="float" office:value="0.0259500951410249" calcext:value-type="float">
            <text:p>0.0259500951410249</text:p>
          </table:table-cell>
          <table:table-cell office:value-type="float" office:value="0.867667047520763" calcext:value-type="float">
            <text:p>0.867667047520763</text:p>
          </table:table-cell>
          <table:table-cell office:value-type="float" office:value="0.0400347954696681" calcext:value-type="float">
            <text:p>0.0400347954696681</text:p>
          </table:table-cell>
          <table:table-cell office:value-type="float" office:value="0.90505910609858" calcext:value-type="float">
            <text:p>0.90505910609858</text:p>
          </table:table-cell>
          <table:table-cell office:value-type="float" office:value="0.0245283932413491" calcext:value-type="float">
            <text:p>0.0245283932413491</text:p>
          </table:table-cell>
          <table:table-cell office:value-type="float" office:value="0.918208056675007" calcext:value-type="float">
            <text:p>0.918208056675007</text:p>
          </table:table-cell>
          <table:table-cell office:value-type="float" office:value="0.0180663005458003" calcext:value-type="float">
            <text:p>0.0180663005458003</text:p>
          </table:table-cell>
          <table:table-cell office:value-type="float" office:value="0.90505910609858" calcext:value-type="float">
            <text:p>0.90505910609858</text:p>
          </table:table-cell>
          <table:table-cell office:value-type="float" office:value="0.0245283932413491" calcext:value-type="float">
            <text:p>0.0245283932413491</text:p>
          </table:table-cell>
          <table:table-cell/>
          <table:table-cell table:formula="of:=[.B11]&gt;[.N11]" office:value-type="boolean" office:boolean-value="true" calcext:value-type="boolean">
            <text:p>TRUE</text:p>
          </table:table-cell>
          <table:table-cell/>
          <table:table-cell table:formula="of:=[.B11]&gt;[.T11]" office:value-type="boolean" office:boolean-value="false" calcext:value-type="boolean">
            <text:p>FALSE</text:p>
          </table:table-cell>
          <table:table-cell/>
          <table:table-cell table:formula="of:=[.B11]&gt;[.H11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909717994853444" calcext:value-type="float">
            <text:p>0.909717994853444</text:p>
          </table:table-cell>
          <table:table-cell office:value-type="float" office:value="0.0191546578979683" calcext:value-type="float">
            <text:p>0.0191546578979683</text:p>
          </table:table-cell>
          <table:table-cell office:value-type="float" office:value="0.923079445799776" calcext:value-type="float">
            <text:p>0.923079445799776</text:p>
          </table:table-cell>
          <table:table-cell office:value-type="float" office:value="0.014812001896731" calcext:value-type="float">
            <text:p>0.014812001896731</text:p>
          </table:table-cell>
          <table:table-cell office:value-type="float" office:value="0.909717994853444" calcext:value-type="float">
            <text:p>0.909717994853444</text:p>
          </table:table-cell>
          <table:table-cell office:value-type="float" office:value="0.0191546578979683" calcext:value-type="float">
            <text:p>0.0191546578979683</text:p>
          </table:table-cell>
          <table:table-cell office:value-type="float" office:value="0.892453892083149" calcext:value-type="float">
            <text:p>0.892453892083149</text:p>
          </table:table-cell>
          <table:table-cell office:value-type="float" office:value="0.0384330322988192" calcext:value-type="float">
            <text:p>0.0384330322988192</text:p>
          </table:table-cell>
          <table:table-cell office:value-type="float" office:value="0.904606326340975" calcext:value-type="float">
            <text:p>0.904606326340975</text:p>
          </table:table-cell>
          <table:table-cell office:value-type="float" office:value="0.0321740720480555" calcext:value-type="float">
            <text:p>0.0321740720480555</text:p>
          </table:table-cell>
          <table:table-cell office:value-type="float" office:value="0.892453892083149" calcext:value-type="float">
            <text:p>0.892453892083149</text:p>
          </table:table-cell>
          <table:table-cell office:value-type="float" office:value="0.0384330322988192" calcext:value-type="float">
            <text:p>0.0384330322988192</text:p>
          </table:table-cell>
          <table:table-cell office:value-type="float" office:value="0.885720465379134" calcext:value-type="float">
            <text:p>0.885720465379134</text:p>
          </table:table-cell>
          <table:table-cell office:value-type="float" office:value="0.0322994487620541" calcext:value-type="float">
            <text:p>0.0322994487620541</text:p>
          </table:table-cell>
          <table:table-cell office:value-type="float" office:value="0.898062277541096" calcext:value-type="float">
            <text:p>0.898062277541096</text:p>
          </table:table-cell>
          <table:table-cell office:value-type="float" office:value="0.03138019681651" calcext:value-type="float">
            <text:p>0.03138019681651</text:p>
          </table:table-cell>
          <table:table-cell office:value-type="float" office:value="0.885720465379134" calcext:value-type="float">
            <text:p>0.885720465379134</text:p>
          </table:table-cell>
          <table:table-cell office:value-type="float" office:value="0.0322994487620541" calcext:value-type="float">
            <text:p>0.0322994487620541</text:p>
          </table:table-cell>
          <table:table-cell office:value-type="float" office:value="0.895410659000442" calcext:value-type="float">
            <text:p>0.895410659000442</text:p>
          </table:table-cell>
          <table:table-cell office:value-type="float" office:value="0.0485004574009731" calcext:value-type="float">
            <text:p>0.0485004574009731</text:p>
          </table:table-cell>
          <table:table-cell office:value-type="float" office:value="0.910869316984281" calcext:value-type="float">
            <text:p>0.910869316984281</text:p>
          </table:table-cell>
          <table:table-cell office:value-type="float" office:value="0.0432618516111406" calcext:value-type="float">
            <text:p>0.0432618516111406</text:p>
          </table:table-cell>
          <table:table-cell office:value-type="float" office:value="0.895410659000442" calcext:value-type="float">
            <text:p>0.895410659000442</text:p>
          </table:table-cell>
          <table:table-cell office:value-type="float" office:value="0.0485004574009731" calcext:value-type="float">
            <text:p>0.0485004574009731</text:p>
          </table:table-cell>
          <table:table-cell/>
          <table:table-cell table:formula="of:=[.B12]&gt;[.N12]" office:value-type="boolean" office:boolean-value="true" calcext:value-type="boolean">
            <text:p>TRUE</text:p>
          </table:table-cell>
          <table:table-cell/>
          <table:table-cell table:formula="of:=[.B12]&gt;[.T12]" office:value-type="boolean" office:boolean-value="true" calcext:value-type="boolean">
            <text:p>TRUE</text:p>
          </table:table-cell>
          <table:table-cell/>
          <table:table-cell table:formula="of:=[.B12]&gt;[.H12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888556636689764" calcext:value-type="float">
            <text:p>0.888556636689764</text:p>
          </table:table-cell>
          <table:table-cell office:value-type="float" office:value="0.0294804876321273" calcext:value-type="float">
            <text:p>0.0294804876321273</text:p>
          </table:table-cell>
          <table:table-cell office:value-type="float" office:value="0.903393883692737" calcext:value-type="float">
            <text:p>0.903393883692737</text:p>
          </table:table-cell>
          <table:table-cell office:value-type="float" office:value="0.0265001002347608" calcext:value-type="float">
            <text:p>0.0265001002347608</text:p>
          </table:table-cell>
          <table:table-cell office:value-type="float" office:value="0.888556636689764" calcext:value-type="float">
            <text:p>0.888556636689764</text:p>
          </table:table-cell>
          <table:table-cell office:value-type="float" office:value="0.0294804876321273" calcext:value-type="float">
            <text:p>0.0294804876321273</text:p>
          </table:table-cell>
          <table:table-cell office:value-type="float" office:value="0.895271395958702" calcext:value-type="float">
            <text:p>0.895271395958702</text:p>
          </table:table-cell>
          <table:table-cell office:value-type="float" office:value="0.0151088379340726" calcext:value-type="float">
            <text:p>0.0151088379340726</text:p>
          </table:table-cell>
          <table:table-cell office:value-type="float" office:value="0.91019426818097" calcext:value-type="float">
            <text:p>0.91019426818097</text:p>
          </table:table-cell>
          <table:table-cell office:value-type="float" office:value="0.0131523299806064" calcext:value-type="float">
            <text:p>0.0131523299806064</text:p>
          </table:table-cell>
          <table:table-cell office:value-type="float" office:value="0.895271395958702" calcext:value-type="float">
            <text:p>0.895271395958702</text:p>
          </table:table-cell>
          <table:table-cell office:value-type="float" office:value="0.0151088379340726" calcext:value-type="float">
            <text:p>0.0151088379340726</text:p>
          </table:table-cell>
          <table:table-cell office:value-type="float" office:value="0.875376246990024" calcext:value-type="float">
            <text:p>0.875376246990024</text:p>
          </table:table-cell>
          <table:table-cell office:value-type="float" office:value="0.0272572157016159" calcext:value-type="float">
            <text:p>0.0272572157016159</text:p>
          </table:table-cell>
          <table:table-cell office:value-type="float" office:value="0.888035277657356" calcext:value-type="float">
            <text:p>0.888035277657356</text:p>
          </table:table-cell>
          <table:table-cell office:value-type="float" office:value="0.0284285908528867" calcext:value-type="float">
            <text:p>0.0284285908528867</text:p>
          </table:table-cell>
          <table:table-cell office:value-type="float" office:value="0.875376246990024" calcext:value-type="float">
            <text:p>0.875376246990024</text:p>
          </table:table-cell>
          <table:table-cell office:value-type="float" office:value="0.0272572157016159" calcext:value-type="float">
            <text:p>0.0272572157016159</text:p>
          </table:table-cell>
          <table:table-cell office:value-type="float" office:value="0.911381877152775" calcext:value-type="float">
            <text:p>0.911381877152775</text:p>
          </table:table-cell>
          <table:table-cell office:value-type="float" office:value="0.026582817028734" calcext:value-type="float">
            <text:p>0.026582817028734</text:p>
          </table:table-cell>
          <table:table-cell office:value-type="float" office:value="0.922197695791331" calcext:value-type="float">
            <text:p>0.922197695791331</text:p>
          </table:table-cell>
          <table:table-cell office:value-type="float" office:value="0.0269302843871391" calcext:value-type="float">
            <text:p>0.0269302843871391</text:p>
          </table:table-cell>
          <table:table-cell office:value-type="float" office:value="0.911381877152775" calcext:value-type="float">
            <text:p>0.911381877152775</text:p>
          </table:table-cell>
          <table:table-cell office:value-type="float" office:value="0.026582817028734" calcext:value-type="float">
            <text:p>0.026582817028734</text:p>
          </table:table-cell>
          <table:table-cell/>
          <table:table-cell table:formula="of:=[.B13]&gt;[.N13]" office:value-type="boolean" office:boolean-value="true" calcext:value-type="boolean">
            <text:p>TRUE</text:p>
          </table:table-cell>
          <table:table-cell/>
          <table:table-cell table:formula="of:=[.B13]&gt;[.T13]" office:value-type="boolean" office:boolean-value="false" calcext:value-type="boolean">
            <text:p>FALSE</text:p>
          </table:table-cell>
          <table:table-cell/>
          <table:table-cell table:formula="of:=[.B13]&gt;[.H13]" office:value-type="boolean" office:boolean-value="false" calcext:value-type="boolean">
            <text:p>FALSE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914022359821121" calcext:value-type="float">
            <text:p>0.914022359821121</text:p>
          </table:table-cell>
          <table:table-cell office:value-type="float" office:value="0.0212736574261523" calcext:value-type="float">
            <text:p>0.0212736574261523</text:p>
          </table:table-cell>
          <table:table-cell office:value-type="float" office:value="0.927358905456429" calcext:value-type="float">
            <text:p>0.927358905456429</text:p>
          </table:table-cell>
          <table:table-cell office:value-type="float" office:value="0.0183586505869843" calcext:value-type="float">
            <text:p>0.0183586505869843</text:p>
          </table:table-cell>
          <table:table-cell office:value-type="float" office:value="0.914022359821121" calcext:value-type="float">
            <text:p>0.914022359821121</text:p>
          </table:table-cell>
          <table:table-cell office:value-type="float" office:value="0.0212736574261523" calcext:value-type="float">
            <text:p>0.0212736574261523</text:p>
          </table:table-cell>
          <table:table-cell office:value-type="float" office:value="0.889660044719642" calcext:value-type="float">
            <text:p>0.889660044719642</text:p>
          </table:table-cell>
          <table:table-cell office:value-type="float" office:value="0.0436055542251521" calcext:value-type="float">
            <text:p>0.0436055542251521</text:p>
          </table:table-cell>
          <table:table-cell office:value-type="float" office:value="0.906971562975304" calcext:value-type="float">
            <text:p>0.906971562975304</text:p>
          </table:table-cell>
          <table:table-cell office:value-type="float" office:value="0.0323725245392616" calcext:value-type="float">
            <text:p>0.0323725245392616</text:p>
          </table:table-cell>
          <table:table-cell office:value-type="float" office:value="0.889660044719642" calcext:value-type="float">
            <text:p>0.889660044719642</text:p>
          </table:table-cell>
          <table:table-cell office:value-type="float" office:value="0.0436055542251521" calcext:value-type="float">
            <text:p>0.0436055542251521</text:p>
          </table:table-cell>
          <table:table-cell office:value-type="float" office:value="0.882100987763526" calcext:value-type="float">
            <text:p>0.882100987763526</text:p>
          </table:table-cell>
          <table:table-cell office:value-type="float" office:value="0.0270804703199984" calcext:value-type="float">
            <text:p>0.0270804703199984</text:p>
          </table:table-cell>
          <table:table-cell office:value-type="float" office:value="0.895691315060355" calcext:value-type="float">
            <text:p>0.895691315060355</text:p>
          </table:table-cell>
          <table:table-cell office:value-type="float" office:value="0.0247419203611956" calcext:value-type="float">
            <text:p>0.0247419203611956</text:p>
          </table:table-cell>
          <table:table-cell office:value-type="float" office:value="0.882100987763526" calcext:value-type="float">
            <text:p>0.882100987763526</text:p>
          </table:table-cell>
          <table:table-cell office:value-type="float" office:value="0.0270804703199984" calcext:value-type="float">
            <text:p>0.0270804703199984</text:p>
          </table:table-cell>
          <table:table-cell office:value-type="float" office:value="0.910205059216669" calcext:value-type="float">
            <text:p>0.910205059216669</text:p>
          </table:table-cell>
          <table:table-cell office:value-type="float" office:value="0.0351624768472155" calcext:value-type="float">
            <text:p>0.0351624768472155</text:p>
          </table:table-cell>
          <table:table-cell office:value-type="float" office:value="0.92178236604297" calcext:value-type="float">
            <text:p>0.92178236604297</text:p>
          </table:table-cell>
          <table:table-cell office:value-type="float" office:value="0.0299567916713761" calcext:value-type="float">
            <text:p>0.0299567916713761</text:p>
          </table:table-cell>
          <table:table-cell office:value-type="float" office:value="0.910205059216669" calcext:value-type="float">
            <text:p>0.910205059216669</text:p>
          </table:table-cell>
          <table:table-cell office:value-type="float" office:value="0.0351624768472155" calcext:value-type="float">
            <text:p>0.0351624768472155</text:p>
          </table:table-cell>
          <table:table-cell/>
          <table:table-cell table:formula="of:=[.B14]&gt;[.N14]" office:value-type="boolean" office:boolean-value="true" calcext:value-type="boolean">
            <text:p>TRUE</text:p>
          </table:table-cell>
          <table:table-cell/>
          <table:table-cell table:formula="of:=[.B14]&gt;[.T14]" office:value-type="boolean" office:boolean-value="true" calcext:value-type="boolean">
            <text:p>TRUE</text:p>
          </table:table-cell>
          <table:table-cell/>
          <table:table-cell table:formula="of:=[.B14]&gt;[.H1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898378298687896" calcext:value-type="float">
            <text:p>0.898378298687896</text:p>
          </table:table-cell>
          <table:table-cell office:value-type="float" office:value="0.0194795168229652" calcext:value-type="float">
            <text:p>0.0194795168229652</text:p>
          </table:table-cell>
          <table:table-cell office:value-type="float" office:value="0.911913048368518" calcext:value-type="float">
            <text:p>0.911913048368518</text:p>
          </table:table-cell>
          <table:table-cell office:value-type="float" office:value="0.0144532251147599" calcext:value-type="float">
            <text:p>0.0144532251147599</text:p>
          </table:table-cell>
          <table:table-cell office:value-type="float" office:value="0.898378298687896" calcext:value-type="float">
            <text:p>0.898378298687896</text:p>
          </table:table-cell>
          <table:table-cell office:value-type="float" office:value="0.0194795168229652" calcext:value-type="float">
            <text:p>0.0194795168229652</text:p>
          </table:table-cell>
          <table:table-cell office:value-type="float" office:value="0.918417143571942" calcext:value-type="float">
            <text:p>0.918417143571942</text:p>
          </table:table-cell>
          <table:table-cell office:value-type="float" office:value="0.0247588511274872" calcext:value-type="float">
            <text:p>0.0247588511274872</text:p>
          </table:table-cell>
          <table:table-cell office:value-type="float" office:value="0.928894927520927" calcext:value-type="float">
            <text:p>0.928894927520927</text:p>
          </table:table-cell>
          <table:table-cell office:value-type="float" office:value="0.0236340230945624" calcext:value-type="float">
            <text:p>0.0236340230945624</text:p>
          </table:table-cell>
          <table:table-cell office:value-type="float" office:value="0.918417143571942" calcext:value-type="float">
            <text:p>0.918417143571942</text:p>
          </table:table-cell>
          <table:table-cell office:value-type="float" office:value="0.0247588511274872" calcext:value-type="float">
            <text:p>0.0247588511274872</text:p>
          </table:table-cell>
          <table:table-cell office:value-type="float" office:value="0.886314806624404" calcext:value-type="float">
            <text:p>0.886314806624404</text:p>
          </table:table-cell>
          <table:table-cell office:value-type="float" office:value="0.0275243518646179" calcext:value-type="float">
            <text:p>0.0275243518646179</text:p>
          </table:table-cell>
          <table:table-cell office:value-type="float" office:value="0.900532995212084" calcext:value-type="float">
            <text:p>0.900532995212084</text:p>
          </table:table-cell>
          <table:table-cell office:value-type="float" office:value="0.0232284880759277" calcext:value-type="float">
            <text:p>0.0232284880759277</text:p>
          </table:table-cell>
          <table:table-cell office:value-type="float" office:value="0.886314806624404" calcext:value-type="float">
            <text:p>0.886314806624404</text:p>
          </table:table-cell>
          <table:table-cell office:value-type="float" office:value="0.0275243518646179" calcext:value-type="float">
            <text:p>0.0275243518646179</text:p>
          </table:table-cell>
          <table:table-cell office:value-type="float" office:value="0.903199039264829" calcext:value-type="float">
            <text:p>0.903199039264829</text:p>
          </table:table-cell>
          <table:table-cell office:value-type="float" office:value="0.0232198487393694" calcext:value-type="float">
            <text:p>0.0232198487393694</text:p>
          </table:table-cell>
          <table:table-cell office:value-type="float" office:value="0.916220789036862" calcext:value-type="float">
            <text:p>0.916220789036862</text:p>
          </table:table-cell>
          <table:table-cell office:value-type="float" office:value="0.0194194519134042" calcext:value-type="float">
            <text:p>0.0194194519134042</text:p>
          </table:table-cell>
          <table:table-cell office:value-type="float" office:value="0.903199039264829" calcext:value-type="float">
            <text:p>0.903199039264829</text:p>
          </table:table-cell>
          <table:table-cell office:value-type="float" office:value="0.0232198487393694" calcext:value-type="float">
            <text:p>0.0232198487393694</text:p>
          </table:table-cell>
          <table:table-cell/>
          <table:table-cell table:formula="of:=[.B15]&gt;[.N15]" office:value-type="boolean" office:boolean-value="true" calcext:value-type="boolean">
            <text:p>TRUE</text:p>
          </table:table-cell>
          <table:table-cell/>
          <table:table-cell table:formula="of:=[.B15]&gt;[.T15]" office:value-type="boolean" office:boolean-value="false" calcext:value-type="boolean">
            <text:p>FALSE</text:p>
          </table:table-cell>
          <table:table-cell/>
          <table:table-cell table:formula="of:=[.B15]&gt;[.H15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896422035480859" calcext:value-type="float">
            <text:p>0.896422035480859</text:p>
          </table:table-cell>
          <table:table-cell office:value-type="float" office:value="0.02710315034523" calcext:value-type="float">
            <text:p>0.02710315034523</text:p>
          </table:table-cell>
          <table:table-cell office:value-type="float" office:value="0.911352088000101" calcext:value-type="float">
            <text:p>0.911352088000101</text:p>
          </table:table-cell>
          <table:table-cell office:value-type="float" office:value="0.0205082407470501" calcext:value-type="float">
            <text:p>0.0205082407470501</text:p>
          </table:table-cell>
          <table:table-cell office:value-type="float" office:value="0.896422035480859" calcext:value-type="float">
            <text:p>0.896422035480859</text:p>
          </table:table-cell>
          <table:table-cell office:value-type="float" office:value="0.02710315034523" calcext:value-type="float">
            <text:p>0.02710315034523</text:p>
          </table:table-cell>
          <table:table-cell office:value-type="float" office:value="0.915282945554617" calcext:value-type="float">
            <text:p>0.915282945554617</text:p>
          </table:table-cell>
          <table:table-cell office:value-type="float" office:value="0.0261948472085125" calcext:value-type="float">
            <text:p>0.0261948472085125</text:p>
          </table:table-cell>
          <table:table-cell office:value-type="float" office:value="0.926486083170165" calcext:value-type="float">
            <text:p>0.926486083170165</text:p>
          </table:table-cell>
          <table:table-cell office:value-type="float" office:value="0.0231421712779531" calcext:value-type="float">
            <text:p>0.0231421712779531</text:p>
          </table:table-cell>
          <table:table-cell office:value-type="float" office:value="0.915282945554617" calcext:value-type="float">
            <text:p>0.915282945554617</text:p>
          </table:table-cell>
          <table:table-cell office:value-type="float" office:value="0.0261948472085125" calcext:value-type="float">
            <text:p>0.0261948472085125</text:p>
          </table:table-cell>
          <table:table-cell office:value-type="float" office:value="0.867199604403165" calcext:value-type="float">
            <text:p>0.867199604403165</text:p>
          </table:table-cell>
          <table:table-cell office:value-type="float" office:value="0.0304901246428132" calcext:value-type="float">
            <text:p>0.0304901246428132</text:p>
          </table:table-cell>
          <table:table-cell office:value-type="float" office:value="0.884283706642324" calcext:value-type="float">
            <text:p>0.884283706642324</text:p>
          </table:table-cell>
          <table:table-cell office:value-type="float" office:value="0.0323436212468274" calcext:value-type="float">
            <text:p>0.0323436212468274</text:p>
          </table:table-cell>
          <table:table-cell office:value-type="float" office:value="0.867199604403165" calcext:value-type="float">
            <text:p>0.867199604403165</text:p>
          </table:table-cell>
          <table:table-cell office:value-type="float" office:value="0.0304901246428132" calcext:value-type="float">
            <text:p>0.0304901246428132</text:p>
          </table:table-cell>
          <table:table-cell office:value-type="float" office:value="0.90449434861664" calcext:value-type="float">
            <text:p>0.90449434861664</text:p>
          </table:table-cell>
          <table:table-cell office:value-type="float" office:value="0.0281698024238226" calcext:value-type="float">
            <text:p>0.0281698024238226</text:p>
          </table:table-cell>
          <table:table-cell office:value-type="float" office:value="0.914415600183591" calcext:value-type="float">
            <text:p>0.914415600183591</text:p>
          </table:table-cell>
          <table:table-cell office:value-type="float" office:value="0.0290784880435985" calcext:value-type="float">
            <text:p>0.0290784880435985</text:p>
          </table:table-cell>
          <table:table-cell office:value-type="float" office:value="0.90449434861664" calcext:value-type="float">
            <text:p>0.90449434861664</text:p>
          </table:table-cell>
          <table:table-cell office:value-type="float" office:value="0.0281698024238226" calcext:value-type="float">
            <text:p>0.0281698024238226</text:p>
          </table:table-cell>
          <table:table-cell/>
          <table:table-cell table:formula="of:=[.B16]&gt;[.N16]" office:value-type="boolean" office:boolean-value="true" calcext:value-type="boolean">
            <text:p>TRUE</text:p>
          </table:table-cell>
          <table:table-cell/>
          <table:table-cell table:formula="of:=[.B16]&gt;[.T16]" office:value-type="boolean" office:boolean-value="false" calcext:value-type="boolean">
            <text:p>FALSE</text:p>
          </table:table-cell>
          <table:table-cell/>
          <table:table-cell table:formula="of:=[.B16]&gt;[.H1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906818802800227" calcext:value-type="float">
            <text:p>0.906818802800227</text:p>
          </table:table-cell>
          <table:table-cell office:value-type="float" office:value="0.0301920567097446" calcext:value-type="float">
            <text:p>0.0301920567097446</text:p>
          </table:table-cell>
          <table:table-cell office:value-type="float" office:value="0.917547349813779" calcext:value-type="float">
            <text:p>0.917547349813779</text:p>
          </table:table-cell>
          <table:table-cell office:value-type="float" office:value="0.0279773153859369" calcext:value-type="float">
            <text:p>0.0279773153859369</text:p>
          </table:table-cell>
          <table:table-cell office:value-type="float" office:value="0.906818802800227" calcext:value-type="float">
            <text:p>0.906818802800227</text:p>
          </table:table-cell>
          <table:table-cell office:value-type="float" office:value="0.0301920567097446" calcext:value-type="float">
            <text:p>0.0301920567097446</text:p>
          </table:table-cell>
          <table:table-cell office:value-type="float" office:value="0.902943326453388" calcext:value-type="float">
            <text:p>0.902943326453388</text:p>
          </table:table-cell>
          <table:table-cell office:value-type="float" office:value="0.024197361934586" calcext:value-type="float">
            <text:p>0.024197361934586</text:p>
          </table:table-cell>
          <table:table-cell office:value-type="float" office:value="0.912713125849755" calcext:value-type="float">
            <text:p>0.912713125849755</text:p>
          </table:table-cell>
          <table:table-cell office:value-type="float" office:value="0.0239906736966342" calcext:value-type="float">
            <text:p>0.0239906736966342</text:p>
          </table:table-cell>
          <table:table-cell office:value-type="float" office:value="0.902943326453388" calcext:value-type="float">
            <text:p>0.902943326453388</text:p>
          </table:table-cell>
          <table:table-cell office:value-type="float" office:value="0.024197361934586" calcext:value-type="float">
            <text:p>0.024197361934586</text:p>
          </table:table-cell>
          <table:table-cell office:value-type="float" office:value="0.867704260651629" calcext:value-type="float">
            <text:p>0.867704260651629</text:p>
          </table:table-cell>
          <table:table-cell office:value-type="float" office:value="0.0319779313510776" calcext:value-type="float">
            <text:p>0.0319779313510776</text:p>
          </table:table-cell>
          <table:table-cell office:value-type="float" office:value="0.889516133678556" calcext:value-type="float">
            <text:p>0.889516133678556</text:p>
          </table:table-cell>
          <table:table-cell office:value-type="float" office:value="0.0247952413147092" calcext:value-type="float">
            <text:p>0.0247952413147092</text:p>
          </table:table-cell>
          <table:table-cell office:value-type="float" office:value="0.867704260651629" calcext:value-type="float">
            <text:p>0.867704260651629</text:p>
          </table:table-cell>
          <table:table-cell office:value-type="float" office:value="0.0319779313510776" calcext:value-type="float">
            <text:p>0.0319779313510776</text:p>
          </table:table-cell>
          <table:table-cell office:value-type="float" office:value="0.894746633741216" calcext:value-type="float">
            <text:p>0.894746633741216</text:p>
          </table:table-cell>
          <table:table-cell office:value-type="float" office:value="0.039715394407117" calcext:value-type="float">
            <text:p>0.039715394407117</text:p>
          </table:table-cell>
          <table:table-cell office:value-type="float" office:value="0.902728867003119" calcext:value-type="float">
            <text:p>0.902728867003119</text:p>
          </table:table-cell>
          <table:table-cell office:value-type="float" office:value="0.0384542344266098" calcext:value-type="float">
            <text:p>0.0384542344266098</text:p>
          </table:table-cell>
          <table:table-cell office:value-type="float" office:value="0.894746633741216" calcext:value-type="float">
            <text:p>0.894746633741216</text:p>
          </table:table-cell>
          <table:table-cell office:value-type="float" office:value="0.039715394407117" calcext:value-type="float">
            <text:p>0.039715394407117</text:p>
          </table:table-cell>
          <table:table-cell/>
          <table:table-cell table:formula="of:=[.B17]&gt;[.N17]" office:value-type="boolean" office:boolean-value="true" calcext:value-type="boolean">
            <text:p>TRUE</text:p>
          </table:table-cell>
          <table:table-cell/>
          <table:table-cell table:formula="of:=[.B17]&gt;[.T17]" office:value-type="boolean" office:boolean-value="true" calcext:value-type="boolean">
            <text:p>TRUE</text:p>
          </table:table-cell>
          <table:table-cell/>
          <table:table-cell table:formula="of:=[.B17]&gt;[.H17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920661236424394" calcext:value-type="float">
            <text:p>0.920661236424394</text:p>
          </table:table-cell>
          <table:table-cell office:value-type="float" office:value="0.0201069602567996" calcext:value-type="float">
            <text:p>0.0201069602567996</text:p>
          </table:table-cell>
          <table:table-cell office:value-type="float" office:value="0.928199349964907" calcext:value-type="float">
            <text:p>0.928199349964907</text:p>
          </table:table-cell>
          <table:table-cell office:value-type="float" office:value="0.0196229501737577" calcext:value-type="float">
            <text:p>0.0196229501737577</text:p>
          </table:table-cell>
          <table:table-cell office:value-type="float" office:value="0.920661236424394" calcext:value-type="float">
            <text:p>0.920661236424394</text:p>
          </table:table-cell>
          <table:table-cell office:value-type="float" office:value="0.0201069602567996" calcext:value-type="float">
            <text:p>0.0201069602567996</text:p>
          </table:table-cell>
          <table:table-cell office:value-type="float" office:value="0.890147642948727" calcext:value-type="float">
            <text:p>0.890147642948727</text:p>
          </table:table-cell>
          <table:table-cell office:value-type="float" office:value="0.0244103362623302" calcext:value-type="float">
            <text:p>0.0244103362623302</text:p>
          </table:table-cell>
          <table:table-cell office:value-type="float" office:value="0.907442787232261" calcext:value-type="float">
            <text:p>0.907442787232261</text:p>
          </table:table-cell>
          <table:table-cell office:value-type="float" office:value="0.0240926626806028" calcext:value-type="float">
            <text:p>0.0240926626806028</text:p>
          </table:table-cell>
          <table:table-cell office:value-type="float" office:value="0.890147642948727" calcext:value-type="float">
            <text:p>0.890147642948727</text:p>
          </table:table-cell>
          <table:table-cell office:value-type="float" office:value="0.0244103362623302" calcext:value-type="float">
            <text:p>0.0244103362623302</text:p>
          </table:table-cell>
          <table:table-cell office:value-type="float" office:value="0.870151394529104" calcext:value-type="float">
            <text:p>0.870151394529104</text:p>
          </table:table-cell>
          <table:table-cell office:value-type="float" office:value="0.0222112060903584" calcext:value-type="float">
            <text:p>0.0222112060903584</text:p>
          </table:table-cell>
          <table:table-cell office:value-type="float" office:value="0.882001535809631" calcext:value-type="float">
            <text:p>0.882001535809631</text:p>
          </table:table-cell>
          <table:table-cell office:value-type="float" office:value="0.0220273436723341" calcext:value-type="float">
            <text:p>0.0220273436723341</text:p>
          </table:table-cell>
          <table:table-cell office:value-type="float" office:value="0.870151394529104" calcext:value-type="float">
            <text:p>0.870151394529104</text:p>
          </table:table-cell>
          <table:table-cell office:value-type="float" office:value="0.0222112060903584" calcext:value-type="float">
            <text:p>0.0222112060903584</text:p>
          </table:table-cell>
          <table:table-cell office:value-type="float" office:value="0.904928706570347" calcext:value-type="float">
            <text:p>0.904928706570347</text:p>
          </table:table-cell>
          <table:table-cell office:value-type="float" office:value="0.0261322673738902" calcext:value-type="float">
            <text:p>0.0261322673738902</text:p>
          </table:table-cell>
          <table:table-cell office:value-type="float" office:value="0.919609347034115" calcext:value-type="float">
            <text:p>0.919609347034115</text:p>
          </table:table-cell>
          <table:table-cell office:value-type="float" office:value="0.0235468317724673" calcext:value-type="float">
            <text:p>0.0235468317724673</text:p>
          </table:table-cell>
          <table:table-cell office:value-type="float" office:value="0.904928706570347" calcext:value-type="float">
            <text:p>0.904928706570347</text:p>
          </table:table-cell>
          <table:table-cell office:value-type="float" office:value="0.0261322673738902" calcext:value-type="float">
            <text:p>0.0261322673738902</text:p>
          </table:table-cell>
          <table:table-cell/>
          <table:table-cell table:formula="of:=[.B18]&gt;[.N18]" office:value-type="boolean" office:boolean-value="true" calcext:value-type="boolean">
            <text:p>TRUE</text:p>
          </table:table-cell>
          <table:table-cell/>
          <table:table-cell table:formula="of:=[.B18]&gt;[.T18]" office:value-type="boolean" office:boolean-value="true" calcext:value-type="boolean">
            <text:p>TRUE</text:p>
          </table:table-cell>
          <table:table-cell/>
          <table:table-cell table:formula="of:=[.B18]&gt;[.H18]" office:value-type="boolean" office:boolean-value="true" calcext:value-type="boolean">
            <text:p>TRUE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916449579831932" calcext:value-type="float">
            <text:p>0.916449579831932</text:p>
          </table:table-cell>
          <table:table-cell office:value-type="float" office:value="0.032078361370487" calcext:value-type="float">
            <text:p>0.032078361370487</text:p>
          </table:table-cell>
          <table:table-cell office:value-type="float" office:value="0.92403774313802" calcext:value-type="float">
            <text:p>0.92403774313802</text:p>
          </table:table-cell>
          <table:table-cell office:value-type="float" office:value="0.0296417388946691" calcext:value-type="float">
            <text:p>0.0296417388946691</text:p>
          </table:table-cell>
          <table:table-cell office:value-type="float" office:value="0.916449579831932" calcext:value-type="float">
            <text:p>0.916449579831932</text:p>
          </table:table-cell>
          <table:table-cell office:value-type="float" office:value="0.032078361370487" calcext:value-type="float">
            <text:p>0.032078361370487</text:p>
          </table:table-cell>
          <table:table-cell office:value-type="float" office:value="0.913512801611873" calcext:value-type="float">
            <text:p>0.913512801611873</text:p>
          </table:table-cell>
          <table:table-cell office:value-type="float" office:value="0.0271979503161103" calcext:value-type="float">
            <text:p>0.0271979503161103</text:p>
          </table:table-cell>
          <table:table-cell office:value-type="float" office:value="0.926870584438638" calcext:value-type="float">
            <text:p>0.926870584438638</text:p>
          </table:table-cell>
          <table:table-cell office:value-type="float" office:value="0.0205341033889995" calcext:value-type="float">
            <text:p>0.0205341033889995</text:p>
          </table:table-cell>
          <table:table-cell office:value-type="float" office:value="0.913512801611873" calcext:value-type="float">
            <text:p>0.913512801611873</text:p>
          </table:table-cell>
          <table:table-cell office:value-type="float" office:value="0.0271979503161103" calcext:value-type="float">
            <text:p>0.0271979503161103</text:p>
          </table:table-cell>
          <table:table-cell office:value-type="float" office:value="0.907230343014399" calcext:value-type="float">
            <text:p>0.907230343014399</text:p>
          </table:table-cell>
          <table:table-cell office:value-type="float" office:value="0.0304183878946598" calcext:value-type="float">
            <text:p>0.0304183878946598</text:p>
          </table:table-cell>
          <table:table-cell office:value-type="float" office:value="0.921761450070015" calcext:value-type="float">
            <text:p>0.921761450070015</text:p>
          </table:table-cell>
          <table:table-cell office:value-type="float" office:value="0.0242748937117253" calcext:value-type="float">
            <text:p>0.0242748937117253</text:p>
          </table:table-cell>
          <table:table-cell office:value-type="float" office:value="0.907230343014399" calcext:value-type="float">
            <text:p>0.907230343014399</text:p>
          </table:table-cell>
          <table:table-cell office:value-type="float" office:value="0.0304183878946598" calcext:value-type="float">
            <text:p>0.0304183878946598</text:p>
          </table:table-cell>
          <table:table-cell office:value-type="float" office:value="0.905453118089341" calcext:value-type="float">
            <text:p>0.905453118089341</text:p>
          </table:table-cell>
          <table:table-cell office:value-type="float" office:value="0.0282737920979708" calcext:value-type="float">
            <text:p>0.0282737920979708</text:p>
          </table:table-cell>
          <table:table-cell office:value-type="float" office:value="0.917028126002511" calcext:value-type="float">
            <text:p>0.917028126002511</text:p>
          </table:table-cell>
          <table:table-cell office:value-type="float" office:value="0.0244205693501891" calcext:value-type="float">
            <text:p>0.0244205693501891</text:p>
          </table:table-cell>
          <table:table-cell office:value-type="float" office:value="0.905453118089341" calcext:value-type="float">
            <text:p>0.905453118089341</text:p>
          </table:table-cell>
          <table:table-cell office:value-type="float" office:value="0.0282737920979708" calcext:value-type="float">
            <text:p>0.0282737920979708</text:p>
          </table:table-cell>
          <table:table-cell/>
          <table:table-cell table:formula="of:=[.B19]&gt;[.N19]" office:value-type="boolean" office:boolean-value="true" calcext:value-type="boolean">
            <text:p>TRUE</text:p>
          </table:table-cell>
          <table:table-cell/>
          <table:table-cell table:formula="of:=[.B19]&gt;[.T19]" office:value-type="boolean" office:boolean-value="true" calcext:value-type="boolean">
            <text:p>TRUE</text:p>
          </table:table-cell>
          <table:table-cell/>
          <table:table-cell table:formula="of:=[.B19]&gt;[.H19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07584052600307" calcext:value-type="float">
            <text:p>0.907584052600307</text:p>
          </table:table-cell>
          <table:table-cell office:value-type="float" office:value="0.0341475376321494" calcext:value-type="float">
            <text:p>0.0341475376321494</text:p>
          </table:table-cell>
          <table:table-cell office:value-type="float" office:value="0.924105575305918" calcext:value-type="float">
            <text:p>0.924105575305918</text:p>
          </table:table-cell>
          <table:table-cell office:value-type="float" office:value="0.0250656314438055" calcext:value-type="float">
            <text:p>0.0250656314438055</text:p>
          </table:table-cell>
          <table:table-cell office:value-type="float" office:value="0.907584052600307" calcext:value-type="float">
            <text:p>0.907584052600307</text:p>
          </table:table-cell>
          <table:table-cell office:value-type="float" office:value="0.0341475376321494" calcext:value-type="float">
            <text:p>0.0341475376321494</text:p>
          </table:table-cell>
          <table:table-cell office:value-type="float" office:value="0.895149683477857" calcext:value-type="float">
            <text:p>0.895149683477857</text:p>
          </table:table-cell>
          <table:table-cell office:value-type="float" office:value="0.0319586895341864" calcext:value-type="float">
            <text:p>0.0319586895341864</text:p>
          </table:table-cell>
          <table:table-cell office:value-type="float" office:value="0.907460333973827" calcext:value-type="float">
            <text:p>0.907460333973827</text:p>
          </table:table-cell>
          <table:table-cell office:value-type="float" office:value="0.0279661043205903" calcext:value-type="float">
            <text:p>0.0279661043205903</text:p>
          </table:table-cell>
          <table:table-cell office:value-type="float" office:value="0.895149683477857" calcext:value-type="float">
            <text:p>0.895149683477857</text:p>
          </table:table-cell>
          <table:table-cell office:value-type="float" office:value="0.0319586895341864" calcext:value-type="float">
            <text:p>0.0319586895341864</text:p>
          </table:table-cell>
          <table:table-cell office:value-type="float" office:value="0.893934029592698" calcext:value-type="float">
            <text:p>0.893934029592698</text:p>
          </table:table-cell>
          <table:table-cell office:value-type="float" office:value="0.032796749397978" calcext:value-type="float">
            <text:p>0.032796749397978</text:p>
          </table:table-cell>
          <table:table-cell office:value-type="float" office:value="0.909406396120792" calcext:value-type="float">
            <text:p>0.909406396120792</text:p>
          </table:table-cell>
          <table:table-cell office:value-type="float" office:value="0.0260397535011241" calcext:value-type="float">
            <text:p>0.0260397535011241</text:p>
          </table:table-cell>
          <table:table-cell office:value-type="float" office:value="0.893934029592698" calcext:value-type="float">
            <text:p>0.893934029592698</text:p>
          </table:table-cell>
          <table:table-cell office:value-type="float" office:value="0.032796749397978" calcext:value-type="float">
            <text:p>0.032796749397978</text:p>
          </table:table-cell>
          <table:table-cell office:value-type="float" office:value="0.910299056464691" calcext:value-type="float">
            <text:p>0.910299056464691</text:p>
          </table:table-cell>
          <table:table-cell office:value-type="float" office:value="0.019193451475658" calcext:value-type="float">
            <text:p>0.019193451475658</text:p>
          </table:table-cell>
          <table:table-cell office:value-type="float" office:value="0.920077076790312" calcext:value-type="float">
            <text:p>0.920077076790312</text:p>
          </table:table-cell>
          <table:table-cell office:value-type="float" office:value="0.015862877579256" calcext:value-type="float">
            <text:p>0.015862877579256</text:p>
          </table:table-cell>
          <table:table-cell office:value-type="float" office:value="0.910299056464691" calcext:value-type="float">
            <text:p>0.910299056464691</text:p>
          </table:table-cell>
          <table:table-cell office:value-type="float" office:value="0.019193451475658" calcext:value-type="float">
            <text:p>0.019193451475658</text:p>
          </table:table-cell>
          <table:table-cell/>
          <table:table-cell table:formula="of:=[.B20]&gt;[.N20]" office:value-type="boolean" office:boolean-value="true" calcext:value-type="boolean">
            <text:p>TRUE</text:p>
          </table:table-cell>
          <table:table-cell/>
          <table:table-cell table:formula="of:=[.B20]&gt;[.T20]" office:value-type="boolean" office:boolean-value="false" calcext:value-type="boolean">
            <text:p>FALSE</text:p>
          </table:table-cell>
          <table:table-cell/>
          <table:table-cell table:formula="of:=[.B20]&gt;[.H20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90677852608348" calcext:value-type="float">
            <text:p>0.90677852608348</text:p>
          </table:table-cell>
          <table:table-cell office:value-type="float" office:value="0.0249637713694801" calcext:value-type="float">
            <text:p>0.0249637713694801</text:p>
          </table:table-cell>
          <table:table-cell office:value-type="float" office:value="0.91740587921758" calcext:value-type="float">
            <text:p>0.91740587921758</text:p>
          </table:table-cell>
          <table:table-cell office:value-type="float" office:value="0.0241482774347761" calcext:value-type="float">
            <text:p>0.0241482774347761</text:p>
          </table:table-cell>
          <table:table-cell office:value-type="float" office:value="0.90677852608348" calcext:value-type="float">
            <text:p>0.90677852608348</text:p>
          </table:table-cell>
          <table:table-cell office:value-type="float" office:value="0.0249637713694801" calcext:value-type="float">
            <text:p>0.0249637713694801</text:p>
          </table:table-cell>
          <table:table-cell office:value-type="float" office:value="0.909590016708438" calcext:value-type="float">
            <text:p>0.909590016708438</text:p>
          </table:table-cell>
          <table:table-cell office:value-type="float" office:value="0.0266862398095743" calcext:value-type="float">
            <text:p>0.0266862398095743</text:p>
          </table:table-cell>
          <table:table-cell office:value-type="float" office:value="0.9225560171482" calcext:value-type="float">
            <text:p>0.9225560171482</text:p>
          </table:table-cell>
          <table:table-cell office:value-type="float" office:value="0.0237635388692641" calcext:value-type="float">
            <text:p>0.0237635388692641</text:p>
          </table:table-cell>
          <table:table-cell office:value-type="float" office:value="0.909590016708438" calcext:value-type="float">
            <text:p>0.909590016708438</text:p>
          </table:table-cell>
          <table:table-cell office:value-type="float" office:value="0.0266862398095743" calcext:value-type="float">
            <text:p>0.0266862398095743</text:p>
          </table:table-cell>
          <table:table-cell office:value-type="float" office:value="0.878229495306895" calcext:value-type="float">
            <text:p>0.878229495306895</text:p>
          </table:table-cell>
          <table:table-cell office:value-type="float" office:value="0.0184732463671263" calcext:value-type="float">
            <text:p>0.0184732463671263</text:p>
          </table:table-cell>
          <table:table-cell office:value-type="float" office:value="0.893552368144603" calcext:value-type="float">
            <text:p>0.893552368144603</text:p>
          </table:table-cell>
          <table:table-cell office:value-type="float" office:value="0.0172322239844281" calcext:value-type="float">
            <text:p>0.0172322239844281</text:p>
          </table:table-cell>
          <table:table-cell office:value-type="float" office:value="0.878229495306895" calcext:value-type="float">
            <text:p>0.878229495306895</text:p>
          </table:table-cell>
          <table:table-cell office:value-type="float" office:value="0.0184732463671263" calcext:value-type="float">
            <text:p>0.0184732463671263</text:p>
          </table:table-cell>
          <table:table-cell office:value-type="float" office:value="0.907765750159713" calcext:value-type="float">
            <text:p>0.907765750159713</text:p>
          </table:table-cell>
          <table:table-cell office:value-type="float" office:value="0.0222092038770504" calcext:value-type="float">
            <text:p>0.0222092038770504</text:p>
          </table:table-cell>
          <table:table-cell office:value-type="float" office:value="0.921470431438091" calcext:value-type="float">
            <text:p>0.921470431438091</text:p>
          </table:table-cell>
          <table:table-cell office:value-type="float" office:value="0.014678039205099" calcext:value-type="float">
            <text:p>0.014678039205099</text:p>
          </table:table-cell>
          <table:table-cell office:value-type="float" office:value="0.907765750159713" calcext:value-type="float">
            <text:p>0.907765750159713</text:p>
          </table:table-cell>
          <table:table-cell office:value-type="float" office:value="0.0222092038770504" calcext:value-type="float">
            <text:p>0.0222092038770504</text:p>
          </table:table-cell>
          <table:table-cell/>
          <table:table-cell table:formula="of:=[.B21]&gt;[.N21]" office:value-type="boolean" office:boolean-value="true" calcext:value-type="boolean">
            <text:p>TRUE</text:p>
          </table:table-cell>
          <table:table-cell/>
          <table:table-cell table:formula="of:=[.B21]&gt;[.T21]" office:value-type="boolean" office:boolean-value="false" calcext:value-type="boolean">
            <text:p>FALSE</text:p>
          </table:table-cell>
          <table:table-cell/>
          <table:table-cell table:formula="of:=[.B21]&gt;[.H21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89933301725794" calcext:value-type="float">
            <text:p>0.89933301725794</text:p>
          </table:table-cell>
          <table:table-cell office:value-type="float" office:value="0.032851059673858" calcext:value-type="float">
            <text:p>0.032851059673858</text:p>
          </table:table-cell>
          <table:table-cell office:value-type="float" office:value="0.915276272077995" calcext:value-type="float">
            <text:p>0.915276272077995</text:p>
          </table:table-cell>
          <table:table-cell office:value-type="float" office:value="0.0243807399730506" calcext:value-type="float">
            <text:p>0.0243807399730506</text:p>
          </table:table-cell>
          <table:table-cell office:value-type="float" office:value="0.89933301725794" calcext:value-type="float">
            <text:p>0.89933301725794</text:p>
          </table:table-cell>
          <table:table-cell office:value-type="float" office:value="0.032851059673858" calcext:value-type="float">
            <text:p>0.032851059673858</text:p>
          </table:table-cell>
          <table:table-cell table:style-name="ce17" office:value-type="float" office:value="0.924521069831441" calcext:value-type="float">
            <text:p>0.924521069831441</text:p>
          </table:table-cell>
          <table:table-cell table:style-name="ce17" office:value-type="float" office:value="0.0160244408661795" calcext:value-type="float">
            <text:p>0.0160244408661795</text:p>
          </table:table-cell>
          <table:table-cell table:style-name="ce17" office:value-type="float" office:value="0.933904502205502" calcext:value-type="float">
            <text:p>0.933904502205502</text:p>
          </table:table-cell>
          <table:table-cell table:style-name="ce17" office:value-type="float" office:value="0.0151227664511854" calcext:value-type="float">
            <text:p>0.0151227664511854</text:p>
          </table:table-cell>
          <table:table-cell table:style-name="ce17" office:value-type="float" office:value="0.924521069831441" calcext:value-type="float">
            <text:p>0.924521069831441</text:p>
          </table:table-cell>
          <table:table-cell table:style-name="ce17" office:value-type="float" office:value="0.0160244408661795" calcext:value-type="float">
            <text:p>0.0160244408661795</text:p>
          </table:table-cell>
          <table:table-cell office:value-type="float" office:value="0.907625915278392" calcext:value-type="float">
            <text:p>0.907625915278392</text:p>
          </table:table-cell>
          <table:table-cell office:value-type="float" office:value="0.0295343889477327" calcext:value-type="float">
            <text:p>0.0295343889477327</text:p>
          </table:table-cell>
          <table:table-cell office:value-type="float" office:value="0.917753055158731" calcext:value-type="float">
            <text:p>0.917753055158731</text:p>
          </table:table-cell>
          <table:table-cell office:value-type="float" office:value="0.0259300450007039" calcext:value-type="float">
            <text:p>0.0259300450007039</text:p>
          </table:table-cell>
          <table:table-cell office:value-type="float" office:value="0.907625915278392" calcext:value-type="float">
            <text:p>0.907625915278392</text:p>
          </table:table-cell>
          <table:table-cell office:value-type="float" office:value="0.0295343889477327" calcext:value-type="float">
            <text:p>0.0295343889477327</text:p>
          </table:table-cell>
          <table:table-cell office:value-type="float" office:value="0.900316513208154" calcext:value-type="float">
            <text:p>0.900316513208154</text:p>
          </table:table-cell>
          <table:table-cell office:value-type="float" office:value="0.0290323075996507" calcext:value-type="float">
            <text:p>0.0290323075996507</text:p>
          </table:table-cell>
          <table:table-cell office:value-type="float" office:value="0.91147672863863" calcext:value-type="float">
            <text:p>0.91147672863863</text:p>
          </table:table-cell>
          <table:table-cell office:value-type="float" office:value="0.0264547124603387" calcext:value-type="float">
            <text:p>0.0264547124603387</text:p>
          </table:table-cell>
          <table:table-cell office:value-type="float" office:value="0.900316513208154" calcext:value-type="float">
            <text:p>0.900316513208154</text:p>
          </table:table-cell>
          <table:table-cell office:value-type="float" office:value="0.0290323075996507" calcext:value-type="float">
            <text:p>0.0290323075996507</text:p>
          </table:table-cell>
          <table:table-cell/>
          <table:table-cell table:formula="of:=[.B22]&gt;[.N22]" office:value-type="boolean" office:boolean-value="false" calcext:value-type="boolean">
            <text:p>FALSE</text:p>
          </table:table-cell>
          <table:table-cell/>
          <table:table-cell table:formula="of:=[.B22]&gt;[.T22]" office:value-type="boolean" office:boolean-value="false" calcext:value-type="boolean">
            <text:p>FALSE</text:p>
          </table:table-cell>
          <table:table-cell/>
          <table:table-cell table:formula="of:=[.B22]&gt;[.H19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918237435165454" calcext:value-type="float">
            <text:p>0.918237435165454</text:p>
          </table:table-cell>
          <table:table-cell office:value-type="float" office:value="0.0210433117881153" calcext:value-type="float">
            <text:p>0.0210433117881153</text:p>
          </table:table-cell>
          <table:table-cell office:value-type="float" office:value="0.932099978567086" calcext:value-type="float">
            <text:p>0.932099978567086</text:p>
          </table:table-cell>
          <table:table-cell office:value-type="float" office:value="0.0160090684721623" calcext:value-type="float">
            <text:p>0.0160090684721623</text:p>
          </table:table-cell>
          <table:table-cell office:value-type="float" office:value="0.918237435165454" calcext:value-type="float">
            <text:p>0.918237435165454</text:p>
          </table:table-cell>
          <table:table-cell office:value-type="float" office:value="0.0210433117881153" calcext:value-type="float">
            <text:p>0.0210433117881153</text:p>
          </table:table-cell>
          <table:table-cell office:value-type="float" office:value="0.89639056643391" calcext:value-type="float">
            <text:p>0.89639056643391</text:p>
          </table:table-cell>
          <table:table-cell office:value-type="float" office:value="0.0300450672906768" calcext:value-type="float">
            <text:p>0.0300450672906768</text:p>
          </table:table-cell>
          <table:table-cell office:value-type="float" office:value="0.909562247084796" calcext:value-type="float">
            <text:p>0.909562247084796</text:p>
          </table:table-cell>
          <table:table-cell office:value-type="float" office:value="0.0229807262032924" calcext:value-type="float">
            <text:p>0.0229807262032924</text:p>
          </table:table-cell>
          <table:table-cell office:value-type="float" office:value="0.89639056643391" calcext:value-type="float">
            <text:p>0.89639056643391</text:p>
          </table:table-cell>
          <table:table-cell office:value-type="float" office:value="0.0300450672906768" calcext:value-type="float">
            <text:p>0.0300450672906768</text:p>
          </table:table-cell>
          <table:table-cell office:value-type="float" office:value="0.898558319819156" calcext:value-type="float">
            <text:p>0.898558319819156</text:p>
          </table:table-cell>
          <table:table-cell office:value-type="float" office:value="0.0355696380182847" calcext:value-type="float">
            <text:p>0.0355696380182847</text:p>
          </table:table-cell>
          <table:table-cell office:value-type="float" office:value="0.912596690797258" calcext:value-type="float">
            <text:p>0.912596690797258</text:p>
          </table:table-cell>
          <table:table-cell office:value-type="float" office:value="0.031974362902227" calcext:value-type="float">
            <text:p>0.031974362902227</text:p>
          </table:table-cell>
          <table:table-cell office:value-type="float" office:value="0.898558319819156" calcext:value-type="float">
            <text:p>0.898558319819156</text:p>
          </table:table-cell>
          <table:table-cell office:value-type="float" office:value="0.0355696380182847" calcext:value-type="float">
            <text:p>0.0355696380182847</text:p>
          </table:table-cell>
          <table:table-cell office:value-type="float" office:value="0.907010455059217" calcext:value-type="float">
            <text:p>0.907010455059217</text:p>
          </table:table-cell>
          <table:table-cell office:value-type="float" office:value="0.0221960603661127" calcext:value-type="float">
            <text:p>0.0221960603661127</text:p>
          </table:table-cell>
          <table:table-cell office:value-type="float" office:value="0.914988415117202" calcext:value-type="float">
            <text:p>0.914988415117202</text:p>
          </table:table-cell>
          <table:table-cell office:value-type="float" office:value="0.021550883393137" calcext:value-type="float">
            <text:p>0.021550883393137</text:p>
          </table:table-cell>
          <table:table-cell office:value-type="float" office:value="0.907010455059217" calcext:value-type="float">
            <text:p>0.907010455059217</text:p>
          </table:table-cell>
          <table:table-cell office:value-type="float" office:value="0.0221960603661127" calcext:value-type="float">
            <text:p>0.0221960603661127</text:p>
          </table:table-cell>
          <table:table-cell/>
          <table:table-cell table:formula="of:=[.B23]&gt;[.N23]" office:value-type="boolean" office:boolean-value="true" calcext:value-type="boolean">
            <text:p>TRUE</text:p>
          </table:table-cell>
          <table:table-cell/>
          <table:table-cell table:formula="of:=[.B23]&gt;[.T23]" office:value-type="boolean" office:boolean-value="true" calcext:value-type="boolean">
            <text:p>TRUE</text:p>
          </table:table-cell>
          <table:table-cell/>
          <table:table-cell table:formula="of:=[.B23]&gt;[.H23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900045297066195" calcext:value-type="float">
            <text:p>0.900045297066195</text:p>
          </table:table-cell>
          <table:table-cell office:value-type="float" office:value="0.0324498316149616" calcext:value-type="float">
            <text:p>0.0324498316149616</text:p>
          </table:table-cell>
          <table:table-cell office:value-type="float" office:value="0.9136568577163" calcext:value-type="float">
            <text:p>0.9136568577163</text:p>
          </table:table-cell>
          <table:table-cell office:value-type="float" office:value="0.0270563635695894" calcext:value-type="float">
            <text:p>0.0270563635695894</text:p>
          </table:table-cell>
          <table:table-cell office:value-type="float" office:value="0.900045297066195" calcext:value-type="float">
            <text:p>0.900045297066195</text:p>
          </table:table-cell>
          <table:table-cell office:value-type="float" office:value="0.0324498316149616" calcext:value-type="float">
            <text:p>0.0324498316149616</text:p>
          </table:table-cell>
          <table:table-cell office:value-type="float" office:value="0.919758243648336" calcext:value-type="float">
            <text:p>0.919758243648336</text:p>
          </table:table-cell>
          <table:table-cell office:value-type="float" office:value="0.0423950745501587" calcext:value-type="float">
            <text:p>0.0423950745501587</text:p>
          </table:table-cell>
          <table:table-cell office:value-type="float" office:value="0.928108184872117" calcext:value-type="float">
            <text:p>0.928108184872117</text:p>
          </table:table-cell>
          <table:table-cell office:value-type="float" office:value="0.0403691692916946" calcext:value-type="float">
            <text:p>0.0403691692916946</text:p>
          </table:table-cell>
          <table:table-cell office:value-type="float" office:value="0.919758243648336" calcext:value-type="float">
            <text:p>0.919758243648336</text:p>
          </table:table-cell>
          <table:table-cell office:value-type="float" office:value="0.0423950745501587" calcext:value-type="float">
            <text:p>0.0423950745501587</text:p>
          </table:table-cell>
          <table:table-cell office:value-type="float" office:value="0.903272998673153" calcext:value-type="float">
            <text:p>0.903272998673153</text:p>
          </table:table-cell>
          <table:table-cell office:value-type="float" office:value="0.0306742127952769" calcext:value-type="float">
            <text:p>0.0306742127952769</text:p>
          </table:table-cell>
          <table:table-cell office:value-type="float" office:value="0.917706623557185" calcext:value-type="float">
            <text:p>0.917706623557185</text:p>
          </table:table-cell>
          <table:table-cell office:value-type="float" office:value="0.0265290737991165" calcext:value-type="float">
            <text:p>0.0265290737991165</text:p>
          </table:table-cell>
          <table:table-cell office:value-type="float" office:value="0.903272998673153" calcext:value-type="float">
            <text:p>0.903272998673153</text:p>
          </table:table-cell>
          <table:table-cell office:value-type="float" office:value="0.0306742127952769" calcext:value-type="float">
            <text:p>0.0306742127952769</text:p>
          </table:table-cell>
          <table:table-cell office:value-type="float" office:value="0.908650953363802" calcext:value-type="float">
            <text:p>0.908650953363802</text:p>
          </table:table-cell>
          <table:table-cell office:value-type="float" office:value="0.0260415069999418" calcext:value-type="float">
            <text:p>0.0260415069999418</text:p>
          </table:table-cell>
          <table:table-cell office:value-type="float" office:value="0.91969429451029" calcext:value-type="float">
            <text:p>0.91969429451029</text:p>
          </table:table-cell>
          <table:table-cell office:value-type="float" office:value="0.0242324987984852" calcext:value-type="float">
            <text:p>0.0242324987984852</text:p>
          </table:table-cell>
          <table:table-cell office:value-type="float" office:value="0.908650953363802" calcext:value-type="float">
            <text:p>0.908650953363802</text:p>
          </table:table-cell>
          <table:table-cell office:value-type="float" office:value="0.0260415069999418" calcext:value-type="float">
            <text:p>0.0260415069999418</text:p>
          </table:table-cell>
          <table:table-cell/>
          <table:table-cell table:formula="of:=[.B24]&gt;[.N24]" office:value-type="boolean" office:boolean-value="false" calcext:value-type="boolean">
            <text:p>FALSE</text:p>
          </table:table-cell>
          <table:table-cell/>
          <table:table-cell table:formula="of:=[.B24]&gt;[.T24]" office:value-type="boolean" office:boolean-value="false" calcext:value-type="boolean">
            <text:p>FALSE</text:p>
          </table:table-cell>
          <table:table-cell/>
          <table:table-cell table:formula="of:=[.B24]&gt;[.H24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7" office:value-type="float" office:value="0.931963634576638" calcext:value-type="float">
            <text:p>0.931963634576638</text:p>
          </table:table-cell>
          <table:table-cell table:style-name="ce17" office:value-type="float" office:value="0.0229082596417738" calcext:value-type="float">
            <text:p>0.0229082596417738</text:p>
          </table:table-cell>
          <table:table-cell table:style-name="ce17" office:value-type="float" office:value="0.939064235414855" calcext:value-type="float">
            <text:p>0.939064235414855</text:p>
          </table:table-cell>
          <table:table-cell table:style-name="ce17" office:value-type="float" office:value="0.0202876594497999" calcext:value-type="float">
            <text:p>0.0202876594497999</text:p>
          </table:table-cell>
          <table:table-cell table:style-name="ce17" office:value-type="float" office:value="0.931963634576638" calcext:value-type="float">
            <text:p>0.931963634576638</text:p>
          </table:table-cell>
          <table:table-cell table:style-name="ce17" office:value-type="float" office:value="0.0229082596417738" calcext:value-type="float">
            <text:p>0.0229082596417738</text:p>
          </table:table-cell>
          <table:table-cell office:value-type="float" office:value="0.91097397906531" calcext:value-type="float">
            <text:p>0.91097397906531</text:p>
          </table:table-cell>
          <table:table-cell office:value-type="float" office:value="0.0303965240812271" calcext:value-type="float">
            <text:p>0.0303965240812271</text:p>
          </table:table-cell>
          <table:table-cell office:value-type="float" office:value="0.923450900183408" calcext:value-type="float">
            <text:p>0.923450900183408</text:p>
          </table:table-cell>
          <table:table-cell office:value-type="float" office:value="0.0250560491946491" calcext:value-type="float">
            <text:p>0.0250560491946491</text:p>
          </table:table-cell>
          <table:table-cell office:value-type="float" office:value="0.91097397906531" calcext:value-type="float">
            <text:p>0.91097397906531</text:p>
          </table:table-cell>
          <table:table-cell office:value-type="float" office:value="0.0303965240812271" calcext:value-type="float">
            <text:p>0.0303965240812271</text:p>
          </table:table-cell>
          <table:table-cell office:value-type="float" office:value="0.875430500270284" calcext:value-type="float">
            <text:p>0.875430500270284</text:p>
          </table:table-cell>
          <table:table-cell office:value-type="float" office:value="0.027379010874795" calcext:value-type="float">
            <text:p>0.027379010874795</text:p>
          </table:table-cell>
          <table:table-cell office:value-type="float" office:value="0.890235988803604" calcext:value-type="float">
            <text:p>0.890235988803604</text:p>
          </table:table-cell>
          <table:table-cell office:value-type="float" office:value="0.0252090715594437" calcext:value-type="float">
            <text:p>0.0252090715594437</text:p>
          </table:table-cell>
          <table:table-cell office:value-type="float" office:value="0.875430500270284" calcext:value-type="float">
            <text:p>0.875430500270284</text:p>
          </table:table-cell>
          <table:table-cell office:value-type="float" office:value="0.027379010874795" calcext:value-type="float">
            <text:p>0.027379010874795</text:p>
          </table:table-cell>
          <table:table-cell office:value-type="float" office:value="0.909860939112487" calcext:value-type="float">
            <text:p>0.909860939112487</text:p>
          </table:table-cell>
          <table:table-cell office:value-type="float" office:value="0.0270103548288055" calcext:value-type="float">
            <text:p>0.0270103548288055</text:p>
          </table:table-cell>
          <table:table-cell office:value-type="float" office:value="0.918307136039438" calcext:value-type="float">
            <text:p>0.918307136039438</text:p>
          </table:table-cell>
          <table:table-cell office:value-type="float" office:value="0.0241788593045285" calcext:value-type="float">
            <text:p>0.0241788593045285</text:p>
          </table:table-cell>
          <table:table-cell office:value-type="float" office:value="0.909860939112487" calcext:value-type="float">
            <text:p>0.909860939112487</text:p>
          </table:table-cell>
          <table:table-cell office:value-type="float" office:value="0.0270103548288055" calcext:value-type="float">
            <text:p>0.0270103548288055</text:p>
          </table:table-cell>
          <table:table-cell/>
          <table:table-cell table:formula="of:=[.H19]&gt;[.N25]" office:value-type="boolean" office:boolean-value="true" calcext:value-type="boolean">
            <text:p>TRUE</text:p>
          </table:table-cell>
          <table:table-cell/>
          <table:table-cell table:formula="of:=[.H19]&gt;[.T25]" office:value-type="boolean" office:boolean-value="true" calcext:value-type="boolean">
            <text:p>TRUE</text:p>
          </table:table-cell>
          <table:table-cell/>
          <table:table-cell table:formula="of:=[.H19]&gt;[.H25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904621357314856" calcext:value-type="float">
            <text:p>0.904621357314856</text:p>
          </table:table-cell>
          <table:table-cell office:value-type="float" office:value="0.0348286912446798" calcext:value-type="float">
            <text:p>0.0348286912446798</text:p>
          </table:table-cell>
          <table:table-cell office:value-type="float" office:value="0.917409222081668" calcext:value-type="float">
            <text:p>0.917409222081668</text:p>
          </table:table-cell>
          <table:table-cell office:value-type="float" office:value="0.0289962373191002" calcext:value-type="float">
            <text:p>0.0289962373191002</text:p>
          </table:table-cell>
          <table:table-cell office:value-type="float" office:value="0.904621357314856" calcext:value-type="float">
            <text:p>0.904621357314856</text:p>
          </table:table-cell>
          <table:table-cell office:value-type="float" office:value="0.0348286912446798" calcext:value-type="float">
            <text:p>0.0348286912446798</text:p>
          </table:table-cell>
          <table:table-cell office:value-type="float" office:value="0.916345176667158" calcext:value-type="float">
            <text:p>0.916345176667158</text:p>
          </table:table-cell>
          <table:table-cell office:value-type="float" office:value="0.025997466130079" calcext:value-type="float">
            <text:p>0.025997466130079</text:p>
          </table:table-cell>
          <table:table-cell office:value-type="float" office:value="0.927075578846432" calcext:value-type="float">
            <text:p>0.927075578846432</text:p>
          </table:table-cell>
          <table:table-cell office:value-type="float" office:value="0.0230603153745328" calcext:value-type="float">
            <text:p>0.0230603153745328</text:p>
          </table:table-cell>
          <table:table-cell office:value-type="float" office:value="0.916345176667158" calcext:value-type="float">
            <text:p>0.916345176667158</text:p>
          </table:table-cell>
          <table:table-cell office:value-type="float" office:value="0.025997466130079" calcext:value-type="float">
            <text:p>0.025997466130079</text:p>
          </table:table-cell>
          <table:table-cell office:value-type="float" office:value="0.867360352753542" calcext:value-type="float">
            <text:p>0.867360352753542</text:p>
          </table:table-cell>
          <table:table-cell office:value-type="float" office:value="0.0232433215572551" calcext:value-type="float">
            <text:p>0.0232433215572551</text:p>
          </table:table-cell>
          <table:table-cell office:value-type="float" office:value="0.884565246777837" calcext:value-type="float">
            <text:p>0.884565246777837</text:p>
          </table:table-cell>
          <table:table-cell office:value-type="float" office:value="0.0224482960912649" calcext:value-type="float">
            <text:p>0.0224482960912649</text:p>
          </table:table-cell>
          <table:table-cell office:value-type="float" office:value="0.867360352753542" calcext:value-type="float">
            <text:p>0.867360352753542</text:p>
          </table:table-cell>
          <table:table-cell office:value-type="float" office:value="0.0232433215572551" calcext:value-type="float">
            <text:p>0.0232433215572551</text:p>
          </table:table-cell>
          <table:table-cell office:value-type="float" office:value="0.888076711386309" calcext:value-type="float">
            <text:p>0.888076711386309</text:p>
          </table:table-cell>
          <table:table-cell office:value-type="float" office:value="0.029263083328985" calcext:value-type="float">
            <text:p>0.029263083328985</text:p>
          </table:table-cell>
          <table:table-cell office:value-type="float" office:value="0.900871681584615" calcext:value-type="float">
            <text:p>0.900871681584615</text:p>
          </table:table-cell>
          <table:table-cell office:value-type="float" office:value="0.0279957547179745" calcext:value-type="float">
            <text:p>0.0279957547179745</text:p>
          </table:table-cell>
          <table:table-cell office:value-type="float" office:value="0.888076711386309" calcext:value-type="float">
            <text:p>0.888076711386309</text:p>
          </table:table-cell>
          <table:table-cell office:value-type="float" office:value="0.029263083328985" calcext:value-type="float">
            <text:p>0.029263083328985</text:p>
          </table:table-cell>
          <table:table-cell/>
          <table:table-cell table:formula="of:=[.B26]&gt;[.N26]" office:value-type="boolean" office:boolean-value="true" calcext:value-type="boolean">
            <text:p>TRUE</text:p>
          </table:table-cell>
          <table:table-cell/>
          <table:table-cell table:formula="of:=[.B26]&gt;[.T26]" office:value-type="boolean" office:boolean-value="true" calcext:value-type="boolean">
            <text:p>TRUE</text:p>
          </table:table-cell>
          <table:table-cell/>
          <table:table-cell table:formula="of:=[.B26]&gt;[.H2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906912943008144" calcext:value-type="float">
            <text:p>0.906912943008144</text:p>
          </table:table-cell>
          <table:table-cell office:value-type="float" office:value="0.0216272450223076" calcext:value-type="float">
            <text:p>0.0216272450223076</text:p>
          </table:table-cell>
          <table:table-cell office:value-type="float" office:value="0.918741237374597" calcext:value-type="float">
            <text:p>0.918741237374597</text:p>
          </table:table-cell>
          <table:table-cell office:value-type="float" office:value="0.0174517172639312" calcext:value-type="float">
            <text:p>0.0174517172639312</text:p>
          </table:table-cell>
          <table:table-cell office:value-type="float" office:value="0.906912943008144" calcext:value-type="float">
            <text:p>0.906912943008144</text:p>
          </table:table-cell>
          <table:table-cell office:value-type="float" office:value="0.0216272450223076" calcext:value-type="float">
            <text:p>0.0216272450223076</text:p>
          </table:table-cell>
          <table:table-cell office:value-type="float" office:value="0.900397193965305" calcext:value-type="float">
            <text:p>0.900397193965305</text:p>
          </table:table-cell>
          <table:table-cell office:value-type="float" office:value="0.0257662498944991" calcext:value-type="float">
            <text:p>0.0257662498944991</text:p>
          </table:table-cell>
          <table:table-cell office:value-type="float" office:value="0.912407568971406" calcext:value-type="float">
            <text:p>0.912407568971406</text:p>
          </table:table-cell>
          <table:table-cell office:value-type="float" office:value="0.0246598157787477" calcext:value-type="float">
            <text:p>0.0246598157787477</text:p>
          </table:table-cell>
          <table:table-cell office:value-type="float" office:value="0.900397193965305" calcext:value-type="float">
            <text:p>0.900397193965305</text:p>
          </table:table-cell>
          <table:table-cell office:value-type="float" office:value="0.0257662498944991" calcext:value-type="float">
            <text:p>0.0257662498944991</text:p>
          </table:table-cell>
          <table:table-cell office:value-type="float" office:value="0.908666199813259" calcext:value-type="float">
            <text:p>0.908666199813259</text:p>
          </table:table-cell>
          <table:table-cell office:value-type="float" office:value="0.0268719415229837" calcext:value-type="float">
            <text:p>0.0268719415229837</text:p>
          </table:table-cell>
          <table:table-cell office:value-type="float" office:value="0.921693974924857" calcext:value-type="float">
            <text:p>0.921693974924857</text:p>
          </table:table-cell>
          <table:table-cell office:value-type="float" office:value="0.023122949298455" calcext:value-type="float">
            <text:p>0.023122949298455</text:p>
          </table:table-cell>
          <table:table-cell office:value-type="float" office:value="0.908666199813259" calcext:value-type="float">
            <text:p>0.908666199813259</text:p>
          </table:table-cell>
          <table:table-cell office:value-type="float" office:value="0.0268719415229837" calcext:value-type="float">
            <text:p>0.0268719415229837</text:p>
          </table:table-cell>
          <table:table-cell office:value-type="float" office:value="0.902042151948499" calcext:value-type="float">
            <text:p>0.902042151948499</text:p>
          </table:table-cell>
          <table:table-cell office:value-type="float" office:value="0.0391810252087613" calcext:value-type="float">
            <text:p>0.0391810252087613</text:p>
          </table:table-cell>
          <table:table-cell office:value-type="float" office:value="0.915602348404704" calcext:value-type="float">
            <text:p>0.915602348404704</text:p>
          </table:table-cell>
          <table:table-cell office:value-type="float" office:value="0.0341615892119051" calcext:value-type="float">
            <text:p>0.0341615892119051</text:p>
          </table:table-cell>
          <table:table-cell office:value-type="float" office:value="0.902042151948499" calcext:value-type="float">
            <text:p>0.902042151948499</text:p>
          </table:table-cell>
          <table:table-cell office:value-type="float" office:value="0.0391810252087613" calcext:value-type="float">
            <text:p>0.0391810252087613</text:p>
          </table:table-cell>
          <table:table-cell/>
          <table:table-cell table:formula="of:=[.B27]&gt;[.N27]" office:value-type="boolean" office:boolean-value="false" calcext:value-type="boolean">
            <text:p>FALSE</text:p>
          </table:table-cell>
          <table:table-cell/>
          <table:table-cell table:formula="of:=[.B27]&gt;[.T27]" office:value-type="boolean" office:boolean-value="true" calcext:value-type="boolean">
            <text:p>TRUE</text:p>
          </table:table-cell>
          <table:table-cell/>
          <table:table-cell table:formula="of:=[.B27]&gt;[.H27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913081601061477" calcext:value-type="float">
            <text:p>0.913081601061477</text:p>
          </table:table-cell>
          <table:table-cell office:value-type="float" office:value="0.0220136784866969" calcext:value-type="float">
            <text:p>0.0220136784866969</text:p>
          </table:table-cell>
          <table:table-cell office:value-type="float" office:value="0.921484894203186" calcext:value-type="float">
            <text:p>0.921484894203186</text:p>
          </table:table-cell>
          <table:table-cell office:value-type="float" office:value="0.021628448370892" calcext:value-type="float">
            <text:p>0.021628448370892</text:p>
          </table:table-cell>
          <table:table-cell office:value-type="float" office:value="0.913081601061477" calcext:value-type="float">
            <text:p>0.913081601061477</text:p>
          </table:table-cell>
          <table:table-cell office:value-type="float" office:value="0.0220136784866969" calcext:value-type="float">
            <text:p>0.0220136784866969</text:p>
          </table:table-cell>
          <table:table-cell office:value-type="float" office:value="0.920068025455796" calcext:value-type="float">
            <text:p>0.920068025455796</text:p>
          </table:table-cell>
          <table:table-cell office:value-type="float" office:value="0.018813418281891" calcext:value-type="float">
            <text:p>0.018813418281891</text:p>
          </table:table-cell>
          <table:table-cell office:value-type="float" office:value="0.929363110852378" calcext:value-type="float">
            <text:p>0.929363110852378</text:p>
          </table:table-cell>
          <table:table-cell office:value-type="float" office:value="0.0172145688985555" calcext:value-type="float">
            <text:p>0.0172145688985555</text:p>
          </table:table-cell>
          <table:table-cell office:value-type="float" office:value="0.920068025455796" calcext:value-type="float">
            <text:p>0.920068025455796</text:p>
          </table:table-cell>
          <table:table-cell office:value-type="float" office:value="0.018813418281891" calcext:value-type="float">
            <text:p>0.018813418281891</text:p>
          </table:table-cell>
          <table:table-cell office:value-type="float" office:value="0.897529759112576" calcext:value-type="float">
            <text:p>0.897529759112576</text:p>
          </table:table-cell>
          <table:table-cell office:value-type="float" office:value="0.0260581406269326" calcext:value-type="float">
            <text:p>0.0260581406269326</text:p>
          </table:table-cell>
          <table:table-cell office:value-type="float" office:value="0.910773093261723" calcext:value-type="float">
            <text:p>0.910773093261723</text:p>
          </table:table-cell>
          <table:table-cell office:value-type="float" office:value="0.0212733632088343" calcext:value-type="float">
            <text:p>0.0212733632088343</text:p>
          </table:table-cell>
          <table:table-cell office:value-type="float" office:value="0.897529759112576" calcext:value-type="float">
            <text:p>0.897529759112576</text:p>
          </table:table-cell>
          <table:table-cell office:value-type="float" office:value="0.0260581406269326" calcext:value-type="float">
            <text:p>0.0260581406269326</text:p>
          </table:table-cell>
          <table:table-cell office:value-type="float" office:value="0.886451631529805" calcext:value-type="float">
            <text:p>0.886451631529805</text:p>
          </table:table-cell>
          <table:table-cell office:value-type="float" office:value="0.0251548749888394" calcext:value-type="float">
            <text:p>0.0251548749888394</text:p>
          </table:table-cell>
          <table:table-cell office:value-type="float" office:value="0.897222492560186" calcext:value-type="float">
            <text:p>0.897222492560186</text:p>
          </table:table-cell>
          <table:table-cell office:value-type="float" office:value="0.0232192215830215" calcext:value-type="float">
            <text:p>0.0232192215830215</text:p>
          </table:table-cell>
          <table:table-cell office:value-type="float" office:value="0.886451631529805" calcext:value-type="float">
            <text:p>0.886451631529805</text:p>
          </table:table-cell>
          <table:table-cell office:value-type="float" office:value="0.0251548749888394" calcext:value-type="float">
            <text:p>0.0251548749888394</text:p>
          </table:table-cell>
          <table:table-cell/>
          <table:table-cell table:formula="of:=[.B28]&gt;[.N28]" office:value-type="boolean" office:boolean-value="true" calcext:value-type="boolean">
            <text:p>TRUE</text:p>
          </table:table-cell>
          <table:table-cell/>
          <table:table-cell table:formula="of:=[.B28]&gt;[.T28]" office:value-type="boolean" office:boolean-value="true" calcext:value-type="boolean">
            <text:p>TRUE</text:p>
          </table:table-cell>
          <table:table-cell/>
          <table:table-cell table:formula="of:=[.B28]&gt;[.H28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921236928104575" calcext:value-type="float">
            <text:p>0.921236928104575</text:p>
          </table:table-cell>
          <table:table-cell office:value-type="float" office:value="0.035384306127718" calcext:value-type="float">
            <text:p>0.035384306127718</text:p>
          </table:table-cell>
          <table:table-cell office:value-type="float" office:value="0.929933975650539" calcext:value-type="float">
            <text:p>0.929933975650539</text:p>
          </table:table-cell>
          <table:table-cell office:value-type="float" office:value="0.0334708277817507" calcext:value-type="float">
            <text:p>0.0334708277817507</text:p>
          </table:table-cell>
          <table:table-cell office:value-type="float" office:value="0.921236928104575" calcext:value-type="float">
            <text:p>0.921236928104575</text:p>
          </table:table-cell>
          <table:table-cell office:value-type="float" office:value="0.035384306127718" calcext:value-type="float">
            <text:p>0.035384306127718</text:p>
          </table:table-cell>
          <table:table-cell office:value-type="float" office:value="0.917614735367831" calcext:value-type="float">
            <text:p>0.917614735367831</text:p>
          </table:table-cell>
          <table:table-cell office:value-type="float" office:value="0.0374520600344642" calcext:value-type="float">
            <text:p>0.0374520600344642</text:p>
          </table:table-cell>
          <table:table-cell office:value-type="float" office:value="0.927648079395951" calcext:value-type="float">
            <text:p>0.927648079395951</text:p>
          </table:table-cell>
          <table:table-cell office:value-type="float" office:value="0.027301889477288" calcext:value-type="float">
            <text:p>0.027301889477288</text:p>
          </table:table-cell>
          <table:table-cell office:value-type="float" office:value="0.917614735367831" calcext:value-type="float">
            <text:p>0.917614735367831</text:p>
          </table:table-cell>
          <table:table-cell office:value-type="float" office:value="0.0374520600344642" calcext:value-type="float">
            <text:p>0.0374520600344642</text:p>
          </table:table-cell>
          <table:table-cell office:value-type="float" office:value="0.901540189600561" calcext:value-type="float">
            <text:p>0.901540189600561</text:p>
          </table:table-cell>
          <table:table-cell office:value-type="float" office:value="0.0308402672476091" calcext:value-type="float">
            <text:p>0.0308402672476091</text:p>
          </table:table-cell>
          <table:table-cell office:value-type="float" office:value="0.915826221242733" calcext:value-type="float">
            <text:p>0.915826221242733</text:p>
          </table:table-cell>
          <table:table-cell office:value-type="float" office:value="0.0281987893116136" calcext:value-type="float">
            <text:p>0.0281987893116136</text:p>
          </table:table-cell>
          <table:table-cell office:value-type="float" office:value="0.901540189600561" calcext:value-type="float">
            <text:p>0.901540189600561</text:p>
          </table:table-cell>
          <table:table-cell office:value-type="float" office:value="0.0308402672476091" calcext:value-type="float">
            <text:p>0.0308402672476091</text:p>
          </table:table-cell>
          <table:table-cell office:value-type="float" office:value="0.890327657378741" calcext:value-type="float">
            <text:p>0.890327657378741</text:p>
          </table:table-cell>
          <table:table-cell office:value-type="float" office:value="0.0356876576587335" calcext:value-type="float">
            <text:p>0.0356876576587335</text:p>
          </table:table-cell>
          <table:table-cell office:value-type="float" office:value="0.90059426954863" calcext:value-type="float">
            <text:p>0.90059426954863</text:p>
          </table:table-cell>
          <table:table-cell office:value-type="float" office:value="0.0329541022875533" calcext:value-type="float">
            <text:p>0.0329541022875533</text:p>
          </table:table-cell>
          <table:table-cell office:value-type="float" office:value="0.890327657378741" calcext:value-type="float">
            <text:p>0.890327657378741</text:p>
          </table:table-cell>
          <table:table-cell office:value-type="float" office:value="0.0356876576587335" calcext:value-type="float">
            <text:p>0.0356876576587335</text:p>
          </table:table-cell>
          <table:table-cell/>
          <table:table-cell table:formula="of:=[.B29]&gt;[.N29]" office:value-type="boolean" office:boolean-value="true" calcext:value-type="boolean">
            <text:p>TRUE</text:p>
          </table:table-cell>
          <table:table-cell/>
          <table:table-cell table:formula="of:=[.B29]&gt;[.T29]" office:value-type="boolean" office:boolean-value="true" calcext:value-type="boolean">
            <text:p>TRUE</text:p>
          </table:table-cell>
          <table:table-cell/>
          <table:table-cell table:formula="of:=[.B29]&gt;[.H29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07389660648948" calcext:value-type="float">
            <text:p>0.907389660648948</text:p>
          </table:table-cell>
          <table:table-cell office:value-type="float" office:value="0.031842805951146" calcext:value-type="float">
            <text:p>0.031842805951146</text:p>
          </table:table-cell>
          <table:table-cell office:value-type="float" office:value="0.921371994783945" calcext:value-type="float">
            <text:p>0.921371994783945</text:p>
          </table:table-cell>
          <table:table-cell office:value-type="float" office:value="0.0260265944062757" calcext:value-type="float">
            <text:p>0.0260265944062757</text:p>
          </table:table-cell>
          <table:table-cell office:value-type="float" office:value="0.907389660648948" calcext:value-type="float">
            <text:p>0.907389660648948</text:p>
          </table:table-cell>
          <table:table-cell office:value-type="float" office:value="0.031842805951146" calcext:value-type="float">
            <text:p>0.031842805951146</text:p>
          </table:table-cell>
          <table:table-cell office:value-type="float" office:value="0.888783555367921" calcext:value-type="float">
            <text:p>0.888783555367921</text:p>
          </table:table-cell>
          <table:table-cell office:value-type="float" office:value="0.0301845755383373" calcext:value-type="float">
            <text:p>0.0301845755383373</text:p>
          </table:table-cell>
          <table:table-cell office:value-type="float" office:value="0.900415836183606" calcext:value-type="float">
            <text:p>0.900415836183606</text:p>
          </table:table-cell>
          <table:table-cell office:value-type="float" office:value="0.0283816140867728" calcext:value-type="float">
            <text:p>0.0283816140867728</text:p>
          </table:table-cell>
          <table:table-cell office:value-type="float" office:value="0.888783555367921" calcext:value-type="float">
            <text:p>0.888783555367921</text:p>
          </table:table-cell>
          <table:table-cell office:value-type="float" office:value="0.0301845755383373" calcext:value-type="float">
            <text:p>0.0301845755383373</text:p>
          </table:table-cell>
          <table:table-cell table:style-name="ce17" office:value-type="float" office:value="0.91337804068996" calcext:value-type="float">
            <text:p>0.91337804068996</text:p>
          </table:table-cell>
          <table:table-cell table:style-name="ce17" office:value-type="float" office:value="0.0153338465016699" calcext:value-type="float">
            <text:p>0.0153338465016699</text:p>
          </table:table-cell>
          <table:table-cell table:style-name="ce17" office:value-type="float" office:value="0.921254271702001" calcext:value-type="float">
            <text:p>0.921254271702001</text:p>
          </table:table-cell>
          <table:table-cell table:style-name="ce17" office:value-type="float" office:value="0.0145291235242105" calcext:value-type="float">
            <text:p>0.0145291235242105</text:p>
          </table:table-cell>
          <table:table-cell table:style-name="ce17" office:value-type="float" office:value="0.91337804068996" calcext:value-type="float">
            <text:p>0.91337804068996</text:p>
          </table:table-cell>
          <table:table-cell table:style-name="ce17" office:value-type="float" office:value="0.0153338465016699" calcext:value-type="float">
            <text:p>0.0153338465016699</text:p>
          </table:table-cell>
          <table:table-cell office:value-type="float" office:value="0.910857936954686" calcext:value-type="float">
            <text:p>0.910857936954686</text:p>
          </table:table-cell>
          <table:table-cell office:value-type="float" office:value="0.0272664518597304" calcext:value-type="float">
            <text:p>0.0272664518597304</text:p>
          </table:table-cell>
          <table:table-cell office:value-type="float" office:value="0.925291408629354" calcext:value-type="float">
            <text:p>0.925291408629354</text:p>
          </table:table-cell>
          <table:table-cell office:value-type="float" office:value="0.0217785677939635" calcext:value-type="float">
            <text:p>0.0217785677939635</text:p>
          </table:table-cell>
          <table:table-cell office:value-type="float" office:value="0.910857936954686" calcext:value-type="float">
            <text:p>0.910857936954686</text:p>
          </table:table-cell>
          <table:table-cell office:value-type="float" office:value="0.0272664518597304" calcext:value-type="float">
            <text:p>0.0272664518597304</text:p>
          </table:table-cell>
          <table:table-cell/>
          <table:table-cell table:formula="of:=[.B30]&gt;[.N30]" office:value-type="boolean" office:boolean-value="false" calcext:value-type="boolean">
            <text:p>FALSE</text:p>
          </table:table-cell>
          <table:table-cell/>
          <table:table-cell table:formula="of:=[.B30]&gt;[.T30]" office:value-type="boolean" office:boolean-value="false" calcext:value-type="boolean">
            <text:p>FALSE</text:p>
          </table:table-cell>
          <table:table-cell/>
          <table:table-cell table:formula="of:=[.B30]&gt;[.H30]" office:value-type="boolean" office:boolean-value="true" calcext:value-type="boolean">
            <text:p>TRUE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920821743529948" calcext:value-type="float">
            <text:p>0.920821743529948</text:p>
          </table:table-cell>
          <table:table-cell office:value-type="float" office:value="0.0228543223419225" calcext:value-type="float">
            <text:p>0.0228543223419225</text:p>
          </table:table-cell>
          <table:table-cell office:value-type="float" office:value="0.929024569874808" calcext:value-type="float">
            <text:p>0.929024569874808</text:p>
          </table:table-cell>
          <table:table-cell office:value-type="float" office:value="0.019395027123371" calcext:value-type="float">
            <text:p>0.019395027123371</text:p>
          </table:table-cell>
          <table:table-cell office:value-type="float" office:value="0.920821743529948" calcext:value-type="float">
            <text:p>0.920821743529948</text:p>
          </table:table-cell>
          <table:table-cell office:value-type="float" office:value="0.0228543223419225" calcext:value-type="float">
            <text:p>0.0228543223419225</text:p>
          </table:table-cell>
          <table:table-cell office:value-type="float" office:value="0.921760393631137" calcext:value-type="float">
            <text:p>0.921760393631137</text:p>
          </table:table-cell>
          <table:table-cell office:value-type="float" office:value="0.0227405450566198" calcext:value-type="float">
            <text:p>0.0227405450566198</text:p>
          </table:table-cell>
          <table:table-cell office:value-type="float" office:value="0.932264836654955" calcext:value-type="float">
            <text:p>0.932264836654955</text:p>
          </table:table-cell>
          <table:table-cell office:value-type="float" office:value="0.0213804492831656" calcext:value-type="float">
            <text:p>0.0213804492831656</text:p>
          </table:table-cell>
          <table:table-cell office:value-type="float" office:value="0.921760393631137" calcext:value-type="float">
            <text:p>0.921760393631137</text:p>
          </table:table-cell>
          <table:table-cell office:value-type="float" office:value="0.0227405450566198" calcext:value-type="float">
            <text:p>0.0227405450566198</text:p>
          </table:table-cell>
          <table:table-cell office:value-type="float" office:value="0.910868619856236" calcext:value-type="float">
            <text:p>0.910868619856236</text:p>
          </table:table-cell>
          <table:table-cell office:value-type="float" office:value="0.0297869526725907" calcext:value-type="float">
            <text:p>0.0297869526725907</text:p>
          </table:table-cell>
          <table:table-cell office:value-type="float" office:value="0.923392222855691" calcext:value-type="float">
            <text:p>0.923392222855691</text:p>
          </table:table-cell>
          <table:table-cell office:value-type="float" office:value="0.0274141750772594" calcext:value-type="float">
            <text:p>0.0274141750772594</text:p>
          </table:table-cell>
          <table:table-cell office:value-type="float" office:value="0.910868619856236" calcext:value-type="float">
            <text:p>0.910868619856236</text:p>
          </table:table-cell>
          <table:table-cell office:value-type="float" office:value="0.0297869526725907" calcext:value-type="float">
            <text:p>0.0297869526725907</text:p>
          </table:table-cell>
          <table:table-cell office:value-type="float" office:value="0.90362140645732" calcext:value-type="float">
            <text:p>0.90362140645732</text:p>
          </table:table-cell>
          <table:table-cell office:value-type="float" office:value="0.0229492363555805" calcext:value-type="float">
            <text:p>0.0229492363555805</text:p>
          </table:table-cell>
          <table:table-cell office:value-type="float" office:value="0.914724528153114" calcext:value-type="float">
            <text:p>0.914724528153114</text:p>
          </table:table-cell>
          <table:table-cell office:value-type="float" office:value="0.0205600662116715" calcext:value-type="float">
            <text:p>0.0205600662116715</text:p>
          </table:table-cell>
          <table:table-cell office:value-type="float" office:value="0.90362140645732" calcext:value-type="float">
            <text:p>0.90362140645732</text:p>
          </table:table-cell>
          <table:table-cell office:value-type="float" office:value="0.0229492363555805" calcext:value-type="float">
            <text:p>0.0229492363555805</text:p>
          </table:table-cell>
          <table:table-cell/>
          <table:table-cell table:formula="of:=[.B31]&gt;[.N31]" office:value-type="boolean" office:boolean-value="true" calcext:value-type="boolean">
            <text:p>TRUE</text:p>
          </table:table-cell>
          <table:table-cell/>
          <table:table-cell table:formula="of:=[.B31]&gt;[.T31]" office:value-type="boolean" office:boolean-value="true" calcext:value-type="boolean">
            <text:p>TRUE</text:p>
          </table:table-cell>
          <table:table-cell/>
          <table:table-cell table:formula="of:=[.B31]&gt;[.H31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908776401788786" calcext:value-type="float">
            <text:p>0.908776401788786</text:p>
          </table:table-cell>
          <table:table-cell office:value-type="float" office:value="0.0312825877192312" calcext:value-type="float">
            <text:p>0.0312825877192312</text:p>
          </table:table-cell>
          <table:table-cell office:value-type="float" office:value="0.924022414061114" calcext:value-type="float">
            <text:p>0.924022414061114</text:p>
          </table:table-cell>
          <table:table-cell office:value-type="float" office:value="0.030016048392456" calcext:value-type="float">
            <text:p>0.030016048392456</text:p>
          </table:table-cell>
          <table:table-cell office:value-type="float" office:value="0.908776401788786" calcext:value-type="float">
            <text:p>0.908776401788786</text:p>
          </table:table-cell>
          <table:table-cell office:value-type="float" office:value="0.0312825877192312" calcext:value-type="float">
            <text:p>0.0312825877192312</text:p>
          </table:table-cell>
          <table:table-cell office:value-type="float" office:value="0.90304092115315" calcext:value-type="float">
            <text:p>0.90304092115315</text:p>
          </table:table-cell>
          <table:table-cell office:value-type="float" office:value="0.0281969163304959" calcext:value-type="float">
            <text:p>0.0281969163304959</text:p>
          </table:table-cell>
          <table:table-cell office:value-type="float" office:value="0.913097328135578" calcext:value-type="float">
            <text:p>0.913097328135578</text:p>
          </table:table-cell>
          <table:table-cell office:value-type="float" office:value="0.0245845823427912" calcext:value-type="float">
            <text:p>0.0245845823427912</text:p>
          </table:table-cell>
          <table:table-cell office:value-type="float" office:value="0.90304092115315" calcext:value-type="float">
            <text:p>0.90304092115315</text:p>
          </table:table-cell>
          <table:table-cell office:value-type="float" office:value="0.0281969163304959" calcext:value-type="float">
            <text:p>0.0281969163304959</text:p>
          </table:table-cell>
          <table:table-cell office:value-type="float" office:value="0.895682527396924" calcext:value-type="float">
            <text:p>0.895682527396924</text:p>
          </table:table-cell>
          <table:table-cell office:value-type="float" office:value="0.0208194609614805" calcext:value-type="float">
            <text:p>0.0208194609614805</text:p>
          </table:table-cell>
          <table:table-cell office:value-type="float" office:value="0.908725628222635" calcext:value-type="float">
            <text:p>0.908725628222635</text:p>
          </table:table-cell>
          <table:table-cell office:value-type="float" office:value="0.020659330895033" calcext:value-type="float">
            <text:p>0.020659330895033</text:p>
          </table:table-cell>
          <table:table-cell office:value-type="float" office:value="0.895682527396924" calcext:value-type="float">
            <text:p>0.895682527396924</text:p>
          </table:table-cell>
          <table:table-cell office:value-type="float" office:value="0.0208194609614805" calcext:value-type="float">
            <text:p>0.0208194609614805</text:p>
          </table:table-cell>
          <table:table-cell table:style-name="ce17" office:value-type="float" office:value="0.91489963880289" calcext:value-type="float">
            <text:p>0.91489963880289</text:p>
          </table:table-cell>
          <table:table-cell table:style-name="ce17" office:value-type="float" office:value="0.0329111072089877" calcext:value-type="float">
            <text:p>0.0329111072089877</text:p>
          </table:table-cell>
          <table:table-cell table:style-name="ce17" office:value-type="float" office:value="0.925542281855046" calcext:value-type="float">
            <text:p>0.925542281855046</text:p>
          </table:table-cell>
          <table:table-cell table:style-name="ce17" office:value-type="float" office:value="0.0293885154945584" calcext:value-type="float">
            <text:p>0.0293885154945584</text:p>
          </table:table-cell>
          <table:table-cell table:style-name="ce17" office:value-type="float" office:value="0.91489963880289" calcext:value-type="float">
            <text:p>0.91489963880289</text:p>
          </table:table-cell>
          <table:table-cell table:style-name="ce17" office:value-type="float" office:value="0.0329111072089877" calcext:value-type="float">
            <text:p>0.0329111072089877</text:p>
          </table:table-cell>
          <table:table-cell/>
          <table:table-cell table:formula="of:=[.B32]&gt;[.N32]" office:value-type="boolean" office:boolean-value="true" calcext:value-type="boolean">
            <text:p>TRUE</text:p>
          </table:table-cell>
          <table:table-cell/>
          <table:table-cell table:formula="of:=[.B32]&gt;[.T32]" office:value-type="boolean" office:boolean-value="false" calcext:value-type="boolean">
            <text:p>FALSE</text:p>
          </table:table-cell>
          <table:table-cell/>
          <table:table-cell table:formula="of:=[.B32]&gt;[.H32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formula="of:=[.B33]&gt;[.N33]" office:value-type="boolean" office:boolean-value="false" calcext:value-type="boolean">
            <text:p>FALSE</text:p>
          </table:table-cell>
          <table:table-cell/>
          <table:table-cell table:formula="of:=[.B33]&gt;[.T33]" office:value-type="boolean" office:boolean-value="false" calcext:value-type="boolean">
            <text:p>FALSE</text:p>
          </table:table-cell>
          <table:table-cell/>
          <table:table-cell table:formula="of:=[.B33]&gt;[.H33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929591036414566" calcext:value-type="float">
            <text:p>0.929591036414566</text:p>
          </table:table-cell>
          <table:table-cell office:value-type="float" office:value="0.0169831281951423" calcext:value-type="float">
            <text:p>0.0169831281951423</text:p>
          </table:table-cell>
          <table:table-cell office:value-type="float" office:value="0.936662769886918" calcext:value-type="float">
            <text:p>0.936662769886918</text:p>
          </table:table-cell>
          <table:table-cell office:value-type="float" office:value="0.0162919984292661" calcext:value-type="float">
            <text:p>0.0162919984292661</text:p>
          </table:table-cell>
          <table:table-cell office:value-type="float" office:value="0.929591036414566" calcext:value-type="float">
            <text:p>0.929591036414566</text:p>
          </table:table-cell>
          <table:table-cell office:value-type="float" office:value="0.0169831281951423" calcext:value-type="float">
            <text:p>0.0169831281951423</text:p>
          </table:table-cell>
          <table:table-cell office:value-type="float" office:value="0.929591036414566" calcext:value-type="float">
            <text:p>0.929591036414566</text:p>
          </table:table-cell>
          <table:table-cell office:value-type="float" office:value="0.0169831281951423" calcext:value-type="float">
            <text:p>0.0169831281951423</text:p>
          </table:table-cell>
          <table:table-cell office:value-type="float" office:value="0.936662769886918" calcext:value-type="float">
            <text:p>0.936662769886918</text:p>
          </table:table-cell>
          <table:table-cell office:value-type="float" office:value="0.0162919984292661" calcext:value-type="float">
            <text:p>0.0162919984292661</text:p>
          </table:table-cell>
          <table:table-cell office:value-type="float" office:value="0.929591036414566" calcext:value-type="float">
            <text:p>0.929591036414566</text:p>
          </table:table-cell>
          <table:table-cell office:value-type="float" office:value="0.0169831281951423" calcext:value-type="float">
            <text:p>0.0169831281951423</text:p>
          </table:table-cell>
          <table:table-cell office:value-type="float" office:value="0.929591036414566" calcext:value-type="float">
            <text:p>0.929591036414566</text:p>
          </table:table-cell>
          <table:table-cell office:value-type="float" office:value="0.0169831281951423" calcext:value-type="float">
            <text:p>0.0169831281951423</text:p>
          </table:table-cell>
          <table:table-cell office:value-type="float" office:value="0.936662769886918" calcext:value-type="float">
            <text:p>0.936662769886918</text:p>
          </table:table-cell>
          <table:table-cell office:value-type="float" office:value="0.0162919984292661" calcext:value-type="float">
            <text:p>0.0162919984292661</text:p>
          </table:table-cell>
          <table:table-cell office:value-type="float" office:value="0.929591036414566" calcext:value-type="float">
            <text:p>0.929591036414566</text:p>
          </table:table-cell>
          <table:table-cell office:value-type="float" office:value="0.0169831281951423" calcext:value-type="float">
            <text:p>0.0169831281951423</text:p>
          </table:table-cell>
          <table:table-cell office:value-type="float" office:value="0.929591036414566" calcext:value-type="float">
            <text:p>0.929591036414566</text:p>
          </table:table-cell>
          <table:table-cell office:value-type="float" office:value="0.0169831281951423" calcext:value-type="float">
            <text:p>0.0169831281951423</text:p>
          </table:table-cell>
          <table:table-cell office:value-type="float" office:value="0.936662769886918" calcext:value-type="float">
            <text:p>0.936662769886918</text:p>
          </table:table-cell>
          <table:table-cell office:value-type="float" office:value="0.0162919984292661" calcext:value-type="float">
            <text:p>0.0162919984292661</text:p>
          </table:table-cell>
          <table:table-cell office:value-type="float" office:value="0.929591036414566" calcext:value-type="float">
            <text:p>0.929591036414566</text:p>
          </table:table-cell>
          <table:table-cell office:value-type="float" office:value="0.0169831281951423" calcext:value-type="float">
            <text:p>0.0169831281951423</text:p>
          </table:table-cell>
          <table:table-cell table:number-columns-repeated="14"/>
        </table:table-row>
        <table:table-row table:style-name="ro2">
          <table:table-cell table:number-columns-repeated="39"/>
        </table:table-row>
        <table:table-row table:style-name="ro1">
          <table:table-cell table:style-name="ce1" office:value-type="string" calcext:value-type="string" table:number-columns-spanned="25" table:number-rows-spanned="1">
            <text:p>WDBC</text:p>
          </table:table-cell>
          <table:covered-table-cell table:number-columns-repeated="23" table:style-name="ce2"/>
          <table:covered-table-cell/>
          <table:table-cell table:number-columns-repeated="14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M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S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ANOVA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RFE</text:p>
          </table:table-cell>
          <table:covered-table-cell table:style-name="ce3"/>
          <table:covered-table-cell table:number-columns-repeated="3" table:style-name="ce2"/>
          <table:covered-table-cell/>
          <table:table-cell table:number-columns-repeated="14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14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43329249158949" calcext:value-type="float">
            <text:p>0.943329249158949</text:p>
          </table:table-cell>
          <table:table-cell office:value-type="float" office:value="0.0233381301313286" calcext:value-type="float">
            <text:p>0.0233381301313286</text:p>
          </table:table-cell>
          <table:table-cell office:value-type="float" office:value="0.948603252574683" calcext:value-type="float">
            <text:p>0.948603252574683</text:p>
          </table:table-cell>
          <table:table-cell office:value-type="float" office:value="0.0204458426762778" calcext:value-type="float">
            <text:p>0.0204458426762778</text:p>
          </table:table-cell>
          <table:table-cell office:value-type="float" office:value="0.943329249158949" calcext:value-type="float">
            <text:p>0.943329249158949</text:p>
          </table:table-cell>
          <table:table-cell office:value-type="float" office:value="0.0233381301313286" calcext:value-type="float">
            <text:p>0.0233381301313286</text:p>
          </table:table-cell>
          <table:table-cell office:value-type="float" office:value="0.954283992004261" calcext:value-type="float">
            <text:p>0.954283992004261</text:p>
          </table:table-cell>
          <table:table-cell office:value-type="float" office:value="0.0115112041471738" calcext:value-type="float">
            <text:p>0.0115112041471738</text:p>
          </table:table-cell>
          <table:table-cell office:value-type="float" office:value="0.957141533012335" calcext:value-type="float">
            <text:p>0.957141533012335</text:p>
          </table:table-cell>
          <table:table-cell office:value-type="float" office:value="0.0108885405720858" calcext:value-type="float">
            <text:p>0.0108885405720858</text:p>
          </table:table-cell>
          <table:table-cell office:value-type="float" office:value="0.954283992004261" calcext:value-type="float">
            <text:p>0.954283992004261</text:p>
          </table:table-cell>
          <table:table-cell office:value-type="float" office:value="0.0115112041471738" calcext:value-type="float">
            <text:p>0.0115112041471738</text:p>
          </table:table-cell>
          <table:table-cell office:value-type="float" office:value="0.947885993575106" calcext:value-type="float">
            <text:p>0.947885993575106</text:p>
          </table:table-cell>
          <table:table-cell office:value-type="float" office:value="0.0231669603949972" calcext:value-type="float">
            <text:p>0.0231669603949972</text:p>
          </table:table-cell>
          <table:table-cell office:value-type="float" office:value="0.951092275735029" calcext:value-type="float">
            <text:p>0.951092275735029</text:p>
          </table:table-cell>
          <table:table-cell office:value-type="float" office:value="0.0217593434846897" calcext:value-type="float">
            <text:p>0.0217593434846897</text:p>
          </table:table-cell>
          <table:table-cell office:value-type="float" office:value="0.947885993575106" calcext:value-type="float">
            <text:p>0.947885993575106</text:p>
          </table:table-cell>
          <table:table-cell office:value-type="float" office:value="0.0231669603949972" calcext:value-type="float">
            <text:p>0.0231669603949972</text:p>
          </table:table-cell>
          <table:table-cell office:value-type="float" office:value="0.938921528644388" calcext:value-type="float">
            <text:p>0.938921528644388</text:p>
          </table:table-cell>
          <table:table-cell office:value-type="float" office:value="0.0166718028488788" calcext:value-type="float">
            <text:p>0.0166718028488788</text:p>
          </table:table-cell>
          <table:table-cell office:value-type="float" office:value="0.942873921624853" calcext:value-type="float">
            <text:p>0.942873921624853</text:p>
          </table:table-cell>
          <table:table-cell office:value-type="float" office:value="0.0159666573823772" calcext:value-type="float">
            <text:p>0.0159666573823772</text:p>
          </table:table-cell>
          <table:table-cell office:value-type="float" office:value="0.938921528644388" calcext:value-type="float">
            <text:p>0.938921528644388</text:p>
          </table:table-cell>
          <table:table-cell office:value-type="float" office:value="0.0166718028488788" calcext:value-type="float">
            <text:p>0.0166718028488788</text:p>
          </table:table-cell>
          <table:table-cell/>
          <table:table-cell table:formula="of:=[.B40]&gt;[.N40]" office:value-type="boolean" office:boolean-value="false" calcext:value-type="boolean">
            <text:p>FALSE</text:p>
          </table:table-cell>
          <table:table-cell/>
          <table:table-cell table:formula="of:=[.B40]&gt;[.T40]" office:value-type="boolean" office:boolean-value="true" calcext:value-type="boolean">
            <text:p>TRUE</text:p>
          </table:table-cell>
          <table:table-cell/>
          <table:table-cell table:formula="of:=[.B40]&gt;[.H40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49720010079938" calcext:value-type="float">
            <text:p>0.949720010079938</text:p>
          </table:table-cell>
          <table:table-cell office:value-type="float" office:value="0.0179502405292363" calcext:value-type="float">
            <text:p>0.0179502405292363</text:p>
          </table:table-cell>
          <table:table-cell office:value-type="float" office:value="0.952620763373173" calcext:value-type="float">
            <text:p>0.952620763373173</text:p>
          </table:table-cell>
          <table:table-cell office:value-type="float" office:value="0.0174524790478097" calcext:value-type="float">
            <text:p>0.0174524790478097</text:p>
          </table:table-cell>
          <table:table-cell office:value-type="float" office:value="0.949720010079938" calcext:value-type="float">
            <text:p>0.949720010079938</text:p>
          </table:table-cell>
          <table:table-cell office:value-type="float" office:value="0.0179502405292363" calcext:value-type="float">
            <text:p>0.0179502405292363</text:p>
          </table:table-cell>
          <table:table-cell office:value-type="float" office:value="0.939585708584941" calcext:value-type="float">
            <text:p>0.939585708584941</text:p>
          </table:table-cell>
          <table:table-cell office:value-type="float" office:value="0.0139824248995925" calcext:value-type="float">
            <text:p>0.0139824248995925</text:p>
          </table:table-cell>
          <table:table-cell office:value-type="float" office:value="0.944582882682793" calcext:value-type="float">
            <text:p>0.944582882682793</text:p>
          </table:table-cell>
          <table:table-cell office:value-type="float" office:value="0.0124623674248317" calcext:value-type="float">
            <text:p>0.0124623674248317</text:p>
          </table:table-cell>
          <table:table-cell office:value-type="float" office:value="0.939585708584941" calcext:value-type="float">
            <text:p>0.939585708584941</text:p>
          </table:table-cell>
          <table:table-cell office:value-type="float" office:value="0.0139824248995925" calcext:value-type="float">
            <text:p>0.0139824248995925</text:p>
          </table:table-cell>
          <table:table-cell office:value-type="float" office:value="0.938949445740087" calcext:value-type="float">
            <text:p>0.938949445740087</text:p>
          </table:table-cell>
          <table:table-cell office:value-type="float" office:value="0.0154479637031212" calcext:value-type="float">
            <text:p>0.0154479637031212</text:p>
          </table:table-cell>
          <table:table-cell office:value-type="float" office:value="0.943267375470148" calcext:value-type="float">
            <text:p>0.943267375470148</text:p>
          </table:table-cell>
          <table:table-cell office:value-type="float" office:value="0.0159387450938829" calcext:value-type="float">
            <text:p>0.0159387450938829</text:p>
          </table:table-cell>
          <table:table-cell office:value-type="float" office:value="0.938949445740087" calcext:value-type="float">
            <text:p>0.938949445740087</text:p>
          </table:table-cell>
          <table:table-cell office:value-type="float" office:value="0.0154479637031212" calcext:value-type="float">
            <text:p>0.0154479637031212</text:p>
          </table:table-cell>
          <table:table-cell office:value-type="float" office:value="0.951373669379481" calcext:value-type="float">
            <text:p>0.951373669379481</text:p>
          </table:table-cell>
          <table:table-cell office:value-type="float" office:value="0.0124177631518746" calcext:value-type="float">
            <text:p>0.0124177631518746</text:p>
          </table:table-cell>
          <table:table-cell office:value-type="float" office:value="0.95532123791953" calcext:value-type="float">
            <text:p>0.95532123791953</text:p>
          </table:table-cell>
          <table:table-cell office:value-type="float" office:value="0.0115283139982016" calcext:value-type="float">
            <text:p>0.0115283139982016</text:p>
          </table:table-cell>
          <table:table-cell office:value-type="float" office:value="0.951373669379481" calcext:value-type="float">
            <text:p>0.951373669379481</text:p>
          </table:table-cell>
          <table:table-cell office:value-type="float" office:value="0.0124177631518746" calcext:value-type="float">
            <text:p>0.0124177631518746</text:p>
          </table:table-cell>
          <table:table-cell/>
          <table:table-cell table:formula="of:=[.B41]&gt;[.N41]" office:value-type="boolean" office:boolean-value="true" calcext:value-type="boolean">
            <text:p>TRUE</text:p>
          </table:table-cell>
          <table:table-cell/>
          <table:table-cell table:formula="of:=[.B41]&gt;[.T41]" office:value-type="boolean" office:boolean-value="false" calcext:value-type="boolean">
            <text:p>FALSE</text:p>
          </table:table-cell>
          <table:table-cell/>
          <table:table-cell table:formula="of:=[.B41]&gt;[.H41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49932510703434" calcext:value-type="float">
            <text:p>0.949932510703434</text:p>
          </table:table-cell>
          <table:table-cell office:value-type="float" office:value="0.0138437263759349" calcext:value-type="float">
            <text:p>0.0138437263759349</text:p>
          </table:table-cell>
          <table:table-cell office:value-type="float" office:value="0.954354814410563" calcext:value-type="float">
            <text:p>0.954354814410563</text:p>
          </table:table-cell>
          <table:table-cell office:value-type="float" office:value="0.0119384208710059" calcext:value-type="float">
            <text:p>0.0119384208710059</text:p>
          </table:table-cell>
          <table:table-cell office:value-type="float" office:value="0.949932510703434" calcext:value-type="float">
            <text:p>0.949932510703434</text:p>
          </table:table-cell>
          <table:table-cell office:value-type="float" office:value="0.0138437263759349" calcext:value-type="float">
            <text:p>0.0138437263759349</text:p>
          </table:table-cell>
          <table:table-cell office:value-type="float" office:value="0.943329462753907" calcext:value-type="float">
            <text:p>0.943329462753907</text:p>
          </table:table-cell>
          <table:table-cell office:value-type="float" office:value="0.0178395675520786" calcext:value-type="float">
            <text:p>0.0178395675520786</text:p>
          </table:table-cell>
          <table:table-cell office:value-type="float" office:value="0.947990822880964" calcext:value-type="float">
            <text:p>0.947990822880964</text:p>
          </table:table-cell>
          <table:table-cell office:value-type="float" office:value="0.0163203251461627" calcext:value-type="float">
            <text:p>0.0163203251461627</text:p>
          </table:table-cell>
          <table:table-cell office:value-type="float" office:value="0.943329462753907" calcext:value-type="float">
            <text:p>0.943329462753907</text:p>
          </table:table-cell>
          <table:table-cell office:value-type="float" office:value="0.0178395675520786" calcext:value-type="float">
            <text:p>0.0178395675520786</text:p>
          </table:table-cell>
          <table:table-cell office:value-type="float" office:value="0.949431590366889" calcext:value-type="float">
            <text:p>0.949431590366889</text:p>
          </table:table-cell>
          <table:table-cell office:value-type="float" office:value="0.0118655908493242" calcext:value-type="float">
            <text:p>0.0118655908493242</text:p>
          </table:table-cell>
          <table:table-cell office:value-type="float" office:value="0.951825399169162" calcext:value-type="float">
            <text:p>0.951825399169162</text:p>
          </table:table-cell>
          <table:table-cell office:value-type="float" office:value="0.0114968332499466" calcext:value-type="float">
            <text:p>0.0114968332499466</text:p>
          </table:table-cell>
          <table:table-cell office:value-type="float" office:value="0.949431590366889" calcext:value-type="float">
            <text:p>0.949431590366889</text:p>
          </table:table-cell>
          <table:table-cell office:value-type="float" office:value="0.0118655908493242" calcext:value-type="float">
            <text:p>0.0118655908493242</text:p>
          </table:table-cell>
          <table:table-cell office:value-type="float" office:value="0.942981467523791" calcext:value-type="float">
            <text:p>0.942981467523791</text:p>
          </table:table-cell>
          <table:table-cell office:value-type="float" office:value="0.0171442038387748" calcext:value-type="float">
            <text:p>0.0171442038387748</text:p>
          </table:table-cell>
          <table:table-cell office:value-type="float" office:value="0.947329778048221" calcext:value-type="float">
            <text:p>0.947329778048221</text:p>
          </table:table-cell>
          <table:table-cell office:value-type="float" office:value="0.0165693769456838" calcext:value-type="float">
            <text:p>0.0165693769456838</text:p>
          </table:table-cell>
          <table:table-cell office:value-type="float" office:value="0.942981467523791" calcext:value-type="float">
            <text:p>0.942981467523791</text:p>
          </table:table-cell>
          <table:table-cell office:value-type="float" office:value="0.0171442038387748" calcext:value-type="float">
            <text:p>0.0171442038387748</text:p>
          </table:table-cell>
          <table:table-cell/>
          <table:table-cell table:formula="of:=[.B42]&gt;[.N42]" office:value-type="boolean" office:boolean-value="true" calcext:value-type="boolean">
            <text:p>TRUE</text:p>
          </table:table-cell>
          <table:table-cell/>
          <table:table-cell table:formula="of:=[.B42]&gt;[.T42]" office:value-type="boolean" office:boolean-value="true" calcext:value-type="boolean">
            <text:p>TRUE</text:p>
          </table:table-cell>
          <table:table-cell/>
          <table:table-cell table:formula="of:=[.B42]&gt;[.H42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53682280972437" calcext:value-type="float">
            <text:p>0.953682280972437</text:p>
          </table:table-cell>
          <table:table-cell office:value-type="float" office:value="0.0144782292847422" calcext:value-type="float">
            <text:p>0.0144782292847422</text:p>
          </table:table-cell>
          <table:table-cell office:value-type="float" office:value="0.957844860346625" calcext:value-type="float">
            <text:p>0.957844860346625</text:p>
          </table:table-cell>
          <table:table-cell office:value-type="float" office:value="0.0132528921623263" calcext:value-type="float">
            <text:p>0.0132528921623263</text:p>
          </table:table-cell>
          <table:table-cell office:value-type="float" office:value="0.953682280972437" calcext:value-type="float">
            <text:p>0.953682280972437</text:p>
          </table:table-cell>
          <table:table-cell office:value-type="float" office:value="0.0144782292847422" calcext:value-type="float">
            <text:p>0.0144782292847422</text:p>
          </table:table-cell>
          <table:table-cell office:value-type="float" office:value="0.949631934375928" calcext:value-type="float">
            <text:p>0.949631934375928</text:p>
          </table:table-cell>
          <table:table-cell office:value-type="float" office:value="0.0104382508404168" calcext:value-type="float">
            <text:p>0.0104382508404168</text:p>
          </table:table-cell>
          <table:table-cell office:value-type="float" office:value="0.953804768095183" calcext:value-type="float">
            <text:p>0.953804768095183</text:p>
          </table:table-cell>
          <table:table-cell office:value-type="float" office:value="0.010057331004905" calcext:value-type="float">
            <text:p>0.010057331004905</text:p>
          </table:table-cell>
          <table:table-cell office:value-type="float" office:value="0.949631934375928" calcext:value-type="float">
            <text:p>0.949631934375928</text:p>
          </table:table-cell>
          <table:table-cell office:value-type="float" office:value="0.0104382508404168" calcext:value-type="float">
            <text:p>0.0104382508404168</text:p>
          </table:table-cell>
          <table:table-cell office:value-type="float" office:value="0.940041024931601" calcext:value-type="float">
            <text:p>0.940041024931601</text:p>
          </table:table-cell>
          <table:table-cell office:value-type="float" office:value="0.0145091288817218" calcext:value-type="float">
            <text:p>0.0145091288817218</text:p>
          </table:table-cell>
          <table:table-cell office:value-type="float" office:value="0.945140066395438" calcext:value-type="float">
            <text:p>0.945140066395438</text:p>
          </table:table-cell>
          <table:table-cell office:value-type="float" office:value="0.0139648591335412" calcext:value-type="float">
            <text:p>0.0139648591335412</text:p>
          </table:table-cell>
          <table:table-cell office:value-type="float" office:value="0.940041024931601" calcext:value-type="float">
            <text:p>0.940041024931601</text:p>
          </table:table-cell>
          <table:table-cell office:value-type="float" office:value="0.0145091288817218" calcext:value-type="float">
            <text:p>0.0145091288817218</text:p>
          </table:table-cell>
          <table:table-cell office:value-type="float" office:value="0.95298441721217" calcext:value-type="float">
            <text:p>0.95298441721217</text:p>
          </table:table-cell>
          <table:table-cell office:value-type="float" office:value="0.0194778119932606" calcext:value-type="float">
            <text:p>0.0194778119932606</text:p>
          </table:table-cell>
          <table:table-cell office:value-type="float" office:value="0.956137269722766" calcext:value-type="float">
            <text:p>0.956137269722766</text:p>
          </table:table-cell>
          <table:table-cell office:value-type="float" office:value="0.0171474152693998" calcext:value-type="float">
            <text:p>0.0171474152693998</text:p>
          </table:table-cell>
          <table:table-cell office:value-type="float" office:value="0.95298441721217" calcext:value-type="float">
            <text:p>0.95298441721217</text:p>
          </table:table-cell>
          <table:table-cell office:value-type="float" office:value="0.0194778119932606" calcext:value-type="float">
            <text:p>0.0194778119932606</text:p>
          </table:table-cell>
          <table:table-cell/>
          <table:table-cell table:formula="of:=[.B43]&gt;[.N43]" office:value-type="boolean" office:boolean-value="true" calcext:value-type="boolean">
            <text:p>TRUE</text:p>
          </table:table-cell>
          <table:table-cell/>
          <table:table-cell table:formula="of:=[.B43]&gt;[.T43]" office:value-type="boolean" office:boolean-value="true" calcext:value-type="boolean">
            <text:p>TRUE</text:p>
          </table:table-cell>
          <table:table-cell/>
          <table:table-cell table:formula="of:=[.B43]&gt;[.H43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48279434808384" calcext:value-type="float">
            <text:p>0.948279434808384</text:p>
          </table:table-cell>
          <table:table-cell office:value-type="float" office:value="0.0186057430446834" calcext:value-type="float">
            <text:p>0.0186057430446834</text:p>
          </table:table-cell>
          <table:table-cell office:value-type="float" office:value="0.951433363218108" calcext:value-type="float">
            <text:p>0.951433363218108</text:p>
          </table:table-cell>
          <table:table-cell office:value-type="float" office:value="0.018507548244546" calcext:value-type="float">
            <text:p>0.018507548244546</text:p>
          </table:table-cell>
          <table:table-cell office:value-type="float" office:value="0.948279434808384" calcext:value-type="float">
            <text:p>0.948279434808384</text:p>
          </table:table-cell>
          <table:table-cell office:value-type="float" office:value="0.0186057430446834" calcext:value-type="float">
            <text:p>0.0186057430446834</text:p>
          </table:table-cell>
          <table:table-cell office:value-type="float" office:value="0.953525046833445" calcext:value-type="float">
            <text:p>0.953525046833445</text:p>
          </table:table-cell>
          <table:table-cell office:value-type="float" office:value="0.0107000300383849" calcext:value-type="float">
            <text:p>0.0107000300383849</text:p>
          </table:table-cell>
          <table:table-cell office:value-type="float" office:value="0.95646949208448" calcext:value-type="float">
            <text:p>0.95646949208448</text:p>
          </table:table-cell>
          <table:table-cell office:value-type="float" office:value="0.00974348991688116" calcext:value-type="float">
            <text:p>0.00974348991688116</text:p>
          </table:table-cell>
          <table:table-cell office:value-type="float" office:value="0.953525046833445" calcext:value-type="float">
            <text:p>0.953525046833445</text:p>
          </table:table-cell>
          <table:table-cell office:value-type="float" office:value="0.0107000300383849" calcext:value-type="float">
            <text:p>0.0107000300383849</text:p>
          </table:table-cell>
          <table:table-cell office:value-type="float" office:value="0.94987246637786" calcext:value-type="float">
            <text:p>0.94987246637786</text:p>
          </table:table-cell>
          <table:table-cell office:value-type="float" office:value="0.0221199145889451" calcext:value-type="float">
            <text:p>0.0221199145889451</text:p>
          </table:table-cell>
          <table:table-cell office:value-type="float" office:value="0.953369507572887" calcext:value-type="float">
            <text:p>0.953369507572887</text:p>
          </table:table-cell>
          <table:table-cell office:value-type="float" office:value="0.0195105123994805" calcext:value-type="float">
            <text:p>0.0195105123994805</text:p>
          </table:table-cell>
          <table:table-cell office:value-type="float" office:value="0.94987246637786" calcext:value-type="float">
            <text:p>0.94987246637786</text:p>
          </table:table-cell>
          <table:table-cell office:value-type="float" office:value="0.0221199145889451" calcext:value-type="float">
            <text:p>0.0221199145889451</text:p>
          </table:table-cell>
          <table:table-cell office:value-type="float" office:value="0.954201493156248" calcext:value-type="float">
            <text:p>0.954201493156248</text:p>
          </table:table-cell>
          <table:table-cell office:value-type="float" office:value="0.0136121867849988" calcext:value-type="float">
            <text:p>0.0136121867849988</text:p>
          </table:table-cell>
          <table:table-cell office:value-type="float" office:value="0.957548215994128" calcext:value-type="float">
            <text:p>0.957548215994128</text:p>
          </table:table-cell>
          <table:table-cell office:value-type="float" office:value="0.0121483698727662" calcext:value-type="float">
            <text:p>0.0121483698727662</text:p>
          </table:table-cell>
          <table:table-cell office:value-type="float" office:value="0.954201493156248" calcext:value-type="float">
            <text:p>0.954201493156248</text:p>
          </table:table-cell>
          <table:table-cell office:value-type="float" office:value="0.0136121867849988" calcext:value-type="float">
            <text:p>0.0136121867849988</text:p>
          </table:table-cell>
          <table:table-cell/>
          <table:table-cell table:formula="of:=[.B44]&gt;[.N44]" office:value-type="boolean" office:boolean-value="false" calcext:value-type="boolean">
            <text:p>FALSE</text:p>
          </table:table-cell>
          <table:table-cell/>
          <table:table-cell table:formula="of:=[.B44]&gt;[.T44]" office:value-type="boolean" office:boolean-value="false" calcext:value-type="boolean">
            <text:p>FALSE</text:p>
          </table:table-cell>
          <table:table-cell/>
          <table:table-cell table:formula="of:=[.B44]&gt;[.H44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57037145957515" calcext:value-type="float">
            <text:p>0.957037145957515</text:p>
          </table:table-cell>
          <table:table-cell office:value-type="float" office:value="0.0211766114668089" calcext:value-type="float">
            <text:p>0.0211766114668089</text:p>
          </table:table-cell>
          <table:table-cell office:value-type="float" office:value="0.959416946516912" calcext:value-type="float">
            <text:p>0.959416946516912</text:p>
          </table:table-cell>
          <table:table-cell office:value-type="float" office:value="0.0205097699307933" calcext:value-type="float">
            <text:p>0.0205097699307933</text:p>
          </table:table-cell>
          <table:table-cell office:value-type="float" office:value="0.957037145957515" calcext:value-type="float">
            <text:p>0.957037145957515</text:p>
          </table:table-cell>
          <table:table-cell office:value-type="float" office:value="0.0211766114668089" calcext:value-type="float">
            <text:p>0.0211766114668089</text:p>
          </table:table-cell>
          <table:table-cell office:value-type="float" office:value="0.946777104699157" calcext:value-type="float">
            <text:p>0.946777104699157</text:p>
          </table:table-cell>
          <table:table-cell office:value-type="float" office:value="0.0175460652820322" calcext:value-type="float">
            <text:p>0.0175460652820322</text:p>
          </table:table-cell>
          <table:table-cell office:value-type="float" office:value="0.950683364144426" calcext:value-type="float">
            <text:p>0.950683364144426</text:p>
          </table:table-cell>
          <table:table-cell office:value-type="float" office:value="0.0160416554059051" calcext:value-type="float">
            <text:p>0.0160416554059051</text:p>
          </table:table-cell>
          <table:table-cell office:value-type="float" office:value="0.946777104699157" calcext:value-type="float">
            <text:p>0.946777104699157</text:p>
          </table:table-cell>
          <table:table-cell office:value-type="float" office:value="0.0175460652820322" calcext:value-type="float">
            <text:p>0.0175460652820322</text:p>
          </table:table-cell>
          <table:table-cell office:value-type="float" office:value="0.949571191573276" calcext:value-type="float">
            <text:p>0.949571191573276</text:p>
          </table:table-cell>
          <table:table-cell office:value-type="float" office:value="0.0221110196157149" calcext:value-type="float">
            <text:p>0.0221110196157149</text:p>
          </table:table-cell>
          <table:table-cell office:value-type="float" office:value="0.953333528991912" calcext:value-type="float">
            <text:p>0.953333528991912</text:p>
          </table:table-cell>
          <table:table-cell office:value-type="float" office:value="0.0205947884579656" calcext:value-type="float">
            <text:p>0.0205947884579656</text:p>
          </table:table-cell>
          <table:table-cell office:value-type="float" office:value="0.949571191573276" calcext:value-type="float">
            <text:p>0.949571191573276</text:p>
          </table:table-cell>
          <table:table-cell office:value-type="float" office:value="0.0221110196157149" calcext:value-type="float">
            <text:p>0.0221110196157149</text:p>
          </table:table-cell>
          <table:table-cell office:value-type="float" office:value="0.950800529018215" calcext:value-type="float">
            <text:p>0.950800529018215</text:p>
          </table:table-cell>
          <table:table-cell office:value-type="float" office:value="0.0122823880875203" calcext:value-type="float">
            <text:p>0.0122823880875203</text:p>
          </table:table-cell>
          <table:table-cell office:value-type="float" office:value="0.9547369464615" calcext:value-type="float">
            <text:p>0.9547369464615</text:p>
          </table:table-cell>
          <table:table-cell office:value-type="float" office:value="0.0111288051586466" calcext:value-type="float">
            <text:p>0.0111288051586466</text:p>
          </table:table-cell>
          <table:table-cell office:value-type="float" office:value="0.950800529018215" calcext:value-type="float">
            <text:p>0.950800529018215</text:p>
          </table:table-cell>
          <table:table-cell office:value-type="float" office:value="0.0122823880875203" calcext:value-type="float">
            <text:p>0.0122823880875203</text:p>
          </table:table-cell>
          <table:table-cell/>
          <table:table-cell table:formula="of:=[.B45]&gt;[.N45]" office:value-type="boolean" office:boolean-value="true" calcext:value-type="boolean">
            <text:p>TRUE</text:p>
          </table:table-cell>
          <table:table-cell/>
          <table:table-cell table:formula="of:=[.B45]&gt;[.T45]" office:value-type="boolean" office:boolean-value="true" calcext:value-type="boolean">
            <text:p>TRUE</text:p>
          </table:table-cell>
          <table:table-cell/>
          <table:table-cell table:formula="of:=[.B45]&gt;[.H45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953940451994164" calcext:value-type="float">
            <text:p>0.953940451994164</text:p>
          </table:table-cell>
          <table:table-cell office:value-type="float" office:value="0.0123062233648909" calcext:value-type="float">
            <text:p>0.0123062233648909</text:p>
          </table:table-cell>
          <table:table-cell office:value-type="float" office:value="0.95649821990935" calcext:value-type="float">
            <text:p>0.95649821990935</text:p>
          </table:table-cell>
          <table:table-cell office:value-type="float" office:value="0.0122817579571275" calcext:value-type="float">
            <text:p>0.0122817579571275</text:p>
          </table:table-cell>
          <table:table-cell office:value-type="float" office:value="0.953940451994164" calcext:value-type="float">
            <text:p>0.953940451994164</text:p>
          </table:table-cell>
          <table:table-cell office:value-type="float" office:value="0.0123062233648909" calcext:value-type="float">
            <text:p>0.0123062233648909</text:p>
          </table:table-cell>
          <table:table-cell office:value-type="float" office:value="0.950038825220221" calcext:value-type="float">
            <text:p>0.950038825220221</text:p>
          </table:table-cell>
          <table:table-cell office:value-type="float" office:value="0.01898578955477" calcext:value-type="float">
            <text:p>0.01898578955477</text:p>
          </table:table-cell>
          <table:table-cell office:value-type="float" office:value="0.954847884053914" calcext:value-type="float">
            <text:p>0.954847884053914</text:p>
          </table:table-cell>
          <table:table-cell office:value-type="float" office:value="0.0165403769258994" calcext:value-type="float">
            <text:p>0.0165403769258994</text:p>
          </table:table-cell>
          <table:table-cell office:value-type="float" office:value="0.950038825220221" calcext:value-type="float">
            <text:p>0.950038825220221</text:p>
          </table:table-cell>
          <table:table-cell office:value-type="float" office:value="0.01898578955477" calcext:value-type="float">
            <text:p>0.01898578955477</text:p>
          </table:table-cell>
          <table:table-cell office:value-type="float" office:value="0.953757474680389" calcext:value-type="float">
            <text:p>0.953757474680389</text:p>
          </table:table-cell>
          <table:table-cell office:value-type="float" office:value="0.0141557521412077" calcext:value-type="float">
            <text:p>0.0141557521412077</text:p>
          </table:table-cell>
          <table:table-cell office:value-type="float" office:value="0.955523990295354" calcext:value-type="float">
            <text:p>0.955523990295354</text:p>
          </table:table-cell>
          <table:table-cell office:value-type="float" office:value="0.0142711559661897" calcext:value-type="float">
            <text:p>0.0142711559661897</text:p>
          </table:table-cell>
          <table:table-cell office:value-type="float" office:value="0.953757474680389" calcext:value-type="float">
            <text:p>0.953757474680389</text:p>
          </table:table-cell>
          <table:table-cell office:value-type="float" office:value="0.0141557521412077" calcext:value-type="float">
            <text:p>0.0141557521412077</text:p>
          </table:table-cell>
          <table:table-cell office:value-type="float" office:value="0.953481461922339" calcext:value-type="float">
            <text:p>0.953481461922339</text:p>
          </table:table-cell>
          <table:table-cell office:value-type="float" office:value="0.0144315714199599" calcext:value-type="float">
            <text:p>0.0144315714199599</text:p>
          </table:table-cell>
          <table:table-cell office:value-type="float" office:value="0.957252692160536" calcext:value-type="float">
            <text:p>0.957252692160536</text:p>
          </table:table-cell>
          <table:table-cell office:value-type="float" office:value="0.012726147730933" calcext:value-type="float">
            <text:p>0.012726147730933</text:p>
          </table:table-cell>
          <table:table-cell office:value-type="float" office:value="0.953481461922339" calcext:value-type="float">
            <text:p>0.953481461922339</text:p>
          </table:table-cell>
          <table:table-cell office:value-type="float" office:value="0.0144315714199599" calcext:value-type="float">
            <text:p>0.0144315714199599</text:p>
          </table:table-cell>
          <table:table-cell/>
          <table:table-cell table:formula="of:=[.B46]&gt;[.N46]" office:value-type="boolean" office:boolean-value="true" calcext:value-type="boolean">
            <text:p>TRUE</text:p>
          </table:table-cell>
          <table:table-cell/>
          <table:table-cell table:formula="of:=[.B46]&gt;[.T46]" office:value-type="boolean" office:boolean-value="true" calcext:value-type="boolean">
            <text:p>TRUE</text:p>
          </table:table-cell>
          <table:table-cell/>
          <table:table-cell table:formula="of:=[.B46]&gt;[.H46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7" office:value-type="float" office:value="0.965573197296486" calcext:value-type="float">
            <text:p>0.965573197296486</text:p>
          </table:table-cell>
          <table:table-cell table:style-name="ce17" office:value-type="float" office:value="0.00919818401878445" calcext:value-type="float">
            <text:p>0.00919818401878445</text:p>
          </table:table-cell>
          <table:table-cell table:style-name="ce17" office:value-type="float" office:value="0.967682858368757" calcext:value-type="float">
            <text:p>0.967682858368757</text:p>
          </table:table-cell>
          <table:table-cell table:style-name="ce17" office:value-type="float" office:value="0.00883475915910204" calcext:value-type="float">
            <text:p>0.00883475915910204</text:p>
          </table:table-cell>
          <table:table-cell table:style-name="ce17" office:value-type="float" office:value="0.965573197296486" calcext:value-type="float">
            <text:p>0.965573197296486</text:p>
          </table:table-cell>
          <table:table-cell table:style-name="ce17" office:value-type="float" office:value="0.00919818401878445" calcext:value-type="float">
            <text:p>0.00919818401878445</text:p>
          </table:table-cell>
          <table:table-cell office:value-type="float" office:value="0.949527749590458" calcext:value-type="float">
            <text:p>0.949527749590458</text:p>
          </table:table-cell>
          <table:table-cell office:value-type="float" office:value="0.0135256442047868" calcext:value-type="float">
            <text:p>0.0135256442047868</text:p>
          </table:table-cell>
          <table:table-cell office:value-type="float" office:value="0.953347834616456" calcext:value-type="float">
            <text:p>0.953347834616456</text:p>
          </table:table-cell>
          <table:table-cell office:value-type="float" office:value="0.0127794816465333" calcext:value-type="float">
            <text:p>0.0127794816465333</text:p>
          </table:table-cell>
          <table:table-cell office:value-type="float" office:value="0.949527749590458" calcext:value-type="float">
            <text:p>0.949527749590458</text:p>
          </table:table-cell>
          <table:table-cell office:value-type="float" office:value="0.0135256442047868" calcext:value-type="float">
            <text:p>0.0135256442047868</text:p>
          </table:table-cell>
          <table:table-cell office:value-type="float" office:value="0.93861228425287" calcext:value-type="float">
            <text:p>0.93861228425287</text:p>
          </table:table-cell>
          <table:table-cell office:value-type="float" office:value="0.0171761187354725" calcext:value-type="float">
            <text:p>0.0171761187354725</text:p>
          </table:table-cell>
          <table:table-cell office:value-type="float" office:value="0.943473233427179" calcext:value-type="float">
            <text:p>0.943473233427179</text:p>
          </table:table-cell>
          <table:table-cell office:value-type="float" office:value="0.0151634343269235" calcext:value-type="float">
            <text:p>0.0151634343269235</text:p>
          </table:table-cell>
          <table:table-cell office:value-type="float" office:value="0.93861228425287" calcext:value-type="float">
            <text:p>0.93861228425287</text:p>
          </table:table-cell>
          <table:table-cell office:value-type="float" office:value="0.0171761187354725" calcext:value-type="float">
            <text:p>0.0171761187354725</text:p>
          </table:table-cell>
          <table:table-cell office:value-type="float" office:value="0.956851398174396" calcext:value-type="float">
            <text:p>0.956851398174396</text:p>
          </table:table-cell>
          <table:table-cell office:value-type="float" office:value="0.0169907324646082" calcext:value-type="float">
            <text:p>0.0169907324646082</text:p>
          </table:table-cell>
          <table:table-cell office:value-type="float" office:value="0.960384696169513" calcext:value-type="float">
            <text:p>0.960384696169513</text:p>
          </table:table-cell>
          <table:table-cell office:value-type="float" office:value="0.0152802389596423" calcext:value-type="float">
            <text:p>0.0152802389596423</text:p>
          </table:table-cell>
          <table:table-cell office:value-type="float" office:value="0.956851398174396" calcext:value-type="float">
            <text:p>0.956851398174396</text:p>
          </table:table-cell>
          <table:table-cell office:value-type="float" office:value="0.0169907324646082" calcext:value-type="float">
            <text:p>0.0169907324646082</text:p>
          </table:table-cell>
          <table:table-cell/>
          <table:table-cell table:formula="of:=[.B47]&gt;[.N47]" office:value-type="boolean" office:boolean-value="true" calcext:value-type="boolean">
            <text:p>TRUE</text:p>
          </table:table-cell>
          <table:table-cell/>
          <table:table-cell table:formula="of:=[.B47]&gt;[.T46]" office:value-type="boolean" office:boolean-value="true" calcext:value-type="boolean">
            <text:p>TRUE</text:p>
          </table:table-cell>
          <table:table-cell/>
          <table:table-cell table:formula="of:=[.B47]&gt;[.H47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964578077845705" calcext:value-type="float">
            <text:p>0.964578077845705</text:p>
          </table:table-cell>
          <table:table-cell office:value-type="float" office:value="0.0108519804627838" calcext:value-type="float">
            <text:p>0.0108519804627838</text:p>
          </table:table-cell>
          <table:table-cell office:value-type="float" office:value="0.967680611996283" calcext:value-type="float">
            <text:p>0.967680611996283</text:p>
          </table:table-cell>
          <table:table-cell office:value-type="float" office:value="0.00943873110648829" calcext:value-type="float">
            <text:p>0.00943873110648829</text:p>
          </table:table-cell>
          <table:table-cell office:value-type="float" office:value="0.964578077845705" calcext:value-type="float">
            <text:p>0.964578077845705</text:p>
          </table:table-cell>
          <table:table-cell office:value-type="float" office:value="0.0108519804627838" calcext:value-type="float">
            <text:p>0.0108519804627838</text:p>
          </table:table-cell>
          <table:table-cell office:value-type="float" office:value="0.954343494143355" calcext:value-type="float">
            <text:p>0.954343494143355</text:p>
          </table:table-cell>
          <table:table-cell office:value-type="float" office:value="0.0133521007560333" calcext:value-type="float">
            <text:p>0.0133521007560333</text:p>
          </table:table-cell>
          <table:table-cell office:value-type="float" office:value="0.957237563497047" calcext:value-type="float">
            <text:p>0.957237563497047</text:p>
          </table:table-cell>
          <table:table-cell office:value-type="float" office:value="0.0120260492845737" calcext:value-type="float">
            <text:p>0.0120260492845737</text:p>
          </table:table-cell>
          <table:table-cell office:value-type="float" office:value="0.954343494143355" calcext:value-type="float">
            <text:p>0.954343494143355</text:p>
          </table:table-cell>
          <table:table-cell office:value-type="float" office:value="0.0133521007560333" calcext:value-type="float">
            <text:p>0.0133521007560333</text:p>
          </table:table-cell>
          <table:table-cell office:value-type="float" office:value="0.942237513786678" calcext:value-type="float">
            <text:p>0.942237513786678</text:p>
          </table:table-cell>
          <table:table-cell office:value-type="float" office:value="0.0182590801739306" calcext:value-type="float">
            <text:p>0.0182590801739306</text:p>
          </table:table-cell>
          <table:table-cell office:value-type="float" office:value="0.947109292711549" calcext:value-type="float">
            <text:p>0.947109292711549</text:p>
          </table:table-cell>
          <table:table-cell office:value-type="float" office:value="0.0136984350326791" calcext:value-type="float">
            <text:p>0.0136984350326791</text:p>
          </table:table-cell>
          <table:table-cell office:value-type="float" office:value="0.942237513786678" calcext:value-type="float">
            <text:p>0.942237513786678</text:p>
          </table:table-cell>
          <table:table-cell office:value-type="float" office:value="0.0182590801739306" calcext:value-type="float">
            <text:p>0.0182590801739306</text:p>
          </table:table-cell>
          <table:table-cell office:value-type="float" office:value="0.956380077004393" calcext:value-type="float">
            <text:p>0.956380077004393</text:p>
          </table:table-cell>
          <table:table-cell office:value-type="float" office:value="0.0213088186061028" calcext:value-type="float">
            <text:p>0.0213088186061028</text:p>
          </table:table-cell>
          <table:table-cell office:value-type="float" office:value="0.959659142665287" calcext:value-type="float">
            <text:p>0.959659142665287</text:p>
          </table:table-cell>
          <table:table-cell office:value-type="float" office:value="0.02028231204029" calcext:value-type="float">
            <text:p>0.02028231204029</text:p>
          </table:table-cell>
          <table:table-cell office:value-type="float" office:value="0.956380077004393" calcext:value-type="float">
            <text:p>0.956380077004393</text:p>
          </table:table-cell>
          <table:table-cell office:value-type="float" office:value="0.0213088186061028" calcext:value-type="float">
            <text:p>0.0213088186061028</text:p>
          </table:table-cell>
          <table:table-cell/>
          <table:table-cell table:formula="of:=[.B48]&gt;[.N48]" office:value-type="boolean" office:boolean-value="true" calcext:value-type="boolean">
            <text:p>TRUE</text:p>
          </table:table-cell>
          <table:table-cell/>
          <table:table-cell table:formula="of:=[.B48]&gt;[.T47]" office:value-type="boolean" office:boolean-value="true" calcext:value-type="boolean">
            <text:p>TRUE</text:p>
          </table:table-cell>
          <table:table-cell/>
          <table:table-cell table:formula="of:=[.B48]&gt;[.H48]" office:value-type="boolean" office:boolean-value="true" calcext:value-type="boolean">
            <text:p>TRUE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95854827646193" calcext:value-type="float">
            <text:p>0.95854827646193</text:p>
          </table:table-cell>
          <table:table-cell office:value-type="float" office:value="0.016530793867249" calcext:value-type="float">
            <text:p>0.016530793867249</text:p>
          </table:table-cell>
          <table:table-cell office:value-type="float" office:value="0.961924934262238" calcext:value-type="float">
            <text:p>0.961924934262238</text:p>
          </table:table-cell>
          <table:table-cell office:value-type="float" office:value="0.0155676547656194" calcext:value-type="float">
            <text:p>0.0155676547656194</text:p>
          </table:table-cell>
          <table:table-cell office:value-type="float" office:value="0.95854827646193" calcext:value-type="float">
            <text:p>0.95854827646193</text:p>
          </table:table-cell>
          <table:table-cell office:value-type="float" office:value="0.016530793867249" calcext:value-type="float">
            <text:p>0.016530793867249</text:p>
          </table:table-cell>
          <table:table-cell office:value-type="float" office:value="0.952644058279709" calcext:value-type="float">
            <text:p>0.952644058279709</text:p>
          </table:table-cell>
          <table:table-cell office:value-type="float" office:value="0.0174759001171178" calcext:value-type="float">
            <text:p>0.0174759001171178</text:p>
          </table:table-cell>
          <table:table-cell office:value-type="float" office:value="0.955519079910358" calcext:value-type="float">
            <text:p>0.955519079910358</text:p>
          </table:table-cell>
          <table:table-cell office:value-type="float" office:value="0.0161561402960652" calcext:value-type="float">
            <text:p>0.0161561402960652</text:p>
          </table:table-cell>
          <table:table-cell office:value-type="float" office:value="0.952644058279709" calcext:value-type="float">
            <text:p>0.952644058279709</text:p>
          </table:table-cell>
          <table:table-cell office:value-type="float" office:value="0.0174759001171178" calcext:value-type="float">
            <text:p>0.0174759001171178</text:p>
          </table:table-cell>
          <table:table-cell office:value-type="float" office:value="0.9443040366814" calcext:value-type="float">
            <text:p>0.9443040366814</text:p>
          </table:table-cell>
          <table:table-cell office:value-type="float" office:value="0.0199394361053914" calcext:value-type="float">
            <text:p>0.0199394361053914</text:p>
          </table:table-cell>
          <table:table-cell office:value-type="float" office:value="0.949075706485339" calcext:value-type="float">
            <text:p>0.949075706485339</text:p>
          </table:table-cell>
          <table:table-cell office:value-type="float" office:value="0.0192258130241086" calcext:value-type="float">
            <text:p>0.0192258130241086</text:p>
          </table:table-cell>
          <table:table-cell office:value-type="float" office:value="0.9443040366814" calcext:value-type="float">
            <text:p>0.9443040366814</text:p>
          </table:table-cell>
          <table:table-cell office:value-type="float" office:value="0.0199394361053914" calcext:value-type="float">
            <text:p>0.0199394361053914</text:p>
          </table:table-cell>
          <table:table-cell office:value-type="float" office:value="0.954986959752099" calcext:value-type="float">
            <text:p>0.954986959752099</text:p>
          </table:table-cell>
          <table:table-cell office:value-type="float" office:value="0.0171662951676639" calcext:value-type="float">
            <text:p>0.0171662951676639</text:p>
          </table:table-cell>
          <table:table-cell office:value-type="float" office:value="0.958133528533179" calcext:value-type="float">
            <text:p>0.958133528533179</text:p>
          </table:table-cell>
          <table:table-cell office:value-type="float" office:value="0.0162448926173936" calcext:value-type="float">
            <text:p>0.0162448926173936</text:p>
          </table:table-cell>
          <table:table-cell office:value-type="float" office:value="0.954986959752099" calcext:value-type="float">
            <text:p>0.954986959752099</text:p>
          </table:table-cell>
          <table:table-cell office:value-type="float" office:value="0.0171662951676639" calcext:value-type="float">
            <text:p>0.0171662951676639</text:p>
          </table:table-cell>
          <table:table-cell/>
          <table:table-cell table:formula="of:=[.B49]&gt;[.N49]" office:value-type="boolean" office:boolean-value="true" calcext:value-type="boolean">
            <text:p>TRUE</text:p>
          </table:table-cell>
          <table:table-cell/>
          <table:table-cell table:formula="of:=[.B49]&gt;[.T49]" office:value-type="boolean" office:boolean-value="true" calcext:value-type="boolean">
            <text:p>TRUE</text:p>
          </table:table-cell>
          <table:table-cell/>
          <table:table-cell table:formula="of:=[.B49]&gt;[.H49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956457785624386" calcext:value-type="float">
            <text:p>0.956457785624386</text:p>
          </table:table-cell>
          <table:table-cell office:value-type="float" office:value="0.0113797563561441" calcext:value-type="float">
            <text:p>0.0113797563561441</text:p>
          </table:table-cell>
          <table:table-cell office:value-type="float" office:value="0.960083498216652" calcext:value-type="float">
            <text:p>0.960083498216652</text:p>
          </table:table-cell>
          <table:table-cell office:value-type="float" office:value="0.0104835599362728" calcext:value-type="float">
            <text:p>0.0104835599362728</text:p>
          </table:table-cell>
          <table:table-cell office:value-type="float" office:value="0.956457785624386" calcext:value-type="float">
            <text:p>0.956457785624386</text:p>
          </table:table-cell>
          <table:table-cell office:value-type="float" office:value="0.0113797563561441" calcext:value-type="float">
            <text:p>0.0113797563561441</text:p>
          </table:table-cell>
          <table:table-cell office:value-type="float" office:value="0.949063510727641" calcext:value-type="float">
            <text:p>0.949063510727641</text:p>
          </table:table-cell>
          <table:table-cell office:value-type="float" office:value="0.0131712670968694" calcext:value-type="float">
            <text:p>0.0131712670968694</text:p>
          </table:table-cell>
          <table:table-cell office:value-type="float" office:value="0.951687683497939" calcext:value-type="float">
            <text:p>0.951687683497939</text:p>
          </table:table-cell>
          <table:table-cell office:value-type="float" office:value="0.0124108008505016" calcext:value-type="float">
            <text:p>0.0124108008505016</text:p>
          </table:table-cell>
          <table:table-cell office:value-type="float" office:value="0.949063510727641" calcext:value-type="float">
            <text:p>0.949063510727641</text:p>
          </table:table-cell>
          <table:table-cell office:value-type="float" office:value="0.0131712670968694" calcext:value-type="float">
            <text:p>0.0131712670968694</text:p>
          </table:table-cell>
          <table:table-cell office:value-type="float" office:value="0.954452930380294" calcext:value-type="float">
            <text:p>0.954452930380294</text:p>
          </table:table-cell>
          <table:table-cell office:value-type="float" office:value="0.0192768593886832" calcext:value-type="float">
            <text:p>0.0192768593886832</text:p>
          </table:table-cell>
          <table:table-cell office:value-type="float" office:value="0.958092743322709" calcext:value-type="float">
            <text:p>0.958092743322709</text:p>
          </table:table-cell>
          <table:table-cell office:value-type="float" office:value="0.0177269382256467" calcext:value-type="float">
            <text:p>0.0177269382256467</text:p>
          </table:table-cell>
          <table:table-cell office:value-type="float" office:value="0.954452930380294" calcext:value-type="float">
            <text:p>0.954452930380294</text:p>
          </table:table-cell>
          <table:table-cell office:value-type="float" office:value="0.0192768593886832" calcext:value-type="float">
            <text:p>0.0192768593886832</text:p>
          </table:table-cell>
          <table:table-cell office:value-type="float" office:value="0.957581388580109" calcext:value-type="float">
            <text:p>0.957581388580109</text:p>
          </table:table-cell>
          <table:table-cell office:value-type="float" office:value="0.0169668081997472" calcext:value-type="float">
            <text:p>0.0169668081997472</text:p>
          </table:table-cell>
          <table:table-cell office:value-type="float" office:value="0.960480353020786" calcext:value-type="float">
            <text:p>0.960480353020786</text:p>
          </table:table-cell>
          <table:table-cell office:value-type="float" office:value="0.0158197302736978" calcext:value-type="float">
            <text:p>0.0158197302736978</text:p>
          </table:table-cell>
          <table:table-cell office:value-type="float" office:value="0.957581388580109" calcext:value-type="float">
            <text:p>0.957581388580109</text:p>
          </table:table-cell>
          <table:table-cell office:value-type="float" office:value="0.0169668081997472" calcext:value-type="float">
            <text:p>0.0169668081997472</text:p>
          </table:table-cell>
          <table:table-cell/>
          <table:table-cell table:formula="of:=[.B50]&gt;[.N50]" office:value-type="boolean" office:boolean-value="true" calcext:value-type="boolean">
            <text:p>TRUE</text:p>
          </table:table-cell>
          <table:table-cell/>
          <table:table-cell table:formula="of:=[.B50]&gt;[.T48]" office:value-type="boolean" office:boolean-value="true" calcext:value-type="boolean">
            <text:p>TRUE</text:p>
          </table:table-cell>
          <table:table-cell/>
          <table:table-cell table:formula="of:=[.B50]&gt;[.H50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951833668426312" calcext:value-type="float">
            <text:p>0.951833668426312</text:p>
          </table:table-cell>
          <table:table-cell office:value-type="float" office:value="0.0193585222763643" calcext:value-type="float">
            <text:p>0.0193585222763643</text:p>
          </table:table-cell>
          <table:table-cell office:value-type="float" office:value="0.954997800242195" calcext:value-type="float">
            <text:p>0.954997800242195</text:p>
          </table:table-cell>
          <table:table-cell office:value-type="float" office:value="0.0184208092160962" calcext:value-type="float">
            <text:p>0.0184208092160962</text:p>
          </table:table-cell>
          <table:table-cell office:value-type="float" office:value="0.951833668426312" calcext:value-type="float">
            <text:p>0.951833668426312</text:p>
          </table:table-cell>
          <table:table-cell office:value-type="float" office:value="0.0193585222763643" calcext:value-type="float">
            <text:p>0.0193585222763643</text:p>
          </table:table-cell>
          <table:table-cell office:value-type="float" office:value="0.953350067725707" calcext:value-type="float">
            <text:p>0.953350067725707</text:p>
          </table:table-cell>
          <table:table-cell office:value-type="float" office:value="0.0208205314612092" calcext:value-type="float">
            <text:p>0.0208205314612092</text:p>
          </table:table-cell>
          <table:table-cell office:value-type="float" office:value="0.956818122783329" calcext:value-type="float">
            <text:p>0.956818122783329</text:p>
          </table:table-cell>
          <table:table-cell office:value-type="float" office:value="0.0189167208497654" calcext:value-type="float">
            <text:p>0.0189167208497654</text:p>
          </table:table-cell>
          <table:table-cell office:value-type="float" office:value="0.953350067725707" calcext:value-type="float">
            <text:p>0.953350067725707</text:p>
          </table:table-cell>
          <table:table-cell office:value-type="float" office:value="0.0208205314612092" calcext:value-type="float">
            <text:p>0.0208205314612092</text:p>
          </table:table-cell>
          <table:table-cell table:style-name="ce17" office:value-type="float" office:value="0.959904062728502" calcext:value-type="float">
            <text:p>0.959904062728502</text:p>
          </table:table-cell>
          <table:table-cell table:style-name="ce17" office:value-type="float" office:value="0.0122013671298208" calcext:value-type="float">
            <text:p>0.0122013671298208</text:p>
          </table:table-cell>
          <table:table-cell table:style-name="ce17" office:value-type="float" office:value="0.962205681360408" calcext:value-type="float">
            <text:p>0.962205681360408</text:p>
          </table:table-cell>
          <table:table-cell table:style-name="ce17" office:value-type="float" office:value="0.0114646333101303" calcext:value-type="float">
            <text:p>0.0114646333101303</text:p>
          </table:table-cell>
          <table:table-cell table:style-name="ce17" office:value-type="float" office:value="0.959904062728502" calcext:value-type="float">
            <text:p>0.959904062728502</text:p>
          </table:table-cell>
          <table:table-cell table:style-name="ce17" office:value-type="float" office:value="0.0122013671298208" calcext:value-type="float">
            <text:p>0.0122013671298208</text:p>
          </table:table-cell>
          <table:table-cell table:style-name="ce17" office:value-type="float" office:value="0.958154350161024" calcext:value-type="float">
            <text:p>0.958154350161024</text:p>
          </table:table-cell>
          <table:table-cell table:style-name="ce17" office:value-type="float" office:value="0.0163664630755091" calcext:value-type="float">
            <text:p>0.0163664630755091</text:p>
          </table:table-cell>
          <table:table-cell table:style-name="ce17" office:value-type="float" office:value="0.96019875889647" calcext:value-type="float">
            <text:p>0.96019875889647</text:p>
          </table:table-cell>
          <table:table-cell table:style-name="ce17" office:value-type="float" office:value="0.0155939491920704" calcext:value-type="float">
            <text:p>0.0155939491920704</text:p>
          </table:table-cell>
          <table:table-cell table:style-name="ce17" office:value-type="float" office:value="0.958154350161024" calcext:value-type="float">
            <text:p>0.958154350161024</text:p>
          </table:table-cell>
          <table:table-cell table:style-name="ce17" office:value-type="float" office:value="0.0163664630755091" calcext:value-type="float">
            <text:p>0.0163664630755091</text:p>
          </table:table-cell>
          <table:table-cell/>
          <table:table-cell table:formula="of:=[.B51]&gt;[.N51]" office:value-type="boolean" office:boolean-value="false" calcext:value-type="boolean">
            <text:p>FALSE</text:p>
          </table:table-cell>
          <table:table-cell/>
          <table:table-cell table:formula="of:=[.B51]&gt;[.T53]" office:value-type="boolean" office:boolean-value="false" calcext:value-type="boolean">
            <text:p>FALSE</text:p>
          </table:table-cell>
          <table:table-cell/>
          <table:table-cell table:formula="of:=[.B51]&gt;[.H51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958053535251672" calcext:value-type="float">
            <text:p>0.958053535251672</text:p>
          </table:table-cell>
          <table:table-cell office:value-type="float" office:value="0.0175226280556526" calcext:value-type="float">
            <text:p>0.0175226280556526</text:p>
          </table:table-cell>
          <table:table-cell office:value-type="float" office:value="0.960454902615574" calcext:value-type="float">
            <text:p>0.960454902615574</text:p>
          </table:table-cell>
          <table:table-cell office:value-type="float" office:value="0.0172061356441749" calcext:value-type="float">
            <text:p>0.0172061356441749</text:p>
          </table:table-cell>
          <table:table-cell office:value-type="float" office:value="0.958053535251672" calcext:value-type="float">
            <text:p>0.958053535251672</text:p>
          </table:table-cell>
          <table:table-cell office:value-type="float" office:value="0.0175226280556526" calcext:value-type="float">
            <text:p>0.0175226280556526</text:p>
          </table:table-cell>
          <table:table-cell office:value-type="float" office:value="0.954439891457282" calcext:value-type="float">
            <text:p>0.954439891457282</text:p>
          </table:table-cell>
          <table:table-cell office:value-type="float" office:value="0.0165846946887995" calcext:value-type="float">
            <text:p>0.0165846946887995</text:p>
          </table:table-cell>
          <table:table-cell office:value-type="float" office:value="0.956959123437429" calcext:value-type="float">
            <text:p>0.956959123437429</text:p>
          </table:table-cell>
          <table:table-cell office:value-type="float" office:value="0.0164105148501108" calcext:value-type="float">
            <text:p>0.0164105148501108</text:p>
          </table:table-cell>
          <table:table-cell office:value-type="float" office:value="0.954439891457282" calcext:value-type="float">
            <text:p>0.954439891457282</text:p>
          </table:table-cell>
          <table:table-cell office:value-type="float" office:value="0.0165846946887995" calcext:value-type="float">
            <text:p>0.0165846946887995</text:p>
          </table:table-cell>
          <table:table-cell office:value-type="float" office:value="0.95631115820796" calcext:value-type="float">
            <text:p>0.95631115820796</text:p>
          </table:table-cell>
          <table:table-cell office:value-type="float" office:value="0.0170539312134554" calcext:value-type="float">
            <text:p>0.0170539312134554</text:p>
          </table:table-cell>
          <table:table-cell office:value-type="float" office:value="0.958515751299348" calcext:value-type="float">
            <text:p>0.958515751299348</text:p>
          </table:table-cell>
          <table:table-cell office:value-type="float" office:value="0.0163315390686702" calcext:value-type="float">
            <text:p>0.0163315390686702</text:p>
          </table:table-cell>
          <table:table-cell office:value-type="float" office:value="0.95631115820796" calcext:value-type="float">
            <text:p>0.95631115820796</text:p>
          </table:table-cell>
          <table:table-cell office:value-type="float" office:value="0.0170539312134554" calcext:value-type="float">
            <text:p>0.0170539312134554</text:p>
          </table:table-cell>
          <table:table-cell office:value-type="float" office:value="0.960890473596563" calcext:value-type="float">
            <text:p>0.960890473596563</text:p>
          </table:table-cell>
          <table:table-cell office:value-type="float" office:value="0.0184690895283935" calcext:value-type="float">
            <text:p>0.0184690895283935</text:p>
          </table:table-cell>
          <table:table-cell office:value-type="float" office:value="0.963766379564039" calcext:value-type="float">
            <text:p>0.963766379564039</text:p>
          </table:table-cell>
          <table:table-cell office:value-type="float" office:value="0.0173303457967321" calcext:value-type="float">
            <text:p>0.0173303457967321</text:p>
          </table:table-cell>
          <table:table-cell office:value-type="float" office:value="0.960890473596563" calcext:value-type="float">
            <text:p>0.960890473596563</text:p>
          </table:table-cell>
          <table:table-cell office:value-type="float" office:value="0.0184690895283935" calcext:value-type="float">
            <text:p>0.0184690895283935</text:p>
          </table:table-cell>
          <table:table-cell/>
          <table:table-cell table:formula="of:=[.B52]&gt;[.N52]" office:value-type="boolean" office:boolean-value="true" calcext:value-type="boolean">
            <text:p>TRUE</text:p>
          </table:table-cell>
          <table:table-cell/>
          <table:table-cell table:formula="of:=[.B52]&gt;[.T54]" office:value-type="boolean" office:boolean-value="false" calcext:value-type="boolean">
            <text:p>FALSE</text:p>
          </table:table-cell>
          <table:table-cell/>
          <table:table-cell table:formula="of:=[.B52]&gt;[.H52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945612722017199" calcext:value-type="float">
            <text:p>0.945612722017199</text:p>
          </table:table-cell>
          <table:table-cell office:value-type="float" office:value="0.0171643438914673" calcext:value-type="float">
            <text:p>0.0171643438914673</text:p>
          </table:table-cell>
          <table:table-cell office:value-type="float" office:value="0.949131300513168" calcext:value-type="float">
            <text:p>0.949131300513168</text:p>
          </table:table-cell>
          <table:table-cell office:value-type="float" office:value="0.0158632858653175" calcext:value-type="float">
            <text:p>0.0158632858653175</text:p>
          </table:table-cell>
          <table:table-cell office:value-type="float" office:value="0.945612722017199" calcext:value-type="float">
            <text:p>0.945612722017199</text:p>
          </table:table-cell>
          <table:table-cell office:value-type="float" office:value="0.0171643438914673" calcext:value-type="float">
            <text:p>0.0171643438914673</text:p>
          </table:table-cell>
          <table:table-cell table:style-name="ce17" office:value-type="float" office:value="0.958749468374496" calcext:value-type="float">
            <text:p>0.958749468374496</text:p>
          </table:table-cell>
          <table:table-cell table:style-name="ce17" office:value-type="float" office:value="0.0204183573743106" calcext:value-type="float">
            <text:p>0.0204183573743106</text:p>
          </table:table-cell>
          <table:table-cell table:style-name="ce17" office:value-type="float" office:value="0.961886264332425" calcext:value-type="float">
            <text:p>0.961886264332425</text:p>
          </table:table-cell>
          <table:table-cell table:style-name="ce17" office:value-type="float" office:value="0.0187148271112781" calcext:value-type="float">
            <text:p>0.0187148271112781</text:p>
          </table:table-cell>
          <table:table-cell table:style-name="ce17" office:value-type="float" office:value="0.958749468374496" calcext:value-type="float">
            <text:p>0.958749468374496</text:p>
          </table:table-cell>
          <table:table-cell table:style-name="ce17" office:value-type="float" office:value="0.0204183573743106" calcext:value-type="float">
            <text:p>0.0204183573743106</text:p>
          </table:table-cell>
          <table:table-cell office:value-type="float" office:value="0.952441360022172" calcext:value-type="float">
            <text:p>0.952441360022172</text:p>
          </table:table-cell>
          <table:table-cell office:value-type="float" office:value="0.014533273947029" calcext:value-type="float">
            <text:p>0.014533273947029</text:p>
          </table:table-cell>
          <table:table-cell office:value-type="float" office:value="0.955286332909335" calcext:value-type="float">
            <text:p>0.955286332909335</text:p>
          </table:table-cell>
          <table:table-cell office:value-type="float" office:value="0.0142904947595624" calcext:value-type="float">
            <text:p>0.0142904947595624</text:p>
          </table:table-cell>
          <table:table-cell office:value-type="float" office:value="0.952441360022172" calcext:value-type="float">
            <text:p>0.952441360022172</text:p>
          </table:table-cell>
          <table:table-cell office:value-type="float" office:value="0.014533273947029" calcext:value-type="float">
            <text:p>0.014533273947029</text:p>
          </table:table-cell>
          <table:table-cell office:value-type="float" office:value="0.960531057266179" calcext:value-type="float">
            <text:p>0.960531057266179</text:p>
          </table:table-cell>
          <table:table-cell office:value-type="float" office:value="0.0117616539937883" calcext:value-type="float">
            <text:p>0.0117616539937883</text:p>
          </table:table-cell>
          <table:table-cell office:value-type="float" office:value="0.962856436503431" calcext:value-type="float">
            <text:p>0.962856436503431</text:p>
          </table:table-cell>
          <table:table-cell office:value-type="float" office:value="0.0123338049056741" calcext:value-type="float">
            <text:p>0.0123338049056741</text:p>
          </table:table-cell>
          <table:table-cell office:value-type="float" office:value="0.960531057266179" calcext:value-type="float">
            <text:p>0.960531057266179</text:p>
          </table:table-cell>
          <table:table-cell office:value-type="float" office:value="0.0117616539937883" calcext:value-type="float">
            <text:p>0.0117616539937883</text:p>
          </table:table-cell>
          <table:table-cell/>
          <table:table-cell table:formula="of:=[.B53]&gt;[.N53]" office:value-type="boolean" office:boolean-value="false" calcext:value-type="boolean">
            <text:p>FALSE</text:p>
          </table:table-cell>
          <table:table-cell/>
          <table:table-cell table:formula="of:=[.B53]&gt;[.T55]" office:value-type="boolean" office:boolean-value="false" calcext:value-type="boolean">
            <text:p>FALSE</text:p>
          </table:table-cell>
          <table:table-cell/>
          <table:table-cell table:formula="of:=[.B53]&gt;[.H53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957669144555852" calcext:value-type="float">
            <text:p>0.957669144555852</text:p>
          </table:table-cell>
          <table:table-cell office:value-type="float" office:value="0.012451001696032" calcext:value-type="float">
            <text:p>0.012451001696032</text:p>
          </table:table-cell>
          <table:table-cell office:value-type="float" office:value="0.960362099525972" calcext:value-type="float">
            <text:p>0.960362099525972</text:p>
          </table:table-cell>
          <table:table-cell office:value-type="float" office:value="0.0118724462598089" calcext:value-type="float">
            <text:p>0.0118724462598089</text:p>
          </table:table-cell>
          <table:table-cell office:value-type="float" office:value="0.957669144555852" calcext:value-type="float">
            <text:p>0.957669144555852</text:p>
          </table:table-cell>
          <table:table-cell office:value-type="float" office:value="0.012451001696032" calcext:value-type="float">
            <text:p>0.012451001696032</text:p>
          </table:table-cell>
          <table:table-cell office:value-type="float" office:value="0.950600131693912" calcext:value-type="float">
            <text:p>0.950600131693912</text:p>
          </table:table-cell>
          <table:table-cell office:value-type="float" office:value="0.0236518960616666" calcext:value-type="float">
            <text:p>0.0236518960616666</text:p>
          </table:table-cell>
          <table:table-cell office:value-type="float" office:value="0.953415445449174" calcext:value-type="float">
            <text:p>0.953415445449174</text:p>
          </table:table-cell>
          <table:table-cell office:value-type="float" office:value="0.0228890588683863" calcext:value-type="float">
            <text:p>0.0228890588683863</text:p>
          </table:table-cell>
          <table:table-cell office:value-type="float" office:value="0.950600131693912" calcext:value-type="float">
            <text:p>0.950600131693912</text:p>
          </table:table-cell>
          <table:table-cell office:value-type="float" office:value="0.0236518960616666" calcext:value-type="float">
            <text:p>0.0236518960616666</text:p>
          </table:table-cell>
          <table:table-cell office:value-type="float" office:value="0.949282081052882" calcext:value-type="float">
            <text:p>0.949282081052882</text:p>
          </table:table-cell>
          <table:table-cell office:value-type="float" office:value="0.0240937703950855" calcext:value-type="float">
            <text:p>0.0240937703950855</text:p>
          </table:table-cell>
          <table:table-cell office:value-type="float" office:value="0.953320408550405" calcext:value-type="float">
            <text:p>0.953320408550405</text:p>
          </table:table-cell>
          <table:table-cell office:value-type="float" office:value="0.022259930054577" calcext:value-type="float">
            <text:p>0.022259930054577</text:p>
          </table:table-cell>
          <table:table-cell office:value-type="float" office:value="0.949282081052882" calcext:value-type="float">
            <text:p>0.949282081052882</text:p>
          </table:table-cell>
          <table:table-cell office:value-type="float" office:value="0.0240937703950855" calcext:value-type="float">
            <text:p>0.0240937703950855</text:p>
          </table:table-cell>
          <table:table-cell office:value-type="float" office:value="0.965170676855866" calcext:value-type="float">
            <text:p>0.965170676855866</text:p>
          </table:table-cell>
          <table:table-cell office:value-type="float" office:value="0.00904491751028483" calcext:value-type="float">
            <text:p>0.00904491751028483</text:p>
          </table:table-cell>
          <table:table-cell office:value-type="float" office:value="0.968432718844134" calcext:value-type="float">
            <text:p>0.968432718844134</text:p>
          </table:table-cell>
          <table:table-cell office:value-type="float" office:value="0.0085816088239475" calcext:value-type="float">
            <text:p>0.0085816088239475</text:p>
          </table:table-cell>
          <table:table-cell office:value-type="float" office:value="0.965170676855866" calcext:value-type="float">
            <text:p>0.965170676855866</text:p>
          </table:table-cell>
          <table:table-cell office:value-type="float" office:value="0.00904491751028483" calcext:value-type="float">
            <text:p>0.00904491751028483</text:p>
          </table:table-cell>
          <table:table-cell/>
          <table:table-cell table:formula="of:=[.B54]&gt;[.N54]" office:value-type="boolean" office:boolean-value="true" calcext:value-type="boolean">
            <text:p>TRUE</text:p>
          </table:table-cell>
          <table:table-cell/>
          <table:table-cell table:formula="of:=[.B54]&gt;[.T56]" office:value-type="boolean" office:boolean-value="false" calcext:value-type="boolean">
            <text:p>FALSE</text:p>
          </table:table-cell>
          <table:table-cell/>
          <table:table-cell table:formula="of:=[.B54]&gt;[.H5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59338226222959" calcext:value-type="float">
            <text:p>0.959338226222959</text:p>
          </table:table-cell>
          <table:table-cell office:value-type="float" office:value="0.0156715409187387" calcext:value-type="float">
            <text:p>0.0156715409187387</text:p>
          </table:table-cell>
          <table:table-cell office:value-type="float" office:value="0.961871712677667" calcext:value-type="float">
            <text:p>0.961871712677667</text:p>
          </table:table-cell>
          <table:table-cell office:value-type="float" office:value="0.0149848709071603" calcext:value-type="float">
            <text:p>0.0149848709071603</text:p>
          </table:table-cell>
          <table:table-cell office:value-type="float" office:value="0.959338226222959" calcext:value-type="float">
            <text:p>0.959338226222959</text:p>
          </table:table-cell>
          <table:table-cell office:value-type="float" office:value="0.0156715409187387" calcext:value-type="float">
            <text:p>0.0156715409187387</text:p>
          </table:table-cell>
          <table:table-cell office:value-type="float" office:value="0.952740359670864" calcext:value-type="float">
            <text:p>0.952740359670864</text:p>
          </table:table-cell>
          <table:table-cell office:value-type="float" office:value="0.0139066583788346" calcext:value-type="float">
            <text:p>0.0139066583788346</text:p>
          </table:table-cell>
          <table:table-cell office:value-type="float" office:value="0.956802439559639" calcext:value-type="float">
            <text:p>0.956802439559639</text:p>
          </table:table-cell>
          <table:table-cell office:value-type="float" office:value="0.0136279813482753" calcext:value-type="float">
            <text:p>0.0136279813482753</text:p>
          </table:table-cell>
          <table:table-cell office:value-type="float" office:value="0.952740359670864" calcext:value-type="float">
            <text:p>0.952740359670864</text:p>
          </table:table-cell>
          <table:table-cell office:value-type="float" office:value="0.0139066583788346" calcext:value-type="float">
            <text:p>0.0139066583788346</text:p>
          </table:table-cell>
          <table:table-cell office:value-type="float" office:value="0.944083707922696" calcext:value-type="float">
            <text:p>0.944083707922696</text:p>
          </table:table-cell>
          <table:table-cell office:value-type="float" office:value="0.0185612097566398" calcext:value-type="float">
            <text:p>0.0185612097566398</text:p>
          </table:table-cell>
          <table:table-cell office:value-type="float" office:value="0.946454348101029" calcext:value-type="float">
            <text:p>0.946454348101029</text:p>
          </table:table-cell>
          <table:table-cell office:value-type="float" office:value="0.0175094178923539" calcext:value-type="float">
            <text:p>0.0175094178923539</text:p>
          </table:table-cell>
          <table:table-cell office:value-type="float" office:value="0.944083707922696" calcext:value-type="float">
            <text:p>0.944083707922696</text:p>
          </table:table-cell>
          <table:table-cell office:value-type="float" office:value="0.0185612097566398" calcext:value-type="float">
            <text:p>0.0185612097566398</text:p>
          </table:table-cell>
          <table:table-cell office:value-type="float" office:value="0.960533321931848" calcext:value-type="float">
            <text:p>0.960533321931848</text:p>
          </table:table-cell>
          <table:table-cell office:value-type="float" office:value="0.0133964423771139" calcext:value-type="float">
            <text:p>0.0133964423771139</text:p>
          </table:table-cell>
          <table:table-cell office:value-type="float" office:value="0.963904204734662" calcext:value-type="float">
            <text:p>0.963904204734662</text:p>
          </table:table-cell>
          <table:table-cell office:value-type="float" office:value="0.0122105958105245" calcext:value-type="float">
            <text:p>0.0122105958105245</text:p>
          </table:table-cell>
          <table:table-cell office:value-type="float" office:value="0.960533321931848" calcext:value-type="float">
            <text:p>0.960533321931848</text:p>
          </table:table-cell>
          <table:table-cell office:value-type="float" office:value="0.0133964423771139" calcext:value-type="float">
            <text:p>0.0133964423771139</text:p>
          </table:table-cell>
          <table:table-cell/>
          <table:table-cell table:formula="of:=[.B55]&gt;[.N55]" office:value-type="boolean" office:boolean-value="true" calcext:value-type="boolean">
            <text:p>TRUE</text:p>
          </table:table-cell>
          <table:table-cell/>
          <table:table-cell table:formula="of:=[.B55]&gt;[.T49]" office:value-type="boolean" office:boolean-value="true" calcext:value-type="boolean">
            <text:p>TRUE</text:p>
          </table:table-cell>
          <table:table-cell/>
          <table:table-cell table:formula="of:=[.B55]&gt;[.H55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964579689325448" calcext:value-type="float">
            <text:p>0.964579689325448</text:p>
          </table:table-cell>
          <table:table-cell office:value-type="float" office:value="0.0116715637625969" calcext:value-type="float">
            <text:p>0.0116715637625969</text:p>
          </table:table-cell>
          <table:table-cell office:value-type="float" office:value="0.966458442127292" calcext:value-type="float">
            <text:p>0.966458442127292</text:p>
          </table:table-cell>
          <table:table-cell office:value-type="float" office:value="0.0111400469220552" calcext:value-type="float">
            <text:p>0.0111400469220552</text:p>
          </table:table-cell>
          <table:table-cell office:value-type="float" office:value="0.964579689325448" calcext:value-type="float">
            <text:p>0.964579689325448</text:p>
          </table:table-cell>
          <table:table-cell office:value-type="float" office:value="0.0116715637625969" calcext:value-type="float">
            <text:p>0.0116715637625969</text:p>
          </table:table-cell>
          <table:table-cell office:value-type="float" office:value="0.946828673580437" calcext:value-type="float">
            <text:p>0.946828673580437</text:p>
          </table:table-cell>
          <table:table-cell office:value-type="float" office:value="0.0270908782355135" calcext:value-type="float">
            <text:p>0.0270908782355135</text:p>
          </table:table-cell>
          <table:table-cell office:value-type="float" office:value="0.951425793061979" calcext:value-type="float">
            <text:p>0.951425793061979</text:p>
          </table:table-cell>
          <table:table-cell office:value-type="float" office:value="0.02446013465083" calcext:value-type="float">
            <text:p>0.02446013465083</text:p>
          </table:table-cell>
          <table:table-cell office:value-type="float" office:value="0.946828673580437" calcext:value-type="float">
            <text:p>0.946828673580437</text:p>
          </table:table-cell>
          <table:table-cell office:value-type="float" office:value="0.0270908782355135" calcext:value-type="float">
            <text:p>0.0270908782355135</text:p>
          </table:table-cell>
          <table:table-cell office:value-type="float" office:value="0.95509438554483" calcext:value-type="float">
            <text:p>0.95509438554483</text:p>
          </table:table-cell>
          <table:table-cell office:value-type="float" office:value="0.0175850513832934" calcext:value-type="float">
            <text:p>0.0175850513832934</text:p>
          </table:table-cell>
          <table:table-cell office:value-type="float" office:value="0.958041267087177" calcext:value-type="float">
            <text:p>0.958041267087177</text:p>
          </table:table-cell>
          <table:table-cell office:value-type="float" office:value="0.0173667458686097" calcext:value-type="float">
            <text:p>0.0173667458686097</text:p>
          </table:table-cell>
          <table:table-cell office:value-type="float" office:value="0.95509438554483" calcext:value-type="float">
            <text:p>0.95509438554483</text:p>
          </table:table-cell>
          <table:table-cell office:value-type="float" office:value="0.0175850513832934" calcext:value-type="float">
            <text:p>0.0175850513832934</text:p>
          </table:table-cell>
          <table:table-cell office:value-type="float" office:value="0.96016990258022" calcext:value-type="float">
            <text:p>0.96016990258022</text:p>
          </table:table-cell>
          <table:table-cell office:value-type="float" office:value="0.00825392967516703" calcext:value-type="float">
            <text:p>0.00825392967516703</text:p>
          </table:table-cell>
          <table:table-cell office:value-type="float" office:value="0.962849423959298" calcext:value-type="float">
            <text:p>0.962849423959298</text:p>
          </table:table-cell>
          <table:table-cell office:value-type="float" office:value="0.00826664182998386" calcext:value-type="float">
            <text:p>0.00826664182998386</text:p>
          </table:table-cell>
          <table:table-cell office:value-type="float" office:value="0.96016990258022" calcext:value-type="float">
            <text:p>0.96016990258022</text:p>
          </table:table-cell>
          <table:table-cell office:value-type="float" office:value="0.00825392967516703" calcext:value-type="float">
            <text:p>0.00825392967516703</text:p>
          </table:table-cell>
          <table:table-cell/>
          <table:table-cell table:formula="of:=[.B56]&gt;[.N56]" office:value-type="boolean" office:boolean-value="true" calcext:value-type="boolean">
            <text:p>TRUE</text:p>
          </table:table-cell>
          <table:table-cell/>
          <table:table-cell table:formula="of:=[.B56]&gt;[.T50]" office:value-type="boolean" office:boolean-value="true" calcext:value-type="boolean">
            <text:p>TRUE</text:p>
          </table:table-cell>
          <table:table-cell/>
          <table:table-cell table:formula="of:=[.B56]&gt;[.H56]" office:value-type="boolean" office:boolean-value="true" calcext:value-type="boolean">
            <text:p>TRUE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960525752962071" calcext:value-type="float">
            <text:p>0.960525752962071</text:p>
          </table:table-cell>
          <table:table-cell office:value-type="float" office:value="0.00858743141181316" calcext:value-type="float">
            <text:p>0.00858743141181316</text:p>
          </table:table-cell>
          <table:table-cell office:value-type="float" office:value="0.962895380296916" calcext:value-type="float">
            <text:p>0.962895380296916</text:p>
          </table:table-cell>
          <table:table-cell office:value-type="float" office:value="0.00858771662042233" calcext:value-type="float">
            <text:p>0.00858771662042233</text:p>
          </table:table-cell>
          <table:table-cell office:value-type="float" office:value="0.960525752962071" calcext:value-type="float">
            <text:p>0.960525752962071</text:p>
          </table:table-cell>
          <table:table-cell office:value-type="float" office:value="0.00858743141181316" calcext:value-type="float">
            <text:p>0.00858743141181316</text:p>
          </table:table-cell>
          <table:table-cell office:value-type="float" office:value="0.965221975383822" calcext:value-type="float">
            <text:p>0.965221975383822</text:p>
          </table:table-cell>
          <table:table-cell office:value-type="float" office:value="0.0110524031725385" calcext:value-type="float">
            <text:p>0.0110524031725385</text:p>
          </table:table-cell>
          <table:table-cell office:value-type="float" office:value="0.967963922603988" calcext:value-type="float">
            <text:p>0.967963922603988</text:p>
          </table:table-cell>
          <table:table-cell office:value-type="float" office:value="0.00989840876697717" calcext:value-type="float">
            <text:p>0.00989840876697717</text:p>
          </table:table-cell>
          <table:table-cell office:value-type="float" office:value="0.965221975383822" calcext:value-type="float">
            <text:p>0.965221975383822</text:p>
          </table:table-cell>
          <table:table-cell office:value-type="float" office:value="0.0110524031725385" calcext:value-type="float">
            <text:p>0.0110524031725385</text:p>
          </table:table-cell>
          <table:table-cell office:value-type="float" office:value="0.952863267036181" calcext:value-type="float">
            <text:p>0.952863267036181</text:p>
          </table:table-cell>
          <table:table-cell office:value-type="float" office:value="0.0109560274289393" calcext:value-type="float">
            <text:p>0.0109560274289393</text:p>
          </table:table-cell>
          <table:table-cell office:value-type="float" office:value="0.955956635102302" calcext:value-type="float">
            <text:p>0.955956635102302</text:p>
          </table:table-cell>
          <table:table-cell office:value-type="float" office:value="0.0104533756990654" calcext:value-type="float">
            <text:p>0.0104533756990654</text:p>
          </table:table-cell>
          <table:table-cell office:value-type="float" office:value="0.952863267036181" calcext:value-type="float">
            <text:p>0.952863267036181</text:p>
          </table:table-cell>
          <table:table-cell office:value-type="float" office:value="0.0109560274289393" calcext:value-type="float">
            <text:p>0.0109560274289393</text:p>
          </table:table-cell>
          <table:table-cell office:value-type="float" office:value="0.965606909516989" calcext:value-type="float">
            <text:p>0.965606909516989</text:p>
          </table:table-cell>
          <table:table-cell office:value-type="float" office:value="0.0126747465629349" calcext:value-type="float">
            <text:p>0.0126747465629349</text:p>
          </table:table-cell>
          <table:table-cell office:value-type="float" office:value="0.968014665522858" calcext:value-type="float">
            <text:p>0.968014665522858</text:p>
          </table:table-cell>
          <table:table-cell office:value-type="float" office:value="0.0120315013679814" calcext:value-type="float">
            <text:p>0.0120315013679814</text:p>
          </table:table-cell>
          <table:table-cell office:value-type="float" office:value="0.965606909516989" calcext:value-type="float">
            <text:p>0.965606909516989</text:p>
          </table:table-cell>
          <table:table-cell office:value-type="float" office:value="0.0126747465629349" calcext:value-type="float">
            <text:p>0.0126747465629349</text:p>
          </table:table-cell>
          <table:table-cell/>
          <table:table-cell table:formula="of:=[.B57]&gt;[.N57]" office:value-type="boolean" office:boolean-value="true" calcext:value-type="boolean">
            <text:p>TRUE</text:p>
          </table:table-cell>
          <table:table-cell/>
          <table:table-cell table:formula="of:=[.B57]&gt;[.T57]" office:value-type="boolean" office:boolean-value="false" calcext:value-type="boolean">
            <text:p>FALSE</text:p>
          </table:table-cell>
          <table:table-cell/>
          <table:table-cell table:formula="of:=[.B57]&gt;[.H57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955016557568004" calcext:value-type="float">
            <text:p>0.955016557568004</text:p>
          </table:table-cell>
          <table:table-cell office:value-type="float" office:value="0.0176156678322761" calcext:value-type="float">
            <text:p>0.0176156678322761</text:p>
          </table:table-cell>
          <table:table-cell office:value-type="float" office:value="0.958080454901375" calcext:value-type="float">
            <text:p>0.958080454901375</text:p>
          </table:table-cell>
          <table:table-cell office:value-type="float" office:value="0.0167163003594002" calcext:value-type="float">
            <text:p>0.0167163003594002</text:p>
          </table:table-cell>
          <table:table-cell office:value-type="float" office:value="0.955016557568004" calcext:value-type="float">
            <text:p>0.955016557568004</text:p>
          </table:table-cell>
          <table:table-cell office:value-type="float" office:value="0.0176156678322761" calcext:value-type="float">
            <text:p>0.0176156678322761</text:p>
          </table:table-cell>
          <table:table-cell office:value-type="float" office:value="0.953347213406055" calcext:value-type="float">
            <text:p>0.953347213406055</text:p>
          </table:table-cell>
          <table:table-cell office:value-type="float" office:value="0.0121862094798587" calcext:value-type="float">
            <text:p>0.0121862094798587</text:p>
          </table:table-cell>
          <table:table-cell office:value-type="float" office:value="0.956932540129546" calcext:value-type="float">
            <text:p>0.956932540129546</text:p>
          </table:table-cell>
          <table:table-cell office:value-type="float" office:value="0.0111401455061413" calcext:value-type="float">
            <text:p>0.0111401455061413</text:p>
          </table:table-cell>
          <table:table-cell office:value-type="float" office:value="0.953347213406055" calcext:value-type="float">
            <text:p>0.953347213406055</text:p>
          </table:table-cell>
          <table:table-cell office:value-type="float" office:value="0.0121862094798587" calcext:value-type="float">
            <text:p>0.0121862094798587</text:p>
          </table:table-cell>
          <table:table-cell office:value-type="float" office:value="0.959553225599638" calcext:value-type="float">
            <text:p>0.959553225599638</text:p>
          </table:table-cell>
          <table:table-cell office:value-type="float" office:value="0.0141926480122215" calcext:value-type="float">
            <text:p>0.0141926480122215</text:p>
          </table:table-cell>
          <table:table-cell office:value-type="float" office:value="0.96232589490838" calcext:value-type="float">
            <text:p>0.96232589490838</text:p>
          </table:table-cell>
          <table:table-cell office:value-type="float" office:value="0.0130411629901793" calcext:value-type="float">
            <text:p>0.0130411629901793</text:p>
          </table:table-cell>
          <table:table-cell office:value-type="float" office:value="0.959553225599638" calcext:value-type="float">
            <text:p>0.959553225599638</text:p>
          </table:table-cell>
          <table:table-cell office:value-type="float" office:value="0.0141926480122215" calcext:value-type="float">
            <text:p>0.0141926480122215</text:p>
          </table:table-cell>
          <table:table-cell office:value-type="float" office:value="0.957257561511121" calcext:value-type="float">
            <text:p>0.957257561511121</text:p>
          </table:table-cell>
          <table:table-cell office:value-type="float" office:value="0.0109182033375787" calcext:value-type="float">
            <text:p>0.0109182033375787</text:p>
          </table:table-cell>
          <table:table-cell office:value-type="float" office:value="0.960108897944471" calcext:value-type="float">
            <text:p>0.960108897944471</text:p>
          </table:table-cell>
          <table:table-cell office:value-type="float" office:value="0.0109853904923565" calcext:value-type="float">
            <text:p>0.0109853904923565</text:p>
          </table:table-cell>
          <table:table-cell office:value-type="float" office:value="0.957257561511121" calcext:value-type="float">
            <text:p>0.957257561511121</text:p>
          </table:table-cell>
          <table:table-cell office:value-type="float" office:value="0.0109182033375787" calcext:value-type="float">
            <text:p>0.0109182033375787</text:p>
          </table:table-cell>
          <table:table-cell/>
          <table:table-cell table:formula="of:=[.B58]&gt;[.N58]" office:value-type="boolean" office:boolean-value="false" calcext:value-type="boolean">
            <text:p>FALSE</text:p>
          </table:table-cell>
          <table:table-cell/>
          <table:table-cell table:formula="of:=[.B58]&gt;[.T58]" office:value-type="boolean" office:boolean-value="false" calcext:value-type="boolean">
            <text:p>FALSE</text:p>
          </table:table-cell>
          <table:table-cell/>
          <table:table-cell table:formula="of:=[.B58]&gt;[.H58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95657730401298" calcext:value-type="float">
            <text:p>0.95657730401298</text:p>
          </table:table-cell>
          <table:table-cell office:value-type="float" office:value="0.0195749892023751" calcext:value-type="float">
            <text:p>0.0195749892023751</text:p>
          </table:table-cell>
          <table:table-cell office:value-type="float" office:value="0.958983837292537" calcext:value-type="float">
            <text:p>0.958983837292537</text:p>
          </table:table-cell>
          <table:table-cell office:value-type="float" office:value="0.0188407490885849" calcext:value-type="float">
            <text:p>0.0188407490885849</text:p>
          </table:table-cell>
          <table:table-cell office:value-type="float" office:value="0.95657730401298" calcext:value-type="float">
            <text:p>0.95657730401298</text:p>
          </table:table-cell>
          <table:table-cell office:value-type="float" office:value="0.0195749892023751" calcext:value-type="float">
            <text:p>0.0195749892023751</text:p>
          </table:table-cell>
          <table:table-cell office:value-type="float" office:value="0.959214638703488" calcext:value-type="float">
            <text:p>0.959214638703488</text:p>
          </table:table-cell>
          <table:table-cell office:value-type="float" office:value="0.0121034888316893" calcext:value-type="float">
            <text:p>0.0121034888316893</text:p>
          </table:table-cell>
          <table:table-cell office:value-type="float" office:value="0.962124131319876" calcext:value-type="float">
            <text:p>0.962124131319876</text:p>
          </table:table-cell>
          <table:table-cell office:value-type="float" office:value="0.0112386765069709" calcext:value-type="float">
            <text:p>0.0112386765069709</text:p>
          </table:table-cell>
          <table:table-cell office:value-type="float" office:value="0.959214638703488" calcext:value-type="float">
            <text:p>0.959214638703488</text:p>
          </table:table-cell>
          <table:table-cell office:value-type="float" office:value="0.0121034888316893" calcext:value-type="float">
            <text:p>0.0121034888316893</text:p>
          </table:table-cell>
          <table:table-cell office:value-type="float" office:value="0.955723907704581" calcext:value-type="float">
            <text:p>0.955723907704581</text:p>
          </table:table-cell>
          <table:table-cell office:value-type="float" office:value="0.0166807433757251" calcext:value-type="float">
            <text:p>0.0166807433757251</text:p>
          </table:table-cell>
          <table:table-cell office:value-type="float" office:value="0.959908487180844" calcext:value-type="float">
            <text:p>0.959908487180844</text:p>
          </table:table-cell>
          <table:table-cell office:value-type="float" office:value="0.0153066712380238" calcext:value-type="float">
            <text:p>0.0153066712380238</text:p>
          </table:table-cell>
          <table:table-cell office:value-type="float" office:value="0.955723907704581" calcext:value-type="float">
            <text:p>0.955723907704581</text:p>
          </table:table-cell>
          <table:table-cell office:value-type="float" office:value="0.0166807433757251" calcext:value-type="float">
            <text:p>0.0166807433757251</text:p>
          </table:table-cell>
          <table:table-cell office:value-type="float" office:value="0.954701522320728" calcext:value-type="float">
            <text:p>0.954701522320728</text:p>
          </table:table-cell>
          <table:table-cell office:value-type="float" office:value="0.0122203957407264" calcext:value-type="float">
            <text:p>0.0122203957407264</text:p>
          </table:table-cell>
          <table:table-cell office:value-type="float" office:value="0.958449478581451" calcext:value-type="float">
            <text:p>0.958449478581451</text:p>
          </table:table-cell>
          <table:table-cell office:value-type="float" office:value="0.0114142170095704" calcext:value-type="float">
            <text:p>0.0114142170095704</text:p>
          </table:table-cell>
          <table:table-cell office:value-type="float" office:value="0.954701522320728" calcext:value-type="float">
            <text:p>0.954701522320728</text:p>
          </table:table-cell>
          <table:table-cell office:value-type="float" office:value="0.0122203957407264" calcext:value-type="float">
            <text:p>0.0122203957407264</text:p>
          </table:table-cell>
          <table:table-cell/>
          <table:table-cell table:formula="of:=[.B59]&gt;[.N59]" office:value-type="boolean" office:boolean-value="true" calcext:value-type="boolean">
            <text:p>TRUE</text:p>
          </table:table-cell>
          <table:table-cell/>
          <table:table-cell table:formula="of:=[.B59]&gt;[.T59]" office:value-type="boolean" office:boolean-value="true" calcext:value-type="boolean">
            <text:p>TRUE</text:p>
          </table:table-cell>
          <table:table-cell/>
          <table:table-cell table:formula="of:=[.B59]&gt;[.H59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953463733200138" calcext:value-type="float">
            <text:p>0.953463733200138</text:p>
          </table:table-cell>
          <table:table-cell office:value-type="float" office:value="0.0122860094013371" calcext:value-type="float">
            <text:p>0.0122860094013371</text:p>
          </table:table-cell>
          <table:table-cell office:value-type="float" office:value="0.95686255995135" calcext:value-type="float">
            <text:p>0.95686255995135</text:p>
          </table:table-cell>
          <table:table-cell office:value-type="float" office:value="0.0116950638057837" calcext:value-type="float">
            <text:p>0.0116950638057837</text:p>
          </table:table-cell>
          <table:table-cell office:value-type="float" office:value="0.953463733200138" calcext:value-type="float">
            <text:p>0.953463733200138</text:p>
          </table:table-cell>
          <table:table-cell office:value-type="float" office:value="0.0122860094013371" calcext:value-type="float">
            <text:p>0.0122860094013371</text:p>
          </table:table-cell>
          <table:table-cell office:value-type="float" office:value="0.951156438274805" calcext:value-type="float">
            <text:p>0.951156438274805</text:p>
          </table:table-cell>
          <table:table-cell office:value-type="float" office:value="0.0180990045342024" calcext:value-type="float">
            <text:p>0.0180990045342024</text:p>
          </table:table-cell>
          <table:table-cell office:value-type="float" office:value="0.952995018568771" calcext:value-type="float">
            <text:p>0.952995018568771</text:p>
          </table:table-cell>
          <table:table-cell office:value-type="float" office:value="0.017051460374378" calcext:value-type="float">
            <text:p>0.017051460374378</text:p>
          </table:table-cell>
          <table:table-cell office:value-type="float" office:value="0.951156438274805" calcext:value-type="float">
            <text:p>0.951156438274805</text:p>
          </table:table-cell>
          <table:table-cell office:value-type="float" office:value="0.0180990045342024" calcext:value-type="float">
            <text:p>0.0180990045342024</text:p>
          </table:table-cell>
          <table:table-cell office:value-type="float" office:value="0.961745425661286" calcext:value-type="float">
            <text:p>0.961745425661286</text:p>
          </table:table-cell>
          <table:table-cell office:value-type="float" office:value="0.00977774293497556" calcext:value-type="float">
            <text:p>0.00977774293497556</text:p>
          </table:table-cell>
          <table:table-cell office:value-type="float" office:value="0.964060994932227" calcext:value-type="float">
            <text:p>0.964060994932227</text:p>
          </table:table-cell>
          <table:table-cell office:value-type="float" office:value="0.00971121110737251" calcext:value-type="float">
            <text:p>0.00971121110737251</text:p>
          </table:table-cell>
          <table:table-cell office:value-type="float" office:value="0.961745425661286" calcext:value-type="float">
            <text:p>0.961745425661286</text:p>
          </table:table-cell>
          <table:table-cell office:value-type="float" office:value="0.00977774293497556" calcext:value-type="float">
            <text:p>0.00977774293497556</text:p>
          </table:table-cell>
          <table:table-cell office:value-type="float" office:value="0.958131990691918" calcext:value-type="float">
            <text:p>0.958131990691918</text:p>
          </table:table-cell>
          <table:table-cell office:value-type="float" office:value="0.0209057213712739" calcext:value-type="float">
            <text:p>0.0209057213712739</text:p>
          </table:table-cell>
          <table:table-cell office:value-type="float" office:value="0.961392669792196" calcext:value-type="float">
            <text:p>0.961392669792196</text:p>
          </table:table-cell>
          <table:table-cell office:value-type="float" office:value="0.0188490995770041" calcext:value-type="float">
            <text:p>0.0188490995770041</text:p>
          </table:table-cell>
          <table:table-cell office:value-type="float" office:value="0.958131990691918" calcext:value-type="float">
            <text:p>0.958131990691918</text:p>
          </table:table-cell>
          <table:table-cell office:value-type="float" office:value="0.0209057213712739" calcext:value-type="float">
            <text:p>0.0209057213712739</text:p>
          </table:table-cell>
          <table:table-cell/>
          <table:table-cell table:formula="of:=[.B60]&gt;[.N60]" office:value-type="boolean" office:boolean-value="false" calcext:value-type="boolean">
            <text:p>FALSE</text:p>
          </table:table-cell>
          <table:table-cell/>
          <table:table-cell table:formula="of:=[.B60]&gt;[.T60]" office:value-type="boolean" office:boolean-value="false" calcext:value-type="boolean">
            <text:p>FALSE</text:p>
          </table:table-cell>
          <table:table-cell/>
          <table:table-cell table:formula="of:=[.B60]&gt;[.H60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952068487139483" calcext:value-type="float">
            <text:p>0.952068487139483</text:p>
          </table:table-cell>
          <table:table-cell office:value-type="float" office:value="0.0125612809099632" calcext:value-type="float">
            <text:p>0.0125612809099632</text:p>
          </table:table-cell>
          <table:table-cell office:value-type="float" office:value="0.95413567929928" calcext:value-type="float">
            <text:p>0.95413567929928</text:p>
          </table:table-cell>
          <table:table-cell office:value-type="float" office:value="0.0124045943222258" calcext:value-type="float">
            <text:p>0.0124045943222258</text:p>
          </table:table-cell>
          <table:table-cell office:value-type="float" office:value="0.952068487139483" calcext:value-type="float">
            <text:p>0.952068487139483</text:p>
          </table:table-cell>
          <table:table-cell office:value-type="float" office:value="0.0125612809099632" calcext:value-type="float">
            <text:p>0.0125612809099632</text:p>
          </table:table-cell>
          <table:table-cell office:value-type="float" office:value="0.955319020452419" calcext:value-type="float">
            <text:p>0.955319020452419</text:p>
          </table:table-cell>
          <table:table-cell office:value-type="float" office:value="0.0257363633727999" calcext:value-type="float">
            <text:p>0.0257363633727999</text:p>
          </table:table-cell>
          <table:table-cell office:value-type="float" office:value="0.958809879203327" calcext:value-type="float">
            <text:p>0.958809879203327</text:p>
          </table:table-cell>
          <table:table-cell office:value-type="float" office:value="0.0243737997524241" calcext:value-type="float">
            <text:p>0.0243737997524241</text:p>
          </table:table-cell>
          <table:table-cell office:value-type="float" office:value="0.955319020452419" calcext:value-type="float">
            <text:p>0.955319020452419</text:p>
          </table:table-cell>
          <table:table-cell office:value-type="float" office:value="0.0257363633727999" calcext:value-type="float">
            <text:p>0.0257363633727999</text:p>
          </table:table-cell>
          <table:table-cell office:value-type="float" office:value="0.954120298993019" calcext:value-type="float">
            <text:p>0.954120298993019</text:p>
          </table:table-cell>
          <table:table-cell office:value-type="float" office:value="0.017161406956097" calcext:value-type="float">
            <text:p>0.017161406956097</text:p>
          </table:table-cell>
          <table:table-cell office:value-type="float" office:value="0.956962278088746" calcext:value-type="float">
            <text:p>0.956962278088746</text:p>
          </table:table-cell>
          <table:table-cell office:value-type="float" office:value="0.0162915783941844" calcext:value-type="float">
            <text:p>0.0162915783941844</text:p>
          </table:table-cell>
          <table:table-cell office:value-type="float" office:value="0.954120298993019" calcext:value-type="float">
            <text:p>0.954120298993019</text:p>
          </table:table-cell>
          <table:table-cell office:value-type="float" office:value="0.017161406956097" calcext:value-type="float">
            <text:p>0.017161406956097</text:p>
          </table:table-cell>
          <table:table-cell office:value-type="float" office:value="0.952039281764254" calcext:value-type="float">
            <text:p>0.952039281764254</text:p>
          </table:table-cell>
          <table:table-cell office:value-type="float" office:value="0.0170705667000865" calcext:value-type="float">
            <text:p>0.0170705667000865</text:p>
          </table:table-cell>
          <table:table-cell office:value-type="float" office:value="0.955399182820865" calcext:value-type="float">
            <text:p>0.955399182820865</text:p>
          </table:table-cell>
          <table:table-cell office:value-type="float" office:value="0.0165226725856036" calcext:value-type="float">
            <text:p>0.0165226725856036</text:p>
          </table:table-cell>
          <table:table-cell office:value-type="float" office:value="0.952039281764254" calcext:value-type="float">
            <text:p>0.952039281764254</text:p>
          </table:table-cell>
          <table:table-cell office:value-type="float" office:value="0.0170705667000865" calcext:value-type="float">
            <text:p>0.0170705667000865</text:p>
          </table:table-cell>
          <table:table-cell/>
          <table:table-cell table:formula="of:=[.B61]&gt;[.N61]" office:value-type="boolean" office:boolean-value="false" calcext:value-type="boolean">
            <text:p>FALSE</text:p>
          </table:table-cell>
          <table:table-cell/>
          <table:table-cell table:formula="of:=[.B61]&gt;[.T61]" office:value-type="boolean" office:boolean-value="true" calcext:value-type="boolean">
            <text:p>TRUE</text:p>
          </table:table-cell>
          <table:table-cell/>
          <table:table-cell table:formula="of:=[.B61]&gt;[.H61]" office:value-type="boolean" office:boolean-value="false" calcext:value-type="boolean">
            <text:p>FALSE</text:p>
          </table:table-cell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959375495826219" calcext:value-type="float">
            <text:p>0.959375495826219</text:p>
          </table:table-cell>
          <table:table-cell office:value-type="float" office:value="0.0200590580297219" calcext:value-type="float">
            <text:p>0.0200590580297219</text:p>
          </table:table-cell>
          <table:table-cell office:value-type="float" office:value="0.963074519205027" calcext:value-type="float">
            <text:p>0.963074519205027</text:p>
          </table:table-cell>
          <table:table-cell office:value-type="float" office:value="0.0182267906455868" calcext:value-type="float">
            <text:p>0.0182267906455868</text:p>
          </table:table-cell>
          <table:table-cell office:value-type="float" office:value="0.959375495826219" calcext:value-type="float">
            <text:p>0.959375495826219</text:p>
          </table:table-cell>
          <table:table-cell office:value-type="float" office:value="0.0200590580297219" calcext:value-type="float">
            <text:p>0.0200590580297219</text:p>
          </table:table-cell>
          <table:table-cell office:value-type="float" office:value="0.951790784516229" calcext:value-type="float">
            <text:p>0.951790784516229</text:p>
          </table:table-cell>
          <table:table-cell office:value-type="float" office:value="0.0173422483990224" calcext:value-type="float">
            <text:p>0.0173422483990224</text:p>
          </table:table-cell>
          <table:table-cell office:value-type="float" office:value="0.954967246796719" calcext:value-type="float">
            <text:p>0.954967246796719</text:p>
          </table:table-cell>
          <table:table-cell office:value-type="float" office:value="0.016432901028356" calcext:value-type="float">
            <text:p>0.016432901028356</text:p>
          </table:table-cell>
          <table:table-cell office:value-type="float" office:value="0.951790784516229" calcext:value-type="float">
            <text:p>0.951790784516229</text:p>
          </table:table-cell>
          <table:table-cell office:value-type="float" office:value="0.0173422483990224" calcext:value-type="float">
            <text:p>0.0173422483990224</text:p>
          </table:table-cell>
          <table:table-cell office:value-type="float" office:value="0.958850308393299" calcext:value-type="float">
            <text:p>0.958850308393299</text:p>
          </table:table-cell>
          <table:table-cell office:value-type="float" office:value="0.018413352827212" calcext:value-type="float">
            <text:p>0.018413352827212</text:p>
          </table:table-cell>
          <table:table-cell office:value-type="float" office:value="0.960761890564941" calcext:value-type="float">
            <text:p>0.960761890564941</text:p>
          </table:table-cell>
          <table:table-cell office:value-type="float" office:value="0.0182056122545812" calcext:value-type="float">
            <text:p>0.0182056122545812</text:p>
          </table:table-cell>
          <table:table-cell office:value-type="float" office:value="0.958850308393299" calcext:value-type="float">
            <text:p>0.958850308393299</text:p>
          </table:table-cell>
          <table:table-cell office:value-type="float" office:value="0.018413352827212" calcext:value-type="float">
            <text:p>0.018413352827212</text:p>
          </table:table-cell>
          <table:table-cell office:value-type="float" office:value="0.94443362864528" calcext:value-type="float">
            <text:p>0.94443362864528</text:p>
          </table:table-cell>
          <table:table-cell office:value-type="float" office:value="0.015603458497678" calcext:value-type="float">
            <text:p>0.015603458497678</text:p>
          </table:table-cell>
          <table:table-cell office:value-type="float" office:value="0.948597669416753" calcext:value-type="float">
            <text:p>0.948597669416753</text:p>
          </table:table-cell>
          <table:table-cell office:value-type="float" office:value="0.0147284981174779" calcext:value-type="float">
            <text:p>0.0147284981174779</text:p>
          </table:table-cell>
          <table:table-cell office:value-type="float" office:value="0.94443362864528" calcext:value-type="float">
            <text:p>0.94443362864528</text:p>
          </table:table-cell>
          <table:table-cell office:value-type="float" office:value="0.015603458497678" calcext:value-type="float">
            <text:p>0.015603458497678</text:p>
          </table:table-cell>
          <table:table-cell/>
          <table:table-cell table:formula="of:=[.B62]&gt;[.N62]" office:value-type="boolean" office:boolean-value="true" calcext:value-type="boolean">
            <text:p>TRUE</text:p>
          </table:table-cell>
          <table:table-cell/>
          <table:table-cell table:formula="of:=[.B62]&gt;[.T62]" office:value-type="boolean" office:boolean-value="true" calcext:value-type="boolean">
            <text:p>TRUE</text:p>
          </table:table-cell>
          <table:table-cell/>
          <table:table-cell table:formula="of:=[.B62]&gt;[.H62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961097947436142" calcext:value-type="float">
            <text:p>0.961097947436142</text:p>
          </table:table-cell>
          <table:table-cell office:value-type="float" office:value="0.015164725712785" calcext:value-type="float">
            <text:p>0.015164725712785</text:p>
          </table:table-cell>
          <table:table-cell office:value-type="float" office:value="0.963363312106458" calcext:value-type="float">
            <text:p>0.963363312106458</text:p>
          </table:table-cell>
          <table:table-cell office:value-type="float" office:value="0.0147578346730798" calcext:value-type="float">
            <text:p>0.0147578346730798</text:p>
          </table:table-cell>
          <table:table-cell office:value-type="float" office:value="0.961097947436142" calcext:value-type="float">
            <text:p>0.961097947436142</text:p>
          </table:table-cell>
          <table:table-cell office:value-type="float" office:value="0.015164725712785" calcext:value-type="float">
            <text:p>0.015164725712785</text:p>
          </table:table-cell>
          <table:table-cell office:value-type="float" office:value="0.967287436246446" calcext:value-type="float">
            <text:p>0.967287436246446</text:p>
          </table:table-cell>
          <table:table-cell office:value-type="float" office:value="0.0139947171169752" calcext:value-type="float">
            <text:p>0.0139947171169752</text:p>
          </table:table-cell>
          <table:table-cell office:value-type="float" office:value="0.969170720167586" calcext:value-type="float">
            <text:p>0.969170720167586</text:p>
          </table:table-cell>
          <table:table-cell office:value-type="float" office:value="0.0135643890919999" calcext:value-type="float">
            <text:p>0.0135643890919999</text:p>
          </table:table-cell>
          <table:table-cell office:value-type="float" office:value="0.967287436246446" calcext:value-type="float">
            <text:p>0.967287436246446</text:p>
          </table:table-cell>
          <table:table-cell office:value-type="float" office:value="0.0139947171169752" calcext:value-type="float">
            <text:p>0.0139947171169752</text:p>
          </table:table-cell>
          <table:table-cell office:value-type="float" office:value="0.957483083279054" calcext:value-type="float">
            <text:p>0.957483083279054</text:p>
          </table:table-cell>
          <table:table-cell office:value-type="float" office:value="0.0171508372146557" calcext:value-type="float">
            <text:p>0.0171508372146557</text:p>
          </table:table-cell>
          <table:table-cell office:value-type="float" office:value="0.960499502989685" calcext:value-type="float">
            <text:p>0.960499502989685</text:p>
          </table:table-cell>
          <table:table-cell office:value-type="float" office:value="0.0154659706690404" calcext:value-type="float">
            <text:p>0.0154659706690404</text:p>
          </table:table-cell>
          <table:table-cell office:value-type="float" office:value="0.957483083279054" calcext:value-type="float">
            <text:p>0.957483083279054</text:p>
          </table:table-cell>
          <table:table-cell office:value-type="float" office:value="0.0171508372146557" calcext:value-type="float">
            <text:p>0.0171508372146557</text:p>
          </table:table-cell>
          <table:table-cell office:value-type="float" office:value="0.959314663955292" calcext:value-type="float">
            <text:p>0.959314663955292</text:p>
          </table:table-cell>
          <table:table-cell office:value-type="float" office:value="0.0165368294259763" calcext:value-type="float">
            <text:p>0.0165368294259763</text:p>
          </table:table-cell>
          <table:table-cell office:value-type="float" office:value="0.96132266142625" calcext:value-type="float">
            <text:p>0.96132266142625</text:p>
          </table:table-cell>
          <table:table-cell office:value-type="float" office:value="0.0161120059837678" calcext:value-type="float">
            <text:p>0.0161120059837678</text:p>
          </table:table-cell>
          <table:table-cell office:value-type="float" office:value="0.959314663955292" calcext:value-type="float">
            <text:p>0.959314663955292</text:p>
          </table:table-cell>
          <table:table-cell office:value-type="float" office:value="0.0165368294259763" calcext:value-type="float">
            <text:p>0.0165368294259763</text:p>
          </table:table-cell>
          <table:table-cell/>
          <table:table-cell table:formula="of:=[.B63]&gt;[.N63]" office:value-type="boolean" office:boolean-value="true" calcext:value-type="boolean">
            <text:p>TRUE</text:p>
          </table:table-cell>
          <table:table-cell/>
          <table:table-cell table:formula="of:=[.B63]&gt;[.T63]" office:value-type="boolean" office:boolean-value="true" calcext:value-type="boolean">
            <text:p>TRUE</text:p>
          </table:table-cell>
          <table:table-cell/>
          <table:table-cell table:formula="of:=[.B63]&gt;[.H63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941601833335189" calcext:value-type="float">
            <text:p>0.941601833335189</text:p>
          </table:table-cell>
          <table:table-cell office:value-type="float" office:value="0.0185956151404651" calcext:value-type="float">
            <text:p>0.0185956151404651</text:p>
          </table:table-cell>
          <table:table-cell office:value-type="float" office:value="0.945094790206396" calcext:value-type="float">
            <text:p>0.945094790206396</text:p>
          </table:table-cell>
          <table:table-cell office:value-type="float" office:value="0.0178481391376295" calcext:value-type="float">
            <text:p>0.0178481391376295</text:p>
          </table:table-cell>
          <table:table-cell office:value-type="float" office:value="0.941601833335189" calcext:value-type="float">
            <text:p>0.941601833335189</text:p>
          </table:table-cell>
          <table:table-cell office:value-type="float" office:value="0.0185956151404651" calcext:value-type="float">
            <text:p>0.0185956151404651</text:p>
          </table:table-cell>
          <table:table-cell office:value-type="float" office:value="0.960686891493955" calcext:value-type="float">
            <text:p>0.960686891493955</text:p>
          </table:table-cell>
          <table:table-cell office:value-type="float" office:value="0.00937165414312225" calcext:value-type="float">
            <text:p>0.00937165414312225</text:p>
          </table:table-cell>
          <table:table-cell office:value-type="float" office:value="0.963611714723077" calcext:value-type="float">
            <text:p>0.963611714723077</text:p>
          </table:table-cell>
          <table:table-cell office:value-type="float" office:value="0.00859428721298425" calcext:value-type="float">
            <text:p>0.00859428721298425</text:p>
          </table:table-cell>
          <table:table-cell office:value-type="float" office:value="0.960686891493955" calcext:value-type="float">
            <text:p>0.960686891493955</text:p>
          </table:table-cell>
          <table:table-cell office:value-type="float" office:value="0.00937165414312225" calcext:value-type="float">
            <text:p>0.00937165414312225</text:p>
          </table:table-cell>
          <table:table-cell office:value-type="float" office:value="0.950095610735762" calcext:value-type="float">
            <text:p>0.950095610735762</text:p>
          </table:table-cell>
          <table:table-cell office:value-type="float" office:value="0.013794361624466" calcext:value-type="float">
            <text:p>0.013794361624466</text:p>
          </table:table-cell>
          <table:table-cell office:value-type="float" office:value="0.954222316705122" calcext:value-type="float">
            <text:p>0.954222316705122</text:p>
          </table:table-cell>
          <table:table-cell office:value-type="float" office:value="0.0137545357946277" calcext:value-type="float">
            <text:p>0.0137545357946277</text:p>
          </table:table-cell>
          <table:table-cell office:value-type="float" office:value="0.950095610735762" calcext:value-type="float">
            <text:p>0.950095610735762</text:p>
          </table:table-cell>
          <table:table-cell office:value-type="float" office:value="0.013794361624466" calcext:value-type="float">
            <text:p>0.013794361624466</text:p>
          </table:table-cell>
          <table:table-cell office:value-type="float" office:value="0.9524814675917" calcext:value-type="float">
            <text:p>0.9524814675917</text:p>
          </table:table-cell>
          <table:table-cell office:value-type="float" office:value="0.0184155443412795" calcext:value-type="float">
            <text:p>0.0184155443412795</text:p>
          </table:table-cell>
          <table:table-cell office:value-type="float" office:value="0.95552549647654" calcext:value-type="float">
            <text:p>0.95552549647654</text:p>
          </table:table-cell>
          <table:table-cell office:value-type="float" office:value="0.0175175816842803" calcext:value-type="float">
            <text:p>0.0175175816842803</text:p>
          </table:table-cell>
          <table:table-cell office:value-type="float" office:value="0.9524814675917" calcext:value-type="float">
            <text:p>0.9524814675917</text:p>
          </table:table-cell>
          <table:table-cell office:value-type="float" office:value="0.0184155443412795" calcext:value-type="float">
            <text:p>0.0184155443412795</text:p>
          </table:table-cell>
          <table:table-cell/>
          <table:table-cell table:formula="of:=[.B64]&gt;[.N64]" office:value-type="boolean" office:boolean-value="false" calcext:value-type="boolean">
            <text:p>FALSE</text:p>
          </table:table-cell>
          <table:table-cell/>
          <table:table-cell table:formula="of:=[.B64]&gt;[.T64]" office:value-type="boolean" office:boolean-value="false" calcext:value-type="boolean">
            <text:p>FALSE</text:p>
          </table:table-cell>
          <table:table-cell/>
          <table:table-cell table:formula="of:=[.B64]&gt;[.H64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50565652338663" calcext:value-type="float">
            <text:p>0.950565652338663</text:p>
          </table:table-cell>
          <table:table-cell office:value-type="float" office:value="0.0138216944769322" calcext:value-type="float">
            <text:p>0.0138216944769322</text:p>
          </table:table-cell>
          <table:table-cell office:value-type="float" office:value="0.955236752302551" calcext:value-type="float">
            <text:p>0.955236752302551</text:p>
          </table:table-cell>
          <table:table-cell office:value-type="float" office:value="0.0125801025323913" calcext:value-type="float">
            <text:p>0.0125801025323913</text:p>
          </table:table-cell>
          <table:table-cell office:value-type="float" office:value="0.950565652338663" calcext:value-type="float">
            <text:p>0.950565652338663</text:p>
          </table:table-cell>
          <table:table-cell office:value-type="float" office:value="0.0138216944769322" calcext:value-type="float">
            <text:p>0.0138216944769322</text:p>
          </table:table-cell>
          <table:table-cell office:value-type="float" office:value="0.96030625930943" calcext:value-type="float">
            <text:p>0.96030625930943</text:p>
          </table:table-cell>
          <table:table-cell office:value-type="float" office:value="0.00765328693433995" calcext:value-type="float">
            <text:p>0.00765328693433995</text:p>
          </table:table-cell>
          <table:table-cell office:value-type="float" office:value="0.962713260040346" calcext:value-type="float">
            <text:p>0.962713260040346</text:p>
          </table:table-cell>
          <table:table-cell office:value-type="float" office:value="0.00719198532847695" calcext:value-type="float">
            <text:p>0.00719198532847695</text:p>
          </table:table-cell>
          <table:table-cell office:value-type="float" office:value="0.96030625930943" calcext:value-type="float">
            <text:p>0.96030625930943</text:p>
          </table:table-cell>
          <table:table-cell office:value-type="float" office:value="0.00765328693433995" calcext:value-type="float">
            <text:p>0.00765328693433995</text:p>
          </table:table-cell>
          <table:table-cell office:value-type="float" office:value="0.959621797127676" calcext:value-type="float">
            <text:p>0.959621797127676</text:p>
          </table:table-cell>
          <table:table-cell office:value-type="float" office:value="0.0155427023407004" calcext:value-type="float">
            <text:p>0.0155427023407004</text:p>
          </table:table-cell>
          <table:table-cell office:value-type="float" office:value="0.962335711958106" calcext:value-type="float">
            <text:p>0.962335711958106</text:p>
          </table:table-cell>
          <table:table-cell office:value-type="float" office:value="0.0141988855236661" calcext:value-type="float">
            <text:p>0.0141988855236661</text:p>
          </table:table-cell>
          <table:table-cell office:value-type="float" office:value="0.959621797127676" calcext:value-type="float">
            <text:p>0.959621797127676</text:p>
          </table:table-cell>
          <table:table-cell office:value-type="float" office:value="0.0155427023407004" calcext:value-type="float">
            <text:p>0.0155427023407004</text:p>
          </table:table-cell>
          <table:table-cell office:value-type="float" office:value="0.955244143479055" calcext:value-type="float">
            <text:p>0.955244143479055</text:p>
          </table:table-cell>
          <table:table-cell office:value-type="float" office:value="0.0156197336037807" calcext:value-type="float">
            <text:p>0.0156197336037807</text:p>
          </table:table-cell>
          <table:table-cell office:value-type="float" office:value="0.957723070377568" calcext:value-type="float">
            <text:p>0.957723070377568</text:p>
          </table:table-cell>
          <table:table-cell office:value-type="float" office:value="0.0149955651616879" calcext:value-type="float">
            <text:p>0.0149955651616879</text:p>
          </table:table-cell>
          <table:table-cell office:value-type="float" office:value="0.955244143479055" calcext:value-type="float">
            <text:p>0.955244143479055</text:p>
          </table:table-cell>
          <table:table-cell office:value-type="float" office:value="0.0156197336037807" calcext:value-type="float">
            <text:p>0.0156197336037807</text:p>
          </table:table-cell>
          <table:table-cell/>
          <table:table-cell table:formula="of:=[.B65]&gt;[.N65]" office:value-type="boolean" office:boolean-value="false" calcext:value-type="boolean">
            <text:p>FALSE</text:p>
          </table:table-cell>
          <table:table-cell/>
          <table:table-cell table:formula="of:=[.B65]&gt;[.T65]" office:value-type="boolean" office:boolean-value="false" calcext:value-type="boolean">
            <text:p>FALSE</text:p>
          </table:table-cell>
          <table:table-cell/>
          <table:table-cell table:formula="of:=[.B65]&gt;[.H65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formula="of:=[.B66]&gt;[.N66]" office:value-type="boolean" office:boolean-value="false" calcext:value-type="boolean">
            <text:p>FALSE</text:p>
          </table:table-cell>
          <table:table-cell/>
          <table:table-cell table:formula="of:=[.B66]&gt;[.T66]" office:value-type="boolean" office:boolean-value="false" calcext:value-type="boolean">
            <text:p>FALSE</text:p>
          </table:table-cell>
          <table:table-cell/>
          <table:table-cell table:formula="of:=[.B66]&gt;[.H6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958040840532804" calcext:value-type="float">
            <text:p>0.958040840532804</text:p>
          </table:table-cell>
          <table:table-cell office:value-type="float" office:value="0.0188647206201205" calcext:value-type="float">
            <text:p>0.0188647206201205</text:p>
          </table:table-cell>
          <table:table-cell office:value-type="float" office:value="0.961186478712186" calcext:value-type="float">
            <text:p>0.961186478712186</text:p>
          </table:table-cell>
          <table:table-cell office:value-type="float" office:value="0.0169215622881664" calcext:value-type="float">
            <text:p>0.0169215622881664</text:p>
          </table:table-cell>
          <table:table-cell office:value-type="float" office:value="0.958040840532804" calcext:value-type="float">
            <text:p>0.958040840532804</text:p>
          </table:table-cell>
          <table:table-cell office:value-type="float" office:value="0.0188647206201205" calcext:value-type="float">
            <text:p>0.0188647206201205</text:p>
          </table:table-cell>
          <table:table-cell office:value-type="float" office:value="0.958040840532804" calcext:value-type="float">
            <text:p>0.958040840532804</text:p>
          </table:table-cell>
          <table:table-cell office:value-type="float" office:value="0.0188647206201205" calcext:value-type="float">
            <text:p>0.0188647206201205</text:p>
          </table:table-cell>
          <table:table-cell office:value-type="float" office:value="0.961186478712186" calcext:value-type="float">
            <text:p>0.961186478712186</text:p>
          </table:table-cell>
          <table:table-cell office:value-type="float" office:value="0.0169215622881664" calcext:value-type="float">
            <text:p>0.0169215622881664</text:p>
          </table:table-cell>
          <table:table-cell office:value-type="float" office:value="0.958040840532804" calcext:value-type="float">
            <text:p>0.958040840532804</text:p>
          </table:table-cell>
          <table:table-cell office:value-type="float" office:value="0.0188647206201205" calcext:value-type="float">
            <text:p>0.0188647206201205</text:p>
          </table:table-cell>
          <table:table-cell office:value-type="float" office:value="0.958040840532804" calcext:value-type="float">
            <text:p>0.958040840532804</text:p>
          </table:table-cell>
          <table:table-cell office:value-type="float" office:value="0.0188647206201205" calcext:value-type="float">
            <text:p>0.0188647206201205</text:p>
          </table:table-cell>
          <table:table-cell office:value-type="float" office:value="0.961186478712186" calcext:value-type="float">
            <text:p>0.961186478712186</text:p>
          </table:table-cell>
          <table:table-cell office:value-type="float" office:value="0.0169215622881664" calcext:value-type="float">
            <text:p>0.0169215622881664</text:p>
          </table:table-cell>
          <table:table-cell office:value-type="float" office:value="0.958040840532804" calcext:value-type="float">
            <text:p>0.958040840532804</text:p>
          </table:table-cell>
          <table:table-cell office:value-type="float" office:value="0.0188647206201205" calcext:value-type="float">
            <text:p>0.0188647206201205</text:p>
          </table:table-cell>
          <table:table-cell office:value-type="float" office:value="0.958040840532804" calcext:value-type="float">
            <text:p>0.958040840532804</text:p>
          </table:table-cell>
          <table:table-cell office:value-type="float" office:value="0.0188647206201205" calcext:value-type="float">
            <text:p>0.0188647206201205</text:p>
          </table:table-cell>
          <table:table-cell office:value-type="float" office:value="0.961186478712186" calcext:value-type="float">
            <text:p>0.961186478712186</text:p>
          </table:table-cell>
          <table:table-cell office:value-type="float" office:value="0.0169215622881664" calcext:value-type="float">
            <text:p>0.0169215622881664</text:p>
          </table:table-cell>
          <table:table-cell office:value-type="float" office:value="0.958040840532804" calcext:value-type="float">
            <text:p>0.958040840532804</text:p>
          </table:table-cell>
          <table:table-cell office:value-type="float" office:value="0.0188647206201205" calcext:value-type="float">
            <text:p>0.0188647206201205</text:p>
          </table:table-cell>
          <table:table-cell table:number-columns-repeated="14"/>
        </table:table-row>
        <table:table-row table:style-name="ro2">
          <table:table-cell table:number-columns-repeated="39"/>
        </table:table-row>
        <table:table-row table:style-name="ro1">
          <table:table-cell table:style-name="ce1" office:value-type="string" calcext:value-type="string" table:number-columns-spanned="25" table:number-rows-spanned="1">
            <text:p>VOWEL</text:p>
          </table:table-cell>
          <table:covered-table-cell table:number-columns-repeated="23" table:style-name="ce2"/>
          <table:covered-table-cell/>
          <table:table-cell table:number-columns-repeated="14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M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S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ANOVA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RFE</text:p>
          </table:table-cell>
          <table:covered-table-cell table:style-name="ce3"/>
          <table:covered-table-cell table:number-columns-repeated="3" table:style-name="ce2"/>
          <table:covered-table-cell/>
          <table:table-cell table:number-columns-repeated="14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14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715086347044391" calcext:value-type="float">
            <text:p>0.715086347044391</text:p>
          </table:table-cell>
          <table:table-cell office:value-type="float" office:value="0.0238398203799953" calcext:value-type="float">
            <text:p>0.0238398203799953</text:p>
          </table:table-cell>
          <table:table-cell office:value-type="float" office:value="0.752269396649124" calcext:value-type="float">
            <text:p>0.752269396649124</text:p>
          </table:table-cell>
          <table:table-cell office:value-type="float" office:value="0.0243966490469344" calcext:value-type="float">
            <text:p>0.0243966490469344</text:p>
          </table:table-cell>
          <table:table-cell office:value-type="float" office:value="0.715086347044391" calcext:value-type="float">
            <text:p>0.715086347044391</text:p>
          </table:table-cell>
          <table:table-cell office:value-type="float" office:value="0.0238398203799953" calcext:value-type="float">
            <text:p>0.0238398203799953</text:p>
          </table:table-cell>
          <table:table-cell office:value-type="float" office:value="0.694676119097476" calcext:value-type="float">
            <text:p>0.694676119097476</text:p>
          </table:table-cell>
          <table:table-cell office:value-type="float" office:value="0.0316683921556041" calcext:value-type="float">
            <text:p>0.0316683921556041</text:p>
          </table:table-cell>
          <table:table-cell office:value-type="float" office:value="0.723446034515578" calcext:value-type="float">
            <text:p>0.723446034515578</text:p>
          </table:table-cell>
          <table:table-cell office:value-type="float" office:value="0.0361270439578429" calcext:value-type="float">
            <text:p>0.0361270439578429</text:p>
          </table:table-cell>
          <table:table-cell office:value-type="float" office:value="0.694676119097476" calcext:value-type="float">
            <text:p>0.694676119097476</text:p>
          </table:table-cell>
          <table:table-cell office:value-type="float" office:value="0.0316683921556041" calcext:value-type="float">
            <text:p>0.0316683921556041</text:p>
          </table:table-cell>
          <table:table-cell office:value-type="float" office:value="0.613116981421432" calcext:value-type="float">
            <text:p>0.613116981421432</text:p>
          </table:table-cell>
          <table:table-cell office:value-type="float" office:value="0.0629430811699348" calcext:value-type="float">
            <text:p>0.0629430811699348</text:p>
          </table:table-cell>
          <table:table-cell office:value-type="float" office:value="0.635611860487187" calcext:value-type="float">
            <text:p>0.635611860487187</text:p>
          </table:table-cell>
          <table:table-cell office:value-type="float" office:value="0.0679585169895864" calcext:value-type="float">
            <text:p>0.0679585169895864</text:p>
          </table:table-cell>
          <table:table-cell office:value-type="float" office:value="0.613116981421432" calcext:value-type="float">
            <text:p>0.613116981421432</text:p>
          </table:table-cell>
          <table:table-cell office:value-type="float" office:value="0.0629430811699348" calcext:value-type="float">
            <text:p>0.0629430811699348</text:p>
          </table:table-cell>
          <table:table-cell office:value-type="float" office:value="0.671948596423989" calcext:value-type="float">
            <text:p>0.671948596423989</text:p>
          </table:table-cell>
          <table:table-cell office:value-type="float" office:value="0.0326831407190376" calcext:value-type="float">
            <text:p>0.0326831407190376</text:p>
          </table:table-cell>
          <table:table-cell office:value-type="float" office:value="0.703474931737578" calcext:value-type="float">
            <text:p>0.703474931737578</text:p>
          </table:table-cell>
          <table:table-cell office:value-type="float" office:value="0.0367204863056484" calcext:value-type="float">
            <text:p>0.0367204863056484</text:p>
          </table:table-cell>
          <table:table-cell office:value-type="float" office:value="0.671948596423989" calcext:value-type="float">
            <text:p>0.671948596423989</text:p>
          </table:table-cell>
          <table:table-cell office:value-type="float" office:value="0.0326831407190376" calcext:value-type="float">
            <text:p>0.0326831407190376</text:p>
          </table:table-cell>
          <table:table-cell/>
          <table:table-cell table:formula="of:=[.T73]&gt;[.N73]" office:value-type="boolean" office:boolean-value="true" calcext:value-type="boolean">
            <text:p>TRUE</text:p>
          </table:table-cell>
          <table:table-cell/>
          <table:table-cell table:formula="of:=[.T73]&gt;[.T73]" office:value-type="boolean" office:boolean-value="false" calcext:value-type="boolean">
            <text:p>FALSE</text:p>
          </table:table-cell>
          <table:table-cell/>
          <table:table-cell table:formula="of:=[.T73]&gt;[.H73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779047113909433" calcext:value-type="float">
            <text:p>0.779047113909433</text:p>
          </table:table-cell>
          <table:table-cell office:value-type="float" office:value="0.0283317198892628" calcext:value-type="float">
            <text:p>0.0283317198892628</text:p>
          </table:table-cell>
          <table:table-cell office:value-type="float" office:value="0.807845392362113" calcext:value-type="float">
            <text:p>0.807845392362113</text:p>
          </table:table-cell>
          <table:table-cell office:value-type="float" office:value="0.0199169290923398" calcext:value-type="float">
            <text:p>0.0199169290923398</text:p>
          </table:table-cell>
          <table:table-cell office:value-type="float" office:value="0.779047113909433" calcext:value-type="float">
            <text:p>0.779047113909433</text:p>
          </table:table-cell>
          <table:table-cell office:value-type="float" office:value="0.0283317198892628" calcext:value-type="float">
            <text:p>0.0283317198892628</text:p>
          </table:table-cell>
          <table:table-cell office:value-type="float" office:value="0.777622656222111" calcext:value-type="float">
            <text:p>0.777622656222111</text:p>
          </table:table-cell>
          <table:table-cell office:value-type="float" office:value="0.0348376795199626" calcext:value-type="float">
            <text:p>0.0348376795199626</text:p>
          </table:table-cell>
          <table:table-cell office:value-type="float" office:value="0.80385808781713" calcext:value-type="float">
            <text:p>0.80385808781713</text:p>
          </table:table-cell>
          <table:table-cell office:value-type="float" office:value="0.0340105878576018" calcext:value-type="float">
            <text:p>0.0340105878576018</text:p>
          </table:table-cell>
          <table:table-cell office:value-type="float" office:value="0.777622656222111" calcext:value-type="float">
            <text:p>0.777622656222111</text:p>
          </table:table-cell>
          <table:table-cell office:value-type="float" office:value="0.0348376795199626" calcext:value-type="float">
            <text:p>0.0348376795199626</text:p>
          </table:table-cell>
          <table:table-cell office:value-type="float" office:value="0.772842385011246" calcext:value-type="float">
            <text:p>0.772842385011246</text:p>
          </table:table-cell>
          <table:table-cell office:value-type="float" office:value="0.0265638005802646" calcext:value-type="float">
            <text:p>0.0265638005802646</text:p>
          </table:table-cell>
          <table:table-cell office:value-type="float" office:value="0.804977266910678" calcext:value-type="float">
            <text:p>0.804977266910678</text:p>
          </table:table-cell>
          <table:table-cell office:value-type="float" office:value="0.0268354199840013" calcext:value-type="float">
            <text:p>0.0268354199840013</text:p>
          </table:table-cell>
          <table:table-cell office:value-type="float" office:value="0.772842385011246" calcext:value-type="float">
            <text:p>0.772842385011246</text:p>
          </table:table-cell>
          <table:table-cell office:value-type="float" office:value="0.0265638005802646" calcext:value-type="float">
            <text:p>0.0265638005802646</text:p>
          </table:table-cell>
          <table:table-cell office:value-type="float" office:value="0.757962404544261" calcext:value-type="float">
            <text:p>0.757962404544261</text:p>
          </table:table-cell>
          <table:table-cell office:value-type="float" office:value="0.0467399071571207" calcext:value-type="float">
            <text:p>0.0467399071571207</text:p>
          </table:table-cell>
          <table:table-cell office:value-type="float" office:value="0.786814329997243" calcext:value-type="float">
            <text:p>0.786814329997243</text:p>
          </table:table-cell>
          <table:table-cell office:value-type="float" office:value="0.0447290146842703" calcext:value-type="float">
            <text:p>0.0447290146842703</text:p>
          </table:table-cell>
          <table:table-cell office:value-type="float" office:value="0.757962404544261" calcext:value-type="float">
            <text:p>0.757962404544261</text:p>
          </table:table-cell>
          <table:table-cell office:value-type="float" office:value="0.0467399071571207" calcext:value-type="float">
            <text:p>0.0467399071571207</text:p>
          </table:table-cell>
          <table:table-cell/>
          <table:table-cell table:formula="of:=[.T74]&gt;[.N74]" office:value-type="boolean" office:boolean-value="false" calcext:value-type="boolean">
            <text:p>FALSE</text:p>
          </table:table-cell>
          <table:table-cell/>
          <table:table-cell table:formula="of:=[.T74]&gt;[.T74]" office:value-type="boolean" office:boolean-value="false" calcext:value-type="boolean">
            <text:p>FALSE</text:p>
          </table:table-cell>
          <table:table-cell/>
          <table:table-cell table:formula="of:=[.T74]&gt;[.H74]" office:value-type="boolean" office:boolean-value="false" calcext:value-type="boolean">
            <text:p>FALSE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770069937541199" calcext:value-type="float">
            <text:p>0.770069937541199</text:p>
          </table:table-cell>
          <table:table-cell office:value-type="float" office:value="0.0262942398603722" calcext:value-type="float">
            <text:p>0.0262942398603722</text:p>
          </table:table-cell>
          <table:table-cell office:value-type="float" office:value="0.799288488969561" calcext:value-type="float">
            <text:p>0.799288488969561</text:p>
          </table:table-cell>
          <table:table-cell office:value-type="float" office:value="0.0280126428012958" calcext:value-type="float">
            <text:p>0.0280126428012958</text:p>
          </table:table-cell>
          <table:table-cell office:value-type="float" office:value="0.770069937541199" calcext:value-type="float">
            <text:p>0.770069937541199</text:p>
          </table:table-cell>
          <table:table-cell office:value-type="float" office:value="0.0262942398603722" calcext:value-type="float">
            <text:p>0.0262942398603722</text:p>
          </table:table-cell>
          <table:table-cell office:value-type="float" office:value="0.802230599227402" calcext:value-type="float">
            <text:p>0.802230599227402</text:p>
          </table:table-cell>
          <table:table-cell office:value-type="float" office:value="0.0323039244590685" calcext:value-type="float">
            <text:p>0.0323039244590685</text:p>
          </table:table-cell>
          <table:table-cell office:value-type="float" office:value="0.822890106091256" calcext:value-type="float">
            <text:p>0.822890106091256</text:p>
          </table:table-cell>
          <table:table-cell office:value-type="float" office:value="0.0264286163222838" calcext:value-type="float">
            <text:p>0.0264286163222838</text:p>
          </table:table-cell>
          <table:table-cell office:value-type="float" office:value="0.802230599227402" calcext:value-type="float">
            <text:p>0.802230599227402</text:p>
          </table:table-cell>
          <table:table-cell office:value-type="float" office:value="0.0323039244590685" calcext:value-type="float">
            <text:p>0.0323039244590685</text:p>
          </table:table-cell>
          <table:table-cell office:value-type="float" office:value="0.782851809608637" calcext:value-type="float">
            <text:p>0.782851809608637</text:p>
          </table:table-cell>
          <table:table-cell office:value-type="float" office:value="0.0307477642823405" calcext:value-type="float">
            <text:p>0.0307477642823405</text:p>
          </table:table-cell>
          <table:table-cell office:value-type="float" office:value="0.813582738561975" calcext:value-type="float">
            <text:p>0.813582738561975</text:p>
          </table:table-cell>
          <table:table-cell office:value-type="float" office:value="0.0253402741834882" calcext:value-type="float">
            <text:p>0.0253402741834882</text:p>
          </table:table-cell>
          <table:table-cell office:value-type="float" office:value="0.782851809608637" calcext:value-type="float">
            <text:p>0.782851809608637</text:p>
          </table:table-cell>
          <table:table-cell office:value-type="float" office:value="0.0307477642823405" calcext:value-type="float">
            <text:p>0.0307477642823405</text:p>
          </table:table-cell>
          <table:table-cell office:value-type="float" office:value="0.794799142269913" calcext:value-type="float">
            <text:p>0.794799142269913</text:p>
          </table:table-cell>
          <table:table-cell office:value-type="float" office:value="0.0392197670615519" calcext:value-type="float">
            <text:p>0.0392197670615519</text:p>
          </table:table-cell>
          <table:table-cell office:value-type="float" office:value="0.819772628234723" calcext:value-type="float">
            <text:p>0.819772628234723</text:p>
          </table:table-cell>
          <table:table-cell office:value-type="float" office:value="0.0388907709857692" calcext:value-type="float">
            <text:p>0.0388907709857692</text:p>
          </table:table-cell>
          <table:table-cell office:value-type="float" office:value="0.794799142269913" calcext:value-type="float">
            <text:p>0.794799142269913</text:p>
          </table:table-cell>
          <table:table-cell office:value-type="float" office:value="0.0392197670615519" calcext:value-type="float">
            <text:p>0.0392197670615519</text:p>
          </table:table-cell>
          <table:table-cell/>
          <table:table-cell table:formula="of:=[.T75]&gt;[.N75]" office:value-type="boolean" office:boolean-value="true" calcext:value-type="boolean">
            <text:p>TRUE</text:p>
          </table:table-cell>
          <table:table-cell/>
          <table:table-cell table:formula="of:=[.T75]&gt;[.T75]" office:value-type="boolean" office:boolean-value="false" calcext:value-type="boolean">
            <text:p>FALSE</text:p>
          </table:table-cell>
          <table:table-cell/>
          <table:table-cell table:formula="of:=[.T75]&gt;[.H75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23345121274529" calcext:value-type="float">
            <text:p>0.823345121274529</text:p>
          </table:table-cell>
          <table:table-cell office:value-type="float" office:value="0.0311993856485883" calcext:value-type="float">
            <text:p>0.0311993856485883</text:p>
          </table:table-cell>
          <table:table-cell office:value-type="float" office:value="0.848921220334666" calcext:value-type="float">
            <text:p>0.848921220334666</text:p>
          </table:table-cell>
          <table:table-cell office:value-type="float" office:value="0.029621122963331" calcext:value-type="float">
            <text:p>0.029621122963331</text:p>
          </table:table-cell>
          <table:table-cell office:value-type="float" office:value="0.823345121274529" calcext:value-type="float">
            <text:p>0.823345121274529</text:p>
          </table:table-cell>
          <table:table-cell office:value-type="float" office:value="0.0311993856485883" calcext:value-type="float">
            <text:p>0.0311993856485883</text:p>
          </table:table-cell>
          <table:table-cell office:value-type="float" office:value="0.838731573625796" calcext:value-type="float">
            <text:p>0.838731573625796</text:p>
          </table:table-cell>
          <table:table-cell office:value-type="float" office:value="0.0332309821681542" calcext:value-type="float">
            <text:p>0.0332309821681542</text:p>
          </table:table-cell>
          <table:table-cell office:value-type="float" office:value="0.857138954624769" calcext:value-type="float">
            <text:p>0.857138954624769</text:p>
          </table:table-cell>
          <table:table-cell office:value-type="float" office:value="0.0297039543891711" calcext:value-type="float">
            <text:p>0.0297039543891711</text:p>
          </table:table-cell>
          <table:table-cell office:value-type="float" office:value="0.838731573625796" calcext:value-type="float">
            <text:p>0.838731573625796</text:p>
          </table:table-cell>
          <table:table-cell office:value-type="float" office:value="0.0332309821681542" calcext:value-type="float">
            <text:p>0.0332309821681542</text:p>
          </table:table-cell>
          <table:table-cell office:value-type="float" office:value="0.818369254617289" calcext:value-type="float">
            <text:p>0.818369254617289</text:p>
          </table:table-cell>
          <table:table-cell office:value-type="float" office:value="0.0257921945793798" calcext:value-type="float">
            <text:p>0.0257921945793798</text:p>
          </table:table-cell>
          <table:table-cell office:value-type="float" office:value="0.843772050159783" calcext:value-type="float">
            <text:p>0.843772050159783</text:p>
          </table:table-cell>
          <table:table-cell office:value-type="float" office:value="0.0215232238004174" calcext:value-type="float">
            <text:p>0.0215232238004174</text:p>
          </table:table-cell>
          <table:table-cell office:value-type="float" office:value="0.818369254617289" calcext:value-type="float">
            <text:p>0.818369254617289</text:p>
          </table:table-cell>
          <table:table-cell office:value-type="float" office:value="0.0257921945793798" calcext:value-type="float">
            <text:p>0.0257921945793798</text:p>
          </table:table-cell>
          <table:table-cell office:value-type="float" office:value="0.820857975237543" calcext:value-type="float">
            <text:p>0.820857975237543</text:p>
          </table:table-cell>
          <table:table-cell office:value-type="float" office:value="0.0376175832563658" calcext:value-type="float">
            <text:p>0.0376175832563658</text:p>
          </table:table-cell>
          <table:table-cell office:value-type="float" office:value="0.842387969853431" calcext:value-type="float">
            <text:p>0.842387969853431</text:p>
          </table:table-cell>
          <table:table-cell office:value-type="float" office:value="0.0364139631006126" calcext:value-type="float">
            <text:p>0.0364139631006126</text:p>
          </table:table-cell>
          <table:table-cell office:value-type="float" office:value="0.820857975237543" calcext:value-type="float">
            <text:p>0.820857975237543</text:p>
          </table:table-cell>
          <table:table-cell office:value-type="float" office:value="0.0376175832563658" calcext:value-type="float">
            <text:p>0.0376175832563658</text:p>
          </table:table-cell>
          <table:table-cell/>
          <table:table-cell table:formula="of:=[.T76]&gt;[.N76]" office:value-type="boolean" office:boolean-value="true" calcext:value-type="boolean">
            <text:p>TRUE</text:p>
          </table:table-cell>
          <table:table-cell/>
          <table:table-cell table:formula="of:=[.T76]&gt;[.T76]" office:value-type="boolean" office:boolean-value="false" calcext:value-type="boolean">
            <text:p>FALSE</text:p>
          </table:table-cell>
          <table:table-cell/>
          <table:table-cell table:formula="of:=[.T76]&gt;[.H7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824112086878636" calcext:value-type="float">
            <text:p>0.824112086878636</text:p>
          </table:table-cell>
          <table:table-cell office:value-type="float" office:value="0.034125853968903" calcext:value-type="float">
            <text:p>0.034125853968903</text:p>
          </table:table-cell>
          <table:table-cell office:value-type="float" office:value="0.849463946141894" calcext:value-type="float">
            <text:p>0.849463946141894</text:p>
          </table:table-cell>
          <table:table-cell office:value-type="float" office:value="0.0356142124083659" calcext:value-type="float">
            <text:p>0.0356142124083659</text:p>
          </table:table-cell>
          <table:table-cell office:value-type="float" office:value="0.824112086878636" calcext:value-type="float">
            <text:p>0.824112086878636</text:p>
          </table:table-cell>
          <table:table-cell office:value-type="float" office:value="0.034125853968903" calcext:value-type="float">
            <text:p>0.034125853968903</text:p>
          </table:table-cell>
          <table:table-cell office:value-type="float" office:value="0.870960406200248" calcext:value-type="float">
            <text:p>0.870960406200248</text:p>
          </table:table-cell>
          <table:table-cell office:value-type="float" office:value="0.0212311758205125" calcext:value-type="float">
            <text:p>0.0212311758205125</text:p>
          </table:table-cell>
          <table:table-cell office:value-type="float" office:value="0.886701699655589" calcext:value-type="float">
            <text:p>0.886701699655589</text:p>
          </table:table-cell>
          <table:table-cell office:value-type="float" office:value="0.0185287419802678" calcext:value-type="float">
            <text:p>0.0185287419802678</text:p>
          </table:table-cell>
          <table:table-cell office:value-type="float" office:value="0.870960406200248" calcext:value-type="float">
            <text:p>0.870960406200248</text:p>
          </table:table-cell>
          <table:table-cell office:value-type="float" office:value="0.0212311758205125" calcext:value-type="float">
            <text:p>0.0212311758205125</text:p>
          </table:table-cell>
          <table:table-cell table:style-name="ce17" office:value-type="float" office:value="0.829728611731369" calcext:value-type="float">
            <text:p>0.829728611731369</text:p>
          </table:table-cell>
          <table:table-cell table:style-name="ce17" office:value-type="float" office:value="0.039866050651788" calcext:value-type="float">
            <text:p>0.039866050651788</text:p>
          </table:table-cell>
          <table:table-cell table:style-name="ce17" office:value-type="float" office:value="0.849509098590841" calcext:value-type="float">
            <text:p>0.849509098590841</text:p>
          </table:table-cell>
          <table:table-cell table:style-name="ce17" office:value-type="float" office:value="0.0389411881394593" calcext:value-type="float">
            <text:p>0.0389411881394593</text:p>
          </table:table-cell>
          <table:table-cell table:style-name="ce17" office:value-type="float" office:value="0.829728611731369" calcext:value-type="float">
            <text:p>0.829728611731369</text:p>
          </table:table-cell>
          <table:table-cell table:style-name="ce17" office:value-type="float" office:value="0.039866050651788" calcext:value-type="float">
            <text:p>0.039866050651788</text:p>
          </table:table-cell>
          <table:table-cell office:value-type="float" office:value="0.843120541161603" calcext:value-type="float">
            <text:p>0.843120541161603</text:p>
          </table:table-cell>
          <table:table-cell office:value-type="float" office:value="0.0287633399029344" calcext:value-type="float">
            <text:p>0.0287633399029344</text:p>
          </table:table-cell>
          <table:table-cell office:value-type="float" office:value="0.862349474053301" calcext:value-type="float">
            <text:p>0.862349474053301</text:p>
          </table:table-cell>
          <table:table-cell office:value-type="float" office:value="0.024220717758329" calcext:value-type="float">
            <text:p>0.024220717758329</text:p>
          </table:table-cell>
          <table:table-cell office:value-type="float" office:value="0.843120541161603" calcext:value-type="float">
            <text:p>0.843120541161603</text:p>
          </table:table-cell>
          <table:table-cell office:value-type="float" office:value="0.0287633399029344" calcext:value-type="float">
            <text:p>0.0287633399029344</text:p>
          </table:table-cell>
          <table:table-cell/>
          <table:table-cell table:formula="of:=[.T77]&gt;[.N77]" office:value-type="boolean" office:boolean-value="true" calcext:value-type="boolean">
            <text:p>TRUE</text:p>
          </table:table-cell>
          <table:table-cell/>
          <table:table-cell table:formula="of:=[.T77]&gt;[.T77]" office:value-type="boolean" office:boolean-value="false" calcext:value-type="boolean">
            <text:p>FALSE</text:p>
          </table:table-cell>
          <table:table-cell/>
          <table:table-cell table:formula="of:=[.T77]&gt;[.H77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802613684754533" calcext:value-type="float">
            <text:p>0.802613684754533</text:p>
          </table:table-cell>
          <table:table-cell office:value-type="float" office:value="0.0413178425313614" calcext:value-type="float">
            <text:p>0.0413178425313614</text:p>
          </table:table-cell>
          <table:table-cell office:value-type="float" office:value="0.830839121641586" calcext:value-type="float">
            <text:p>0.830839121641586</text:p>
          </table:table-cell>
          <table:table-cell office:value-type="float" office:value="0.0384231464878011" calcext:value-type="float">
            <text:p>0.0384231464878011</text:p>
          </table:table-cell>
          <table:table-cell office:value-type="float" office:value="0.802613684754533" calcext:value-type="float">
            <text:p>0.802613684754533</text:p>
          </table:table-cell>
          <table:table-cell office:value-type="float" office:value="0.0413178425313614" calcext:value-type="float">
            <text:p>0.0413178425313614</text:p>
          </table:table-cell>
          <table:table-cell office:value-type="float" office:value="0.882402422074636" calcext:value-type="float">
            <text:p>0.882402422074636</text:p>
          </table:table-cell>
          <table:table-cell office:value-type="float" office:value="0.0299975331765474" calcext:value-type="float">
            <text:p>0.0299975331765474</text:p>
          </table:table-cell>
          <table:table-cell office:value-type="float" office:value="0.897851012180919" calcext:value-type="float">
            <text:p>0.897851012180919</text:p>
          </table:table-cell>
          <table:table-cell office:value-type="float" office:value="0.0238248557714131" calcext:value-type="float">
            <text:p>0.0238248557714131</text:p>
          </table:table-cell>
          <table:table-cell office:value-type="float" office:value="0.882402422074636" calcext:value-type="float">
            <text:p>0.882402422074636</text:p>
          </table:table-cell>
          <table:table-cell office:value-type="float" office:value="0.0299975331765474" calcext:value-type="float">
            <text:p>0.0299975331765474</text:p>
          </table:table-cell>
          <table:table-cell office:value-type="float" office:value="0.82075306329971" calcext:value-type="float">
            <text:p>0.82075306329971</text:p>
          </table:table-cell>
          <table:table-cell office:value-type="float" office:value="0.0233370905993467" calcext:value-type="float">
            <text:p>0.0233370905993467</text:p>
          </table:table-cell>
          <table:table-cell office:value-type="float" office:value="0.844933179326215" calcext:value-type="float">
            <text:p>0.844933179326215</text:p>
          </table:table-cell>
          <table:table-cell office:value-type="float" office:value="0.020947714596197" calcext:value-type="float">
            <text:p>0.020947714596197</text:p>
          </table:table-cell>
          <table:table-cell office:value-type="float" office:value="0.82075306329971" calcext:value-type="float">
            <text:p>0.82075306329971</text:p>
          </table:table-cell>
          <table:table-cell office:value-type="float" office:value="0.0233370905993467" calcext:value-type="float">
            <text:p>0.0233370905993467</text:p>
          </table:table-cell>
          <table:table-cell office:value-type="float" office:value="0.864598451906936" calcext:value-type="float">
            <text:p>0.864598451906936</text:p>
          </table:table-cell>
          <table:table-cell office:value-type="float" office:value="0.0212757766052002" calcext:value-type="float">
            <text:p>0.0212757766052002</text:p>
          </table:table-cell>
          <table:table-cell office:value-type="float" office:value="0.882644403896087" calcext:value-type="float">
            <text:p>0.882644403896087</text:p>
          </table:table-cell>
          <table:table-cell office:value-type="float" office:value="0.0184270003707125" calcext:value-type="float">
            <text:p>0.0184270003707125</text:p>
          </table:table-cell>
          <table:table-cell office:value-type="float" office:value="0.864598451906936" calcext:value-type="float">
            <text:p>0.864598451906936</text:p>
          </table:table-cell>
          <table:table-cell office:value-type="float" office:value="0.0212757766052002" calcext:value-type="float">
            <text:p>0.0212757766052002</text:p>
          </table:table-cell>
          <table:table-cell/>
          <table:table-cell table:formula="of:=[.T78]&gt;[.N78]" office:value-type="boolean" office:boolean-value="true" calcext:value-type="boolean">
            <text:p>TRUE</text:p>
          </table:table-cell>
          <table:table-cell/>
          <table:table-cell table:formula="of:=[.T78]&gt;[.T78]" office:value-type="boolean" office:boolean-value="false" calcext:value-type="boolean">
            <text:p>FALSE</text:p>
          </table:table-cell>
          <table:table-cell/>
          <table:table-cell table:formula="of:=[.T78]&gt;[.H78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45967035533972" calcext:value-type="float">
            <text:p>0.845967035533972</text:p>
          </table:table-cell>
          <table:table-cell office:value-type="float" office:value="0.0348893632499082" calcext:value-type="float">
            <text:p>0.0348893632499082</text:p>
          </table:table-cell>
          <table:table-cell office:value-type="float" office:value="0.861817524571818" calcext:value-type="float">
            <text:p>0.861817524571818</text:p>
          </table:table-cell>
          <table:table-cell office:value-type="float" office:value="0.0317088580638996" calcext:value-type="float">
            <text:p>0.0317088580638996</text:p>
          </table:table-cell>
          <table:table-cell office:value-type="float" office:value="0.845967035533972" calcext:value-type="float">
            <text:p>0.845967035533972</text:p>
          </table:table-cell>
          <table:table-cell office:value-type="float" office:value="0.0348893632499082" calcext:value-type="float">
            <text:p>0.0348893632499082</text:p>
          </table:table-cell>
          <table:table-cell office:value-type="float" office:value="0.896387712486662" calcext:value-type="float">
            <text:p>0.896387712486662</text:p>
          </table:table-cell>
          <table:table-cell office:value-type="float" office:value="0.0159190466704115" calcext:value-type="float">
            <text:p>0.0159190466704115</text:p>
          </table:table-cell>
          <table:table-cell office:value-type="float" office:value="0.909982786644692" calcext:value-type="float">
            <text:p>0.909982786644692</text:p>
          </table:table-cell>
          <table:table-cell office:value-type="float" office:value="0.0157788705305331" calcext:value-type="float">
            <text:p>0.0157788705305331</text:p>
          </table:table-cell>
          <table:table-cell office:value-type="float" office:value="0.896387712486662" calcext:value-type="float">
            <text:p>0.896387712486662</text:p>
          </table:table-cell>
          <table:table-cell office:value-type="float" office:value="0.0159190466704115" calcext:value-type="float">
            <text:p>0.0159190466704115</text:p>
          </table:table-cell>
          <table:table-cell office:value-type="float" office:value="0.815758982360806" calcext:value-type="float">
            <text:p>0.815758982360806</text:p>
          </table:table-cell>
          <table:table-cell office:value-type="float" office:value="0.0258743500091821" calcext:value-type="float">
            <text:p>0.0258743500091821</text:p>
          </table:table-cell>
          <table:table-cell office:value-type="float" office:value="0.838428344910144" calcext:value-type="float">
            <text:p>0.838428344910144</text:p>
          </table:table-cell>
          <table:table-cell office:value-type="float" office:value="0.0246723908594607" calcext:value-type="float">
            <text:p>0.0246723908594607</text:p>
          </table:table-cell>
          <table:table-cell office:value-type="float" office:value="0.815758982360806" calcext:value-type="float">
            <text:p>0.815758982360806</text:p>
          </table:table-cell>
          <table:table-cell office:value-type="float" office:value="0.0258743500091821" calcext:value-type="float">
            <text:p>0.0258743500091821</text:p>
          </table:table-cell>
          <table:table-cell office:value-type="float" office:value="0.880975236403584" calcext:value-type="float">
            <text:p>0.880975236403584</text:p>
          </table:table-cell>
          <table:table-cell office:value-type="float" office:value="0.0204506714301977" calcext:value-type="float">
            <text:p>0.0204506714301977</text:p>
          </table:table-cell>
          <table:table-cell office:value-type="float" office:value="0.898647758829255" calcext:value-type="float">
            <text:p>0.898647758829255</text:p>
          </table:table-cell>
          <table:table-cell office:value-type="float" office:value="0.0152244959369403" calcext:value-type="float">
            <text:p>0.0152244959369403</text:p>
          </table:table-cell>
          <table:table-cell office:value-type="float" office:value="0.880975236403584" calcext:value-type="float">
            <text:p>0.880975236403584</text:p>
          </table:table-cell>
          <table:table-cell office:value-type="float" office:value="0.0204506714301977" calcext:value-type="float">
            <text:p>0.0204506714301977</text:p>
          </table:table-cell>
          <table:table-cell/>
          <table:table-cell table:formula="of:=[.T79]&gt;[.N79]" office:value-type="boolean" office:boolean-value="true" calcext:value-type="boolean">
            <text:p>TRUE</text:p>
          </table:table-cell>
          <table:table-cell/>
          <table:table-cell table:formula="of:=[.T79]&gt;[.T79]" office:value-type="boolean" office:boolean-value="false" calcext:value-type="boolean">
            <text:p>FALSE</text:p>
          </table:table-cell>
          <table:table-cell/>
          <table:table-cell table:formula="of:=[.T79]&gt;[.H79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851512890128399" calcext:value-type="float">
            <text:p>0.851512890128399</text:p>
          </table:table-cell>
          <table:table-cell office:value-type="float" office:value="0.0317209452911901" calcext:value-type="float">
            <text:p>0.0317209452911901</text:p>
          </table:table-cell>
          <table:table-cell office:value-type="float" office:value="0.874706509525907" calcext:value-type="float">
            <text:p>0.874706509525907</text:p>
          </table:table-cell>
          <table:table-cell office:value-type="float" office:value="0.0249631813711458" calcext:value-type="float">
            <text:p>0.0249631813711458</text:p>
          </table:table-cell>
          <table:table-cell office:value-type="float" office:value="0.851512890128399" calcext:value-type="float">
            <text:p>0.851512890128399</text:p>
          </table:table-cell>
          <table:table-cell office:value-type="float" office:value="0.0317209452911901" calcext:value-type="float">
            <text:p>0.0317209452911901</text:p>
          </table:table-cell>
          <table:table-cell office:value-type="float" office:value="0.888212570663411" calcext:value-type="float">
            <text:p>0.888212570663411</text:p>
          </table:table-cell>
          <table:table-cell office:value-type="float" office:value="0.0196736663530323" calcext:value-type="float">
            <text:p>0.0196736663530323</text:p>
          </table:table-cell>
          <table:table-cell office:value-type="float" office:value="0.903855383836419" calcext:value-type="float">
            <text:p>0.903855383836419</text:p>
          </table:table-cell>
          <table:table-cell office:value-type="float" office:value="0.0182105779277626" calcext:value-type="float">
            <text:p>0.0182105779277626</text:p>
          </table:table-cell>
          <table:table-cell office:value-type="float" office:value="0.888212570663411" calcext:value-type="float">
            <text:p>0.888212570663411</text:p>
          </table:table-cell>
          <table:table-cell office:value-type="float" office:value="0.0196736663530323" calcext:value-type="float">
            <text:p>0.0196736663530323</text:p>
          </table:table-cell>
          <table:table-cell office:value-type="float" office:value="0.778517738606492" calcext:value-type="float">
            <text:p>0.778517738606492</text:p>
          </table:table-cell>
          <table:table-cell office:value-type="float" office:value="0.0306652549483515" calcext:value-type="float">
            <text:p>0.0306652549483515</text:p>
          </table:table-cell>
          <table:table-cell office:value-type="float" office:value="0.811604925758615" calcext:value-type="float">
            <text:p>0.811604925758615</text:p>
          </table:table-cell>
          <table:table-cell office:value-type="float" office:value="0.026880528194317" calcext:value-type="float">
            <text:p>0.026880528194317</text:p>
          </table:table-cell>
          <table:table-cell office:value-type="float" office:value="0.778517738606492" calcext:value-type="float">
            <text:p>0.778517738606492</text:p>
          </table:table-cell>
          <table:table-cell office:value-type="float" office:value="0.0306652549483515" calcext:value-type="float">
            <text:p>0.0306652549483515</text:p>
          </table:table-cell>
          <table:table-cell office:value-type="float" office:value="0.879358935479685" calcext:value-type="float">
            <text:p>0.879358935479685</text:p>
          </table:table-cell>
          <table:table-cell office:value-type="float" office:value="0.0225955611822555" calcext:value-type="float">
            <text:p>0.0225955611822555</text:p>
          </table:table-cell>
          <table:table-cell office:value-type="float" office:value="0.89416438371583" calcext:value-type="float">
            <text:p>0.89416438371583</text:p>
          </table:table-cell>
          <table:table-cell office:value-type="float" office:value="0.0155664100321548" calcext:value-type="float">
            <text:p>0.0155664100321548</text:p>
          </table:table-cell>
          <table:table-cell office:value-type="float" office:value="0.879358935479685" calcext:value-type="float">
            <text:p>0.879358935479685</text:p>
          </table:table-cell>
          <table:table-cell office:value-type="float" office:value="0.0225955611822555" calcext:value-type="float">
            <text:p>0.0225955611822555</text:p>
          </table:table-cell>
          <table:table-cell/>
          <table:table-cell table:formula="of:=[.T80]&gt;[.N80]" office:value-type="boolean" office:boolean-value="true" calcext:value-type="boolean">
            <text:p>TRUE</text:p>
          </table:table-cell>
          <table:table-cell/>
          <table:table-cell table:formula="of:=[.T80]&gt;[.T80]" office:value-type="boolean" office:boolean-value="false" calcext:value-type="boolean">
            <text:p>FALSE</text:p>
          </table:table-cell>
          <table:table-cell/>
          <table:table-cell table:formula="of:=[.T80]&gt;[.H80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7" office:value-type="float" office:value="0.904235626511663" calcext:value-type="float">
            <text:p>0.904235626511663</text:p>
          </table:table-cell>
          <table:table-cell table:style-name="ce17" office:value-type="float" office:value="0.0240759817697051" calcext:value-type="float">
            <text:p>0.0240759817697051</text:p>
          </table:table-cell>
          <table:table-cell table:style-name="ce17" office:value-type="float" office:value="0.921895334237528" calcext:value-type="float">
            <text:p>0.921895334237528</text:p>
          </table:table-cell>
          <table:table-cell table:style-name="ce17" office:value-type="float" office:value="0.0186252136182538" calcext:value-type="float">
            <text:p>0.0186252136182538</text:p>
          </table:table-cell>
          <table:table-cell table:style-name="ce17" office:value-type="float" office:value="0.904235626511663" calcext:value-type="float">
            <text:p>0.904235626511663</text:p>
          </table:table-cell>
          <table:table-cell table:style-name="ce17" office:value-type="float" office:value="0.0240759817697051" calcext:value-type="float">
            <text:p>0.0240759817697051</text:p>
          </table:table-cell>
          <table:table-cell office:value-type="float" office:value="0.892982361630288" calcext:value-type="float">
            <text:p>0.892982361630288</text:p>
          </table:table-cell>
          <table:table-cell office:value-type="float" office:value="0.0201962074320997" calcext:value-type="float">
            <text:p>0.0201962074320997</text:p>
          </table:table-cell>
          <table:table-cell office:value-type="float" office:value="0.905864614615302" calcext:value-type="float">
            <text:p>0.905864614615302</text:p>
          </table:table-cell>
          <table:table-cell office:value-type="float" office:value="0.0198561894875914" calcext:value-type="float">
            <text:p>0.0198561894875914</text:p>
          </table:table-cell>
          <table:table-cell office:value-type="float" office:value="0.892982361630288" calcext:value-type="float">
            <text:p>0.892982361630288</text:p>
          </table:table-cell>
          <table:table-cell office:value-type="float" office:value="0.0201962074320997" calcext:value-type="float">
            <text:p>0.0201962074320997</text:p>
          </table:table-cell>
          <table:table-cell office:value-type="float" office:value="0.767053448571162" calcext:value-type="float">
            <text:p>0.767053448571162</text:p>
          </table:table-cell>
          <table:table-cell office:value-type="float" office:value="0.0639429920188307" calcext:value-type="float">
            <text:p>0.0639429920188307</text:p>
          </table:table-cell>
          <table:table-cell office:value-type="float" office:value="0.798920830079053" calcext:value-type="float">
            <text:p>0.798920830079053</text:p>
          </table:table-cell>
          <table:table-cell office:value-type="float" office:value="0.0595490696336484" calcext:value-type="float">
            <text:p>0.0595490696336484</text:p>
          </table:table-cell>
          <table:table-cell office:value-type="float" office:value="0.767053448571162" calcext:value-type="float">
            <text:p>0.767053448571162</text:p>
          </table:table-cell>
          <table:table-cell office:value-type="float" office:value="0.0639429920188307" calcext:value-type="float">
            <text:p>0.0639429920188307</text:p>
          </table:table-cell>
          <table:table-cell office:value-type="float" office:value="0.891762768532461" calcext:value-type="float">
            <text:p>0.891762768532461</text:p>
          </table:table-cell>
          <table:table-cell office:value-type="float" office:value="0.0227859724960123" calcext:value-type="float">
            <text:p>0.0227859724960123</text:p>
          </table:table-cell>
          <table:table-cell office:value-type="float" office:value="0.907047908720972" calcext:value-type="float">
            <text:p>0.907047908720972</text:p>
          </table:table-cell>
          <table:table-cell office:value-type="float" office:value="0.0162912212530819" calcext:value-type="float">
            <text:p>0.0162912212530819</text:p>
          </table:table-cell>
          <table:table-cell office:value-type="float" office:value="0.891762768532461" calcext:value-type="float">
            <text:p>0.891762768532461</text:p>
          </table:table-cell>
          <table:table-cell office:value-type="float" office:value="0.0227859724960123" calcext:value-type="float">
            <text:p>0.0227859724960123</text:p>
          </table:table-cell>
          <table:table-cell/>
          <table:table-cell table:formula="of:=[.T81]&gt;[.N81]" office:value-type="boolean" office:boolean-value="true" calcext:value-type="boolean">
            <text:p>TRUE</text:p>
          </table:table-cell>
          <table:table-cell/>
          <table:table-cell table:formula="of:=[.T81]&gt;[.T81]" office:value-type="boolean" office:boolean-value="false" calcext:value-type="boolean">
            <text:p>FALSE</text:p>
          </table:table-cell>
          <table:table-cell/>
          <table:table-cell table:formula="of:=[.T81]&gt;[.H81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90638832433114" calcext:value-type="float">
            <text:p>0.90638832433114</text:p>
          </table:table-cell>
          <table:table-cell office:value-type="float" office:value="0.0238018034356329" calcext:value-type="float">
            <text:p>0.0238018034356329</text:p>
          </table:table-cell>
          <table:table-cell office:value-type="float" office:value="0.920522682599595" calcext:value-type="float">
            <text:p>0.920522682599595</text:p>
          </table:table-cell>
          <table:table-cell office:value-type="float" office:value="0.0217608779432354" calcext:value-type="float">
            <text:p>0.0217608779432354</text:p>
          </table:table-cell>
          <table:table-cell office:value-type="float" office:value="0.90638832433114" calcext:value-type="float">
            <text:p>0.90638832433114</text:p>
          </table:table-cell>
          <table:table-cell office:value-type="float" office:value="0.0238018034356329" calcext:value-type="float">
            <text:p>0.0238018034356329</text:p>
          </table:table-cell>
          <table:table-cell table:style-name="ce17" office:value-type="float" office:value="0.903811152236194" calcext:value-type="float">
            <text:p>0.903811152236194</text:p>
          </table:table-cell>
          <table:table-cell table:style-name="ce17" office:value-type="float" office:value="0.0140504636490703" calcext:value-type="float">
            <text:p>0.0140504636490703</text:p>
          </table:table-cell>
          <table:table-cell table:style-name="ce17" office:value-type="float" office:value="0.917124099081312" calcext:value-type="float">
            <text:p>0.917124099081312</text:p>
          </table:table-cell>
          <table:table-cell table:style-name="ce17" office:value-type="float" office:value="0.0142427972026844" calcext:value-type="float">
            <text:p>0.0142427972026844</text:p>
          </table:table-cell>
          <table:table-cell table:style-name="ce17" office:value-type="float" office:value="0.903811152236194" calcext:value-type="float">
            <text:p>0.903811152236194</text:p>
          </table:table-cell>
          <table:table-cell table:style-name="ce17" office:value-type="float" office:value="0.0140504636490703" calcext:value-type="float">
            <text:p>0.0140504636490703</text:p>
          </table:table-cell>
          <table:table-cell office:value-type="float" office:value="0.818312826715695" calcext:value-type="float">
            <text:p>0.818312826715695</text:p>
          </table:table-cell>
          <table:table-cell office:value-type="float" office:value="0.0740757740462909" calcext:value-type="float">
            <text:p>0.0740757740462909</text:p>
          </table:table-cell>
          <table:table-cell office:value-type="float" office:value="0.843410603960109" calcext:value-type="float">
            <text:p>0.843410603960109</text:p>
          </table:table-cell>
          <table:table-cell office:value-type="float" office:value="0.0650863103216252" calcext:value-type="float">
            <text:p>0.0650863103216252</text:p>
          </table:table-cell>
          <table:table-cell office:value-type="float" office:value="0.818312826715695" calcext:value-type="float">
            <text:p>0.818312826715695</text:p>
          </table:table-cell>
          <table:table-cell office:value-type="float" office:value="0.0740757740462909" calcext:value-type="float">
            <text:p>0.0740757740462909</text:p>
          </table:table-cell>
          <table:table-cell table:style-name="ce17" office:value-type="float" office:value="0.900214859533191" calcext:value-type="float">
            <text:p>0.900214859533191</text:p>
          </table:table-cell>
          <table:table-cell table:style-name="ce17" office:value-type="float" office:value="0.0241697775391566" calcext:value-type="float">
            <text:p>0.0241697775391566</text:p>
          </table:table-cell>
          <table:table-cell table:style-name="ce17" office:value-type="float" office:value="0.912762818644861" calcext:value-type="float">
            <text:p>0.912762818644861</text:p>
          </table:table-cell>
          <table:table-cell table:style-name="ce17" office:value-type="float" office:value="0.0199045316522173" calcext:value-type="float">
            <text:p>0.0199045316522173</text:p>
          </table:table-cell>
          <table:table-cell table:style-name="ce17" office:value-type="float" office:value="0.900214859533191" calcext:value-type="float">
            <text:p>0.900214859533191</text:p>
          </table:table-cell>
          <table:table-cell table:style-name="ce17" office:value-type="float" office:value="0.0241697775391566" calcext:value-type="float">
            <text:p>0.0241697775391566</text:p>
          </table:table-cell>
          <table:table-cell/>
          <table:table-cell table:formula="of:=[.T82]&gt;[.N82]" office:value-type="boolean" office:boolean-value="true" calcext:value-type="boolean">
            <text:p>TRUE</text:p>
          </table:table-cell>
          <table:table-cell/>
          <table:table-cell table:formula="of:=[.T82]&gt;[.T82]" office:value-type="boolean" office:boolean-value="false" calcext:value-type="boolean">
            <text:p>FALSE</text:p>
          </table:table-cell>
          <table:table-cell/>
          <table:table-cell table:formula="of:=[.T82]&gt;[.H82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formula="of:=[.B83]&gt;[.N83]" office:value-type="boolean" office:boolean-value="false" calcext:value-type="boolean">
            <text:p>FALSE</text:p>
          </table:table-cell>
          <table:table-cell/>
          <table:table-cell table:formula="of:=[.B83]&gt;[.T83]" office:value-type="boolean" office:boolean-value="false" calcext:value-type="boolean">
            <text:p>FALSE</text:p>
          </table:table-cell>
          <table:table-cell/>
          <table:table-cell table:formula="of:=[.B83]&gt;[.H83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908825271146343" calcext:value-type="float">
            <text:p>0.908825271146343</text:p>
          </table:table-cell>
          <table:table-cell office:value-type="float" office:value="0.010566305758452" calcext:value-type="float">
            <text:p>0.010566305758452</text:p>
          </table:table-cell>
          <table:table-cell office:value-type="float" office:value="0.921900479826079" calcext:value-type="float">
            <text:p>0.921900479826079</text:p>
          </table:table-cell>
          <table:table-cell office:value-type="float" office:value="0.0115030402891108" calcext:value-type="float">
            <text:p>0.0115030402891108</text:p>
          </table:table-cell>
          <table:table-cell office:value-type="float" office:value="0.908825271146343" calcext:value-type="float">
            <text:p>0.908825271146343</text:p>
          </table:table-cell>
          <table:table-cell office:value-type="float" office:value="0.010566305758452" calcext:value-type="float">
            <text:p>0.010566305758452</text:p>
          </table:table-cell>
          <table:table-cell office:value-type="float" office:value="0.908825271146343" calcext:value-type="float">
            <text:p>0.908825271146343</text:p>
          </table:table-cell>
          <table:table-cell office:value-type="float" office:value="0.010566305758452" calcext:value-type="float">
            <text:p>0.010566305758452</text:p>
          </table:table-cell>
          <table:table-cell office:value-type="float" office:value="0.921900479826079" calcext:value-type="float">
            <text:p>0.921900479826079</text:p>
          </table:table-cell>
          <table:table-cell office:value-type="float" office:value="0.0115030402891108" calcext:value-type="float">
            <text:p>0.0115030402891108</text:p>
          </table:table-cell>
          <table:table-cell office:value-type="float" office:value="0.908825271146343" calcext:value-type="float">
            <text:p>0.908825271146343</text:p>
          </table:table-cell>
          <table:table-cell office:value-type="float" office:value="0.010566305758452" calcext:value-type="float">
            <text:p>0.010566305758452</text:p>
          </table:table-cell>
          <table:table-cell office:value-type="float" office:value="0.908825271146343" calcext:value-type="float">
            <text:p>0.908825271146343</text:p>
          </table:table-cell>
          <table:table-cell office:value-type="float" office:value="0.010566305758452" calcext:value-type="float">
            <text:p>0.010566305758452</text:p>
          </table:table-cell>
          <table:table-cell office:value-type="float" office:value="0.921900479826079" calcext:value-type="float">
            <text:p>0.921900479826079</text:p>
          </table:table-cell>
          <table:table-cell office:value-type="float" office:value="0.0115030402891108" calcext:value-type="float">
            <text:p>0.0115030402891108</text:p>
          </table:table-cell>
          <table:table-cell office:value-type="float" office:value="0.908825271146343" calcext:value-type="float">
            <text:p>0.908825271146343</text:p>
          </table:table-cell>
          <table:table-cell office:value-type="float" office:value="0.010566305758452" calcext:value-type="float">
            <text:p>0.010566305758452</text:p>
          </table:table-cell>
          <table:table-cell office:value-type="float" office:value="0.908825271146343" calcext:value-type="float">
            <text:p>0.908825271146343</text:p>
          </table:table-cell>
          <table:table-cell office:value-type="float" office:value="0.010566305758452" calcext:value-type="float">
            <text:p>0.010566305758452</text:p>
          </table:table-cell>
          <table:table-cell office:value-type="float" office:value="0.921900479826079" calcext:value-type="float">
            <text:p>0.921900479826079</text:p>
          </table:table-cell>
          <table:table-cell office:value-type="float" office:value="0.0115030402891108" calcext:value-type="float">
            <text:p>0.0115030402891108</text:p>
          </table:table-cell>
          <table:table-cell office:value-type="float" office:value="0.908825271146343" calcext:value-type="float">
            <text:p>0.908825271146343</text:p>
          </table:table-cell>
          <table:table-cell office:value-type="float" office:value="0.010566305758452" calcext:value-type="float">
            <text:p>0.010566305758452</text:p>
          </table:table-cell>
          <table:table-cell table:number-columns-repeated="14"/>
        </table:table-row>
        <table:table-row table:style-name="ro2" table:number-rows-repeated="2">
          <table:table-cell table:number-columns-repeated="39"/>
        </table:table-row>
        <table:table-row table:style-name="ro1">
          <table:table-cell table:style-name="ce1" office:value-type="string" calcext:value-type="string" table:number-columns-spanned="25" table:number-rows-spanned="1">
            <text:p>WINE</text:p>
          </table:table-cell>
          <table:covered-table-cell table:number-columns-repeated="23" table:style-name="ce2"/>
          <table:covered-table-cell/>
          <table:table-cell table:number-columns-repeated="14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M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S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ANOVA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RFE</text:p>
          </table:table-cell>
          <table:covered-table-cell table:style-name="ce3"/>
          <table:covered-table-cell table:number-columns-repeated="3" table:style-name="ce2"/>
          <table:covered-table-cell/>
          <table:table-cell table:number-columns-repeated="14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14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11722222222222" calcext:value-type="float">
            <text:p>0.911722222222222</text:p>
          </table:table-cell>
          <table:table-cell office:value-type="float" office:value="0.0485044544218924" calcext:value-type="float">
            <text:p>0.0485044544218924</text:p>
          </table:table-cell>
          <table:table-cell office:value-type="float" office:value="0.925634788359788" calcext:value-type="float">
            <text:p>0.925634788359788</text:p>
          </table:table-cell>
          <table:table-cell office:value-type="float" office:value="0.0513584016476231" calcext:value-type="float">
            <text:p>0.0513584016476231</text:p>
          </table:table-cell>
          <table:table-cell office:value-type="float" office:value="0.911722222222222" calcext:value-type="float">
            <text:p>0.911722222222222</text:p>
          </table:table-cell>
          <table:table-cell office:value-type="float" office:value="0.0485044544218924" calcext:value-type="float">
            <text:p>0.0485044544218924</text:p>
          </table:table-cell>
          <table:table-cell office:value-type="float" office:value="0.882087301587302" calcext:value-type="float">
            <text:p>0.882087301587302</text:p>
          </table:table-cell>
          <table:table-cell office:value-type="float" office:value="0.0846712481872644" calcext:value-type="float">
            <text:p>0.0846712481872644</text:p>
          </table:table-cell>
          <table:table-cell office:value-type="float" office:value="0.909378835978836" calcext:value-type="float">
            <text:p>0.909378835978836</text:p>
          </table:table-cell>
          <table:table-cell office:value-type="float" office:value="0.0791712073686872" calcext:value-type="float">
            <text:p>0.0791712073686872</text:p>
          </table:table-cell>
          <table:table-cell office:value-type="float" office:value="0.882087301587302" calcext:value-type="float">
            <text:p>0.882087301587302</text:p>
          </table:table-cell>
          <table:table-cell office:value-type="float" office:value="0.0846712481872644" calcext:value-type="float">
            <text:p>0.0846712481872644</text:p>
          </table:table-cell>
          <table:table-cell office:value-type="float" office:value="0.960777777777778" calcext:value-type="float">
            <text:p>0.960777777777778</text:p>
          </table:table-cell>
          <table:table-cell office:value-type="float" office:value="0.0324191301548947" calcext:value-type="float">
            <text:p>0.0324191301548947</text:p>
          </table:table-cell>
          <table:table-cell office:value-type="float" office:value="0.971712962962963" calcext:value-type="float">
            <text:p>0.971712962962963</text:p>
          </table:table-cell>
          <table:table-cell office:value-type="float" office:value="0.0216330857208401" calcext:value-type="float">
            <text:p>0.0216330857208401</text:p>
          </table:table-cell>
          <table:table-cell office:value-type="float" office:value="0.960777777777778" calcext:value-type="float">
            <text:p>0.960777777777778</text:p>
          </table:table-cell>
          <table:table-cell office:value-type="float" office:value="0.0324191301548947" calcext:value-type="float">
            <text:p>0.0324191301548947</text:p>
          </table:table-cell>
          <table:table-cell office:value-type="float" office:value="0.961848484848485" calcext:value-type="float">
            <text:p>0.961848484848485</text:p>
          </table:table-cell>
          <table:table-cell office:value-type="float" office:value="0.0325069290879766" calcext:value-type="float">
            <text:p>0.0325069290879766</text:p>
          </table:table-cell>
          <table:table-cell office:value-type="float" office:value="0.969418434343434" calcext:value-type="float">
            <text:p>0.969418434343434</text:p>
          </table:table-cell>
          <table:table-cell office:value-type="float" office:value="0.0295443160457932" calcext:value-type="float">
            <text:p>0.0295443160457932</text:p>
          </table:table-cell>
          <table:table-cell office:value-type="float" office:value="0.961848484848485" calcext:value-type="float">
            <text:p>0.961848484848485</text:p>
          </table:table-cell>
          <table:table-cell office:value-type="float" office:value="0.0325069290879766" calcext:value-type="float">
            <text:p>0.0325069290879766</text:p>
          </table:table-cell>
          <table:table-cell/>
          <table:table-cell table:formula="of:=[.N91]&gt;[.N91]" office:value-type="boolean" office:boolean-value="false" calcext:value-type="boolean">
            <text:p>FALSE</text:p>
          </table:table-cell>
          <table:table-cell/>
          <table:table-cell table:formula="of:=[.N91]&gt;[.T91]" office:value-type="boolean" office:boolean-value="false" calcext:value-type="boolean">
            <text:p>FALSE</text:p>
          </table:table-cell>
          <table:table-cell/>
          <table:table-cell table:formula="of:=[.N91]&gt;[.T91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01681818181818" calcext:value-type="float">
            <text:p>0.901681818181818</text:p>
          </table:table-cell>
          <table:table-cell office:value-type="float" office:value="0.0405400806356513" calcext:value-type="float">
            <text:p>0.0405400806356513</text:p>
          </table:table-cell>
          <table:table-cell office:value-type="float" office:value="0.925174663299663" calcext:value-type="float">
            <text:p>0.925174663299663</text:p>
          </table:table-cell>
          <table:table-cell office:value-type="float" office:value="0.0307361637399442" calcext:value-type="float">
            <text:p>0.0307361637399442</text:p>
          </table:table-cell>
          <table:table-cell office:value-type="float" office:value="0.901681818181818" calcext:value-type="float">
            <text:p>0.901681818181818</text:p>
          </table:table-cell>
          <table:table-cell office:value-type="float" office:value="0.0405400806356513" calcext:value-type="float">
            <text:p>0.0405400806356513</text:p>
          </table:table-cell>
          <table:table-cell office:value-type="float" office:value="0.930611111111111" calcext:value-type="float">
            <text:p>0.930611111111111</text:p>
          </table:table-cell>
          <table:table-cell office:value-type="float" office:value="0.0398828918425983" calcext:value-type="float">
            <text:p>0.0398828918425983</text:p>
          </table:table-cell>
          <table:table-cell office:value-type="float" office:value="0.94302037037037" calcext:value-type="float">
            <text:p>0.94302037037037</text:p>
          </table:table-cell>
          <table:table-cell office:value-type="float" office:value="0.0374424947288857" calcext:value-type="float">
            <text:p>0.0374424947288857</text:p>
          </table:table-cell>
          <table:table-cell office:value-type="float" office:value="0.930611111111111" calcext:value-type="float">
            <text:p>0.930611111111111</text:p>
          </table:table-cell>
          <table:table-cell office:value-type="float" office:value="0.0398828918425983" calcext:value-type="float">
            <text:p>0.0398828918425983</text:p>
          </table:table-cell>
          <table:table-cell office:value-type="float" office:value="0.966388888888889" calcext:value-type="float">
            <text:p>0.966388888888889</text:p>
          </table:table-cell>
          <table:table-cell office:value-type="float" office:value="0.0349905189980527" calcext:value-type="float">
            <text:p>0.0349905189980527</text:p>
          </table:table-cell>
          <table:table-cell office:value-type="float" office:value="0.973301455026455" calcext:value-type="float">
            <text:p>0.973301455026455</text:p>
          </table:table-cell>
          <table:table-cell office:value-type="float" office:value="0.0252498219240878" calcext:value-type="float">
            <text:p>0.0252498219240878</text:p>
          </table:table-cell>
          <table:table-cell office:value-type="float" office:value="0.966388888888889" calcext:value-type="float">
            <text:p>0.966388888888889</text:p>
          </table:table-cell>
          <table:table-cell office:value-type="float" office:value="0.0349905189980527" calcext:value-type="float">
            <text:p>0.0349905189980527</text:p>
          </table:table-cell>
          <table:table-cell office:value-type="float" office:value="0.962944444444444" calcext:value-type="float">
            <text:p>0.962944444444444</text:p>
          </table:table-cell>
          <table:table-cell office:value-type="float" office:value="0.0320002411256348" calcext:value-type="float">
            <text:p>0.0320002411256348</text:p>
          </table:table-cell>
          <table:table-cell office:value-type="float" office:value="0.968757804232804" calcext:value-type="float">
            <text:p>0.968757804232804</text:p>
          </table:table-cell>
          <table:table-cell office:value-type="float" office:value="0.0362773278700104" calcext:value-type="float">
            <text:p>0.0362773278700104</text:p>
          </table:table-cell>
          <table:table-cell office:value-type="float" office:value="0.962944444444444" calcext:value-type="float">
            <text:p>0.962944444444444</text:p>
          </table:table-cell>
          <table:table-cell office:value-type="float" office:value="0.0320002411256348" calcext:value-type="float">
            <text:p>0.0320002411256348</text:p>
          </table:table-cell>
          <table:table-cell/>
          <table:table-cell table:formula="of:=[.N92]&gt;[.N92]" office:value-type="boolean" office:boolean-value="false" calcext:value-type="boolean">
            <text:p>FALSE</text:p>
          </table:table-cell>
          <table:table-cell/>
          <table:table-cell table:formula="of:=[.N92]&gt;[.T92]" office:value-type="boolean" office:boolean-value="true" calcext:value-type="boolean">
            <text:p>TRUE</text:p>
          </table:table-cell>
          <table:table-cell/>
          <table:table-cell table:formula="of:=[.N92]&gt;[.T92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70888888888889" calcext:value-type="float">
            <text:p>0.970888888888889</text:p>
          </table:table-cell>
          <table:table-cell office:value-type="float" office:value="0.0223526726658949" calcext:value-type="float">
            <text:p>0.0223526726658949</text:p>
          </table:table-cell>
          <table:table-cell office:value-type="float" office:value="0.977358994708995" calcext:value-type="float">
            <text:p>0.977358994708995</text:p>
          </table:table-cell>
          <table:table-cell office:value-type="float" office:value="0.0190416076658293" calcext:value-type="float">
            <text:p>0.0190416076658293</text:p>
          </table:table-cell>
          <table:table-cell office:value-type="float" office:value="0.970888888888889" calcext:value-type="float">
            <text:p>0.970888888888889</text:p>
          </table:table-cell>
          <table:table-cell office:value-type="float" office:value="0.0223526726658949" calcext:value-type="float">
            <text:p>0.0223526726658949</text:p>
          </table:table-cell>
          <table:table-cell office:value-type="float" office:value="0.941015151515151" calcext:value-type="float">
            <text:p>0.941015151515151</text:p>
          </table:table-cell>
          <table:table-cell office:value-type="float" office:value="0.0307888949201335" calcext:value-type="float">
            <text:p>0.0307888949201335</text:p>
          </table:table-cell>
          <table:table-cell office:value-type="float" office:value="0.959205507455507" calcext:value-type="float">
            <text:p>0.959205507455507</text:p>
          </table:table-cell>
          <table:table-cell office:value-type="float" office:value="0.0199559412990228" calcext:value-type="float">
            <text:p>0.0199559412990228</text:p>
          </table:table-cell>
          <table:table-cell office:value-type="float" office:value="0.941015151515151" calcext:value-type="float">
            <text:p>0.941015151515151</text:p>
          </table:table-cell>
          <table:table-cell office:value-type="float" office:value="0.0307888949201335" calcext:value-type="float">
            <text:p>0.0307888949201335</text:p>
          </table:table-cell>
          <table:table-cell office:value-type="float" office:value="0.948800865800866" calcext:value-type="float">
            <text:p>0.948800865800866</text:p>
          </table:table-cell>
          <table:table-cell office:value-type="float" office:value="0.0527681455595438" calcext:value-type="float">
            <text:p>0.0527681455595438</text:p>
          </table:table-cell>
          <table:table-cell office:value-type="float" office:value="0.968027368927369" calcext:value-type="float">
            <text:p>0.968027368927369</text:p>
          </table:table-cell>
          <table:table-cell office:value-type="float" office:value="0.0380963074830409" calcext:value-type="float">
            <text:p>0.0380963074830409</text:p>
          </table:table-cell>
          <table:table-cell office:value-type="float" office:value="0.948800865800866" calcext:value-type="float">
            <text:p>0.948800865800866</text:p>
          </table:table-cell>
          <table:table-cell office:value-type="float" office:value="0.0527681455595438" calcext:value-type="float">
            <text:p>0.0527681455595438</text:p>
          </table:table-cell>
          <table:table-cell office:value-type="float" office:value="0.965166666666667" calcext:value-type="float">
            <text:p>0.965166666666667</text:p>
          </table:table-cell>
          <table:table-cell office:value-type="float" office:value="0.019871578438303" calcext:value-type="float">
            <text:p>0.019871578438303</text:p>
          </table:table-cell>
          <table:table-cell office:value-type="float" office:value="0.976550925925926" calcext:value-type="float">
            <text:p>0.976550925925926</text:p>
          </table:table-cell>
          <table:table-cell office:value-type="float" office:value="0.0158157560273742" calcext:value-type="float">
            <text:p>0.0158157560273742</text:p>
          </table:table-cell>
          <table:table-cell office:value-type="float" office:value="0.965166666666667" calcext:value-type="float">
            <text:p>0.965166666666667</text:p>
          </table:table-cell>
          <table:table-cell office:value-type="float" office:value="0.019871578438303" calcext:value-type="float">
            <text:p>0.019871578438303</text:p>
          </table:table-cell>
          <table:table-cell/>
          <table:table-cell table:formula="of:=[.N93]&gt;[.N93]" office:value-type="boolean" office:boolean-value="false" calcext:value-type="boolean">
            <text:p>FALSE</text:p>
          </table:table-cell>
          <table:table-cell/>
          <table:table-cell table:formula="of:=[.N93]&gt;[.T93]" office:value-type="boolean" office:boolean-value="false" calcext:value-type="boolean">
            <text:p>FALSE</text:p>
          </table:table-cell>
          <table:table-cell/>
          <table:table-cell table:formula="of:=[.N93]&gt;[.T93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73388888888889" calcext:value-type="float">
            <text:p>0.973388888888889</text:p>
          </table:table-cell>
          <table:table-cell office:value-type="float" office:value="0.0165876832188194" calcext:value-type="float">
            <text:p>0.0165876832188194</text:p>
          </table:table-cell>
          <table:table-cell office:value-type="float" office:value="0.979981349206349" calcext:value-type="float">
            <text:p>0.979981349206349</text:p>
          </table:table-cell>
          <table:table-cell office:value-type="float" office:value="0.0142734938968506" calcext:value-type="float">
            <text:p>0.0142734938968506</text:p>
          </table:table-cell>
          <table:table-cell office:value-type="float" office:value="0.973388888888889" calcext:value-type="float">
            <text:p>0.973388888888889</text:p>
          </table:table-cell>
          <table:table-cell office:value-type="float" office:value="0.0165876832188194" calcext:value-type="float">
            <text:p>0.0165876832188194</text:p>
          </table:table-cell>
          <table:table-cell office:value-type="float" office:value="0.968865079365079" calcext:value-type="float">
            <text:p>0.968865079365079</text:p>
          </table:table-cell>
          <table:table-cell office:value-type="float" office:value="0.0237254613920692" calcext:value-type="float">
            <text:p>0.0237254613920692</text:p>
          </table:table-cell>
          <table:table-cell office:value-type="float" office:value="0.971585846560847" calcext:value-type="float">
            <text:p>0.971585846560847</text:p>
          </table:table-cell>
          <table:table-cell office:value-type="float" office:value="0.0230944445402828" calcext:value-type="float">
            <text:p>0.0230944445402828</text:p>
          </table:table-cell>
          <table:table-cell office:value-type="float" office:value="0.968865079365079" calcext:value-type="float">
            <text:p>0.968865079365079</text:p>
          </table:table-cell>
          <table:table-cell office:value-type="float" office:value="0.0237254613920692" calcext:value-type="float">
            <text:p>0.0237254613920692</text:p>
          </table:table-cell>
          <table:table-cell office:value-type="float" office:value="0.964722222222222" calcext:value-type="float">
            <text:p>0.964722222222222</text:p>
          </table:table-cell>
          <table:table-cell office:value-type="float" office:value="0.0183791515004514" calcext:value-type="float">
            <text:p>0.0183791515004514</text:p>
          </table:table-cell>
          <table:table-cell office:value-type="float" office:value="0.974097222222222" calcext:value-type="float">
            <text:p>0.974097222222222</text:p>
          </table:table-cell>
          <table:table-cell office:value-type="float" office:value="0.0167871010039434" calcext:value-type="float">
            <text:p>0.0167871010039434</text:p>
          </table:table-cell>
          <table:table-cell office:value-type="float" office:value="0.964722222222222" calcext:value-type="float">
            <text:p>0.964722222222222</text:p>
          </table:table-cell>
          <table:table-cell office:value-type="float" office:value="0.0183791515004514" calcext:value-type="float">
            <text:p>0.0183791515004514</text:p>
          </table:table-cell>
          <table:table-cell table:style-name="ce19" office:value-type="float" office:value="0.973848484848485" calcext:value-type="float">
            <text:p>0.973848484848485</text:p>
          </table:table-cell>
          <table:table-cell table:style-name="ce19" office:value-type="float" office:value="0.0243765837416732" calcext:value-type="float">
            <text:p>0.0243765837416732</text:p>
          </table:table-cell>
          <table:table-cell table:style-name="ce19" office:value-type="float" office:value="0.981920274170274" calcext:value-type="float">
            <text:p>0.981920274170274</text:p>
          </table:table-cell>
          <table:table-cell table:style-name="ce19" office:value-type="float" office:value="0.0164880667811119" calcext:value-type="float">
            <text:p>0.0164880667811119</text:p>
          </table:table-cell>
          <table:table-cell table:style-name="ce19" office:value-type="float" office:value="0.973848484848485" calcext:value-type="float">
            <text:p>0.973848484848485</text:p>
          </table:table-cell>
          <table:table-cell table:style-name="ce19" office:value-type="float" office:value="0.0243765837416732" calcext:value-type="float">
            <text:p>0.0243765837416732</text:p>
          </table:table-cell>
          <table:table-cell/>
          <table:table-cell table:formula="of:=[.N94]&gt;[.N94]" office:value-type="boolean" office:boolean-value="false" calcext:value-type="boolean">
            <text:p>FALSE</text:p>
          </table:table-cell>
          <table:table-cell/>
          <table:table-cell table:formula="of:=[.N94]&gt;[.T94]" office:value-type="boolean" office:boolean-value="false" calcext:value-type="boolean">
            <text:p>FALSE</text:p>
          </table:table-cell>
          <table:table-cell/>
          <table:table-cell table:formula="of:=[.N94]&gt;[.T94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57833333333333" calcext:value-type="float">
            <text:p>0.957833333333333</text:p>
          </table:table-cell>
          <table:table-cell office:value-type="float" office:value="0.0253925356000052" calcext:value-type="float">
            <text:p>0.0253925356000052</text:p>
          </table:table-cell>
          <table:table-cell office:value-type="float" office:value="0.972409259259259" calcext:value-type="float">
            <text:p>0.972409259259259</text:p>
          </table:table-cell>
          <table:table-cell office:value-type="float" office:value="0.0170546415687865" calcext:value-type="float">
            <text:p>0.0170546415687865</text:p>
          </table:table-cell>
          <table:table-cell office:value-type="float" office:value="0.957833333333333" calcext:value-type="float">
            <text:p>0.957833333333333</text:p>
          </table:table-cell>
          <table:table-cell office:value-type="float" office:value="0.0253925356000052" calcext:value-type="float">
            <text:p>0.0253925356000052</text:p>
          </table:table-cell>
          <table:table-cell table:style-name="ce17" office:value-type="float" office:value="0.978333333333333" calcext:value-type="float">
            <text:p>0.978333333333333</text:p>
          </table:table-cell>
          <table:table-cell table:style-name="ce17" office:value-type="float" office:value="0.0333055439718263" calcext:value-type="float">
            <text:p>0.0333055439718263</text:p>
          </table:table-cell>
          <table:table-cell table:style-name="ce17" office:value-type="float" office:value="0.984643518518519" calcext:value-type="float">
            <text:p>0.984643518518519</text:p>
          </table:table-cell>
          <table:table-cell table:style-name="ce17" office:value-type="float" office:value="0.0231611079462165" calcext:value-type="float">
            <text:p>0.0231611079462165</text:p>
          </table:table-cell>
          <table:table-cell table:style-name="ce17" office:value-type="float" office:value="0.978333333333333" calcext:value-type="float">
            <text:p>0.978333333333333</text:p>
          </table:table-cell>
          <table:table-cell table:style-name="ce17" office:value-type="float" office:value="0.0333055439718263" calcext:value-type="float">
            <text:p>0.0333055439718263</text:p>
          </table:table-cell>
          <table:table-cell office:value-type="float" office:value="0.954777777777778" calcext:value-type="float">
            <text:p>0.954777777777778</text:p>
          </table:table-cell>
          <table:table-cell office:value-type="float" office:value="0.0249471045352233" calcext:value-type="float">
            <text:p>0.0249471045352233</text:p>
          </table:table-cell>
          <table:table-cell office:value-type="float" office:value="0.966950925925926" calcext:value-type="float">
            <text:p>0.966950925925926</text:p>
          </table:table-cell>
          <table:table-cell office:value-type="float" office:value="0.0200883644851595" calcext:value-type="float">
            <text:p>0.0200883644851595</text:p>
          </table:table-cell>
          <table:table-cell office:value-type="float" office:value="0.954777777777778" calcext:value-type="float">
            <text:p>0.954777777777778</text:p>
          </table:table-cell>
          <table:table-cell office:value-type="float" office:value="0.0249471045352233" calcext:value-type="float">
            <text:p>0.0249471045352233</text:p>
          </table:table-cell>
          <table:table-cell office:value-type="float" office:value="0.966444444444445" calcext:value-type="float">
            <text:p>0.966444444444445</text:p>
          </table:table-cell>
          <table:table-cell office:value-type="float" office:value="0.0178145453125068" calcext:value-type="float">
            <text:p>0.0178145453125068</text:p>
          </table:table-cell>
          <table:table-cell office:value-type="float" office:value="0.971577777777778" calcext:value-type="float">
            <text:p>0.971577777777778</text:p>
          </table:table-cell>
          <table:table-cell office:value-type="float" office:value="0.0180495921776027" calcext:value-type="float">
            <text:p>0.0180495921776027</text:p>
          </table:table-cell>
          <table:table-cell office:value-type="float" office:value="0.966444444444445" calcext:value-type="float">
            <text:p>0.966444444444445</text:p>
          </table:table-cell>
          <table:table-cell office:value-type="float" office:value="0.0178145453125068" calcext:value-type="float">
            <text:p>0.0178145453125068</text:p>
          </table:table-cell>
          <table:table-cell/>
          <table:table-cell table:formula="of:=[.N95]&gt;[.N95]" office:value-type="boolean" office:boolean-value="false" calcext:value-type="boolean">
            <text:p>FALSE</text:p>
          </table:table-cell>
          <table:table-cell/>
          <table:table-cell table:formula="of:=[.N95]&gt;[.T95]" office:value-type="boolean" office:boolean-value="false" calcext:value-type="boolean">
            <text:p>FALSE</text:p>
          </table:table-cell>
          <table:table-cell/>
          <table:table-cell table:formula="of:=[.N95]&gt;[.T95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7" office:value-type="float" office:value="0.982666666666667" calcext:value-type="float">
            <text:p>0.982666666666667</text:p>
          </table:table-cell>
          <table:table-cell table:style-name="ce17" office:value-type="float" office:value="0.0159257536597057" calcext:value-type="float">
            <text:p>0.0159257536597057</text:p>
          </table:table-cell>
          <table:table-cell table:style-name="ce17" office:value-type="float" office:value="0.987055555555556" calcext:value-type="float">
            <text:p>0.987055555555556</text:p>
          </table:table-cell>
          <table:table-cell table:style-name="ce17" office:value-type="float" office:value="0.0118583460217001" calcext:value-type="float">
            <text:p>0.0118583460217001</text:p>
          </table:table-cell>
          <table:table-cell table:style-name="ce17" office:value-type="float" office:value="0.982666666666667" calcext:value-type="float">
            <text:p>0.982666666666667</text:p>
          </table:table-cell>
          <table:table-cell table:style-name="ce17" office:value-type="float" office:value="0.0159257536597057" calcext:value-type="float">
            <text:p>0.0159257536597057</text:p>
          </table:table-cell>
          <table:table-cell office:value-type="float" office:value="0.980213564213564" calcext:value-type="float">
            <text:p>0.980213564213564</text:p>
          </table:table-cell>
          <table:table-cell office:value-type="float" office:value="0.0208635142917546" calcext:value-type="float">
            <text:p>0.0208635142917546</text:p>
          </table:table-cell>
          <table:table-cell office:value-type="float" office:value="0.987509379509379" calcext:value-type="float">
            <text:p>0.987509379509379</text:p>
          </table:table-cell>
          <table:table-cell office:value-type="float" office:value="0.0114679963902846" calcext:value-type="float">
            <text:p>0.0114679963902846</text:p>
          </table:table-cell>
          <table:table-cell office:value-type="float" office:value="0.980213564213564" calcext:value-type="float">
            <text:p>0.980213564213564</text:p>
          </table:table-cell>
          <table:table-cell office:value-type="float" office:value="0.0208635142917546" calcext:value-type="float">
            <text:p>0.0208635142917546</text:p>
          </table:table-cell>
          <table:table-cell table:style-name="ce19" office:value-type="float" office:value="0.972444444444444" calcext:value-type="float">
            <text:p>0.972444444444444</text:p>
          </table:table-cell>
          <table:table-cell table:style-name="ce19" office:value-type="float" office:value="0.0295148006395117" calcext:value-type="float">
            <text:p>0.0295148006395117</text:p>
          </table:table-cell>
          <table:table-cell table:style-name="ce19" office:value-type="float" office:value="0.979518518518519" calcext:value-type="float">
            <text:p>0.979518518518519</text:p>
          </table:table-cell>
          <table:table-cell table:style-name="ce19" office:value-type="float" office:value="0.0262022575180037" calcext:value-type="float">
            <text:p>0.0262022575180037</text:p>
          </table:table-cell>
          <table:table-cell table:style-name="ce19" office:value-type="float" office:value="0.972444444444444" calcext:value-type="float">
            <text:p>0.972444444444444</text:p>
          </table:table-cell>
          <table:table-cell table:style-name="ce19" office:value-type="float" office:value="0.0295148006395117" calcext:value-type="float">
            <text:p>0.0295148006395117</text:p>
          </table:table-cell>
          <table:table-cell office:value-type="float" office:value="0.969388888888889" calcext:value-type="float">
            <text:p>0.969388888888889</text:p>
          </table:table-cell>
          <table:table-cell office:value-type="float" office:value="0.0112366518891978" calcext:value-type="float">
            <text:p>0.0112366518891978</text:p>
          </table:table-cell>
          <table:table-cell office:value-type="float" office:value="0.975312830687831" calcext:value-type="float">
            <text:p>0.975312830687831</text:p>
          </table:table-cell>
          <table:table-cell office:value-type="float" office:value="0.011560051236824" calcext:value-type="float">
            <text:p>0.011560051236824</text:p>
          </table:table-cell>
          <table:table-cell office:value-type="float" office:value="0.969388888888889" calcext:value-type="float">
            <text:p>0.969388888888889</text:p>
          </table:table-cell>
          <table:table-cell office:value-type="float" office:value="0.0112366518891978" calcext:value-type="float">
            <text:p>0.0112366518891978</text:p>
          </table:table-cell>
          <table:table-cell/>
          <table:table-cell table:formula="of:=[.N96]&gt;[.N96]" office:value-type="boolean" office:boolean-value="false" calcext:value-type="boolean">
            <text:p>FALSE</text:p>
          </table:table-cell>
          <table:table-cell/>
          <table:table-cell table:formula="of:=[.N96]&gt;[.T96]" office:value-type="boolean" office:boolean-value="true" calcext:value-type="boolean">
            <text:p>TRUE</text:p>
          </table:table-cell>
          <table:table-cell/>
          <table:table-cell table:formula="of:=[.N96]&gt;[.T96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959055555555556" calcext:value-type="float">
            <text:p>0.959055555555556</text:p>
          </table:table-cell>
          <table:table-cell office:value-type="float" office:value="0.0196340753176779" calcext:value-type="float">
            <text:p>0.0196340753176779</text:p>
          </table:table-cell>
          <table:table-cell office:value-type="float" office:value="0.972518518518518" calcext:value-type="float">
            <text:p>0.972518518518518</text:p>
          </table:table-cell>
          <table:table-cell office:value-type="float" office:value="0.0116110926516482" calcext:value-type="float">
            <text:p>0.0116110926516482</text:p>
          </table:table-cell>
          <table:table-cell office:value-type="float" office:value="0.959055555555556" calcext:value-type="float">
            <text:p>0.959055555555556</text:p>
          </table:table-cell>
          <table:table-cell office:value-type="float" office:value="0.0196340753176779" calcext:value-type="float">
            <text:p>0.0196340753176779</text:p>
          </table:table-cell>
          <table:table-cell office:value-type="float" office:value="0.976111111111111" calcext:value-type="float">
            <text:p>0.976111111111111</text:p>
          </table:table-cell>
          <table:table-cell office:value-type="float" office:value="0.0123228183404549" calcext:value-type="float">
            <text:p>0.0123228183404549</text:p>
          </table:table-cell>
          <table:table-cell office:value-type="float" office:value="0.986259259259259" calcext:value-type="float">
            <text:p>0.986259259259259</text:p>
          </table:table-cell>
          <table:table-cell office:value-type="float" office:value="0.00863767309137539" calcext:value-type="float">
            <text:p>0.00863767309137539</text:p>
          </table:table-cell>
          <table:table-cell office:value-type="float" office:value="0.976111111111111" calcext:value-type="float">
            <text:p>0.976111111111111</text:p>
          </table:table-cell>
          <table:table-cell office:value-type="float" office:value="0.0123228183404549" calcext:value-type="float">
            <text:p>0.0123228183404549</text:p>
          </table:table-cell>
          <table:table-cell table:style-name="ce17" office:value-type="float" office:value="0.97576911976912" calcext:value-type="float">
            <text:p>0.97576911976912</text:p>
          </table:table-cell>
          <table:table-cell table:style-name="ce17" office:value-type="float" office:value="0.0166658018428448" calcext:value-type="float">
            <text:p>0.0166658018428448</text:p>
          </table:table-cell>
          <table:table-cell table:style-name="ce17" office:value-type="float" office:value="0.98591847041847" calcext:value-type="float">
            <text:p>0.98591847041847</text:p>
          </table:table-cell>
          <table:table-cell table:style-name="ce17" office:value-type="float" office:value="0.0114224756345838" calcext:value-type="float">
            <text:p>0.0114224756345838</text:p>
          </table:table-cell>
          <table:table-cell table:style-name="ce17" office:value-type="float" office:value="0.97576911976912" calcext:value-type="float">
            <text:p>0.97576911976912</text:p>
          </table:table-cell>
          <table:table-cell table:style-name="ce17" office:value-type="float" office:value="0.0166658018428448" calcext:value-type="float">
            <text:p>0.0166658018428448</text:p>
          </table:table-cell>
          <table:table-cell office:value-type="float" office:value="0.961166666666667" calcext:value-type="float">
            <text:p>0.961166666666667</text:p>
          </table:table-cell>
          <table:table-cell office:value-type="float" office:value="0.0249077929200512" calcext:value-type="float">
            <text:p>0.0249077929200512</text:p>
          </table:table-cell>
          <table:table-cell office:value-type="float" office:value="0.969976851851852" calcext:value-type="float">
            <text:p>0.969976851851852</text:p>
          </table:table-cell>
          <table:table-cell office:value-type="float" office:value="0.0222690791682715" calcext:value-type="float">
            <text:p>0.0222690791682715</text:p>
          </table:table-cell>
          <table:table-cell office:value-type="float" office:value="0.961166666666667" calcext:value-type="float">
            <text:p>0.961166666666667</text:p>
          </table:table-cell>
          <table:table-cell office:value-type="float" office:value="0.0249077929200512" calcext:value-type="float">
            <text:p>0.0249077929200512</text:p>
          </table:table-cell>
          <table:table-cell/>
          <table:table-cell table:formula="of:=[.N97]&gt;[.N97]" office:value-type="boolean" office:boolean-value="false" calcext:value-type="boolean">
            <text:p>FALSE</text:p>
          </table:table-cell>
          <table:table-cell/>
          <table:table-cell table:formula="of:=[.N97]&gt;[.T97]" office:value-type="boolean" office:boolean-value="true" calcext:value-type="boolean">
            <text:p>TRUE</text:p>
          </table:table-cell>
          <table:table-cell/>
          <table:table-cell table:formula="of:=[.N97]&gt;[.T97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982055555555556" calcext:value-type="float">
            <text:p>0.982055555555556</text:p>
          </table:table-cell>
          <table:table-cell office:value-type="float" office:value="0.0144659028642879" calcext:value-type="float">
            <text:p>0.0144659028642879</text:p>
          </table:table-cell>
          <table:table-cell office:value-type="float" office:value="0.988694444444444" calcext:value-type="float">
            <text:p>0.988694444444444</text:p>
          </table:table-cell>
          <table:table-cell office:value-type="float" office:value="0.010258841414141" calcext:value-type="float">
            <text:p>0.010258841414141</text:p>
          </table:table-cell>
          <table:table-cell office:value-type="float" office:value="0.982055555555556" calcext:value-type="float">
            <text:p>0.982055555555556</text:p>
          </table:table-cell>
          <table:table-cell office:value-type="float" office:value="0.0144659028642879" calcext:value-type="float">
            <text:p>0.0144659028642879</text:p>
          </table:table-cell>
          <table:table-cell office:value-type="float" office:value="0.981666666666667" calcext:value-type="float">
            <text:p>0.981666666666667</text:p>
          </table:table-cell>
          <table:table-cell office:value-type="float" office:value="0.0201537301635745" calcext:value-type="float">
            <text:p>0.0201537301635745</text:p>
          </table:table-cell>
          <table:table-cell office:value-type="float" office:value="0.988060185185185" calcext:value-type="float">
            <text:p>0.988060185185185</text:p>
          </table:table-cell>
          <table:table-cell office:value-type="float" office:value="0.0132770876738374" calcext:value-type="float">
            <text:p>0.0132770876738374</text:p>
          </table:table-cell>
          <table:table-cell office:value-type="float" office:value="0.981666666666667" calcext:value-type="float">
            <text:p>0.981666666666667</text:p>
          </table:table-cell>
          <table:table-cell office:value-type="float" office:value="0.0201537301635745" calcext:value-type="float">
            <text:p>0.0201537301635745</text:p>
          </table:table-cell>
          <table:table-cell office:value-type="float" office:value="0.961420634920635" calcext:value-type="float">
            <text:p>0.961420634920635</text:p>
          </table:table-cell>
          <table:table-cell office:value-type="float" office:value="0.0232133685885856" calcext:value-type="float">
            <text:p>0.0232133685885856</text:p>
          </table:table-cell>
          <table:table-cell office:value-type="float" office:value="0.965576940035273" calcext:value-type="float">
            <text:p>0.965576940035273</text:p>
          </table:table-cell>
          <table:table-cell office:value-type="float" office:value="0.0233719197522122" calcext:value-type="float">
            <text:p>0.0233719197522122</text:p>
          </table:table-cell>
          <table:table-cell office:value-type="float" office:value="0.961420634920635" calcext:value-type="float">
            <text:p>0.961420634920635</text:p>
          </table:table-cell>
          <table:table-cell office:value-type="float" office:value="0.0232133685885856" calcext:value-type="float">
            <text:p>0.0232133685885856</text:p>
          </table:table-cell>
          <table:table-cell table:style-name="ce17" office:value-type="float" office:value="0.985141414141414" calcext:value-type="float">
            <text:p>0.985141414141414</text:p>
          </table:table-cell>
          <table:table-cell table:style-name="ce17" office:value-type="float" office:value="0.012877753969194" calcext:value-type="float">
            <text:p>0.012877753969194</text:p>
          </table:table-cell>
          <table:table-cell table:style-name="ce17" office:value-type="float" office:value="0.989884319384319" calcext:value-type="float">
            <text:p>0.989884319384319</text:p>
          </table:table-cell>
          <table:table-cell table:style-name="ce17" office:value-type="float" office:value="0.00873735529767855" calcext:value-type="float">
            <text:p>0.00873735529767855</text:p>
          </table:table-cell>
          <table:table-cell table:style-name="ce17" office:value-type="float" office:value="0.985141414141414" calcext:value-type="float">
            <text:p>0.985141414141414</text:p>
          </table:table-cell>
          <table:table-cell table:style-name="ce17" office:value-type="float" office:value="0.012877753969194" calcext:value-type="float">
            <text:p>0.012877753969194</text:p>
          </table:table-cell>
          <table:table-cell/>
          <table:table-cell table:formula="of:=[.N98]&gt;[.N98]" office:value-type="boolean" office:boolean-value="false" calcext:value-type="boolean">
            <text:p>FALSE</text:p>
          </table:table-cell>
          <table:table-cell/>
          <table:table-cell table:formula="of:=[.N98]&gt;[.T98]" office:value-type="boolean" office:boolean-value="false" calcext:value-type="boolean">
            <text:p>FALSE</text:p>
          </table:table-cell>
          <table:table-cell/>
          <table:table-cell table:formula="of:=[.N98]&gt;[.T98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formula="of:=[.B99]&gt;[.N99]" office:value-type="boolean" office:boolean-value="false" calcext:value-type="boolean">
            <text:p>FALSE</text:p>
          </table:table-cell>
          <table:table-cell/>
          <table:table-cell table:formula="of:=[.B99]&gt;[.T99]" office:value-type="boolean" office:boolean-value="false" calcext:value-type="boolean">
            <text:p>FALSE</text:p>
          </table:table-cell>
          <table:table-cell/>
          <table:table-cell table:formula="of:=[.B99]&gt;[.H99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976888888888889" calcext:value-type="float">
            <text:p>0.976888888888889</text:p>
          </table:table-cell>
          <table:table-cell office:value-type="float" office:value="0.0208909573443974" calcext:value-type="float">
            <text:p>0.0208909573443974</text:p>
          </table:table-cell>
          <table:table-cell office:value-type="float" office:value="0.981265740740741" calcext:value-type="float">
            <text:p>0.981265740740741</text:p>
          </table:table-cell>
          <table:table-cell office:value-type="float" office:value="0.0162262224741895" calcext:value-type="float">
            <text:p>0.0162262224741895</text:p>
          </table:table-cell>
          <table:table-cell office:value-type="float" office:value="0.976888888888889" calcext:value-type="float">
            <text:p>0.976888888888889</text:p>
          </table:table-cell>
          <table:table-cell office:value-type="float" office:value="0.0208909573443974" calcext:value-type="float">
            <text:p>0.0208909573443974</text:p>
          </table:table-cell>
          <table:table-cell office:value-type="float" office:value="0.976888888888889" calcext:value-type="float">
            <text:p>0.976888888888889</text:p>
          </table:table-cell>
          <table:table-cell office:value-type="float" office:value="0.0208909573443974" calcext:value-type="float">
            <text:p>0.0208909573443974</text:p>
          </table:table-cell>
          <table:table-cell office:value-type="float" office:value="0.981265740740741" calcext:value-type="float">
            <text:p>0.981265740740741</text:p>
          </table:table-cell>
          <table:table-cell office:value-type="float" office:value="0.0162262224741895" calcext:value-type="float">
            <text:p>0.0162262224741895</text:p>
          </table:table-cell>
          <table:table-cell office:value-type="float" office:value="0.976888888888889" calcext:value-type="float">
            <text:p>0.976888888888889</text:p>
          </table:table-cell>
          <table:table-cell office:value-type="float" office:value="0.0208909573443974" calcext:value-type="float">
            <text:p>0.0208909573443974</text:p>
          </table:table-cell>
          <table:table-cell office:value-type="float" office:value="0.976888888888889" calcext:value-type="float">
            <text:p>0.976888888888889</text:p>
          </table:table-cell>
          <table:table-cell office:value-type="float" office:value="0.0208909573443974" calcext:value-type="float">
            <text:p>0.0208909573443974</text:p>
          </table:table-cell>
          <table:table-cell office:value-type="float" office:value="0.981265740740741" calcext:value-type="float">
            <text:p>0.981265740740741</text:p>
          </table:table-cell>
          <table:table-cell office:value-type="float" office:value="0.0162262224741895" calcext:value-type="float">
            <text:p>0.0162262224741895</text:p>
          </table:table-cell>
          <table:table-cell office:value-type="float" office:value="0.976888888888889" calcext:value-type="float">
            <text:p>0.976888888888889</text:p>
          </table:table-cell>
          <table:table-cell office:value-type="float" office:value="0.0208909573443974" calcext:value-type="float">
            <text:p>0.0208909573443974</text:p>
          </table:table-cell>
          <table:table-cell office:value-type="float" office:value="0.976888888888889" calcext:value-type="float">
            <text:p>0.976888888888889</text:p>
          </table:table-cell>
          <table:table-cell office:value-type="float" office:value="0.0208909573443974" calcext:value-type="float">
            <text:p>0.0208909573443974</text:p>
          </table:table-cell>
          <table:table-cell office:value-type="float" office:value="0.981265740740741" calcext:value-type="float">
            <text:p>0.981265740740741</text:p>
          </table:table-cell>
          <table:table-cell office:value-type="float" office:value="0.0162262224741895" calcext:value-type="float">
            <text:p>0.0162262224741895</text:p>
          </table:table-cell>
          <table:table-cell office:value-type="float" office:value="0.976888888888889" calcext:value-type="float">
            <text:p>0.976888888888889</text:p>
          </table:table-cell>
          <table:table-cell office:value-type="float" office:value="0.0208909573443974" calcext:value-type="float">
            <text:p>0.0208909573443974</text:p>
          </table:table-cell>
          <table:table-cell table:number-columns-repeated="14"/>
        </table:table-row>
        <table:table-row table:style-name="ro2">
          <table:table-cell table:number-columns-repeated="39"/>
        </table:table-row>
        <table:table-row table:style-name="ro1">
          <table:table-cell table:style-name="ce1" office:value-type="string" calcext:value-type="string" table:number-columns-spanned="25" table:number-rows-spanned="1">
            <text:p>HILLVALLEY</text:p>
          </table:table-cell>
          <table:covered-table-cell table:number-columns-repeated="23" table:style-name="ce2"/>
          <table:covered-table-cell/>
          <table:table-cell table:number-columns-repeated="14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M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S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ANOVA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RFE</text:p>
          </table:table-cell>
          <table:covered-table-cell table:style-name="ce3"/>
          <table:covered-table-cell table:number-columns-repeated="3" table:style-name="ce2"/>
          <table:covered-table-cell/>
          <table:table-cell table:number-columns-repeated="14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14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503393888319629" calcext:value-type="float">
            <text:p>0.503393888319629</text:p>
          </table:table-cell>
          <table:table-cell office:value-type="float" office:value="0.0310539088750053" calcext:value-type="float">
            <text:p>0.0310539088750053</text:p>
          </table:table-cell>
          <table:table-cell office:value-type="float" office:value="0.515354722297411" calcext:value-type="float">
            <text:p>0.515354722297411</text:p>
          </table:table-cell>
          <table:table-cell office:value-type="float" office:value="0.0348256917084204" calcext:value-type="float">
            <text:p>0.0348256917084204</text:p>
          </table:table-cell>
          <table:table-cell office:value-type="float" office:value="0.503393888319629" calcext:value-type="float">
            <text:p>0.503393888319629</text:p>
          </table:table-cell>
          <table:table-cell office:value-type="float" office:value="0.0310539088750053" calcext:value-type="float">
            <text:p>0.0310539088750053</text:p>
          </table:table-cell>
          <table:table-cell office:value-type="float" office:value="0.519842784896439" calcext:value-type="float">
            <text:p>0.519842784896439</text:p>
          </table:table-cell>
          <table:table-cell office:value-type="float" office:value="0.0323559155566768" calcext:value-type="float">
            <text:p>0.0323559155566768</text:p>
          </table:table-cell>
          <table:table-cell office:value-type="float" office:value="0.533952662046962" calcext:value-type="float">
            <text:p>0.533952662046962</text:p>
          </table:table-cell>
          <table:table-cell office:value-type="float" office:value="0.0395361930163904" calcext:value-type="float">
            <text:p>0.0395361930163904</text:p>
          </table:table-cell>
          <table:table-cell office:value-type="float" office:value="0.519842784896439" calcext:value-type="float">
            <text:p>0.519842784896439</text:p>
          </table:table-cell>
          <table:table-cell office:value-type="float" office:value="0.0323559155566768" calcext:value-type="float">
            <text:p>0.0323559155566768</text:p>
          </table:table-cell>
          <table:table-cell office:value-type="float" office:value="0.51542757721158" calcext:value-type="float">
            <text:p>0.51542757721158</text:p>
          </table:table-cell>
          <table:table-cell office:value-type="float" office:value="0.0306219440376189" calcext:value-type="float">
            <text:p>0.0306219440376189</text:p>
          </table:table-cell>
          <table:table-cell office:value-type="float" office:value="0.524162226826884" calcext:value-type="float">
            <text:p>0.524162226826884</text:p>
          </table:table-cell>
          <table:table-cell office:value-type="float" office:value="0.0367176827834025" calcext:value-type="float">
            <text:p>0.0367176827834025</text:p>
          </table:table-cell>
          <table:table-cell office:value-type="float" office:value="0.51542757721158" calcext:value-type="float">
            <text:p>0.51542757721158</text:p>
          </table:table-cell>
          <table:table-cell office:value-type="float" office:value="0.0306219440376189" calcext:value-type="float">
            <text:p>0.0306219440376189</text:p>
          </table:table-cell>
          <table:table-cell table:style-name="ce17" office:value-type="float" office:value="0.543324156039869" calcext:value-type="float">
            <text:p>0.543324156039869</text:p>
          </table:table-cell>
          <table:table-cell table:style-name="ce17" office:value-type="float" office:value="0.02920819195842" calcext:value-type="float">
            <text:p>0.02920819195842</text:p>
          </table:table-cell>
          <table:table-cell table:style-name="ce17" office:value-type="float" office:value="0.559152640035315" calcext:value-type="float">
            <text:p>0.559152640035315</text:p>
          </table:table-cell>
          <table:table-cell table:style-name="ce17" office:value-type="float" office:value="0.0380214977887653" calcext:value-type="float">
            <text:p>0.0380214977887653</text:p>
          </table:table-cell>
          <table:table-cell table:style-name="ce17" office:value-type="float" office:value="0.543324156039869" calcext:value-type="float">
            <text:p>0.543324156039869</text:p>
          </table:table-cell>
          <table:table-cell table:style-name="ce17" office:value-type="float" office:value="0.02920819195842" calcext:value-type="float">
            <text:p>0.02920819195842</text:p>
          </table:table-cell>
          <table:table-cell/>
          <table:table-cell table:formula="of:=[.B106]&gt;[.N106]" office:value-type="boolean" office:boolean-value="false" calcext:value-type="boolean">
            <text:p>FALSE</text:p>
          </table:table-cell>
          <table:table-cell/>
          <table:table-cell table:formula="of:=[.B106]&gt;[.T106]" office:value-type="boolean" office:boolean-value="false" calcext:value-type="boolean">
            <text:p>FALSE</text:p>
          </table:table-cell>
          <table:table-cell/>
          <table:table-cell table:formula="of:=[.B106]&gt;[.H10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7" office:value-type="float" office:value="0.524258353244332" calcext:value-type="float">
            <text:p>0.524258353244332</text:p>
          </table:table-cell>
          <table:table-cell table:style-name="ce17" office:value-type="float" office:value="0.0310054407774886" calcext:value-type="float">
            <text:p>0.0310054407774886</text:p>
          </table:table-cell>
          <table:table-cell table:style-name="ce17" office:value-type="float" office:value="0.53856246286681" calcext:value-type="float">
            <text:p>0.53856246286681</text:p>
          </table:table-cell>
          <table:table-cell table:style-name="ce17" office:value-type="float" office:value="0.0325949473905946" calcext:value-type="float">
            <text:p>0.0325949473905946</text:p>
          </table:table-cell>
          <table:table-cell table:style-name="ce17" office:value-type="float" office:value="0.524258353244332" calcext:value-type="float">
            <text:p>0.524258353244332</text:p>
          </table:table-cell>
          <table:table-cell table:style-name="ce17" office:value-type="float" office:value="0.0310054407774886" calcext:value-type="float">
            <text:p>0.0310054407774886</text:p>
          </table:table-cell>
          <table:table-cell table:style-name="ce17" office:value-type="float" office:value="0.525244524895159" calcext:value-type="float">
            <text:p>0.525244524895159</text:p>
          </table:table-cell>
          <table:table-cell table:style-name="ce17" office:value-type="float" office:value="0.0277533035697209" calcext:value-type="float">
            <text:p>0.0277533035697209</text:p>
          </table:table-cell>
          <table:table-cell table:style-name="ce17" office:value-type="float" office:value="0.540106366752828" calcext:value-type="float">
            <text:p>0.540106366752828</text:p>
          </table:table-cell>
          <table:table-cell table:style-name="ce17" office:value-type="float" office:value="0.0316274740449242" calcext:value-type="float">
            <text:p>0.0316274740449242</text:p>
          </table:table-cell>
          <table:table-cell table:style-name="ce17" office:value-type="float" office:value="0.525244524895159" calcext:value-type="float">
            <text:p>0.525244524895159</text:p>
          </table:table-cell>
          <table:table-cell table:style-name="ce17" office:value-type="float" office:value="0.0277533035697209" calcext:value-type="float">
            <text:p>0.0277533035697209</text:p>
          </table:table-cell>
          <table:table-cell office:value-type="float" office:value="0.493722077474426" calcext:value-type="float">
            <text:p>0.493722077474426</text:p>
          </table:table-cell>
          <table:table-cell office:value-type="float" office:value="0.0206379998328685" calcext:value-type="float">
            <text:p>0.0206379998328685</text:p>
          </table:table-cell>
          <table:table-cell office:value-type="float" office:value="0.506441216516497" calcext:value-type="float">
            <text:p>0.506441216516497</text:p>
          </table:table-cell>
          <table:table-cell office:value-type="float" office:value="0.0190482296601796" calcext:value-type="float">
            <text:p>0.0190482296601796</text:p>
          </table:table-cell>
          <table:table-cell office:value-type="float" office:value="0.493722077474426" calcext:value-type="float">
            <text:p>0.493722077474426</text:p>
          </table:table-cell>
          <table:table-cell office:value-type="float" office:value="0.0206379998328685" calcext:value-type="float">
            <text:p>0.0206379998328685</text:p>
          </table:table-cell>
          <table:table-cell office:value-type="float" office:value="0.520429579173477" calcext:value-type="float">
            <text:p>0.520429579173477</text:p>
          </table:table-cell>
          <table:table-cell office:value-type="float" office:value="0.0213866134491095" calcext:value-type="float">
            <text:p>0.0213866134491095</text:p>
          </table:table-cell>
          <table:table-cell office:value-type="float" office:value="0.534443744740694" calcext:value-type="float">
            <text:p>0.534443744740694</text:p>
          </table:table-cell>
          <table:table-cell office:value-type="float" office:value="0.0236646178425855" calcext:value-type="float">
            <text:p>0.0236646178425855</text:p>
          </table:table-cell>
          <table:table-cell office:value-type="float" office:value="0.520429579173477" calcext:value-type="float">
            <text:p>0.520429579173477</text:p>
          </table:table-cell>
          <table:table-cell office:value-type="float" office:value="0.0213866134491095" calcext:value-type="float">
            <text:p>0.0213866134491095</text:p>
          </table:table-cell>
          <table:table-cell/>
          <table:table-cell table:formula="of:=[.B107]&gt;[.N107]" office:value-type="boolean" office:boolean-value="true" calcext:value-type="boolean">
            <text:p>TRUE</text:p>
          </table:table-cell>
          <table:table-cell/>
          <table:table-cell table:formula="of:=[.B107]&gt;[.T107]" office:value-type="boolean" office:boolean-value="true" calcext:value-type="boolean">
            <text:p>TRUE</text:p>
          </table:table-cell>
          <table:table-cell/>
          <table:table-cell table:formula="of:=[.B107]&gt;[.H107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499700621448018" calcext:value-type="float">
            <text:p>0.499700621448018</text:p>
          </table:table-cell>
          <table:table-cell office:value-type="float" office:value="0.0224025227962825" calcext:value-type="float">
            <text:p>0.0224025227962825</text:p>
          </table:table-cell>
          <table:table-cell office:value-type="float" office:value="0.51191511092895" calcext:value-type="float">
            <text:p>0.51191511092895</text:p>
          </table:table-cell>
          <table:table-cell office:value-type="float" office:value="0.0240540113209976" calcext:value-type="float">
            <text:p>0.0240540113209976</text:p>
          </table:table-cell>
          <table:table-cell office:value-type="float" office:value="0.499700621448018" calcext:value-type="float">
            <text:p>0.499700621448018</text:p>
          </table:table-cell>
          <table:table-cell office:value-type="float" office:value="0.0224025227962825" calcext:value-type="float">
            <text:p>0.0224025227962825</text:p>
          </table:table-cell>
          <table:table-cell office:value-type="float" office:value="0.518339442298438" calcext:value-type="float">
            <text:p>0.518339442298438</text:p>
          </table:table-cell>
          <table:table-cell office:value-type="float" office:value="0.0270959767645331" calcext:value-type="float">
            <text:p>0.0270959767645331</text:p>
          </table:table-cell>
          <table:table-cell office:value-type="float" office:value="0.532037619726418" calcext:value-type="float">
            <text:p>0.532037619726418</text:p>
          </table:table-cell>
          <table:table-cell office:value-type="float" office:value="0.0270512728618154" calcext:value-type="float">
            <text:p>0.0270512728618154</text:p>
          </table:table-cell>
          <table:table-cell office:value-type="float" office:value="0.518339442298438" calcext:value-type="float">
            <text:p>0.518339442298438</text:p>
          </table:table-cell>
          <table:table-cell office:value-type="float" office:value="0.0270959767645331" calcext:value-type="float">
            <text:p>0.0270959767645331</text:p>
          </table:table-cell>
          <table:table-cell office:value-type="float" office:value="0.502232049780904" calcext:value-type="float">
            <text:p>0.502232049780904</text:p>
          </table:table-cell>
          <table:table-cell office:value-type="float" office:value="0.030586888072738" calcext:value-type="float">
            <text:p>0.030586888072738</text:p>
          </table:table-cell>
          <table:table-cell office:value-type="float" office:value="0.509926100825489" calcext:value-type="float">
            <text:p>0.509926100825489</text:p>
          </table:table-cell>
          <table:table-cell office:value-type="float" office:value="0.0294757956980714" calcext:value-type="float">
            <text:p>0.0294757956980714</text:p>
          </table:table-cell>
          <table:table-cell office:value-type="float" office:value="0.502232049780904" calcext:value-type="float">
            <text:p>0.502232049780904</text:p>
          </table:table-cell>
          <table:table-cell office:value-type="float" office:value="0.030586888072738" calcext:value-type="float">
            <text:p>0.030586888072738</text:p>
          </table:table-cell>
          <table:table-cell office:value-type="float" office:value="0.534737600658822" calcext:value-type="float">
            <text:p>0.534737600658822</text:p>
          </table:table-cell>
          <table:table-cell office:value-type="float" office:value="0.0289255309175638" calcext:value-type="float">
            <text:p>0.0289255309175638</text:p>
          </table:table-cell>
          <table:table-cell office:value-type="float" office:value="0.545494388886326" calcext:value-type="float">
            <text:p>0.545494388886326</text:p>
          </table:table-cell>
          <table:table-cell office:value-type="float" office:value="0.0348289828399877" calcext:value-type="float">
            <text:p>0.0348289828399877</text:p>
          </table:table-cell>
          <table:table-cell office:value-type="float" office:value="0.534737600658822" calcext:value-type="float">
            <text:p>0.534737600658822</text:p>
          </table:table-cell>
          <table:table-cell office:value-type="float" office:value="0.0289255309175638" calcext:value-type="float">
            <text:p>0.0289255309175638</text:p>
          </table:table-cell>
          <table:table-cell/>
          <table:table-cell table:formula="of:=[.B108]&gt;[.N108]" office:value-type="boolean" office:boolean-value="false" calcext:value-type="boolean">
            <text:p>FALSE</text:p>
          </table:table-cell>
          <table:table-cell/>
          <table:table-cell table:formula="of:=[.B108]&gt;[.T108]" office:value-type="boolean" office:boolean-value="false" calcext:value-type="boolean">
            <text:p>FALSE</text:p>
          </table:table-cell>
          <table:table-cell/>
          <table:table-cell table:formula="of:=[.B108]&gt;[.H108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524508735951779" calcext:value-type="float">
            <text:p>0.524508735951779</text:p>
          </table:table-cell>
          <table:table-cell office:value-type="float" office:value="0.0349262557958654" calcext:value-type="float">
            <text:p>0.0349262557958654</text:p>
          </table:table-cell>
          <table:table-cell office:value-type="float" office:value="0.534488697699163" calcext:value-type="float">
            <text:p>0.534488697699163</text:p>
          </table:table-cell>
          <table:table-cell office:value-type="float" office:value="0.0387810940756773" calcext:value-type="float">
            <text:p>0.0387810940756773</text:p>
          </table:table-cell>
          <table:table-cell office:value-type="float" office:value="0.524508735951779" calcext:value-type="float">
            <text:p>0.524508735951779</text:p>
          </table:table-cell>
          <table:table-cell office:value-type="float" office:value="0.0349262557958654" calcext:value-type="float">
            <text:p>0.0349262557958654</text:p>
          </table:table-cell>
          <table:table-cell office:value-type="float" office:value="0.52747655309234" calcext:value-type="float">
            <text:p>0.52747655309234</text:p>
          </table:table-cell>
          <table:table-cell office:value-type="float" office:value="0.0363599107999247" calcext:value-type="float">
            <text:p>0.0363599107999247</text:p>
          </table:table-cell>
          <table:table-cell office:value-type="float" office:value="0.541011141263751" calcext:value-type="float">
            <text:p>0.541011141263751</text:p>
          </table:table-cell>
          <table:table-cell office:value-type="float" office:value="0.0377917982164352" calcext:value-type="float">
            <text:p>0.0377917982164352</text:p>
          </table:table-cell>
          <table:table-cell office:value-type="float" office:value="0.52747655309234" calcext:value-type="float">
            <text:p>0.52747655309234</text:p>
          </table:table-cell>
          <table:table-cell office:value-type="float" office:value="0.0363599107999247" calcext:value-type="float">
            <text:p>0.0363599107999247</text:p>
          </table:table-cell>
          <table:table-cell office:value-type="float" office:value="0.501089776967602" calcext:value-type="float">
            <text:p>0.501089776967602</text:p>
          </table:table-cell>
          <table:table-cell office:value-type="float" office:value="0.0264643515623122" calcext:value-type="float">
            <text:p>0.0264643515623122</text:p>
          </table:table-cell>
          <table:table-cell office:value-type="float" office:value="0.512708329132625" calcext:value-type="float">
            <text:p>0.512708329132625</text:p>
          </table:table-cell>
          <table:table-cell office:value-type="float" office:value="0.0253464324039279" calcext:value-type="float">
            <text:p>0.0253464324039279</text:p>
          </table:table-cell>
          <table:table-cell office:value-type="float" office:value="0.501089776967602" calcext:value-type="float">
            <text:p>0.501089776967602</text:p>
          </table:table-cell>
          <table:table-cell office:value-type="float" office:value="0.0264643515623122" calcext:value-type="float">
            <text:p>0.0264643515623122</text:p>
          </table:table-cell>
          <table:table-cell office:value-type="float" office:value="0.539032389128848" calcext:value-type="float">
            <text:p>0.539032389128848</text:p>
          </table:table-cell>
          <table:table-cell office:value-type="float" office:value="0.0345539450739278" calcext:value-type="float">
            <text:p>0.0345539450739278</text:p>
          </table:table-cell>
          <table:table-cell office:value-type="float" office:value="0.550848276013411" calcext:value-type="float">
            <text:p>0.550848276013411</text:p>
          </table:table-cell>
          <table:table-cell office:value-type="float" office:value="0.0325615538826847" calcext:value-type="float">
            <text:p>0.0325615538826847</text:p>
          </table:table-cell>
          <table:table-cell office:value-type="float" office:value="0.539032389128848" calcext:value-type="float">
            <text:p>0.539032389128848</text:p>
          </table:table-cell>
          <table:table-cell office:value-type="float" office:value="0.0345539450739278" calcext:value-type="float">
            <text:p>0.0345539450739278</text:p>
          </table:table-cell>
          <table:table-cell/>
          <table:table-cell table:formula="of:=[.B109]&gt;[.N109]" office:value-type="boolean" office:boolean-value="true" calcext:value-type="boolean">
            <text:p>TRUE</text:p>
          </table:table-cell>
          <table:table-cell/>
          <table:table-cell table:formula="of:=[.B109]&gt;[.T109]" office:value-type="boolean" office:boolean-value="false" calcext:value-type="boolean">
            <text:p>FALSE</text:p>
          </table:table-cell>
          <table:table-cell/>
          <table:table-cell table:formula="of:=[.B109]&gt;[.H109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506304091450026" calcext:value-type="float">
            <text:p>0.506304091450026</text:p>
          </table:table-cell>
          <table:table-cell office:value-type="float" office:value="0.0280314530846174" calcext:value-type="float">
            <text:p>0.0280314530846174</text:p>
          </table:table-cell>
          <table:table-cell office:value-type="float" office:value="0.521836719278172" calcext:value-type="float">
            <text:p>0.521836719278172</text:p>
          </table:table-cell>
          <table:table-cell office:value-type="float" office:value="0.029060930754206" calcext:value-type="float">
            <text:p>0.029060930754206</text:p>
          </table:table-cell>
          <table:table-cell office:value-type="float" office:value="0.506304091450026" calcext:value-type="float">
            <text:p>0.506304091450026</text:p>
          </table:table-cell>
          <table:table-cell office:value-type="float" office:value="0.0280314530846174" calcext:value-type="float">
            <text:p>0.0280314530846174</text:p>
          </table:table-cell>
          <table:table-cell office:value-type="float" office:value="0.521289419916343" calcext:value-type="float">
            <text:p>0.521289419916343</text:p>
          </table:table-cell>
          <table:table-cell office:value-type="float" office:value="0.0240068134655207" calcext:value-type="float">
            <text:p>0.0240068134655207</text:p>
          </table:table-cell>
          <table:table-cell office:value-type="float" office:value="0.535444314537404" calcext:value-type="float">
            <text:p>0.535444314537404</text:p>
          </table:table-cell>
          <table:table-cell office:value-type="float" office:value="0.0258623455789317" calcext:value-type="float">
            <text:p>0.0258623455789317</text:p>
          </table:table-cell>
          <table:table-cell office:value-type="float" office:value="0.521289419916343" calcext:value-type="float">
            <text:p>0.521289419916343</text:p>
          </table:table-cell>
          <table:table-cell office:value-type="float" office:value="0.0240068134655207" calcext:value-type="float">
            <text:p>0.0240068134655207</text:p>
          </table:table-cell>
          <table:table-cell office:value-type="float" office:value="0.500183182843107" calcext:value-type="float">
            <text:p>0.500183182843107</text:p>
          </table:table-cell>
          <table:table-cell office:value-type="float" office:value="0.0295746842338252" calcext:value-type="float">
            <text:p>0.0295746842338252</text:p>
          </table:table-cell>
          <table:table-cell office:value-type="float" office:value="0.510112096580775" calcext:value-type="float">
            <text:p>0.510112096580775</text:p>
          </table:table-cell>
          <table:table-cell office:value-type="float" office:value="0.0334194056775418" calcext:value-type="float">
            <text:p>0.0334194056775418</text:p>
          </table:table-cell>
          <table:table-cell office:value-type="float" office:value="0.500183182843107" calcext:value-type="float">
            <text:p>0.500183182843107</text:p>
          </table:table-cell>
          <table:table-cell office:value-type="float" office:value="0.0295746842338252" calcext:value-type="float">
            <text:p>0.0295746842338252</text:p>
          </table:table-cell>
          <table:table-cell office:value-type="float" office:value="0.530846166578849" calcext:value-type="float">
            <text:p>0.530846166578849</text:p>
          </table:table-cell>
          <table:table-cell office:value-type="float" office:value="0.0200720660684634" calcext:value-type="float">
            <text:p>0.0200720660684634</text:p>
          </table:table-cell>
          <table:table-cell office:value-type="float" office:value="0.543385794120041" calcext:value-type="float">
            <text:p>0.543385794120041</text:p>
          </table:table-cell>
          <table:table-cell office:value-type="float" office:value="0.0239816290173402" calcext:value-type="float">
            <text:p>0.0239816290173402</text:p>
          </table:table-cell>
          <table:table-cell office:value-type="float" office:value="0.530846166578849" calcext:value-type="float">
            <text:p>0.530846166578849</text:p>
          </table:table-cell>
          <table:table-cell office:value-type="float" office:value="0.0200720660684634" calcext:value-type="float">
            <text:p>0.0200720660684634</text:p>
          </table:table-cell>
          <table:table-cell/>
          <table:table-cell table:formula="of:=[.B110]&gt;[.N110]" office:value-type="boolean" office:boolean-value="true" calcext:value-type="boolean">
            <text:p>TRUE</text:p>
          </table:table-cell>
          <table:table-cell/>
          <table:table-cell table:formula="of:=[.B110]&gt;[.T110]" office:value-type="boolean" office:boolean-value="false" calcext:value-type="boolean">
            <text:p>FALSE</text:p>
          </table:table-cell>
          <table:table-cell/>
          <table:table-cell table:formula="of:=[.B110]&gt;[.H110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501499820270727" calcext:value-type="float">
            <text:p>0.501499820270727</text:p>
          </table:table-cell>
          <table:table-cell office:value-type="float" office:value="0.0289630538468625" calcext:value-type="float">
            <text:p>0.0289630538468625</text:p>
          </table:table-cell>
          <table:table-cell office:value-type="float" office:value="0.511932048701137" calcext:value-type="float">
            <text:p>0.511932048701137</text:p>
          </table:table-cell>
          <table:table-cell office:value-type="float" office:value="0.0302722133799721" calcext:value-type="float">
            <text:p>0.0302722133799721</text:p>
          </table:table-cell>
          <table:table-cell office:value-type="float" office:value="0.501499820270727" calcext:value-type="float">
            <text:p>0.501499820270727</text:p>
          </table:table-cell>
          <table:table-cell office:value-type="float" office:value="0.0289630538468625" calcext:value-type="float">
            <text:p>0.0289630538468625</text:p>
          </table:table-cell>
          <table:table-cell office:value-type="float" office:value="0.526707060559132" calcext:value-type="float">
            <text:p>0.526707060559132</text:p>
          </table:table-cell>
          <table:table-cell office:value-type="float" office:value="0.0297317809675435" calcext:value-type="float">
            <text:p>0.0297317809675435</text:p>
          </table:table-cell>
          <table:table-cell office:value-type="float" office:value="0.542056157236283" calcext:value-type="float">
            <text:p>0.542056157236283</text:p>
          </table:table-cell>
          <table:table-cell office:value-type="float" office:value="0.0292156222371317" calcext:value-type="float">
            <text:p>0.0292156222371317</text:p>
          </table:table-cell>
          <table:table-cell office:value-type="float" office:value="0.526707060559132" calcext:value-type="float">
            <text:p>0.526707060559132</text:p>
          </table:table-cell>
          <table:table-cell office:value-type="float" office:value="0.0297317809675435" calcext:value-type="float">
            <text:p>0.0297317809675435</text:p>
          </table:table-cell>
          <table:table-cell office:value-type="float" office:value="0.513426556967208" calcext:value-type="float">
            <text:p>0.513426556967208</text:p>
          </table:table-cell>
          <table:table-cell office:value-type="float" office:value="0.0296326837132848" calcext:value-type="float">
            <text:p>0.0296326837132848</text:p>
          </table:table-cell>
          <table:table-cell office:value-type="float" office:value="0.524342321190629" calcext:value-type="float">
            <text:p>0.524342321190629</text:p>
          </table:table-cell>
          <table:table-cell office:value-type="float" office:value="0.0336460164911332" calcext:value-type="float">
            <text:p>0.0336460164911332</text:p>
          </table:table-cell>
          <table:table-cell office:value-type="float" office:value="0.513426556967208" calcext:value-type="float">
            <text:p>0.513426556967208</text:p>
          </table:table-cell>
          <table:table-cell office:value-type="float" office:value="0.0296326837132848" calcext:value-type="float">
            <text:p>0.0296326837132848</text:p>
          </table:table-cell>
          <table:table-cell office:value-type="float" office:value="0.525398928851254" calcext:value-type="float">
            <text:p>0.525398928851254</text:p>
          </table:table-cell>
          <table:table-cell office:value-type="float" office:value="0.0263510499576729" calcext:value-type="float">
            <text:p>0.0263510499576729</text:p>
          </table:table-cell>
          <table:table-cell office:value-type="float" office:value="0.536772668430418" calcext:value-type="float">
            <text:p>0.536772668430418</text:p>
          </table:table-cell>
          <table:table-cell office:value-type="float" office:value="0.0290721297645977" calcext:value-type="float">
            <text:p>0.0290721297645977</text:p>
          </table:table-cell>
          <table:table-cell office:value-type="float" office:value="0.525398928851254" calcext:value-type="float">
            <text:p>0.525398928851254</text:p>
          </table:table-cell>
          <table:table-cell office:value-type="float" office:value="0.0263510499576729" calcext:value-type="float">
            <text:p>0.0263510499576729</text:p>
          </table:table-cell>
          <table:table-cell/>
          <table:table-cell table:formula="of:=[.B111]&gt;[.N111]" office:value-type="boolean" office:boolean-value="false" calcext:value-type="boolean">
            <text:p>FALSE</text:p>
          </table:table-cell>
          <table:table-cell/>
          <table:table-cell table:formula="of:=[.B111]&gt;[.T111]" office:value-type="boolean" office:boolean-value="false" calcext:value-type="boolean">
            <text:p>FALSE</text:p>
          </table:table-cell>
          <table:table-cell/>
          <table:table-cell table:formula="of:=[.B111]&gt;[.H111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519217455564735" calcext:value-type="float">
            <text:p>0.519217455564735</text:p>
          </table:table-cell>
          <table:table-cell office:value-type="float" office:value="0.0132348065427426" calcext:value-type="float">
            <text:p>0.0132348065427426</text:p>
          </table:table-cell>
          <table:table-cell office:value-type="float" office:value="0.52858799347018" calcext:value-type="float">
            <text:p>0.52858799347018</text:p>
          </table:table-cell>
          <table:table-cell office:value-type="float" office:value="0.0163394290052353" calcext:value-type="float">
            <text:p>0.0163394290052353</text:p>
          </table:table-cell>
          <table:table-cell office:value-type="float" office:value="0.519217455564735" calcext:value-type="float">
            <text:p>0.519217455564735</text:p>
          </table:table-cell>
          <table:table-cell office:value-type="float" office:value="0.0132348065427426" calcext:value-type="float">
            <text:p>0.0132348065427426</text:p>
          </table:table-cell>
          <table:table-cell office:value-type="float" office:value="0.531254355138962" calcext:value-type="float">
            <text:p>0.531254355138962</text:p>
          </table:table-cell>
          <table:table-cell office:value-type="float" office:value="0.0356733830943207" calcext:value-type="float">
            <text:p>0.0356733830943207</text:p>
          </table:table-cell>
          <table:table-cell office:value-type="float" office:value="0.546127319560928" calcext:value-type="float">
            <text:p>0.546127319560928</text:p>
          </table:table-cell>
          <table:table-cell office:value-type="float" office:value="0.0352909721008931" calcext:value-type="float">
            <text:p>0.0352909721008931</text:p>
          </table:table-cell>
          <table:table-cell office:value-type="float" office:value="0.531254355138962" calcext:value-type="float">
            <text:p>0.531254355138962</text:p>
          </table:table-cell>
          <table:table-cell office:value-type="float" office:value="0.0356733830943207" calcext:value-type="float">
            <text:p>0.0356733830943207</text:p>
          </table:table-cell>
          <table:table-cell office:value-type="float" office:value="0.502518598724813" calcext:value-type="float">
            <text:p>0.502518598724813</text:p>
          </table:table-cell>
          <table:table-cell office:value-type="float" office:value="0.0266399050612276" calcext:value-type="float">
            <text:p>0.0266399050612276</text:p>
          </table:table-cell>
          <table:table-cell office:value-type="float" office:value="0.512110362134404" calcext:value-type="float">
            <text:p>0.512110362134404</text:p>
          </table:table-cell>
          <table:table-cell office:value-type="float" office:value="0.0274888493441885" calcext:value-type="float">
            <text:p>0.0274888493441885</text:p>
          </table:table-cell>
          <table:table-cell office:value-type="float" office:value="0.502518598724813" calcext:value-type="float">
            <text:p>0.502518598724813</text:p>
          </table:table-cell>
          <table:table-cell office:value-type="float" office:value="0.0266399050612276" calcext:value-type="float">
            <text:p>0.0266399050612276</text:p>
          </table:table-cell>
          <table:table-cell office:value-type="float" office:value="0.525454211917879" calcext:value-type="float">
            <text:p>0.525454211917879</text:p>
          </table:table-cell>
          <table:table-cell office:value-type="float" office:value="0.029826919338618" calcext:value-type="float">
            <text:p>0.029826919338618</text:p>
          </table:table-cell>
          <table:table-cell office:value-type="float" office:value="0.537493750123021" calcext:value-type="float">
            <text:p>0.537493750123021</text:p>
          </table:table-cell>
          <table:table-cell office:value-type="float" office:value="0.0292855585030807" calcext:value-type="float">
            <text:p>0.0292855585030807</text:p>
          </table:table-cell>
          <table:table-cell office:value-type="float" office:value="0.525454211917879" calcext:value-type="float">
            <text:p>0.525454211917879</text:p>
          </table:table-cell>
          <table:table-cell office:value-type="float" office:value="0.029826919338618" calcext:value-type="float">
            <text:p>0.029826919338618</text:p>
          </table:table-cell>
          <table:table-cell/>
          <table:table-cell table:formula="of:=[.B112]&gt;[.N112]" office:value-type="boolean" office:boolean-value="true" calcext:value-type="boolean">
            <text:p>TRUE</text:p>
          </table:table-cell>
          <table:table-cell/>
          <table:table-cell table:formula="of:=[.B112]&gt;[.T112]" office:value-type="boolean" office:boolean-value="false" calcext:value-type="boolean">
            <text:p>FALSE</text:p>
          </table:table-cell>
          <table:table-cell/>
          <table:table-cell table:formula="of:=[.B112]&gt;[.H112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525953661156022" calcext:value-type="float">
            <text:p>0.525953661156022</text:p>
          </table:table-cell>
          <table:table-cell office:value-type="float" office:value="0.0090866361665079" calcext:value-type="float">
            <text:p>0.0090866361665079</text:p>
          </table:table-cell>
          <table:table-cell office:value-type="float" office:value="0.537759017243493" calcext:value-type="float">
            <text:p>0.537759017243493</text:p>
          </table:table-cell>
          <table:table-cell office:value-type="float" office:value="0.0152716053698991" calcext:value-type="float">
            <text:p>0.0152716053698991</text:p>
          </table:table-cell>
          <table:table-cell office:value-type="float" office:value="0.525953661156022" calcext:value-type="float">
            <text:p>0.525953661156022</text:p>
          </table:table-cell>
          <table:table-cell office:value-type="float" office:value="0.0090866361665079" calcext:value-type="float">
            <text:p>0.0090866361665079</text:p>
          </table:table-cell>
          <table:table-cell office:value-type="float" office:value="0.525499265415011" calcext:value-type="float">
            <text:p>0.525499265415011</text:p>
          </table:table-cell>
          <table:table-cell office:value-type="float" office:value="0.0427088197938206" calcext:value-type="float">
            <text:p>0.0427088197938206</text:p>
          </table:table-cell>
          <table:table-cell office:value-type="float" office:value="0.54129947442888" calcext:value-type="float">
            <text:p>0.54129947442888</text:p>
          </table:table-cell>
          <table:table-cell office:value-type="float" office:value="0.0427927821224889" calcext:value-type="float">
            <text:p>0.0427927821224889</text:p>
          </table:table-cell>
          <table:table-cell office:value-type="float" office:value="0.525499265415011" calcext:value-type="float">
            <text:p>0.525499265415011</text:p>
          </table:table-cell>
          <table:table-cell office:value-type="float" office:value="0.0427088197938206" calcext:value-type="float">
            <text:p>0.0427088197938206</text:p>
          </table:table-cell>
          <table:table-cell office:value-type="float" office:value="0.518538538616785" calcext:value-type="float">
            <text:p>0.518538538616785</text:p>
          </table:table-cell>
          <table:table-cell office:value-type="float" office:value="0.0249072394048638" calcext:value-type="float">
            <text:p>0.0249072394048638</text:p>
          </table:table-cell>
          <table:table-cell office:value-type="float" office:value="0.528176124251784" calcext:value-type="float">
            <text:p>0.528176124251784</text:p>
          </table:table-cell>
          <table:table-cell office:value-type="float" office:value="0.0260868746327853" calcext:value-type="float">
            <text:p>0.0260868746327853</text:p>
          </table:table-cell>
          <table:table-cell office:value-type="float" office:value="0.518538538616785" calcext:value-type="float">
            <text:p>0.518538538616785</text:p>
          </table:table-cell>
          <table:table-cell office:value-type="float" office:value="0.0249072394048638" calcext:value-type="float">
            <text:p>0.0249072394048638</text:p>
          </table:table-cell>
          <table:table-cell office:value-type="float" office:value="0.548453625735034" calcext:value-type="float">
            <text:p>0.548453625735034</text:p>
          </table:table-cell>
          <table:table-cell office:value-type="float" office:value="0.032104323763632" calcext:value-type="float">
            <text:p>0.032104323763632</text:p>
          </table:table-cell>
          <table:table-cell office:value-type="float" office:value="0.559571213667867" calcext:value-type="float">
            <text:p>0.559571213667867</text:p>
          </table:table-cell>
          <table:table-cell office:value-type="float" office:value="0.0333778577768442" calcext:value-type="float">
            <text:p>0.0333778577768442</text:p>
          </table:table-cell>
          <table:table-cell office:value-type="float" office:value="0.548453625735034" calcext:value-type="float">
            <text:p>0.548453625735034</text:p>
          </table:table-cell>
          <table:table-cell office:value-type="float" office:value="0.032104323763632" calcext:value-type="float">
            <text:p>0.032104323763632</text:p>
          </table:table-cell>
          <table:table-cell/>
          <table:table-cell table:formula="of:=[.B113]&gt;[.N113]" office:value-type="boolean" office:boolean-value="true" calcext:value-type="boolean">
            <text:p>TRUE</text:p>
          </table:table-cell>
          <table:table-cell/>
          <table:table-cell table:formula="of:=[.B113]&gt;[.T113]" office:value-type="boolean" office:boolean-value="false" calcext:value-type="boolean">
            <text:p>FALSE</text:p>
          </table:table-cell>
          <table:table-cell/>
          <table:table-cell table:formula="of:=[.B113]&gt;[.H113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494568788870828" calcext:value-type="float">
            <text:p>0.494568788870828</text:p>
          </table:table-cell>
          <table:table-cell office:value-type="float" office:value="0.0281580899787456" calcext:value-type="float">
            <text:p>0.0281580899787456</text:p>
          </table:table-cell>
          <table:table-cell office:value-type="float" office:value="0.506608073033156" calcext:value-type="float">
            <text:p>0.506608073033156</text:p>
          </table:table-cell>
          <table:table-cell office:value-type="float" office:value="0.0310549683538176" calcext:value-type="float">
            <text:p>0.0310549683538176</text:p>
          </table:table-cell>
          <table:table-cell office:value-type="float" office:value="0.494568788870828" calcext:value-type="float">
            <text:p>0.494568788870828</text:p>
          </table:table-cell>
          <table:table-cell office:value-type="float" office:value="0.0281580899787456" calcext:value-type="float">
            <text:p>0.0281580899787456</text:p>
          </table:table-cell>
          <table:table-cell office:value-type="float" office:value="0.528914747593847" calcext:value-type="float">
            <text:p>0.528914747593847</text:p>
          </table:table-cell>
          <table:table-cell office:value-type="float" office:value="0.0341129706014563" calcext:value-type="float">
            <text:p>0.0341129706014563</text:p>
          </table:table-cell>
          <table:table-cell office:value-type="float" office:value="0.543686951499324" calcext:value-type="float">
            <text:p>0.543686951499324</text:p>
          </table:table-cell>
          <table:table-cell office:value-type="float" office:value="0.0335258941531762" calcext:value-type="float">
            <text:p>0.0335258941531762</text:p>
          </table:table-cell>
          <table:table-cell office:value-type="float" office:value="0.528914747593847" calcext:value-type="float">
            <text:p>0.528914747593847</text:p>
          </table:table-cell>
          <table:table-cell office:value-type="float" office:value="0.0341129706014563" calcext:value-type="float">
            <text:p>0.0341129706014563</text:p>
          </table:table-cell>
          <table:table-cell office:value-type="float" office:value="0.506526283078423" calcext:value-type="float">
            <text:p>0.506526283078423</text:p>
          </table:table-cell>
          <table:table-cell office:value-type="float" office:value="0.0330138721570476" calcext:value-type="float">
            <text:p>0.0330138721570476</text:p>
          </table:table-cell>
          <table:table-cell office:value-type="float" office:value="0.521151016233087" calcext:value-type="float">
            <text:p>0.521151016233087</text:p>
          </table:table-cell>
          <table:table-cell office:value-type="float" office:value="0.033603934355186" calcext:value-type="float">
            <text:p>0.033603934355186</text:p>
          </table:table-cell>
          <table:table-cell office:value-type="float" office:value="0.506526283078423" calcext:value-type="float">
            <text:p>0.506526283078423</text:p>
          </table:table-cell>
          <table:table-cell office:value-type="float" office:value="0.0330138721570476" calcext:value-type="float">
            <text:p>0.0330138721570476</text:p>
          </table:table-cell>
          <table:table-cell office:value-type="float" office:value="0.521731870597922" calcext:value-type="float">
            <text:p>0.521731870597922</text:p>
          </table:table-cell>
          <table:table-cell office:value-type="float" office:value="0.0239891249494691" calcext:value-type="float">
            <text:p>0.0239891249494691</text:p>
          </table:table-cell>
          <table:table-cell office:value-type="float" office:value="0.531097840325092" calcext:value-type="float">
            <text:p>0.531097840325092</text:p>
          </table:table-cell>
          <table:table-cell office:value-type="float" office:value="0.0245030426768758" calcext:value-type="float">
            <text:p>0.0245030426768758</text:p>
          </table:table-cell>
          <table:table-cell office:value-type="float" office:value="0.521731870597922" calcext:value-type="float">
            <text:p>0.521731870597922</text:p>
          </table:table-cell>
          <table:table-cell office:value-type="float" office:value="0.0239891249494691" calcext:value-type="float">
            <text:p>0.0239891249494691</text:p>
          </table:table-cell>
          <table:table-cell/>
          <table:table-cell table:formula="of:=[.B114]&gt;[.N114]" office:value-type="boolean" office:boolean-value="false" calcext:value-type="boolean">
            <text:p>FALSE</text:p>
          </table:table-cell>
          <table:table-cell/>
          <table:table-cell table:formula="of:=[.B114]&gt;[.T114]" office:value-type="boolean" office:boolean-value="false" calcext:value-type="boolean">
            <text:p>FALSE</text:p>
          </table:table-cell>
          <table:table-cell/>
          <table:table-cell table:formula="of:=[.B114]&gt;[.H114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531233464783504" calcext:value-type="float">
            <text:p>0.531233464783504</text:p>
          </table:table-cell>
          <table:table-cell office:value-type="float" office:value="0.0349413874019402" calcext:value-type="float">
            <text:p>0.0349413874019402</text:p>
          </table:table-cell>
          <table:table-cell office:value-type="float" office:value="0.547155812636948" calcext:value-type="float">
            <text:p>0.547155812636948</text:p>
          </table:table-cell>
          <table:table-cell office:value-type="float" office:value="0.0373762623884778" calcext:value-type="float">
            <text:p>0.0373762623884778</text:p>
          </table:table-cell>
          <table:table-cell office:value-type="float" office:value="0.531233464783504" calcext:value-type="float">
            <text:p>0.531233464783504</text:p>
          </table:table-cell>
          <table:table-cell office:value-type="float" office:value="0.0349413874019402" calcext:value-type="float">
            <text:p>0.0349413874019402</text:p>
          </table:table-cell>
          <table:table-cell office:value-type="float" office:value="0.528906002945057" calcext:value-type="float">
            <text:p>0.528906002945057</text:p>
          </table:table-cell>
          <table:table-cell office:value-type="float" office:value="0.0284451113353356" calcext:value-type="float">
            <text:p>0.0284451113353356</text:p>
          </table:table-cell>
          <table:table-cell office:value-type="float" office:value="0.542735722830807" calcext:value-type="float">
            <text:p>0.542735722830807</text:p>
          </table:table-cell>
          <table:table-cell office:value-type="float" office:value="0.0290807064240251" calcext:value-type="float">
            <text:p>0.0290807064240251</text:p>
          </table:table-cell>
          <table:table-cell office:value-type="float" office:value="0.528906002945057" calcext:value-type="float">
            <text:p>0.528906002945057</text:p>
          </table:table-cell>
          <table:table-cell office:value-type="float" office:value="0.0284451113353356" calcext:value-type="float">
            <text:p>0.0284451113353356</text:p>
          </table:table-cell>
          <table:table-cell office:value-type="float" office:value="0.517643755664302" calcext:value-type="float">
            <text:p>0.517643755664302</text:p>
          </table:table-cell>
          <table:table-cell office:value-type="float" office:value="0.0200112353917656" calcext:value-type="float">
            <text:p>0.0200112353917656</text:p>
          </table:table-cell>
          <table:table-cell office:value-type="float" office:value="0.535374980686858" calcext:value-type="float">
            <text:p>0.535374980686858</text:p>
          </table:table-cell>
          <table:table-cell office:value-type="float" office:value="0.0268201754397798" calcext:value-type="float">
            <text:p>0.0268201754397798</text:p>
          </table:table-cell>
          <table:table-cell office:value-type="float" office:value="0.517643755664302" calcext:value-type="float">
            <text:p>0.517643755664302</text:p>
          </table:table-cell>
          <table:table-cell office:value-type="float" office:value="0.0200112353917656" calcext:value-type="float">
            <text:p>0.0200112353917656</text:p>
          </table:table-cell>
          <table:table-cell office:value-type="float" office:value="0.532401470103845" calcext:value-type="float">
            <text:p>0.532401470103845</text:p>
          </table:table-cell>
          <table:table-cell office:value-type="float" office:value="0.0240905883741776" calcext:value-type="float">
            <text:p>0.0240905883741776</text:p>
          </table:table-cell>
          <table:table-cell office:value-type="float" office:value="0.547662789858712" calcext:value-type="float">
            <text:p>0.547662789858712</text:p>
          </table:table-cell>
          <table:table-cell office:value-type="float" office:value="0.027626415245952" calcext:value-type="float">
            <text:p>0.027626415245952</text:p>
          </table:table-cell>
          <table:table-cell office:value-type="float" office:value="0.532401470103845" calcext:value-type="float">
            <text:p>0.532401470103845</text:p>
          </table:table-cell>
          <table:table-cell office:value-type="float" office:value="0.0240905883741776" calcext:value-type="float">
            <text:p>0.0240905883741776</text:p>
          </table:table-cell>
          <table:table-cell/>
          <table:table-cell table:formula="of:=[.B115]&gt;[.N115]" office:value-type="boolean" office:boolean-value="true" calcext:value-type="boolean">
            <text:p>TRUE</text:p>
          </table:table-cell>
          <table:table-cell/>
          <table:table-cell table:formula="of:=[.B115]&gt;[.T115]" office:value-type="boolean" office:boolean-value="false" calcext:value-type="boolean">
            <text:p>FALSE</text:p>
          </table:table-cell>
          <table:table-cell/>
          <table:table-cell table:formula="of:=[.B115]&gt;[.H115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524517325956608" calcext:value-type="float">
            <text:p>0.524517325956608</text:p>
          </table:table-cell>
          <table:table-cell office:value-type="float" office:value="0.0267770902115115" calcext:value-type="float">
            <text:p>0.0267770902115115</text:p>
          </table:table-cell>
          <table:table-cell office:value-type="float" office:value="0.533549735287377" calcext:value-type="float">
            <text:p>0.533549735287377</text:p>
          </table:table-cell>
          <table:table-cell office:value-type="float" office:value="0.0317767633203068" calcext:value-type="float">
            <text:p>0.0317767633203068</text:p>
          </table:table-cell>
          <table:table-cell office:value-type="float" office:value="0.524517325956608" calcext:value-type="float">
            <text:p>0.524517325956608</text:p>
          </table:table-cell>
          <table:table-cell office:value-type="float" office:value="0.0267770902115115" calcext:value-type="float">
            <text:p>0.0267770902115115</text:p>
          </table:table-cell>
          <table:table-cell office:value-type="float" office:value="0.527436941845967" calcext:value-type="float">
            <text:p>0.527436941845967</text:p>
          </table:table-cell>
          <table:table-cell office:value-type="float" office:value="0.0293729788029558" calcext:value-type="float">
            <text:p>0.0293729788029558</text:p>
          </table:table-cell>
          <table:table-cell office:value-type="float" office:value="0.541977752762266" calcext:value-type="float">
            <text:p>0.541977752762266</text:p>
          </table:table-cell>
          <table:table-cell office:value-type="float" office:value="0.0298981153432298" calcext:value-type="float">
            <text:p>0.0298981153432298</text:p>
          </table:table-cell>
          <table:table-cell office:value-type="float" office:value="0.527436941845967" calcext:value-type="float">
            <text:p>0.527436941845967</text:p>
          </table:table-cell>
          <table:table-cell office:value-type="float" office:value="0.0293729788029558" calcext:value-type="float">
            <text:p>0.0293729788029558</text:p>
          </table:table-cell>
          <table:table-cell office:value-type="float" office:value="0.514134422811465" calcext:value-type="float">
            <text:p>0.514134422811465</text:p>
          </table:table-cell>
          <table:table-cell office:value-type="float" office:value="0.024623580342617" calcext:value-type="float">
            <text:p>0.024623580342617</text:p>
          </table:table-cell>
          <table:table-cell office:value-type="float" office:value="0.523623900425585" calcext:value-type="float">
            <text:p>0.523623900425585</text:p>
          </table:table-cell>
          <table:table-cell office:value-type="float" office:value="0.0225806389894197" calcext:value-type="float">
            <text:p>0.0225806389894197</text:p>
          </table:table-cell>
          <table:table-cell office:value-type="float" office:value="0.514134422811465" calcext:value-type="float">
            <text:p>0.514134422811465</text:p>
          </table:table-cell>
          <table:table-cell office:value-type="float" office:value="0.024623580342617" calcext:value-type="float">
            <text:p>0.024623580342617</text:p>
          </table:table-cell>
          <table:table-cell office:value-type="float" office:value="0.557899584532017" calcext:value-type="float">
            <text:p>0.557899584532017</text:p>
          </table:table-cell>
          <table:table-cell office:value-type="float" office:value="0.0314382504267704" calcext:value-type="float">
            <text:p>0.0314382504267704</text:p>
          </table:table-cell>
          <table:table-cell office:value-type="float" office:value="0.568307894295481" calcext:value-type="float">
            <text:p>0.568307894295481</text:p>
          </table:table-cell>
          <table:table-cell office:value-type="float" office:value="0.0317822374277894" calcext:value-type="float">
            <text:p>0.0317822374277894</text:p>
          </table:table-cell>
          <table:table-cell office:value-type="float" office:value="0.557899584532017" calcext:value-type="float">
            <text:p>0.557899584532017</text:p>
          </table:table-cell>
          <table:table-cell office:value-type="float" office:value="0.0314382504267704" calcext:value-type="float">
            <text:p>0.0314382504267704</text:p>
          </table:table-cell>
          <table:table-cell/>
          <table:table-cell table:formula="of:=[.B116]&gt;[.N116]" office:value-type="boolean" office:boolean-value="true" calcext:value-type="boolean">
            <text:p>TRUE</text:p>
          </table:table-cell>
          <table:table-cell/>
          <table:table-cell table:formula="of:=[.B116]&gt;[.T116]" office:value-type="boolean" office:boolean-value="false" calcext:value-type="boolean">
            <text:p>FALSE</text:p>
          </table:table-cell>
          <table:table-cell/>
          <table:table-cell table:formula="of:=[.B116]&gt;[.H11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522888696641263" calcext:value-type="float">
            <text:p>0.522888696641263</text:p>
          </table:table-cell>
          <table:table-cell office:value-type="float" office:value="0.0240109498358882" calcext:value-type="float">
            <text:p>0.0240109498358882</text:p>
          </table:table-cell>
          <table:table-cell office:value-type="float" office:value="0.53174917152336" calcext:value-type="float">
            <text:p>0.53174917152336</text:p>
          </table:table-cell>
          <table:table-cell office:value-type="float" office:value="0.0212943190613386" calcext:value-type="float">
            <text:p>0.0212943190613386</text:p>
          </table:table-cell>
          <table:table-cell office:value-type="float" office:value="0.522888696641263" calcext:value-type="float">
            <text:p>0.522888696641263</text:p>
          </table:table-cell>
          <table:table-cell office:value-type="float" office:value="0.0240109498358882" calcext:value-type="float">
            <text:p>0.0240109498358882</text:p>
          </table:table-cell>
          <table:table-cell office:value-type="float" office:value="0.522721309041642" calcext:value-type="float">
            <text:p>0.522721309041642</text:p>
          </table:table-cell>
          <table:table-cell office:value-type="float" office:value="0.0327015777504561" calcext:value-type="float">
            <text:p>0.0327015777504561</text:p>
          </table:table-cell>
          <table:table-cell office:value-type="float" office:value="0.536708751893388" calcext:value-type="float">
            <text:p>0.536708751893388</text:p>
          </table:table-cell>
          <table:table-cell office:value-type="float" office:value="0.0326053990850698" calcext:value-type="float">
            <text:p>0.0326053990850698</text:p>
          </table:table-cell>
          <table:table-cell office:value-type="float" office:value="0.522721309041642" calcext:value-type="float">
            <text:p>0.522721309041642</text:p>
          </table:table-cell>
          <table:table-cell office:value-type="float" office:value="0.0327015777504561" calcext:value-type="float">
            <text:p>0.0327015777504561</text:p>
          </table:table-cell>
          <table:table-cell office:value-type="float" office:value="0.518154313796077" calcext:value-type="float">
            <text:p>0.518154313796077</text:p>
          </table:table-cell>
          <table:table-cell office:value-type="float" office:value="0.0280177383209027" calcext:value-type="float">
            <text:p>0.0280177383209027</text:p>
          </table:table-cell>
          <table:table-cell office:value-type="float" office:value="0.533100901248291" calcext:value-type="float">
            <text:p>0.533100901248291</text:p>
          </table:table-cell>
          <table:table-cell office:value-type="float" office:value="0.0235032228343618" calcext:value-type="float">
            <text:p>0.0235032228343618</text:p>
          </table:table-cell>
          <table:table-cell office:value-type="float" office:value="0.518154313796077" calcext:value-type="float">
            <text:p>0.518154313796077</text:p>
          </table:table-cell>
          <table:table-cell office:value-type="float" office:value="0.0280177383209027" calcext:value-type="float">
            <text:p>0.0280177383209027</text:p>
          </table:table-cell>
          <table:table-cell office:value-type="float" office:value="0.518672064095074" calcext:value-type="float">
            <text:p>0.518672064095074</text:p>
          </table:table-cell>
          <table:table-cell office:value-type="float" office:value="0.0419011623791537" calcext:value-type="float">
            <text:p>0.0419011623791537</text:p>
          </table:table-cell>
          <table:table-cell office:value-type="float" office:value="0.529085258079769" calcext:value-type="float">
            <text:p>0.529085258079769</text:p>
          </table:table-cell>
          <table:table-cell office:value-type="float" office:value="0.0441556269725629" calcext:value-type="float">
            <text:p>0.0441556269725629</text:p>
          </table:table-cell>
          <table:table-cell office:value-type="float" office:value="0.518672064095074" calcext:value-type="float">
            <text:p>0.518672064095074</text:p>
          </table:table-cell>
          <table:table-cell office:value-type="float" office:value="0.0419011623791537" calcext:value-type="float">
            <text:p>0.0419011623791537</text:p>
          </table:table-cell>
          <table:table-cell/>
          <table:table-cell table:formula="of:=[.B117]&gt;[.N117]" office:value-type="boolean" office:boolean-value="true" calcext:value-type="boolean">
            <text:p>TRUE</text:p>
          </table:table-cell>
          <table:table-cell/>
          <table:table-cell table:formula="of:=[.B117]&gt;[.T117]" office:value-type="boolean" office:boolean-value="true" calcext:value-type="boolean">
            <text:p>TRUE</text:p>
          </table:table-cell>
          <table:table-cell/>
          <table:table-cell table:formula="of:=[.B117]&gt;[.H117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522039168948761" calcext:value-type="float">
            <text:p>0.522039168948761</text:p>
          </table:table-cell>
          <table:table-cell office:value-type="float" office:value="0.0288292059082628" calcext:value-type="float">
            <text:p>0.0288292059082628</text:p>
          </table:table-cell>
          <table:table-cell office:value-type="float" office:value="0.536548226641213" calcext:value-type="float">
            <text:p>0.536548226641213</text:p>
          </table:table-cell>
          <table:table-cell office:value-type="float" office:value="0.0330025587884416" calcext:value-type="float">
            <text:p>0.0330025587884416</text:p>
          </table:table-cell>
          <table:table-cell office:value-type="float" office:value="0.522039168948761" calcext:value-type="float">
            <text:p>0.522039168948761</text:p>
          </table:table-cell>
          <table:table-cell office:value-type="float" office:value="0.0288292059082628" calcext:value-type="float">
            <text:p>0.0288292059082628</text:p>
          </table:table-cell>
          <table:table-cell office:value-type="float" office:value="0.526275350564251" calcext:value-type="float">
            <text:p>0.526275350564251</text:p>
          </table:table-cell>
          <table:table-cell office:value-type="float" office:value="0.0345723297396382" calcext:value-type="float">
            <text:p>0.0345723297396382</text:p>
          </table:table-cell>
          <table:table-cell office:value-type="float" office:value="0.539035649573211" calcext:value-type="float">
            <text:p>0.539035649573211</text:p>
          </table:table-cell>
          <table:table-cell office:value-type="float" office:value="0.0346413883854139" calcext:value-type="float">
            <text:p>0.0346413883854139</text:p>
          </table:table-cell>
          <table:table-cell office:value-type="float" office:value="0.526275350564251" calcext:value-type="float">
            <text:p>0.526275350564251</text:p>
          </table:table-cell>
          <table:table-cell office:value-type="float" office:value="0.0345723297396382" calcext:value-type="float">
            <text:p>0.0345723297396382</text:p>
          </table:table-cell>
          <table:table-cell office:value-type="float" office:value="0.517757558079583" calcext:value-type="float">
            <text:p>0.517757558079583</text:p>
          </table:table-cell>
          <table:table-cell office:value-type="float" office:value="0.022252266173627" calcext:value-type="float">
            <text:p>0.022252266173627</text:p>
          </table:table-cell>
          <table:table-cell office:value-type="float" office:value="0.533121211886937" calcext:value-type="float">
            <text:p>0.533121211886937</text:p>
          </table:table-cell>
          <table:table-cell office:value-type="float" office:value="0.0233529821081724" calcext:value-type="float">
            <text:p>0.0233529821081724</text:p>
          </table:table-cell>
          <table:table-cell office:value-type="float" office:value="0.517757558079583" calcext:value-type="float">
            <text:p>0.517757558079583</text:p>
          </table:table-cell>
          <table:table-cell office:value-type="float" office:value="0.022252266173627" calcext:value-type="float">
            <text:p>0.022252266173627</text:p>
          </table:table-cell>
          <table:table-cell office:value-type="float" office:value="0.52853879293007" calcext:value-type="float">
            <text:p>0.52853879293007</text:p>
          </table:table-cell>
          <table:table-cell office:value-type="float" office:value="0.0319827484207229" calcext:value-type="float">
            <text:p>0.0319827484207229</text:p>
          </table:table-cell>
          <table:table-cell office:value-type="float" office:value="0.539325074015558" calcext:value-type="float">
            <text:p>0.539325074015558</text:p>
          </table:table-cell>
          <table:table-cell office:value-type="float" office:value="0.0306483479677672" calcext:value-type="float">
            <text:p>0.0306483479677672</text:p>
          </table:table-cell>
          <table:table-cell office:value-type="float" office:value="0.52853879293007" calcext:value-type="float">
            <text:p>0.52853879293007</text:p>
          </table:table-cell>
          <table:table-cell office:value-type="float" office:value="0.0319827484207229" calcext:value-type="float">
            <text:p>0.0319827484207229</text:p>
          </table:table-cell>
          <table:table-cell/>
          <table:table-cell table:formula="of:=[.B118]&gt;[.N118]" office:value-type="boolean" office:boolean-value="true" calcext:value-type="boolean">
            <text:p>TRUE</text:p>
          </table:table-cell>
          <table:table-cell/>
          <table:table-cell table:formula="of:=[.B118]&gt;[.T118]" office:value-type="boolean" office:boolean-value="false" calcext:value-type="boolean">
            <text:p>FALSE</text:p>
          </table:table-cell>
          <table:table-cell/>
          <table:table-cell table:formula="of:=[.B118]&gt;[.H118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521106069983726" calcext:value-type="float">
            <text:p>0.521106069983726</text:p>
          </table:table-cell>
          <table:table-cell office:value-type="float" office:value="0.0344063635007403" calcext:value-type="float">
            <text:p>0.0344063635007403</text:p>
          </table:table-cell>
          <table:table-cell office:value-type="float" office:value="0.534569049644872" calcext:value-type="float">
            <text:p>0.534569049644872</text:p>
          </table:table-cell>
          <table:table-cell office:value-type="float" office:value="0.0388811729326848" calcext:value-type="float">
            <text:p>0.0388811729326848</text:p>
          </table:table-cell>
          <table:table-cell office:value-type="float" office:value="0.521106069983726" calcext:value-type="float">
            <text:p>0.521106069983726</text:p>
          </table:table-cell>
          <table:table-cell office:value-type="float" office:value="0.0344063635007403" calcext:value-type="float">
            <text:p>0.0344063635007403</text:p>
          </table:table-cell>
          <table:table-cell office:value-type="float" office:value="0.521957822294489" calcext:value-type="float">
            <text:p>0.521957822294489</text:p>
          </table:table-cell>
          <table:table-cell office:value-type="float" office:value="0.0332092899682529" calcext:value-type="float">
            <text:p>0.0332092899682529</text:p>
          </table:table-cell>
          <table:table-cell office:value-type="float" office:value="0.536052902914473" calcext:value-type="float">
            <text:p>0.536052902914473</text:p>
          </table:table-cell>
          <table:table-cell office:value-type="float" office:value="0.03376439005727" calcext:value-type="float">
            <text:p>0.03376439005727</text:p>
          </table:table-cell>
          <table:table-cell office:value-type="float" office:value="0.521957822294489" calcext:value-type="float">
            <text:p>0.521957822294489</text:p>
          </table:table-cell>
          <table:table-cell office:value-type="float" office:value="0.0332092899682529" calcext:value-type="float">
            <text:p>0.0332092899682529</text:p>
          </table:table-cell>
          <table:table-cell office:value-type="float" office:value="0.510970961420434" calcext:value-type="float">
            <text:p>0.510970961420434</text:p>
          </table:table-cell>
          <table:table-cell office:value-type="float" office:value="0.0254407759022717" calcext:value-type="float">
            <text:p>0.0254407759022717</text:p>
          </table:table-cell>
          <table:table-cell office:value-type="float" office:value="0.519135670256741" calcext:value-type="float">
            <text:p>0.519135670256741</text:p>
          </table:table-cell>
          <table:table-cell office:value-type="float" office:value="0.0293958813916634" calcext:value-type="float">
            <text:p>0.0293958813916634</text:p>
          </table:table-cell>
          <table:table-cell office:value-type="float" office:value="0.510970961420434" calcext:value-type="float">
            <text:p>0.510970961420434</text:p>
          </table:table-cell>
          <table:table-cell office:value-type="float" office:value="0.0254407759022717" calcext:value-type="float">
            <text:p>0.0254407759022717</text:p>
          </table:table-cell>
          <table:table-cell office:value-type="float" office:value="0.537822909049425" calcext:value-type="float">
            <text:p>0.537822909049425</text:p>
          </table:table-cell>
          <table:table-cell office:value-type="float" office:value="0.0352007177748876" calcext:value-type="float">
            <text:p>0.0352007177748876</text:p>
          </table:table-cell>
          <table:table-cell office:value-type="float" office:value="0.548407474564868" calcext:value-type="float">
            <text:p>0.548407474564868</text:p>
          </table:table-cell>
          <table:table-cell office:value-type="float" office:value="0.0364901609386859" calcext:value-type="float">
            <text:p>0.0364901609386859</text:p>
          </table:table-cell>
          <table:table-cell office:value-type="float" office:value="0.537822909049425" calcext:value-type="float">
            <text:p>0.537822909049425</text:p>
          </table:table-cell>
          <table:table-cell office:value-type="float" office:value="0.0352007177748876" calcext:value-type="float">
            <text:p>0.0352007177748876</text:p>
          </table:table-cell>
          <table:table-cell/>
          <table:table-cell table:formula="of:=[.B119]&gt;[.N119]" office:value-type="boolean" office:boolean-value="true" calcext:value-type="boolean">
            <text:p>TRUE</text:p>
          </table:table-cell>
          <table:table-cell/>
          <table:table-cell table:formula="of:=[.B119]&gt;[.T119]" office:value-type="boolean" office:boolean-value="false" calcext:value-type="boolean">
            <text:p>FALSE</text:p>
          </table:table-cell>
          <table:table-cell/>
          <table:table-cell table:formula="of:=[.B119]&gt;[.H119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531021823920859" calcext:value-type="float">
            <text:p>0.531021823920859</text:p>
          </table:table-cell>
          <table:table-cell office:value-type="float" office:value="0.0224070922857539" calcext:value-type="float">
            <text:p>0.0224070922857539</text:p>
          </table:table-cell>
          <table:table-cell office:value-type="float" office:value="0.541205864544142" calcext:value-type="float">
            <text:p>0.541205864544142</text:p>
          </table:table-cell>
          <table:table-cell office:value-type="float" office:value="0.0253552681610474" calcext:value-type="float">
            <text:p>0.0253552681610474</text:p>
          </table:table-cell>
          <table:table-cell office:value-type="float" office:value="0.531021823920859" calcext:value-type="float">
            <text:p>0.531021823920859</text:p>
          </table:table-cell>
          <table:table-cell office:value-type="float" office:value="0.0224070922857539" calcext:value-type="float">
            <text:p>0.0224070922857539</text:p>
          </table:table-cell>
          <table:table-cell office:value-type="float" office:value="0.518850536352081" calcext:value-type="float">
            <text:p>0.518850536352081</text:p>
          </table:table-cell>
          <table:table-cell office:value-type="float" office:value="0.028910069531892" calcext:value-type="float">
            <text:p>0.028910069531892</text:p>
          </table:table-cell>
          <table:table-cell office:value-type="float" office:value="0.532671420289549" calcext:value-type="float">
            <text:p>0.532671420289549</text:p>
          </table:table-cell>
          <table:table-cell office:value-type="float" office:value="0.0288187078338458" calcext:value-type="float">
            <text:p>0.0288187078338458</text:p>
          </table:table-cell>
          <table:table-cell office:value-type="float" office:value="0.518850536352081" calcext:value-type="float">
            <text:p>0.518850536352081</text:p>
          </table:table-cell>
          <table:table-cell office:value-type="float" office:value="0.028910069531892" calcext:value-type="float">
            <text:p>0.028910069531892</text:p>
          </table:table-cell>
          <table:table-cell office:value-type="float" office:value="0.513464883520054" calcext:value-type="float">
            <text:p>0.513464883520054</text:p>
          </table:table-cell>
          <table:table-cell office:value-type="float" office:value="0.0340587834257528" calcext:value-type="float">
            <text:p>0.0340587834257528</text:p>
          </table:table-cell>
          <table:table-cell office:value-type="float" office:value="0.524897753090264" calcext:value-type="float">
            <text:p>0.524897753090264</text:p>
          </table:table-cell>
          <table:table-cell office:value-type="float" office:value="0.0372428023288037" calcext:value-type="float">
            <text:p>0.0372428023288037</text:p>
          </table:table-cell>
          <table:table-cell office:value-type="float" office:value="0.513464883520054" calcext:value-type="float">
            <text:p>0.513464883520054</text:p>
          </table:table-cell>
          <table:table-cell office:value-type="float" office:value="0.0340587834257528" calcext:value-type="float">
            <text:p>0.0340587834257528</text:p>
          </table:table-cell>
          <table:table-cell office:value-type="float" office:value="0.524326900842357" calcext:value-type="float">
            <text:p>0.524326900842357</text:p>
          </table:table-cell>
          <table:table-cell office:value-type="float" office:value="0.0278720351290674" calcext:value-type="float">
            <text:p>0.0278720351290674</text:p>
          </table:table-cell>
          <table:table-cell office:value-type="float" office:value="0.535470361455166" calcext:value-type="float">
            <text:p>0.535470361455166</text:p>
          </table:table-cell>
          <table:table-cell office:value-type="float" office:value="0.0329695915518559" calcext:value-type="float">
            <text:p>0.0329695915518559</text:p>
          </table:table-cell>
          <table:table-cell office:value-type="float" office:value="0.524326900842357" calcext:value-type="float">
            <text:p>0.524326900842357</text:p>
          </table:table-cell>
          <table:table-cell office:value-type="float" office:value="0.0278720351290674" calcext:value-type="float">
            <text:p>0.0278720351290674</text:p>
          </table:table-cell>
          <table:table-cell/>
          <table:table-cell table:formula="of:=[.B120]&gt;[.N120]" office:value-type="boolean" office:boolean-value="true" calcext:value-type="boolean">
            <text:p>TRUE</text:p>
          </table:table-cell>
          <table:table-cell/>
          <table:table-cell table:formula="of:=[.B120]&gt;[.T120]" office:value-type="boolean" office:boolean-value="true" calcext:value-type="boolean">
            <text:p>TRUE</text:p>
          </table:table-cell>
          <table:table-cell/>
          <table:table-cell table:formula="of:=[.B120]&gt;[.H120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517133454199946" calcext:value-type="float">
            <text:p>0.517133454199946</text:p>
          </table:table-cell>
          <table:table-cell office:value-type="float" office:value="0.0188055877654909" calcext:value-type="float">
            <text:p>0.0188055877654909</text:p>
          </table:table-cell>
          <table:table-cell office:value-type="float" office:value="0.525845117610209" calcext:value-type="float">
            <text:p>0.525845117610209</text:p>
          </table:table-cell>
          <table:table-cell office:value-type="float" office:value="0.0202180849693305" calcext:value-type="float">
            <text:p>0.0202180849693305</text:p>
          </table:table-cell>
          <table:table-cell office:value-type="float" office:value="0.517133454199946" calcext:value-type="float">
            <text:p>0.517133454199946</text:p>
          </table:table-cell>
          <table:table-cell office:value-type="float" office:value="0.0188055877654909" calcext:value-type="float">
            <text:p>0.0188055877654909</text:p>
          </table:table-cell>
          <table:table-cell office:value-type="float" office:value="0.516460899370781" calcext:value-type="float">
            <text:p>0.516460899370781</text:p>
          </table:table-cell>
          <table:table-cell office:value-type="float" office:value="0.0316143504789518" calcext:value-type="float">
            <text:p>0.0316143504789518</text:p>
          </table:table-cell>
          <table:table-cell office:value-type="float" office:value="0.529021324034868" calcext:value-type="float">
            <text:p>0.529021324034868</text:p>
          </table:table-cell>
          <table:table-cell office:value-type="float" office:value="0.0307941256961177" calcext:value-type="float">
            <text:p>0.0307941256961177</text:p>
          </table:table-cell>
          <table:table-cell office:value-type="float" office:value="0.516460899370781" calcext:value-type="float">
            <text:p>0.516460899370781</text:p>
          </table:table-cell>
          <table:table-cell office:value-type="float" office:value="0.0316143504789518" calcext:value-type="float">
            <text:p>0.0316143504789518</text:p>
          </table:table-cell>
          <table:table-cell office:value-type="float" office:value="0.521142049760235" calcext:value-type="float">
            <text:p>0.521142049760235</text:p>
          </table:table-cell>
          <table:table-cell office:value-type="float" office:value="0.0400140898379157" calcext:value-type="float">
            <text:p>0.0400140898379157</text:p>
          </table:table-cell>
          <table:table-cell office:value-type="float" office:value="0.52864959904606" calcext:value-type="float">
            <text:p>0.52864959904606</text:p>
          </table:table-cell>
          <table:table-cell office:value-type="float" office:value="0.0413380960078255" calcext:value-type="float">
            <text:p>0.0413380960078255</text:p>
          </table:table-cell>
          <table:table-cell office:value-type="float" office:value="0.521142049760235" calcext:value-type="float">
            <text:p>0.521142049760235</text:p>
          </table:table-cell>
          <table:table-cell office:value-type="float" office:value="0.0400140898379157" calcext:value-type="float">
            <text:p>0.0400140898379157</text:p>
          </table:table-cell>
          <table:table-cell office:value-type="float" office:value="0.536756217185329" calcext:value-type="float">
            <text:p>0.536756217185329</text:p>
          </table:table-cell>
          <table:table-cell office:value-type="float" office:value="0.0237965152463561" calcext:value-type="float">
            <text:p>0.0237965152463561</text:p>
          </table:table-cell>
          <table:table-cell office:value-type="float" office:value="0.542860164213944" calcext:value-type="float">
            <text:p>0.542860164213944</text:p>
          </table:table-cell>
          <table:table-cell office:value-type="float" office:value="0.0260217175393095" calcext:value-type="float">
            <text:p>0.0260217175393095</text:p>
          </table:table-cell>
          <table:table-cell office:value-type="float" office:value="0.536756217185329" calcext:value-type="float">
            <text:p>0.536756217185329</text:p>
          </table:table-cell>
          <table:table-cell office:value-type="float" office:value="0.0237965152463561" calcext:value-type="float">
            <text:p>0.0237965152463561</text:p>
          </table:table-cell>
          <table:table-cell/>
          <table:table-cell table:formula="of:=[.B121]&gt;[.N121]" office:value-type="boolean" office:boolean-value="false" calcext:value-type="boolean">
            <text:p>FALSE</text:p>
          </table:table-cell>
          <table:table-cell/>
          <table:table-cell table:formula="of:=[.B121]&gt;[.T121]" office:value-type="boolean" office:boolean-value="false" calcext:value-type="boolean">
            <text:p>FALSE</text:p>
          </table:table-cell>
          <table:table-cell/>
          <table:table-cell table:formula="of:=[.B121]&gt;[.H121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520486338779631" calcext:value-type="float">
            <text:p>0.520486338779631</text:p>
          </table:table-cell>
          <table:table-cell office:value-type="float" office:value="0.0331133677478372" calcext:value-type="float">
            <text:p>0.0331133677478372</text:p>
          </table:table-cell>
          <table:table-cell office:value-type="float" office:value="0.53207737460499" calcext:value-type="float">
            <text:p>0.53207737460499</text:p>
          </table:table-cell>
          <table:table-cell office:value-type="float" office:value="0.031277046079515" calcext:value-type="float">
            <text:p>0.031277046079515</text:p>
          </table:table-cell>
          <table:table-cell office:value-type="float" office:value="0.520486338779631" calcext:value-type="float">
            <text:p>0.520486338779631</text:p>
          </table:table-cell>
          <table:table-cell office:value-type="float" office:value="0.0331133677478372" calcext:value-type="float">
            <text:p>0.0331133677478372</text:p>
          </table:table-cell>
          <table:table-cell office:value-type="float" office:value="0.522488039993789" calcext:value-type="float">
            <text:p>0.522488039993789</text:p>
          </table:table-cell>
          <table:table-cell office:value-type="float" office:value="0.0320486525535603" calcext:value-type="float">
            <text:p>0.0320486525535603</text:p>
          </table:table-cell>
          <table:table-cell office:value-type="float" office:value="0.535007160167601" calcext:value-type="float">
            <text:p>0.535007160167601</text:p>
          </table:table-cell>
          <table:table-cell office:value-type="float" office:value="0.0327957952856066" calcext:value-type="float">
            <text:p>0.0327957952856066</text:p>
          </table:table-cell>
          <table:table-cell office:value-type="float" office:value="0.522488039993789" calcext:value-type="float">
            <text:p>0.522488039993789</text:p>
          </table:table-cell>
          <table:table-cell office:value-type="float" office:value="0.0320486525535603" calcext:value-type="float">
            <text:p>0.0320486525535603</text:p>
          </table:table-cell>
          <table:table-cell office:value-type="float" office:value="0.516193376614868" calcext:value-type="float">
            <text:p>0.516193376614868</text:p>
          </table:table-cell>
          <table:table-cell office:value-type="float" office:value="0.0245749854002799" calcext:value-type="float">
            <text:p>0.0245749854002799</text:p>
          </table:table-cell>
          <table:table-cell office:value-type="float" office:value="0.527366541002715" calcext:value-type="float">
            <text:p>0.527366541002715</text:p>
          </table:table-cell>
          <table:table-cell office:value-type="float" office:value="0.0266569901723293" calcext:value-type="float">
            <text:p>0.0266569901723293</text:p>
          </table:table-cell>
          <table:table-cell office:value-type="float" office:value="0.516193376614868" calcext:value-type="float">
            <text:p>0.516193376614868</text:p>
          </table:table-cell>
          <table:table-cell office:value-type="float" office:value="0.0245749854002799" calcext:value-type="float">
            <text:p>0.0245749854002799</text:p>
          </table:table-cell>
          <table:table-cell office:value-type="float" office:value="0.525381168704119" calcext:value-type="float">
            <text:p>0.525381168704119</text:p>
          </table:table-cell>
          <table:table-cell office:value-type="float" office:value="0.0440402215562377" calcext:value-type="float">
            <text:p>0.0440402215562377</text:p>
          </table:table-cell>
          <table:table-cell office:value-type="float" office:value="0.537916268881485" calcext:value-type="float">
            <text:p>0.537916268881485</text:p>
          </table:table-cell>
          <table:table-cell office:value-type="float" office:value="0.0428717740425823" calcext:value-type="float">
            <text:p>0.0428717740425823</text:p>
          </table:table-cell>
          <table:table-cell office:value-type="float" office:value="0.525381168704119" calcext:value-type="float">
            <text:p>0.525381168704119</text:p>
          </table:table-cell>
          <table:table-cell office:value-type="float" office:value="0.0440402215562377" calcext:value-type="float">
            <text:p>0.0440402215562377</text:p>
          </table:table-cell>
          <table:table-cell/>
          <table:table-cell table:formula="of:=[.B122]&gt;[.N122]" office:value-type="boolean" office:boolean-value="true" calcext:value-type="boolean">
            <text:p>TRUE</text:p>
          </table:table-cell>
          <table:table-cell/>
          <table:table-cell table:formula="of:=[.B122]&gt;[.T122]" office:value-type="boolean" office:boolean-value="false" calcext:value-type="boolean">
            <text:p>FALSE</text:p>
          </table:table-cell>
          <table:table-cell/>
          <table:table-cell table:formula="of:=[.B122]&gt;[.H122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500064396816564" calcext:value-type="float">
            <text:p>0.500064396816564</text:p>
          </table:table-cell>
          <table:table-cell office:value-type="float" office:value="0.0261845192010932" calcext:value-type="float">
            <text:p>0.0261845192010932</text:p>
          </table:table-cell>
          <table:table-cell office:value-type="float" office:value="0.509672148464878" calcext:value-type="float">
            <text:p>0.509672148464878</text:p>
          </table:table-cell>
          <table:table-cell office:value-type="float" office:value="0.0268189568765814" calcext:value-type="float">
            <text:p>0.0268189568765814</text:p>
          </table:table-cell>
          <table:table-cell office:value-type="float" office:value="0.500064396816564" calcext:value-type="float">
            <text:p>0.500064396816564</text:p>
          </table:table-cell>
          <table:table-cell office:value-type="float" office:value="0.0261845192010932" calcext:value-type="float">
            <text:p>0.0261845192010932</text:p>
          </table:table-cell>
          <table:table-cell office:value-type="float" office:value="0.524221682611252" calcext:value-type="float">
            <text:p>0.524221682611252</text:p>
          </table:table-cell>
          <table:table-cell office:value-type="float" office:value="0.030974346279885" calcext:value-type="float">
            <text:p>0.030974346279885</text:p>
          </table:table-cell>
          <table:table-cell office:value-type="float" office:value="0.536657817123952" calcext:value-type="float">
            <text:p>0.536657817123952</text:p>
          </table:table-cell>
          <table:table-cell office:value-type="float" office:value="0.0292760180963701" calcext:value-type="float">
            <text:p>0.0292760180963701</text:p>
          </table:table-cell>
          <table:table-cell office:value-type="float" office:value="0.524221682611252" calcext:value-type="float">
            <text:p>0.524221682611252</text:p>
          </table:table-cell>
          <table:table-cell office:value-type="float" office:value="0.030974346279885" calcext:value-type="float">
            <text:p>0.030974346279885</text:p>
          </table:table-cell>
          <table:table-cell table:style-name="ce17" office:value-type="float" office:value="0.522268663911397" calcext:value-type="float">
            <text:p>0.522268663911397</text:p>
          </table:table-cell>
          <table:table-cell table:style-name="ce17" office:value-type="float" office:value="0.0249758769073583" calcext:value-type="float">
            <text:p>0.0249758769073583</text:p>
          </table:table-cell>
          <table:table-cell table:style-name="ce17" office:value-type="float" office:value="0.53544284083212" calcext:value-type="float">
            <text:p>0.53544284083212</text:p>
          </table:table-cell>
          <table:table-cell table:style-name="ce17" office:value-type="float" office:value="0.0252917975661066" calcext:value-type="float">
            <text:p>0.0252917975661066</text:p>
          </table:table-cell>
          <table:table-cell table:style-name="ce17" office:value-type="float" office:value="0.522268663911397" calcext:value-type="float">
            <text:p>0.522268663911397</text:p>
          </table:table-cell>
          <table:table-cell table:style-name="ce17" office:value-type="float" office:value="0.0249758769073583" calcext:value-type="float">
            <text:p>0.0249758769073583</text:p>
          </table:table-cell>
          <table:table-cell office:value-type="float" office:value="0.530537350977318" calcext:value-type="float">
            <text:p>0.530537350977318</text:p>
          </table:table-cell>
          <table:table-cell office:value-type="float" office:value="0.0335516505399904" calcext:value-type="float">
            <text:p>0.0335516505399904</text:p>
          </table:table-cell>
          <table:table-cell office:value-type="float" office:value="0.545133846777127" calcext:value-type="float">
            <text:p>0.545133846777127</text:p>
          </table:table-cell>
          <table:table-cell office:value-type="float" office:value="0.0354924297114016" calcext:value-type="float">
            <text:p>0.0354924297114016</text:p>
          </table:table-cell>
          <table:table-cell office:value-type="float" office:value="0.530537350977318" calcext:value-type="float">
            <text:p>0.530537350977318</text:p>
          </table:table-cell>
          <table:table-cell office:value-type="float" office:value="0.0335516505399904" calcext:value-type="float">
            <text:p>0.0335516505399904</text:p>
          </table:table-cell>
          <table:table-cell/>
          <table:table-cell table:formula="of:=[.B123]&gt;[.N123]" office:value-type="boolean" office:boolean-value="false" calcext:value-type="boolean">
            <text:p>FALSE</text:p>
          </table:table-cell>
          <table:table-cell/>
          <table:table-cell table:formula="of:=[.B123]&gt;[.T123]" office:value-type="boolean" office:boolean-value="false" calcext:value-type="boolean">
            <text:p>FALSE</text:p>
          </table:table-cell>
          <table:table-cell/>
          <table:table-cell table:formula="of:=[.B123]&gt;[.H123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508265164343796" calcext:value-type="float">
            <text:p>0.508265164343796</text:p>
          </table:table-cell>
          <table:table-cell office:value-type="float" office:value="0.0356300869979447" calcext:value-type="float">
            <text:p>0.0356300869979447</text:p>
          </table:table-cell>
          <table:table-cell office:value-type="float" office:value="0.518390448838429" calcext:value-type="float">
            <text:p>0.518390448838429</text:p>
          </table:table-cell>
          <table:table-cell office:value-type="float" office:value="0.0353922547710363" calcext:value-type="float">
            <text:p>0.0353922547710363</text:p>
          </table:table-cell>
          <table:table-cell office:value-type="float" office:value="0.508265164343796" calcext:value-type="float">
            <text:p>0.508265164343796</text:p>
          </table:table-cell>
          <table:table-cell office:value-type="float" office:value="0.0356300869979447" calcext:value-type="float">
            <text:p>0.0356300869979447</text:p>
          </table:table-cell>
          <table:table-cell office:value-type="float" office:value="0.521689498403212" calcext:value-type="float">
            <text:p>0.521689498403212</text:p>
          </table:table-cell>
          <table:table-cell office:value-type="float" office:value="0.0327323836880307" calcext:value-type="float">
            <text:p>0.0327323836880307</text:p>
          </table:table-cell>
          <table:table-cell office:value-type="float" office:value="0.53372464357043" calcext:value-type="float">
            <text:p>0.53372464357043</text:p>
          </table:table-cell>
          <table:table-cell office:value-type="float" office:value="0.0324759607847009" calcext:value-type="float">
            <text:p>0.0324759607847009</text:p>
          </table:table-cell>
          <table:table-cell office:value-type="float" office:value="0.521689498403212" calcext:value-type="float">
            <text:p>0.521689498403212</text:p>
          </table:table-cell>
          <table:table-cell office:value-type="float" office:value="0.0327323836880307" calcext:value-type="float">
            <text:p>0.0327323836880307</text:p>
          </table:table-cell>
          <table:table-cell office:value-type="float" office:value="0.511464957191252" calcext:value-type="float">
            <text:p>0.511464957191252</text:p>
          </table:table-cell>
          <table:table-cell office:value-type="float" office:value="0.030699938937396" calcext:value-type="float">
            <text:p>0.030699938937396</text:p>
          </table:table-cell>
          <table:table-cell office:value-type="float" office:value="0.525916264698982" calcext:value-type="float">
            <text:p>0.525916264698982</text:p>
          </table:table-cell>
          <table:table-cell office:value-type="float" office:value="0.0353351649152454" calcext:value-type="float">
            <text:p>0.0353351649152454</text:p>
          </table:table-cell>
          <table:table-cell office:value-type="float" office:value="0.511464957191252" calcext:value-type="float">
            <text:p>0.511464957191252</text:p>
          </table:table-cell>
          <table:table-cell office:value-type="float" office:value="0.030699938937396" calcext:value-type="float">
            <text:p>0.030699938937396</text:p>
          </table:table-cell>
          <table:table-cell office:value-type="float" office:value="0.522896693397782" calcext:value-type="float">
            <text:p>0.522896693397782</text:p>
          </table:table-cell>
          <table:table-cell office:value-type="float" office:value="0.025435871677747" calcext:value-type="float">
            <text:p>0.025435871677747</text:p>
          </table:table-cell>
          <table:table-cell office:value-type="float" office:value="0.534221760131987" calcext:value-type="float">
            <text:p>0.534221760131987</text:p>
          </table:table-cell>
          <table:table-cell office:value-type="float" office:value="0.0262093346860872" calcext:value-type="float">
            <text:p>0.0262093346860872</text:p>
          </table:table-cell>
          <table:table-cell office:value-type="float" office:value="0.522896693397782" calcext:value-type="float">
            <text:p>0.522896693397782</text:p>
          </table:table-cell>
          <table:table-cell office:value-type="float" office:value="0.025435871677747" calcext:value-type="float">
            <text:p>0.025435871677747</text:p>
          </table:table-cell>
          <table:table-cell/>
          <table:table-cell table:formula="of:=[.B124]&gt;[.N124]" office:value-type="boolean" office:boolean-value="false" calcext:value-type="boolean">
            <text:p>FALSE</text:p>
          </table:table-cell>
          <table:table-cell/>
          <table:table-cell table:formula="of:=[.B124]&gt;[.T124]" office:value-type="boolean" office:boolean-value="false" calcext:value-type="boolean">
            <text:p>FALSE</text:p>
          </table:table-cell>
          <table:table-cell/>
          <table:table-cell table:formula="of:=[.B124]&gt;[.H124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formula="of:=[.B125]&gt;[.N125]" office:value-type="boolean" office:boolean-value="false" calcext:value-type="boolean">
            <text:p>FALSE</text:p>
          </table:table-cell>
          <table:table-cell/>
          <table:table-cell table:formula="of:=[.B125]&gt;[.T125]" office:value-type="boolean" office:boolean-value="false" calcext:value-type="boolean">
            <text:p>FALSE</text:p>
          </table:table-cell>
          <table:table-cell/>
          <table:table-cell table:formula="of:=[.B125]&gt;[.H125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522249589619701" calcext:value-type="float">
            <text:p>0.522249589619701</text:p>
          </table:table-cell>
          <table:table-cell office:value-type="float" office:value="0.0183946571676083" calcext:value-type="float">
            <text:p>0.0183946571676083</text:p>
          </table:table-cell>
          <table:table-cell office:value-type="float" office:value="0.535874826383844" calcext:value-type="float">
            <text:p>0.535874826383844</text:p>
          </table:table-cell>
          <table:table-cell office:value-type="float" office:value="0.020521537431922" calcext:value-type="float">
            <text:p>0.020521537431922</text:p>
          </table:table-cell>
          <table:table-cell office:value-type="float" office:value="0.522249589619701" calcext:value-type="float">
            <text:p>0.522249589619701</text:p>
          </table:table-cell>
          <table:table-cell office:value-type="float" office:value="0.0183946571676083" calcext:value-type="float">
            <text:p>0.0183946571676083</text:p>
          </table:table-cell>
          <table:table-cell office:value-type="float" office:value="0.522249589619701" calcext:value-type="float">
            <text:p>0.522249589619701</text:p>
          </table:table-cell>
          <table:table-cell office:value-type="float" office:value="0.0183946571676083" calcext:value-type="float">
            <text:p>0.0183946571676083</text:p>
          </table:table-cell>
          <table:table-cell office:value-type="float" office:value="0.535874826383844" calcext:value-type="float">
            <text:p>0.535874826383844</text:p>
          </table:table-cell>
          <table:table-cell office:value-type="float" office:value="0.020521537431922" calcext:value-type="float">
            <text:p>0.020521537431922</text:p>
          </table:table-cell>
          <table:table-cell office:value-type="float" office:value="0.522249589619701" calcext:value-type="float">
            <text:p>0.522249589619701</text:p>
          </table:table-cell>
          <table:table-cell office:value-type="float" office:value="0.0183946571676083" calcext:value-type="float">
            <text:p>0.0183946571676083</text:p>
          </table:table-cell>
          <table:table-cell office:value-type="float" office:value="0.522249589619701" calcext:value-type="float">
            <text:p>0.522249589619701</text:p>
          </table:table-cell>
          <table:table-cell office:value-type="float" office:value="0.0183946571676083" calcext:value-type="float">
            <text:p>0.0183946571676083</text:p>
          </table:table-cell>
          <table:table-cell office:value-type="float" office:value="0.535874826383844" calcext:value-type="float">
            <text:p>0.535874826383844</text:p>
          </table:table-cell>
          <table:table-cell office:value-type="float" office:value="0.020521537431922" calcext:value-type="float">
            <text:p>0.020521537431922</text:p>
          </table:table-cell>
          <table:table-cell office:value-type="float" office:value="0.522249589619701" calcext:value-type="float">
            <text:p>0.522249589619701</text:p>
          </table:table-cell>
          <table:table-cell office:value-type="float" office:value="0.0183946571676083" calcext:value-type="float">
            <text:p>0.0183946571676083</text:p>
          </table:table-cell>
          <table:table-cell office:value-type="float" office:value="0.522249589619701" calcext:value-type="float">
            <text:p>0.522249589619701</text:p>
          </table:table-cell>
          <table:table-cell office:value-type="float" office:value="0.0183946571676083" calcext:value-type="float">
            <text:p>0.0183946571676083</text:p>
          </table:table-cell>
          <table:table-cell office:value-type="float" office:value="0.535874826383844" calcext:value-type="float">
            <text:p>0.535874826383844</text:p>
          </table:table-cell>
          <table:table-cell office:value-type="float" office:value="0.020521537431922" calcext:value-type="float">
            <text:p>0.020521537431922</text:p>
          </table:table-cell>
          <table:table-cell office:value-type="float" office:value="0.522249589619701" calcext:value-type="float">
            <text:p>0.522249589619701</text:p>
          </table:table-cell>
          <table:table-cell office:value-type="float" office:value="0.0183946571676083" calcext:value-type="float">
            <text:p>0.0183946571676083</text:p>
          </table:table-cell>
          <table:table-cell table:number-columns-repeated="14"/>
        </table:table-row>
        <table:table-row table:style-name="ro2">
          <table:table-cell table:number-columns-repeated="39"/>
        </table:table-row>
        <table:table-row table:style-name="ro1">
          <table:table-cell table:style-name="ce1" office:value-type="string" calcext:value-type="string" table:number-columns-spanned="25" table:number-rows-spanned="1">
            <text:p>VEHICLE</text:p>
          </table:table-cell>
          <table:covered-table-cell table:number-columns-repeated="23" table:style-name="ce2"/>
          <table:covered-table-cell/>
          <table:table-cell table:number-columns-repeated="14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M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S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ANOVA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RFE</text:p>
          </table:table-cell>
          <table:covered-table-cell table:style-name="ce3"/>
          <table:covered-table-cell table:number-columns-repeated="3" table:style-name="ce2"/>
          <table:covered-table-cell/>
          <table:table-cell table:number-columns-repeated="14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14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717681434993586" calcext:value-type="float">
            <text:p>0.717681434993586</text:p>
          </table:table-cell>
          <table:table-cell office:value-type="float" office:value="0.0143414045314402" calcext:value-type="float">
            <text:p>0.0143414045314402</text:p>
          </table:table-cell>
          <table:table-cell office:value-type="float" office:value="0.715556529728441" calcext:value-type="float">
            <text:p>0.715556529728441</text:p>
          </table:table-cell>
          <table:table-cell office:value-type="float" office:value="0.016756510962771" calcext:value-type="float">
            <text:p>0.016756510962771</text:p>
          </table:table-cell>
          <table:table-cell office:value-type="float" office:value="0.717681434993586" calcext:value-type="float">
            <text:p>0.717681434993586</text:p>
          </table:table-cell>
          <table:table-cell office:value-type="float" office:value="0.0143414045314402" calcext:value-type="float">
            <text:p>0.0143414045314402</text:p>
          </table:table-cell>
          <table:table-cell office:value-type="float" office:value="0.765554073747696" calcext:value-type="float">
            <text:p>0.765554073747696</text:p>
          </table:table-cell>
          <table:table-cell office:value-type="float" office:value="0.0325715527953499" calcext:value-type="float">
            <text:p>0.0325715527953499</text:p>
          </table:table-cell>
          <table:table-cell office:value-type="float" office:value="0.765717171441199" calcext:value-type="float">
            <text:p>0.765717171441199</text:p>
          </table:table-cell>
          <table:table-cell office:value-type="float" office:value="0.0349754258535936" calcext:value-type="float">
            <text:p>0.0349754258535936</text:p>
          </table:table-cell>
          <table:table-cell office:value-type="float" office:value="0.765554073747696" calcext:value-type="float">
            <text:p>0.765554073747696</text:p>
          </table:table-cell>
          <table:table-cell office:value-type="float" office:value="0.0325715527953499" calcext:value-type="float">
            <text:p>0.0325715527953499</text:p>
          </table:table-cell>
          <table:table-cell office:value-type="float" office:value="0.675851197462912" calcext:value-type="float">
            <text:p>0.675851197462912</text:p>
          </table:table-cell>
          <table:table-cell office:value-type="float" office:value="0.012429210658669" calcext:value-type="float">
            <text:p>0.012429210658669</text:p>
          </table:table-cell>
          <table:table-cell office:value-type="float" office:value="0.688096015889095" calcext:value-type="float">
            <text:p>0.688096015889095</text:p>
          </table:table-cell>
          <table:table-cell office:value-type="float" office:value="0.0142565697855293" calcext:value-type="float">
            <text:p>0.0142565697855293</text:p>
          </table:table-cell>
          <table:table-cell office:value-type="float" office:value="0.675851197462912" calcext:value-type="float">
            <text:p>0.675851197462912</text:p>
          </table:table-cell>
          <table:table-cell office:value-type="float" office:value="0.012429210658669" calcext:value-type="float">
            <text:p>0.012429210658669</text:p>
          </table:table-cell>
          <table:table-cell office:value-type="float" office:value="0.718908449714612" calcext:value-type="float">
            <text:p>0.718908449714612</text:p>
          </table:table-cell>
          <table:table-cell office:value-type="float" office:value="0.0238370016530196" calcext:value-type="float">
            <text:p>0.0238370016530196</text:p>
          </table:table-cell>
          <table:table-cell office:value-type="float" office:value="0.71683461022322" calcext:value-type="float">
            <text:p>0.71683461022322</text:p>
          </table:table-cell>
          <table:table-cell office:value-type="float" office:value="0.0251605479526169" calcext:value-type="float">
            <text:p>0.0251605479526169</text:p>
          </table:table-cell>
          <table:table-cell office:value-type="float" office:value="0.718908449714612" calcext:value-type="float">
            <text:p>0.718908449714612</text:p>
          </table:table-cell>
          <table:table-cell office:value-type="float" office:value="0.0238370016530196" calcext:value-type="float">
            <text:p>0.0238370016530196</text:p>
          </table:table-cell>
          <table:table-cell/>
          <table:table-cell table:formula="of:=[.T132]&gt;[.N132]" office:value-type="boolean" office:boolean-value="true" calcext:value-type="boolean">
            <text:p>TRUE</text:p>
          </table:table-cell>
          <table:table-cell/>
          <table:table-cell table:formula="of:=[.T132]&gt;[.H132]" office:value-type="boolean" office:boolean-value="false" calcext:value-type="boolean">
            <text:p>FALSE</text:p>
          </table:table-cell>
          <table:table-cell/>
          <table:table-cell table:formula="of:=[.T132]&gt;[.H132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750698672613922" calcext:value-type="float">
            <text:p>0.750698672613922</text:p>
          </table:table-cell>
          <table:table-cell office:value-type="float" office:value="0.0153327538302644" calcext:value-type="float">
            <text:p>0.0153327538302644</text:p>
          </table:table-cell>
          <table:table-cell office:value-type="float" office:value="0.75181274906141" calcext:value-type="float">
            <text:p>0.75181274906141</text:p>
          </table:table-cell>
          <table:table-cell office:value-type="float" office:value="0.0158071167985888" calcext:value-type="float">
            <text:p>0.0158071167985888</text:p>
          </table:table-cell>
          <table:table-cell office:value-type="float" office:value="0.750698672613922" calcext:value-type="float">
            <text:p>0.750698672613922</text:p>
          </table:table-cell>
          <table:table-cell office:value-type="float" office:value="0.0153327538302644" calcext:value-type="float">
            <text:p>0.0153327538302644</text:p>
          </table:table-cell>
          <table:table-cell office:value-type="float" office:value="0.796415807952706" calcext:value-type="float">
            <text:p>0.796415807952706</text:p>
          </table:table-cell>
          <table:table-cell office:value-type="float" office:value="0.0115681382558744" calcext:value-type="float">
            <text:p>0.0115681382558744</text:p>
          </table:table-cell>
          <table:table-cell office:value-type="float" office:value="0.798558629994293" calcext:value-type="float">
            <text:p>0.798558629994293</text:p>
          </table:table-cell>
          <table:table-cell office:value-type="float" office:value="0.0122999711522349" calcext:value-type="float">
            <text:p>0.0122999711522349</text:p>
          </table:table-cell>
          <table:table-cell office:value-type="float" office:value="0.796415807952706" calcext:value-type="float">
            <text:p>0.796415807952706</text:p>
          </table:table-cell>
          <table:table-cell office:value-type="float" office:value="0.0115681382558744" calcext:value-type="float">
            <text:p>0.0115681382558744</text:p>
          </table:table-cell>
          <table:table-cell office:value-type="float" office:value="0.707162388142468" calcext:value-type="float">
            <text:p>0.707162388142468</text:p>
          </table:table-cell>
          <table:table-cell office:value-type="float" office:value="0.0180234959093414" calcext:value-type="float">
            <text:p>0.0180234959093414</text:p>
          </table:table-cell>
          <table:table-cell office:value-type="float" office:value="0.714033308869163" calcext:value-type="float">
            <text:p>0.714033308869163</text:p>
          </table:table-cell>
          <table:table-cell office:value-type="float" office:value="0.019480395274864" calcext:value-type="float">
            <text:p>0.019480395274864</text:p>
          </table:table-cell>
          <table:table-cell office:value-type="float" office:value="0.707162388142468" calcext:value-type="float">
            <text:p>0.707162388142468</text:p>
          </table:table-cell>
          <table:table-cell office:value-type="float" office:value="0.0180234959093414" calcext:value-type="float">
            <text:p>0.0180234959093414</text:p>
          </table:table-cell>
          <table:table-cell office:value-type="float" office:value="0.734323521735104" calcext:value-type="float">
            <text:p>0.734323521735104</text:p>
          </table:table-cell>
          <table:table-cell office:value-type="float" office:value="0.018918401231345" calcext:value-type="float">
            <text:p>0.018918401231345</text:p>
          </table:table-cell>
          <table:table-cell office:value-type="float" office:value="0.732263012392789" calcext:value-type="float">
            <text:p>0.732263012392789</text:p>
          </table:table-cell>
          <table:table-cell office:value-type="float" office:value="0.0209699160438263" calcext:value-type="float">
            <text:p>0.0209699160438263</text:p>
          </table:table-cell>
          <table:table-cell office:value-type="float" office:value="0.734323521735104" calcext:value-type="float">
            <text:p>0.734323521735104</text:p>
          </table:table-cell>
          <table:table-cell office:value-type="float" office:value="0.018918401231345" calcext:value-type="float">
            <text:p>0.018918401231345</text:p>
          </table:table-cell>
          <table:table-cell/>
          <table:table-cell table:formula="of:=[.T133]&gt;[.N133]" office:value-type="boolean" office:boolean-value="true" calcext:value-type="boolean">
            <text:p>TRUE</text:p>
          </table:table-cell>
          <table:table-cell/>
          <table:table-cell table:formula="of:=[.T133]&gt;[.H133]" office:value-type="boolean" office:boolean-value="false" calcext:value-type="boolean">
            <text:p>FALSE</text:p>
          </table:table-cell>
          <table:table-cell/>
          <table:table-cell table:formula="of:=[.T133]&gt;[.H133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783428441415869" calcext:value-type="float">
            <text:p>0.783428441415869</text:p>
          </table:table-cell>
          <table:table-cell office:value-type="float" office:value="0.0128226773707211" calcext:value-type="float">
            <text:p>0.0128226773707211</text:p>
          </table:table-cell>
          <table:table-cell office:value-type="float" office:value="0.784506551512402" calcext:value-type="float">
            <text:p>0.784506551512402</text:p>
          </table:table-cell>
          <table:table-cell office:value-type="float" office:value="0.0140403510123331" calcext:value-type="float">
            <text:p>0.0140403510123331</text:p>
          </table:table-cell>
          <table:table-cell office:value-type="float" office:value="0.783428441415869" calcext:value-type="float">
            <text:p>0.783428441415869</text:p>
          </table:table-cell>
          <table:table-cell office:value-type="float" office:value="0.0128226773707211" calcext:value-type="float">
            <text:p>0.0128226773707211</text:p>
          </table:table-cell>
          <table:table-cell office:value-type="float" office:value="0.807484091576538" calcext:value-type="float">
            <text:p>0.807484091576538</text:p>
          </table:table-cell>
          <table:table-cell office:value-type="float" office:value="0.0185758308597671" calcext:value-type="float">
            <text:p>0.0185758308597671</text:p>
          </table:table-cell>
          <table:table-cell office:value-type="float" office:value="0.811657560472415" calcext:value-type="float">
            <text:p>0.811657560472415</text:p>
          </table:table-cell>
          <table:table-cell office:value-type="float" office:value="0.0173406232127029" calcext:value-type="float">
            <text:p>0.0173406232127029</text:p>
          </table:table-cell>
          <table:table-cell office:value-type="float" office:value="0.807484091576538" calcext:value-type="float">
            <text:p>0.807484091576538</text:p>
          </table:table-cell>
          <table:table-cell office:value-type="float" office:value="0.0185758308597671" calcext:value-type="float">
            <text:p>0.0185758308597671</text:p>
          </table:table-cell>
          <table:table-cell office:value-type="float" office:value="0.741461182507531" calcext:value-type="float">
            <text:p>0.741461182507531</text:p>
          </table:table-cell>
          <table:table-cell office:value-type="float" office:value="0.0360300122716389" calcext:value-type="float">
            <text:p>0.0360300122716389</text:p>
          </table:table-cell>
          <table:table-cell office:value-type="float" office:value="0.748590034823774" calcext:value-type="float">
            <text:p>0.748590034823774</text:p>
          </table:table-cell>
          <table:table-cell office:value-type="float" office:value="0.036189919454376" calcext:value-type="float">
            <text:p>0.036189919454376</text:p>
          </table:table-cell>
          <table:table-cell office:value-type="float" office:value="0.741461182507531" calcext:value-type="float">
            <text:p>0.741461182507531</text:p>
          </table:table-cell>
          <table:table-cell office:value-type="float" office:value="0.0360300122716389" calcext:value-type="float">
            <text:p>0.0360300122716389</text:p>
          </table:table-cell>
          <table:table-cell office:value-type="float" office:value="0.746742056594405" calcext:value-type="float">
            <text:p>0.746742056594405</text:p>
          </table:table-cell>
          <table:table-cell office:value-type="float" office:value="0.0168731726217553" calcext:value-type="float">
            <text:p>0.0168731726217553</text:p>
          </table:table-cell>
          <table:table-cell office:value-type="float" office:value="0.746224909880166" calcext:value-type="float">
            <text:p>0.746224909880166</text:p>
          </table:table-cell>
          <table:table-cell office:value-type="float" office:value="0.0171227215228272" calcext:value-type="float">
            <text:p>0.0171227215228272</text:p>
          </table:table-cell>
          <table:table-cell office:value-type="float" office:value="0.746742056594405" calcext:value-type="float">
            <text:p>0.746742056594405</text:p>
          </table:table-cell>
          <table:table-cell office:value-type="float" office:value="0.0168731726217553" calcext:value-type="float">
            <text:p>0.0168731726217553</text:p>
          </table:table-cell>
          <table:table-cell/>
          <table:table-cell table:formula="of:=[.T134]&gt;[.N134]" office:value-type="boolean" office:boolean-value="true" calcext:value-type="boolean">
            <text:p>TRUE</text:p>
          </table:table-cell>
          <table:table-cell/>
          <table:table-cell table:formula="of:=[.T134]&gt;[.H134]" office:value-type="boolean" office:boolean-value="false" calcext:value-type="boolean">
            <text:p>FALSE</text:p>
          </table:table-cell>
          <table:table-cell/>
          <table:table-cell table:formula="of:=[.T134]&gt;[.H134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96713531287225" calcext:value-type="float">
            <text:p>0.796713531287225</text:p>
          </table:table-cell>
          <table:table-cell office:value-type="float" office:value="0.0118925142193448" calcext:value-type="float">
            <text:p>0.0118925142193448</text:p>
          </table:table-cell>
          <table:table-cell office:value-type="float" office:value="0.797379910055421" calcext:value-type="float">
            <text:p>0.797379910055421</text:p>
          </table:table-cell>
          <table:table-cell office:value-type="float" office:value="0.0125154958257453" calcext:value-type="float">
            <text:p>0.0125154958257453</text:p>
          </table:table-cell>
          <table:table-cell office:value-type="float" office:value="0.796713531287225" calcext:value-type="float">
            <text:p>0.796713531287225</text:p>
          </table:table-cell>
          <table:table-cell office:value-type="float" office:value="0.0118925142193448" calcext:value-type="float">
            <text:p>0.0118925142193448</text:p>
          </table:table-cell>
          <table:table-cell office:value-type="float" office:value="0.807461238903799" calcext:value-type="float">
            <text:p>0.807461238903799</text:p>
          </table:table-cell>
          <table:table-cell office:value-type="float" office:value="0.0137005133888676" calcext:value-type="float">
            <text:p>0.0137005133888676</text:p>
          </table:table-cell>
          <table:table-cell office:value-type="float" office:value="0.813263720190913" calcext:value-type="float">
            <text:p>0.813263720190913</text:p>
          </table:table-cell>
          <table:table-cell office:value-type="float" office:value="0.0145703267831082" calcext:value-type="float">
            <text:p>0.0145703267831082</text:p>
          </table:table-cell>
          <table:table-cell office:value-type="float" office:value="0.807461238903799" calcext:value-type="float">
            <text:p>0.807461238903799</text:p>
          </table:table-cell>
          <table:table-cell office:value-type="float" office:value="0.0137005133888676" calcext:value-type="float">
            <text:p>0.0137005133888676</text:p>
          </table:table-cell>
          <table:table-cell office:value-type="float" office:value="0.697875865481697" calcext:value-type="float">
            <text:p>0.697875865481697</text:p>
          </table:table-cell>
          <table:table-cell office:value-type="float" office:value="0.0354814553095145" calcext:value-type="float">
            <text:p>0.0354814553095145</text:p>
          </table:table-cell>
          <table:table-cell office:value-type="float" office:value="0.711101449875065" calcext:value-type="float">
            <text:p>0.711101449875065</text:p>
          </table:table-cell>
          <table:table-cell office:value-type="float" office:value="0.0342108575503079" calcext:value-type="float">
            <text:p>0.0342108575503079</text:p>
          </table:table-cell>
          <table:table-cell office:value-type="float" office:value="0.697875865481697" calcext:value-type="float">
            <text:p>0.697875865481697</text:p>
          </table:table-cell>
          <table:table-cell office:value-type="float" office:value="0.0354814553095145" calcext:value-type="float">
            <text:p>0.0354814553095145</text:p>
          </table:table-cell>
          <table:table-cell office:value-type="float" office:value="0.778481888428569" calcext:value-type="float">
            <text:p>0.778481888428569</text:p>
          </table:table-cell>
          <table:table-cell office:value-type="float" office:value="0.00805382219424851" calcext:value-type="float">
            <text:p>0.00805382219424851</text:p>
          </table:table-cell>
          <table:table-cell office:value-type="float" office:value="0.779382214859145" calcext:value-type="float">
            <text:p>0.779382214859145</text:p>
          </table:table-cell>
          <table:table-cell office:value-type="float" office:value="0.0077866165290395" calcext:value-type="float">
            <text:p>0.0077866165290395</text:p>
          </table:table-cell>
          <table:table-cell office:value-type="float" office:value="0.778481888428569" calcext:value-type="float">
            <text:p>0.778481888428569</text:p>
          </table:table-cell>
          <table:table-cell office:value-type="float" office:value="0.00805382219424851" calcext:value-type="float">
            <text:p>0.00805382219424851</text:p>
          </table:table-cell>
          <table:table-cell/>
          <table:table-cell table:formula="of:=[.T135]&gt;[.N135]" office:value-type="boolean" office:boolean-value="true" calcext:value-type="boolean">
            <text:p>TRUE</text:p>
          </table:table-cell>
          <table:table-cell/>
          <table:table-cell table:formula="of:=[.T135]&gt;[.H135]" office:value-type="boolean" office:boolean-value="false" calcext:value-type="boolean">
            <text:p>FALSE</text:p>
          </table:table-cell>
          <table:table-cell/>
          <table:table-cell table:formula="of:=[.T135]&gt;[.H135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807509765416083" calcext:value-type="float">
            <text:p>0.807509765416083</text:p>
          </table:table-cell>
          <table:table-cell office:value-type="float" office:value="0.00800518186998506" calcext:value-type="float">
            <text:p>0.00800518186998506</text:p>
          </table:table-cell>
          <table:table-cell office:value-type="float" office:value="0.808697141674839" calcext:value-type="float">
            <text:p>0.808697141674839</text:p>
          </table:table-cell>
          <table:table-cell office:value-type="float" office:value="0.00897272852091155" calcext:value-type="float">
            <text:p>0.00897272852091155</text:p>
          </table:table-cell>
          <table:table-cell office:value-type="float" office:value="0.807509765416083" calcext:value-type="float">
            <text:p>0.807509765416083</text:p>
          </table:table-cell>
          <table:table-cell office:value-type="float" office:value="0.00800518186998506" calcext:value-type="float">
            <text:p>0.00800518186998506</text:p>
          </table:table-cell>
          <table:table-cell office:value-type="float" office:value="0.825329018942555" calcext:value-type="float">
            <text:p>0.825329018942555</text:p>
          </table:table-cell>
          <table:table-cell office:value-type="float" office:value="0.0116096852450337" calcext:value-type="float">
            <text:p>0.0116096852450337</text:p>
          </table:table-cell>
          <table:table-cell office:value-type="float" office:value="0.826770918494893" calcext:value-type="float">
            <text:p>0.826770918494893</text:p>
          </table:table-cell>
          <table:table-cell office:value-type="float" office:value="0.0116473750015282" calcext:value-type="float">
            <text:p>0.0116473750015282</text:p>
          </table:table-cell>
          <table:table-cell office:value-type="float" office:value="0.825329018942555" calcext:value-type="float">
            <text:p>0.825329018942555</text:p>
          </table:table-cell>
          <table:table-cell office:value-type="float" office:value="0.0116096852450337" calcext:value-type="float">
            <text:p>0.0116096852450337</text:p>
          </table:table-cell>
          <table:table-cell office:value-type="float" office:value="0.732094344860808" calcext:value-type="float">
            <text:p>0.732094344860808</text:p>
          </table:table-cell>
          <table:table-cell office:value-type="float" office:value="0.0235016915870351" calcext:value-type="float">
            <text:p>0.0235016915870351</text:p>
          </table:table-cell>
          <table:table-cell office:value-type="float" office:value="0.74396038130669" calcext:value-type="float">
            <text:p>0.74396038130669</text:p>
          </table:table-cell>
          <table:table-cell office:value-type="float" office:value="0.0232284560689733" calcext:value-type="float">
            <text:p>0.0232284560689733</text:p>
          </table:table-cell>
          <table:table-cell office:value-type="float" office:value="0.732094344860808" calcext:value-type="float">
            <text:p>0.732094344860808</text:p>
          </table:table-cell>
          <table:table-cell office:value-type="float" office:value="0.0235016915870351" calcext:value-type="float">
            <text:p>0.0235016915870351</text:p>
          </table:table-cell>
          <table:table-cell office:value-type="float" office:value="0.798094955020803" calcext:value-type="float">
            <text:p>0.798094955020803</text:p>
          </table:table-cell>
          <table:table-cell office:value-type="float" office:value="0.0102674871376995" calcext:value-type="float">
            <text:p>0.0102674871376995</text:p>
          </table:table-cell>
          <table:table-cell office:value-type="float" office:value="0.798410344745768" calcext:value-type="float">
            <text:p>0.798410344745768</text:p>
          </table:table-cell>
          <table:table-cell office:value-type="float" office:value="0.0100852029533952" calcext:value-type="float">
            <text:p>0.0100852029533952</text:p>
          </table:table-cell>
          <table:table-cell office:value-type="float" office:value="0.798094955020803" calcext:value-type="float">
            <text:p>0.798094955020803</text:p>
          </table:table-cell>
          <table:table-cell office:value-type="float" office:value="0.0102674871376995" calcext:value-type="float">
            <text:p>0.0102674871376995</text:p>
          </table:table-cell>
          <table:table-cell/>
          <table:table-cell table:formula="of:=[.T136]&gt;[.N136]" office:value-type="boolean" office:boolean-value="true" calcext:value-type="boolean">
            <text:p>TRUE</text:p>
          </table:table-cell>
          <table:table-cell/>
          <table:table-cell table:formula="of:=[.T136]&gt;[.H136]" office:value-type="boolean" office:boolean-value="false" calcext:value-type="boolean">
            <text:p>FALSE</text:p>
          </table:table-cell>
          <table:table-cell/>
          <table:table-cell table:formula="of:=[.T136]&gt;[.H13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7" office:value-type="float" office:value="0.842201511196358" calcext:value-type="float">
            <text:p>0.842201511196358</text:p>
          </table:table-cell>
          <table:table-cell table:style-name="ce17" office:value-type="float" office:value="0.00688542769615032" calcext:value-type="float">
            <text:p>0.00688542769615032</text:p>
          </table:table-cell>
          <table:table-cell table:style-name="ce17" office:value-type="float" office:value="0.842770548973438" calcext:value-type="float">
            <text:p>0.842770548973438</text:p>
          </table:table-cell>
          <table:table-cell table:style-name="ce17" office:value-type="float" office:value="0.00675600617614251" calcext:value-type="float">
            <text:p>0.00675600617614251</text:p>
          </table:table-cell>
          <table:table-cell table:style-name="ce17" office:value-type="float" office:value="0.842201511196358" calcext:value-type="float">
            <text:p>0.842201511196358</text:p>
          </table:table-cell>
          <table:table-cell table:style-name="ce17" office:value-type="float" office:value="0.00688542769615032" calcext:value-type="float">
            <text:p>0.00688542769615032</text:p>
          </table:table-cell>
          <table:table-cell table:style-name="ce17" office:value-type="float" office:value="0.836650397464947" calcext:value-type="float">
            <text:p>0.836650397464947</text:p>
          </table:table-cell>
          <table:table-cell table:style-name="ce17" office:value-type="float" office:value="0.0086762903284525" calcext:value-type="float">
            <text:p>0.0086762903284525</text:p>
          </table:table-cell>
          <table:table-cell table:style-name="ce17" office:value-type="float" office:value="0.83708348643755" calcext:value-type="float">
            <text:p>0.83708348643755</text:p>
          </table:table-cell>
          <table:table-cell table:style-name="ce17" office:value-type="float" office:value="0.00863057595486558" calcext:value-type="float">
            <text:p>0.00863057595486558</text:p>
          </table:table-cell>
          <table:table-cell table:style-name="ce17" office:value-type="float" office:value="0.836650397464947" calcext:value-type="float">
            <text:p>0.836650397464947</text:p>
          </table:table-cell>
          <table:table-cell table:style-name="ce17" office:value-type="float" office:value="0.0086762903284525" calcext:value-type="float">
            <text:p>0.0086762903284525</text:p>
          </table:table-cell>
          <table:table-cell table:style-name="ce17" office:value-type="float" office:value="0.801797595403304" calcext:value-type="float">
            <text:p>0.801797595403304</text:p>
          </table:table-cell>
          <table:table-cell table:style-name="ce17" office:value-type="float" office:value="0.0310562494069414" calcext:value-type="float">
            <text:p>0.0310562494069414</text:p>
          </table:table-cell>
          <table:table-cell table:style-name="ce17" office:value-type="float" office:value="0.807957653934863" calcext:value-type="float">
            <text:p>0.807957653934863</text:p>
          </table:table-cell>
          <table:table-cell table:style-name="ce17" office:value-type="float" office:value="0.0286151231312693" calcext:value-type="float">
            <text:p>0.0286151231312693</text:p>
          </table:table-cell>
          <table:table-cell table:style-name="ce17" office:value-type="float" office:value="0.801797595403304" calcext:value-type="float">
            <text:p>0.801797595403304</text:p>
          </table:table-cell>
          <table:table-cell table:style-name="ce17" office:value-type="float" office:value="0.0310562494069414" calcext:value-type="float">
            <text:p>0.0310562494069414</text:p>
          </table:table-cell>
          <table:table-cell table:style-name="ce17" office:value-type="float" office:value="0.816063956818187" calcext:value-type="float">
            <text:p>0.816063956818187</text:p>
          </table:table-cell>
          <table:table-cell table:style-name="ce17" office:value-type="float" office:value="0.0147653587474139" calcext:value-type="float">
            <text:p>0.0147653587474139</text:p>
          </table:table-cell>
          <table:table-cell table:style-name="ce17" office:value-type="float" office:value="0.816586560795421" calcext:value-type="float">
            <text:p>0.816586560795421</text:p>
          </table:table-cell>
          <table:table-cell table:style-name="ce17" office:value-type="float" office:value="0.0152675747076084" calcext:value-type="float">
            <text:p>0.0152675747076084</text:p>
          </table:table-cell>
          <table:table-cell table:style-name="ce17" office:value-type="float" office:value="0.816063956818187" calcext:value-type="float">
            <text:p>0.816063956818187</text:p>
          </table:table-cell>
          <table:table-cell table:style-name="ce17" office:value-type="float" office:value="0.0147653587474139" calcext:value-type="float">
            <text:p>0.0147653587474139</text:p>
          </table:table-cell>
          <table:table-cell/>
          <table:table-cell table:formula="of:=[.T137]&gt;[.N137]" office:value-type="boolean" office:boolean-value="true" calcext:value-type="boolean">
            <text:p>TRUE</text:p>
          </table:table-cell>
          <table:table-cell/>
          <table:table-cell table:formula="of:=[.T137]&gt;[.H137]" office:value-type="boolean" office:boolean-value="false" calcext:value-type="boolean">
            <text:p>FALSE</text:p>
          </table:table-cell>
          <table:table-cell/>
          <table:table-cell table:formula="of:=[.T137]&gt;[.H137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formula="of:=[.B138]&gt;[.N138]" office:value-type="boolean" office:boolean-value="false" calcext:value-type="boolean">
            <text:p>FALSE</text:p>
          </table:table-cell>
          <table:table-cell/>
          <table:table-cell table:formula="of:=[.B138]&gt;[.T138]" office:value-type="boolean" office:boolean-value="false" calcext:value-type="boolean">
            <text:p>FALSE</text:p>
          </table:table-cell>
          <table:table-cell/>
          <table:table-cell table:formula="of:=[.B138]&gt;[.H138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35438116446744" calcext:value-type="float">
            <text:p>0.835438116446744</text:p>
          </table:table-cell>
          <table:table-cell office:value-type="float" office:value="0.00629337118798919" calcext:value-type="float">
            <text:p>0.00629337118798919</text:p>
          </table:table-cell>
          <table:table-cell office:value-type="float" office:value="0.835948565670137" calcext:value-type="float">
            <text:p>0.835948565670137</text:p>
          </table:table-cell>
          <table:table-cell office:value-type="float" office:value="0.0061848933043821" calcext:value-type="float">
            <text:p>0.0061848933043821</text:p>
          </table:table-cell>
          <table:table-cell office:value-type="float" office:value="0.835438116446744" calcext:value-type="float">
            <text:p>0.835438116446744</text:p>
          </table:table-cell>
          <table:table-cell office:value-type="float" office:value="0.00629337118798919" calcext:value-type="float">
            <text:p>0.00629337118798919</text:p>
          </table:table-cell>
          <table:table-cell office:value-type="float" office:value="0.835438116446744" calcext:value-type="float">
            <text:p>0.835438116446744</text:p>
          </table:table-cell>
          <table:table-cell office:value-type="float" office:value="0.00629337118798919" calcext:value-type="float">
            <text:p>0.00629337118798919</text:p>
          </table:table-cell>
          <table:table-cell office:value-type="float" office:value="0.835948565670137" calcext:value-type="float">
            <text:p>0.835948565670137</text:p>
          </table:table-cell>
          <table:table-cell office:value-type="float" office:value="0.0061848933043821" calcext:value-type="float">
            <text:p>0.0061848933043821</text:p>
          </table:table-cell>
          <table:table-cell office:value-type="float" office:value="0.835438116446744" calcext:value-type="float">
            <text:p>0.835438116446744</text:p>
          </table:table-cell>
          <table:table-cell office:value-type="float" office:value="0.00629337118798919" calcext:value-type="float">
            <text:p>0.00629337118798919</text:p>
          </table:table-cell>
          <table:table-cell office:value-type="float" office:value="0.835438116446744" calcext:value-type="float">
            <text:p>0.835438116446744</text:p>
          </table:table-cell>
          <table:table-cell office:value-type="float" office:value="0.00629337118798919" calcext:value-type="float">
            <text:p>0.00629337118798919</text:p>
          </table:table-cell>
          <table:table-cell office:value-type="float" office:value="0.835948565670137" calcext:value-type="float">
            <text:p>0.835948565670137</text:p>
          </table:table-cell>
          <table:table-cell office:value-type="float" office:value="0.0061848933043821" calcext:value-type="float">
            <text:p>0.0061848933043821</text:p>
          </table:table-cell>
          <table:table-cell office:value-type="float" office:value="0.835438116446744" calcext:value-type="float">
            <text:p>0.835438116446744</text:p>
          </table:table-cell>
          <table:table-cell office:value-type="float" office:value="0.00629337118798919" calcext:value-type="float">
            <text:p>0.00629337118798919</text:p>
          </table:table-cell>
          <table:table-cell office:value-type="float" office:value="0.835438116446744" calcext:value-type="float">
            <text:p>0.835438116446744</text:p>
          </table:table-cell>
          <table:table-cell office:value-type="float" office:value="0.00629337118798919" calcext:value-type="float">
            <text:p>0.00629337118798919</text:p>
          </table:table-cell>
          <table:table-cell office:value-type="float" office:value="0.835948565670137" calcext:value-type="float">
            <text:p>0.835948565670137</text:p>
          </table:table-cell>
          <table:table-cell office:value-type="float" office:value="0.0061848933043821" calcext:value-type="float">
            <text:p>0.0061848933043821</text:p>
          </table:table-cell>
          <table:table-cell office:value-type="float" office:value="0.835438116446744" calcext:value-type="float">
            <text:p>0.835438116446744</text:p>
          </table:table-cell>
          <table:table-cell office:value-type="float" office:value="0.00629337118798919" calcext:value-type="float">
            <text:p>0.00629337118798919</text:p>
          </table:table-cell>
          <table:table-cell table:number-columns-repeated="14"/>
        </table:table-row>
        <table:table-row table:style-name="ro2" table:number-rows-repeated="2">
          <table:table-cell table:number-columns-repeated="39"/>
        </table:table-row>
        <table:table-row table:style-name="ro1">
          <table:table-cell table:style-name="ce1" office:value-type="string" calcext:value-type="string" table:number-columns-spanned="25" table:number-rows-spanned="1">
            <text:p>SEGMENTATION</text:p>
          </table:table-cell>
          <table:covered-table-cell table:number-columns-repeated="23" table:style-name="ce2"/>
          <table:covered-table-cell/>
          <table:table-cell table:number-columns-repeated="14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M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S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ANOVA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RFE</text:p>
          </table:table-cell>
          <table:covered-table-cell table:style-name="ce3"/>
          <table:covered-table-cell table:number-columns-repeated="3" table:style-name="ce2"/>
          <table:covered-table-cell/>
          <table:table-cell table:number-columns-repeated="14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14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14878648006351" calcext:value-type="float">
            <text:p>0.414878648006351</text:p>
          </table:table-cell>
          <table:table-cell office:value-type="float" office:value="0.01399093356053" calcext:value-type="float">
            <text:p>0.01399093356053</text:p>
          </table:table-cell>
          <table:table-cell office:value-type="float" office:value="0.410659866001121" calcext:value-type="float">
            <text:p>0.410659866001121</text:p>
          </table:table-cell>
          <table:table-cell office:value-type="float" office:value="0.0136382506559848" calcext:value-type="float">
            <text:p>0.0136382506559848</text:p>
          </table:table-cell>
          <table:table-cell office:value-type="float" office:value="0.414878648006351" calcext:value-type="float">
            <text:p>0.414878648006351</text:p>
          </table:table-cell>
          <table:table-cell office:value-type="float" office:value="0.01399093356053" calcext:value-type="float">
            <text:p>0.01399093356053</text:p>
          </table:table-cell>
          <table:table-cell office:value-type="float" office:value="0.42721903930203" calcext:value-type="float">
            <text:p>0.42721903930203</text:p>
          </table:table-cell>
          <table:table-cell office:value-type="float" office:value="0.00770275130167657" calcext:value-type="float">
            <text:p>0.00770275130167657</text:p>
          </table:table-cell>
          <table:table-cell office:value-type="float" office:value="0.418859903803808" calcext:value-type="float">
            <text:p>0.418859903803808</text:p>
          </table:table-cell>
          <table:table-cell office:value-type="float" office:value="0.00967423357800239" calcext:value-type="float">
            <text:p>0.00967423357800239</text:p>
          </table:table-cell>
          <table:table-cell office:value-type="float" office:value="0.42721903930203" calcext:value-type="float">
            <text:p>0.42721903930203</text:p>
          </table:table-cell>
          <table:table-cell office:value-type="float" office:value="0.00770275130167657" calcext:value-type="float">
            <text:p>0.00770275130167657</text:p>
          </table:table-cell>
          <table:table-cell office:value-type="float" office:value="0.408088492560208" calcext:value-type="float">
            <text:p>0.408088492560208</text:p>
          </table:table-cell>
          <table:table-cell office:value-type="float" office:value="0.0157709458605005" calcext:value-type="float">
            <text:p>0.0157709458605005</text:p>
          </table:table-cell>
          <table:table-cell office:value-type="float" office:value="0.410475664186991" calcext:value-type="float">
            <text:p>0.410475664186991</text:p>
          </table:table-cell>
          <table:table-cell office:value-type="float" office:value="0.0129257021849522" calcext:value-type="float">
            <text:p>0.0129257021849522</text:p>
          </table:table-cell>
          <table:table-cell office:value-type="float" office:value="0.408088492560208" calcext:value-type="float">
            <text:p>0.408088492560208</text:p>
          </table:table-cell>
          <table:table-cell office:value-type="float" office:value="0.0157709458605005" calcext:value-type="float">
            <text:p>0.0157709458605005</text:p>
          </table:table-cell>
          <table:table-cell office:value-type="float" office:value="0.429250100407087" calcext:value-type="float">
            <text:p>0.429250100407087</text:p>
          </table:table-cell>
          <table:table-cell office:value-type="float" office:value="0.0116129356300065" calcext:value-type="float">
            <text:p>0.0116129356300065</text:p>
          </table:table-cell>
          <table:table-cell office:value-type="float" office:value="0.41984873217757" calcext:value-type="float">
            <text:p>0.41984873217757</text:p>
          </table:table-cell>
          <table:table-cell office:value-type="float" office:value="0.0120669979780153" calcext:value-type="float">
            <text:p>0.0120669979780153</text:p>
          </table:table-cell>
          <table:table-cell office:value-type="float" office:value="0.429250100407087" calcext:value-type="float">
            <text:p>0.429250100407087</text:p>
          </table:table-cell>
          <table:table-cell office:value-type="float" office:value="0.0116129356300065" calcext:value-type="float">
            <text:p>0.0116129356300065</text:p>
          </table:table-cell>
          <table:table-cell/>
          <table:table-cell table:formula="of:=[.T146]&gt;[.N146]" office:value-type="boolean" office:boolean-value="true" calcext:value-type="boolean">
            <text:p>TRUE</text:p>
          </table:table-cell>
          <table:table-cell/>
          <table:table-cell table:formula="of:=[.T146]&gt;[.T146]" office:value-type="boolean" office:boolean-value="false" calcext:value-type="boolean">
            <text:p>FALSE</text:p>
          </table:table-cell>
          <table:table-cell/>
          <table:table-cell table:formula="of:=[.T146]&gt;[.H146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14649943672312" calcext:value-type="float">
            <text:p>0.414649943672312</text:p>
          </table:table-cell>
          <table:table-cell office:value-type="float" office:value="0.00826840261429472" calcext:value-type="float">
            <text:p>0.00826840261429472</text:p>
          </table:table-cell>
          <table:table-cell office:value-type="float" office:value="0.412665102756729" calcext:value-type="float">
            <text:p>0.412665102756729</text:p>
          </table:table-cell>
          <table:table-cell office:value-type="float" office:value="0.00777805114163614" calcext:value-type="float">
            <text:p>0.00777805114163614</text:p>
          </table:table-cell>
          <table:table-cell office:value-type="float" office:value="0.414649943672312" calcext:value-type="float">
            <text:p>0.414649943672312</text:p>
          </table:table-cell>
          <table:table-cell office:value-type="float" office:value="0.00826840261429472" calcext:value-type="float">
            <text:p>0.00826840261429472</text:p>
          </table:table-cell>
          <table:table-cell office:value-type="float" office:value="0.461454239765577" calcext:value-type="float">
            <text:p>0.461454239765577</text:p>
          </table:table-cell>
          <table:table-cell office:value-type="float" office:value="0.00654424371827841" calcext:value-type="float">
            <text:p>0.00654424371827841</text:p>
          </table:table-cell>
          <table:table-cell office:value-type="float" office:value="0.457432194160067" calcext:value-type="float">
            <text:p>0.457432194160067</text:p>
          </table:table-cell>
          <table:table-cell office:value-type="float" office:value="0.0079753951841631" calcext:value-type="float">
            <text:p>0.0079753951841631</text:p>
          </table:table-cell>
          <table:table-cell office:value-type="float" office:value="0.461454239765577" calcext:value-type="float">
            <text:p>0.461454239765577</text:p>
          </table:table-cell>
          <table:table-cell office:value-type="float" office:value="0.00654424371827841" calcext:value-type="float">
            <text:p>0.00654424371827841</text:p>
          </table:table-cell>
          <table:table-cell office:value-type="float" office:value="0.409116222773165" calcext:value-type="float">
            <text:p>0.409116222773165</text:p>
          </table:table-cell>
          <table:table-cell office:value-type="float" office:value="0.0205453296421025" calcext:value-type="float">
            <text:p>0.0205453296421025</text:p>
          </table:table-cell>
          <table:table-cell office:value-type="float" office:value="0.411558825677726" calcext:value-type="float">
            <text:p>0.411558825677726</text:p>
          </table:table-cell>
          <table:table-cell office:value-type="float" office:value="0.0187045818642147" calcext:value-type="float">
            <text:p>0.0187045818642147</text:p>
          </table:table-cell>
          <table:table-cell office:value-type="float" office:value="0.409116222773165" calcext:value-type="float">
            <text:p>0.409116222773165</text:p>
          </table:table-cell>
          <table:table-cell office:value-type="float" office:value="0.0205453296421025" calcext:value-type="float">
            <text:p>0.0205453296421025</text:p>
          </table:table-cell>
          <table:table-cell office:value-type="float" office:value="0.429149876564976" calcext:value-type="float">
            <text:p>0.429149876564976</text:p>
          </table:table-cell>
          <table:table-cell office:value-type="float" office:value="0.00869110427464988" calcext:value-type="float">
            <text:p>0.00869110427464988</text:p>
          </table:table-cell>
          <table:table-cell office:value-type="float" office:value="0.419635456800884" calcext:value-type="float">
            <text:p>0.419635456800884</text:p>
          </table:table-cell>
          <table:table-cell office:value-type="float" office:value="0.00919955623790305" calcext:value-type="float">
            <text:p>0.00919955623790305</text:p>
          </table:table-cell>
          <table:table-cell office:value-type="float" office:value="0.429149876564976" calcext:value-type="float">
            <text:p>0.429149876564976</text:p>
          </table:table-cell>
          <table:table-cell office:value-type="float" office:value="0.00869110427464988" calcext:value-type="float">
            <text:p>0.00869110427464988</text:p>
          </table:table-cell>
          <table:table-cell/>
          <table:table-cell table:formula="of:=[.T147]&gt;[.N147]" office:value-type="boolean" office:boolean-value="true" calcext:value-type="boolean">
            <text:p>TRUE</text:p>
          </table:table-cell>
          <table:table-cell/>
          <table:table-cell table:formula="of:=[.T147]&gt;[.T147]" office:value-type="boolean" office:boolean-value="false" calcext:value-type="boolean">
            <text:p>FALSE</text:p>
          </table:table-cell>
          <table:table-cell/>
          <table:table-cell table:formula="of:=[.T147]&gt;[.H147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57102396108718" calcext:value-type="float">
            <text:p>0.457102396108718</text:p>
          </table:table-cell>
          <table:table-cell office:value-type="float" office:value="0.0128327608347209" calcext:value-type="float">
            <text:p>0.0128327608347209</text:p>
          </table:table-cell>
          <table:table-cell office:value-type="float" office:value="0.453235034913953" calcext:value-type="float">
            <text:p>0.453235034913953</text:p>
          </table:table-cell>
          <table:table-cell office:value-type="float" office:value="0.0124665987993227" calcext:value-type="float">
            <text:p>0.0124665987993227</text:p>
          </table:table-cell>
          <table:table-cell office:value-type="float" office:value="0.457102396108718" calcext:value-type="float">
            <text:p>0.457102396108718</text:p>
          </table:table-cell>
          <table:table-cell office:value-type="float" office:value="0.0128327608347209" calcext:value-type="float">
            <text:p>0.0128327608347209</text:p>
          </table:table-cell>
          <table:table-cell office:value-type="float" office:value="0.460249359690649" calcext:value-type="float">
            <text:p>0.460249359690649</text:p>
          </table:table-cell>
          <table:table-cell office:value-type="float" office:value="0.00761402033242987" calcext:value-type="float">
            <text:p>0.00761402033242987</text:p>
          </table:table-cell>
          <table:table-cell office:value-type="float" office:value="0.456243609543073" calcext:value-type="float">
            <text:p>0.456243609543073</text:p>
          </table:table-cell>
          <table:table-cell office:value-type="float" office:value="0.00924352782009837" calcext:value-type="float">
            <text:p>0.00924352782009837</text:p>
          </table:table-cell>
          <table:table-cell office:value-type="float" office:value="0.460249359690649" calcext:value-type="float">
            <text:p>0.460249359690649</text:p>
          </table:table-cell>
          <table:table-cell office:value-type="float" office:value="0.00761402033242987" calcext:value-type="float">
            <text:p>0.00761402033242987</text:p>
          </table:table-cell>
          <table:table-cell office:value-type="float" office:value="0.44519886609845" calcext:value-type="float">
            <text:p>0.44519886609845</text:p>
          </table:table-cell>
          <table:table-cell office:value-type="float" office:value="0.00853433139728168" calcext:value-type="float">
            <text:p>0.00853433139728168</text:p>
          </table:table-cell>
          <table:table-cell office:value-type="float" office:value="0.440059478393367" calcext:value-type="float">
            <text:p>0.440059478393367</text:p>
          </table:table-cell>
          <table:table-cell office:value-type="float" office:value="0.00933070236608278" calcext:value-type="float">
            <text:p>0.00933070236608278</text:p>
          </table:table-cell>
          <table:table-cell office:value-type="float" office:value="0.44519886609845" calcext:value-type="float">
            <text:p>0.44519886609845</text:p>
          </table:table-cell>
          <table:table-cell office:value-type="float" office:value="0.00853433139728168" calcext:value-type="float">
            <text:p>0.00853433139728168</text:p>
          </table:table-cell>
          <table:table-cell office:value-type="float" office:value="0.446439770909915" calcext:value-type="float">
            <text:p>0.446439770909915</text:p>
          </table:table-cell>
          <table:table-cell office:value-type="float" office:value="0.00683781040930569" calcext:value-type="float">
            <text:p>0.00683781040930569</text:p>
          </table:table-cell>
          <table:table-cell office:value-type="float" office:value="0.442080045095415" calcext:value-type="float">
            <text:p>0.442080045095415</text:p>
          </table:table-cell>
          <table:table-cell office:value-type="float" office:value="0.0080868821925451" calcext:value-type="float">
            <text:p>0.0080868821925451</text:p>
          </table:table-cell>
          <table:table-cell office:value-type="float" office:value="0.446439770909915" calcext:value-type="float">
            <text:p>0.446439770909915</text:p>
          </table:table-cell>
          <table:table-cell office:value-type="float" office:value="0.00683781040930569" calcext:value-type="float">
            <text:p>0.00683781040930569</text:p>
          </table:table-cell>
          <table:table-cell/>
          <table:table-cell table:formula="of:=[.T148]&gt;[.N148]" office:value-type="boolean" office:boolean-value="true" calcext:value-type="boolean">
            <text:p>TRUE</text:p>
          </table:table-cell>
          <table:table-cell/>
          <table:table-cell table:formula="of:=[.T148]&gt;[.T148]" office:value-type="boolean" office:boolean-value="false" calcext:value-type="boolean">
            <text:p>FALSE</text:p>
          </table:table-cell>
          <table:table-cell/>
          <table:table-cell table:formula="of:=[.T148]&gt;[.H148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641273084132" calcext:value-type="float">
            <text:p>0.4641273084132</text:p>
          </table:table-cell>
          <table:table-cell office:value-type="float" office:value="0.00823857432412962" calcext:value-type="float">
            <text:p>0.00823857432412962</text:p>
          </table:table-cell>
          <table:table-cell office:value-type="float" office:value="0.460289660291466" calcext:value-type="float">
            <text:p>0.460289660291466</text:p>
          </table:table-cell>
          <table:table-cell office:value-type="float" office:value="0.00905054608451889" calcext:value-type="float">
            <text:p>0.00905054608451889</text:p>
          </table:table-cell>
          <table:table-cell office:value-type="float" office:value="0.4641273084132" calcext:value-type="float">
            <text:p>0.4641273084132</text:p>
          </table:table-cell>
          <table:table-cell office:value-type="float" office:value="0.00823857432412962" calcext:value-type="float">
            <text:p>0.00823857432412962</text:p>
          </table:table-cell>
          <table:table-cell office:value-type="float" office:value="0.477610716393844" calcext:value-type="float">
            <text:p>0.477610716393844</text:p>
          </table:table-cell>
          <table:table-cell office:value-type="float" office:value="0.00792959123097749" calcext:value-type="float">
            <text:p>0.00792959123097749</text:p>
          </table:table-cell>
          <table:table-cell office:value-type="float" office:value="0.475373325828639" calcext:value-type="float">
            <text:p>0.475373325828639</text:p>
          </table:table-cell>
          <table:table-cell office:value-type="float" office:value="0.0087206051837589" calcext:value-type="float">
            <text:p>0.0087206051837589</text:p>
          </table:table-cell>
          <table:table-cell office:value-type="float" office:value="0.477610716393844" calcext:value-type="float">
            <text:p>0.477610716393844</text:p>
          </table:table-cell>
          <table:table-cell office:value-type="float" office:value="0.00792959123097749" calcext:value-type="float">
            <text:p>0.00792959123097749</text:p>
          </table:table-cell>
          <table:table-cell office:value-type="float" office:value="0.462633924650883" calcext:value-type="float">
            <text:p>0.462633924650883</text:p>
          </table:table-cell>
          <table:table-cell office:value-type="float" office:value="0.015979700511572" calcext:value-type="float">
            <text:p>0.015979700511572</text:p>
          </table:table-cell>
          <table:table-cell office:value-type="float" office:value="0.461306977465164" calcext:value-type="float">
            <text:p>0.461306977465164</text:p>
          </table:table-cell>
          <table:table-cell office:value-type="float" office:value="0.0161416042516911" calcext:value-type="float">
            <text:p>0.0161416042516911</text:p>
          </table:table-cell>
          <table:table-cell office:value-type="float" office:value="0.462633924650883" calcext:value-type="float">
            <text:p>0.462633924650883</text:p>
          </table:table-cell>
          <table:table-cell office:value-type="float" office:value="0.015979700511572" calcext:value-type="float">
            <text:p>0.015979700511572</text:p>
          </table:table-cell>
          <table:table-cell office:value-type="float" office:value="0.446364476927963" calcext:value-type="float">
            <text:p>0.446364476927963</text:p>
          </table:table-cell>
          <table:table-cell office:value-type="float" office:value="0.015889544565382" calcext:value-type="float">
            <text:p>0.015889544565382</text:p>
          </table:table-cell>
          <table:table-cell office:value-type="float" office:value="0.442924714523894" calcext:value-type="float">
            <text:p>0.442924714523894</text:p>
          </table:table-cell>
          <table:table-cell office:value-type="float" office:value="0.0166361136387616" calcext:value-type="float">
            <text:p>0.0166361136387616</text:p>
          </table:table-cell>
          <table:table-cell office:value-type="float" office:value="0.446364476927963" calcext:value-type="float">
            <text:p>0.446364476927963</text:p>
          </table:table-cell>
          <table:table-cell office:value-type="float" office:value="0.015889544565382" calcext:value-type="float">
            <text:p>0.015889544565382</text:p>
          </table:table-cell>
          <table:table-cell/>
          <table:table-cell table:formula="of:=[.T149]&gt;[.N149]" office:value-type="boolean" office:boolean-value="false" calcext:value-type="boolean">
            <text:p>FALSE</text:p>
          </table:table-cell>
          <table:table-cell/>
          <table:table-cell table:formula="of:=[.T149]&gt;[.T149]" office:value-type="boolean" office:boolean-value="false" calcext:value-type="boolean">
            <text:p>FALSE</text:p>
          </table:table-cell>
          <table:table-cell/>
          <table:table-cell table:formula="of:=[.T149]&gt;[.H149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79512505411278" calcext:value-type="float">
            <text:p>0.479512505411278</text:p>
          </table:table-cell>
          <table:table-cell office:value-type="float" office:value="0.00754347834303719" calcext:value-type="float">
            <text:p>0.00754347834303719</text:p>
          </table:table-cell>
          <table:table-cell office:value-type="float" office:value="0.478179667876186" calcext:value-type="float">
            <text:p>0.478179667876186</text:p>
          </table:table-cell>
          <table:table-cell office:value-type="float" office:value="0.00942971987338987" calcext:value-type="float">
            <text:p>0.00942971987338987</text:p>
          </table:table-cell>
          <table:table-cell office:value-type="float" office:value="0.479512505411278" calcext:value-type="float">
            <text:p>0.479512505411278</text:p>
          </table:table-cell>
          <table:table-cell office:value-type="float" office:value="0.00754347834303719" calcext:value-type="float">
            <text:p>0.00754347834303719</text:p>
          </table:table-cell>
          <table:table-cell office:value-type="float" office:value="0.477654029059148" calcext:value-type="float">
            <text:p>0.477654029059148</text:p>
          </table:table-cell>
          <table:table-cell office:value-type="float" office:value="0.00795083392416875" calcext:value-type="float">
            <text:p>0.00795083392416875</text:p>
          </table:table-cell>
          <table:table-cell office:value-type="float" office:value="0.476089820113434" calcext:value-type="float">
            <text:p>0.476089820113434</text:p>
          </table:table-cell>
          <table:table-cell office:value-type="float" office:value="0.0091967868601902" calcext:value-type="float">
            <text:p>0.0091967868601902</text:p>
          </table:table-cell>
          <table:table-cell office:value-type="float" office:value="0.477654029059148" calcext:value-type="float">
            <text:p>0.477654029059148</text:p>
          </table:table-cell>
          <table:table-cell office:value-type="float" office:value="0.00795083392416875" calcext:value-type="float">
            <text:p>0.00795083392416875</text:p>
          </table:table-cell>
          <table:table-cell office:value-type="float" office:value="0.465733466876032" calcext:value-type="float">
            <text:p>0.465733466876032</text:p>
          </table:table-cell>
          <table:table-cell office:value-type="float" office:value="0.00967868468132802" calcext:value-type="float">
            <text:p>0.00967868468132802</text:p>
          </table:table-cell>
          <table:table-cell office:value-type="float" office:value="0.464706671527491" calcext:value-type="float">
            <text:p>0.464706671527491</text:p>
          </table:table-cell>
          <table:table-cell office:value-type="float" office:value="0.011414674340979" calcext:value-type="float">
            <text:p>0.011414674340979</text:p>
          </table:table-cell>
          <table:table-cell office:value-type="float" office:value="0.465733466876032" calcext:value-type="float">
            <text:p>0.465733466876032</text:p>
          </table:table-cell>
          <table:table-cell office:value-type="float" office:value="0.00967868468132802" calcext:value-type="float">
            <text:p>0.00967868468132802</text:p>
          </table:table-cell>
          <table:table-cell office:value-type="float" office:value="0.446602094124431" calcext:value-type="float">
            <text:p>0.446602094124431</text:p>
          </table:table-cell>
          <table:table-cell office:value-type="float" office:value="0.00961018128805297" calcext:value-type="float">
            <text:p>0.00961018128805297</text:p>
          </table:table-cell>
          <table:table-cell office:value-type="float" office:value="0.443440598696907" calcext:value-type="float">
            <text:p>0.443440598696907</text:p>
          </table:table-cell>
          <table:table-cell office:value-type="float" office:value="0.0100686477019926" calcext:value-type="float">
            <text:p>0.0100686477019926</text:p>
          </table:table-cell>
          <table:table-cell office:value-type="float" office:value="0.446602094124431" calcext:value-type="float">
            <text:p>0.446602094124431</text:p>
          </table:table-cell>
          <table:table-cell office:value-type="float" office:value="0.00961018128805297" calcext:value-type="float">
            <text:p>0.00961018128805297</text:p>
          </table:table-cell>
          <table:table-cell/>
          <table:table-cell table:formula="of:=[.T150]&gt;[.N150]" office:value-type="boolean" office:boolean-value="false" calcext:value-type="boolean">
            <text:p>FALSE</text:p>
          </table:table-cell>
          <table:table-cell/>
          <table:table-cell table:formula="of:=[.T150]&gt;[.T150]" office:value-type="boolean" office:boolean-value="false" calcext:value-type="boolean">
            <text:p>FALSE</text:p>
          </table:table-cell>
          <table:table-cell/>
          <table:table-cell table:formula="of:=[.T150]&gt;[.H150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482018454468808" calcext:value-type="float">
            <text:p>0.482018454468808</text:p>
          </table:table-cell>
          <table:table-cell office:value-type="float" office:value="0.0103647095032586" calcext:value-type="float">
            <text:p>0.0103647095032586</text:p>
          </table:table-cell>
          <table:table-cell office:value-type="float" office:value="0.480372046460613" calcext:value-type="float">
            <text:p>0.480372046460613</text:p>
          </table:table-cell>
          <table:table-cell office:value-type="float" office:value="0.0110683863440646" calcext:value-type="float">
            <text:p>0.0110683863440646</text:p>
          </table:table-cell>
          <table:table-cell office:value-type="float" office:value="0.482018454468808" calcext:value-type="float">
            <text:p>0.482018454468808</text:p>
          </table:table-cell>
          <table:table-cell office:value-type="float" office:value="0.0103647095032586" calcext:value-type="float">
            <text:p>0.0103647095032586</text:p>
          </table:table-cell>
          <table:table-cell office:value-type="float" office:value="0.477623912062377" calcext:value-type="float">
            <text:p>0.477623912062377</text:p>
          </table:table-cell>
          <table:table-cell office:value-type="float" office:value="0.00917126829315517" calcext:value-type="float">
            <text:p>0.00917126829315517</text:p>
          </table:table-cell>
          <table:table-cell office:value-type="float" office:value="0.475815916666336" calcext:value-type="float">
            <text:p>0.475815916666336</text:p>
          </table:table-cell>
          <table:table-cell office:value-type="float" office:value="0.00999885145794771" calcext:value-type="float">
            <text:p>0.00999885145794771</text:p>
          </table:table-cell>
          <table:table-cell office:value-type="float" office:value="0.477623912062377" calcext:value-type="float">
            <text:p>0.477623912062377</text:p>
          </table:table-cell>
          <table:table-cell office:value-type="float" office:value="0.00917126829315517" calcext:value-type="float">
            <text:p>0.00917126829315517</text:p>
          </table:table-cell>
          <table:table-cell office:value-type="float" office:value="0.462265550981665" calcext:value-type="float">
            <text:p>0.462265550981665</text:p>
          </table:table-cell>
          <table:table-cell office:value-type="float" office:value="0.014131251360934" calcext:value-type="float">
            <text:p>0.014131251360934</text:p>
          </table:table-cell>
          <table:table-cell office:value-type="float" office:value="0.464162154300291" calcext:value-type="float">
            <text:p>0.464162154300291</text:p>
          </table:table-cell>
          <table:table-cell office:value-type="float" office:value="0.0123044207306471" calcext:value-type="float">
            <text:p>0.0123044207306471</text:p>
          </table:table-cell>
          <table:table-cell office:value-type="float" office:value="0.462265550981665" calcext:value-type="float">
            <text:p>0.462265550981665</text:p>
          </table:table-cell>
          <table:table-cell office:value-type="float" office:value="0.014131251360934" calcext:value-type="float">
            <text:p>0.014131251360934</text:p>
          </table:table-cell>
          <table:table-cell office:value-type="float" office:value="0.454808168435485" calcext:value-type="float">
            <text:p>0.454808168435485</text:p>
          </table:table-cell>
          <table:table-cell office:value-type="float" office:value="0.0105222030245986" calcext:value-type="float">
            <text:p>0.0105222030245986</text:p>
          </table:table-cell>
          <table:table-cell office:value-type="float" office:value="0.453283245392663" calcext:value-type="float">
            <text:p>0.453283245392663</text:p>
          </table:table-cell>
          <table:table-cell office:value-type="float" office:value="0.011166543063495" calcext:value-type="float">
            <text:p>0.011166543063495</text:p>
          </table:table-cell>
          <table:table-cell office:value-type="float" office:value="0.454808168435485" calcext:value-type="float">
            <text:p>0.454808168435485</text:p>
          </table:table-cell>
          <table:table-cell office:value-type="float" office:value="0.0105222030245986" calcext:value-type="float">
            <text:p>0.0105222030245986</text:p>
          </table:table-cell>
          <table:table-cell/>
          <table:table-cell table:formula="of:=[.T151]&gt;[.N151]" office:value-type="boolean" office:boolean-value="false" calcext:value-type="boolean">
            <text:p>FALSE</text:p>
          </table:table-cell>
          <table:table-cell/>
          <table:table-cell table:formula="of:=[.T151]&gt;[.T151]" office:value-type="boolean" office:boolean-value="false" calcext:value-type="boolean">
            <text:p>FALSE</text:p>
          </table:table-cell>
          <table:table-cell/>
          <table:table-cell table:formula="of:=[.T151]&gt;[.H151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7" office:value-type="float" office:value="0.486242540916777" calcext:value-type="float">
            <text:p>0.486242540916777</text:p>
          </table:table-cell>
          <table:table-cell table:style-name="ce17" office:value-type="float" office:value="0.0136838209853376" calcext:value-type="float">
            <text:p>0.0136838209853376</text:p>
          </table:table-cell>
          <table:table-cell table:style-name="ce17" office:value-type="float" office:value="0.48540775241145" calcext:value-type="float">
            <text:p>0.48540775241145</text:p>
          </table:table-cell>
          <table:table-cell table:style-name="ce17" office:value-type="float" office:value="0.0144936632294921" calcext:value-type="float">
            <text:p>0.0144936632294921</text:p>
          </table:table-cell>
          <table:table-cell table:style-name="ce17" office:value-type="float" office:value="0.486242540916777" calcext:value-type="float">
            <text:p>0.486242540916777</text:p>
          </table:table-cell>
          <table:table-cell table:style-name="ce17" office:value-type="float" office:value="0.0136838209853376" calcext:value-type="float">
            <text:p>0.0136838209853376</text:p>
          </table:table-cell>
          <table:table-cell table:style-name="ce17" office:value-type="float" office:value="0.485939169830034" calcext:value-type="float">
            <text:p>0.485939169830034</text:p>
          </table:table-cell>
          <table:table-cell table:style-name="ce17" office:value-type="float" office:value="0.0131207724005808" calcext:value-type="float">
            <text:p>0.0131207724005808</text:p>
          </table:table-cell>
          <table:table-cell table:style-name="ce17" office:value-type="float" office:value="0.483589133343863" calcext:value-type="float">
            <text:p>0.483589133343863</text:p>
          </table:table-cell>
          <table:table-cell table:style-name="ce17" office:value-type="float" office:value="0.0141214600384998" calcext:value-type="float">
            <text:p>0.0141214600384998</text:p>
          </table:table-cell>
          <table:table-cell table:style-name="ce17" office:value-type="float" office:value="0.485939169830034" calcext:value-type="float">
            <text:p>0.485939169830034</text:p>
          </table:table-cell>
          <table:table-cell table:style-name="ce17" office:value-type="float" office:value="0.0131207724005808" calcext:value-type="float">
            <text:p>0.0131207724005808</text:p>
          </table:table-cell>
          <table:table-cell table:style-name="ce17" office:value-type="float" office:value="0.476249702499889" calcext:value-type="float">
            <text:p>0.476249702499889</text:p>
          </table:table-cell>
          <table:table-cell table:style-name="ce17" office:value-type="float" office:value="0.014421195845022" calcext:value-type="float">
            <text:p>0.014421195845022</text:p>
          </table:table-cell>
          <table:table-cell table:style-name="ce17" office:value-type="float" office:value="0.47513642807653" calcext:value-type="float">
            <text:p>0.47513642807653</text:p>
          </table:table-cell>
          <table:table-cell table:style-name="ce17" office:value-type="float" office:value="0.0165681693699809" calcext:value-type="float">
            <text:p>0.0165681693699809</text:p>
          </table:table-cell>
          <table:table-cell table:style-name="ce17" office:value-type="float" office:value="0.476249702499889" calcext:value-type="float">
            <text:p>0.476249702499889</text:p>
          </table:table-cell>
          <table:table-cell table:style-name="ce17" office:value-type="float" office:value="0.014421195845022" calcext:value-type="float">
            <text:p>0.014421195845022</text:p>
          </table:table-cell>
          <table:table-cell table:style-name="ce17" office:value-type="float" office:value="0.485187926475252" calcext:value-type="float">
            <text:p>0.485187926475252</text:p>
          </table:table-cell>
          <table:table-cell table:style-name="ce17" office:value-type="float" office:value="0.00549934173237135" calcext:value-type="float">
            <text:p>0.00549934173237135</text:p>
          </table:table-cell>
          <table:table-cell table:style-name="ce17" office:value-type="float" office:value="0.483565967368132" calcext:value-type="float">
            <text:p>0.483565967368132</text:p>
          </table:table-cell>
          <table:table-cell table:style-name="ce17" office:value-type="float" office:value="0.00555344411192173" calcext:value-type="float">
            <text:p>0.00555344411192173</text:p>
          </table:table-cell>
          <table:table-cell table:style-name="ce17" office:value-type="float" office:value="0.485187926475252" calcext:value-type="float">
            <text:p>0.485187926475252</text:p>
          </table:table-cell>
          <table:table-cell table:style-name="ce17" office:value-type="float" office:value="0.00549934173237135" calcext:value-type="float">
            <text:p>0.00549934173237135</text:p>
          </table:table-cell>
          <table:table-cell/>
          <table:table-cell table:formula="of:=[.T152]&gt;[.N152]" office:value-type="boolean" office:boolean-value="true" calcext:value-type="boolean">
            <text:p>TRUE</text:p>
          </table:table-cell>
          <table:table-cell/>
          <table:table-cell table:formula="of:=[.T152]&gt;[.T152]" office:value-type="boolean" office:boolean-value="false" calcext:value-type="boolean">
            <text:p>FALSE</text:p>
          </table:table-cell>
          <table:table-cell/>
          <table:table-cell table:formula="of:=[.T152]&gt;[.H152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formula="of:=[.B153]&gt;[.N153]" office:value-type="boolean" office:boolean-value="false" calcext:value-type="boolean">
            <text:p>FALSE</text:p>
          </table:table-cell>
          <table:table-cell/>
          <table:table-cell table:formula="of:=[.B153]&gt;[.T153]" office:value-type="boolean" office:boolean-value="false" calcext:value-type="boolean">
            <text:p>FALSE</text:p>
          </table:table-cell>
          <table:table-cell/>
          <table:table-cell table:formula="of:=[.B153]&gt;[.H153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90196632388644" calcext:value-type="float">
            <text:p>0.490196632388644</text:p>
          </table:table-cell>
          <table:table-cell office:value-type="float" office:value="0.00800738989375696" calcext:value-type="float">
            <text:p>0.00800738989375696</text:p>
          </table:table-cell>
          <table:table-cell office:value-type="float" office:value="0.489899245819104" calcext:value-type="float">
            <text:p>0.489899245819104</text:p>
          </table:table-cell>
          <table:table-cell office:value-type="float" office:value="0.00931207571244505" calcext:value-type="float">
            <text:p>0.00931207571244505</text:p>
          </table:table-cell>
          <table:table-cell office:value-type="float" office:value="0.490196632388644" calcext:value-type="float">
            <text:p>0.490196632388644</text:p>
          </table:table-cell>
          <table:table-cell office:value-type="float" office:value="0.00800738989375696" calcext:value-type="float">
            <text:p>0.00800738989375696</text:p>
          </table:table-cell>
          <table:table-cell office:value-type="float" office:value="0.490196632388644" calcext:value-type="float">
            <text:p>0.490196632388644</text:p>
          </table:table-cell>
          <table:table-cell office:value-type="float" office:value="0.00800738989375696" calcext:value-type="float">
            <text:p>0.00800738989375696</text:p>
          </table:table-cell>
          <table:table-cell office:value-type="float" office:value="0.489899245819104" calcext:value-type="float">
            <text:p>0.489899245819104</text:p>
          </table:table-cell>
          <table:table-cell office:value-type="float" office:value="0.00931207571244505" calcext:value-type="float">
            <text:p>0.00931207571244505</text:p>
          </table:table-cell>
          <table:table-cell office:value-type="float" office:value="0.490196632388644" calcext:value-type="float">
            <text:p>0.490196632388644</text:p>
          </table:table-cell>
          <table:table-cell office:value-type="float" office:value="0.00800738989375696" calcext:value-type="float">
            <text:p>0.00800738989375696</text:p>
          </table:table-cell>
          <table:table-cell office:value-type="float" office:value="0.490196632388644" calcext:value-type="float">
            <text:p>0.490196632388644</text:p>
          </table:table-cell>
          <table:table-cell office:value-type="float" office:value="0.00800738989375696" calcext:value-type="float">
            <text:p>0.00800738989375696</text:p>
          </table:table-cell>
          <table:table-cell office:value-type="float" office:value="0.489899245819104" calcext:value-type="float">
            <text:p>0.489899245819104</text:p>
          </table:table-cell>
          <table:table-cell office:value-type="float" office:value="0.00931207571244505" calcext:value-type="float">
            <text:p>0.00931207571244505</text:p>
          </table:table-cell>
          <table:table-cell office:value-type="float" office:value="0.490196632388644" calcext:value-type="float">
            <text:p>0.490196632388644</text:p>
          </table:table-cell>
          <table:table-cell office:value-type="float" office:value="0.00800738989375696" calcext:value-type="float">
            <text:p>0.00800738989375696</text:p>
          </table:table-cell>
          <table:table-cell office:value-type="float" office:value="0.490196632388644" calcext:value-type="float">
            <text:p>0.490196632388644</text:p>
          </table:table-cell>
          <table:table-cell office:value-type="float" office:value="0.00800738989375696" calcext:value-type="float">
            <text:p>0.00800738989375696</text:p>
          </table:table-cell>
          <table:table-cell office:value-type="float" office:value="0.489899245819104" calcext:value-type="float">
            <text:p>0.489899245819104</text:p>
          </table:table-cell>
          <table:table-cell office:value-type="float" office:value="0.00931207571244505" calcext:value-type="float">
            <text:p>0.00931207571244505</text:p>
          </table:table-cell>
          <table:table-cell office:value-type="float" office:value="0.490196632388644" calcext:value-type="float">
            <text:p>0.490196632388644</text:p>
          </table:table-cell>
          <table:table-cell office:value-type="float" office:value="0.00800738989375696" calcext:value-type="float">
            <text:p>0.00800738989375696</text:p>
          </table:table-cell>
          <table:table-cell table:number-columns-repeated="14"/>
        </table:table-row>
        <table:table-row table:style-name="ro2">
          <table:table-cell table:number-columns-repeated="39"/>
        </table:table-row>
        <table:table-row table:style-name="ro1">
          <table:table-cell table:style-name="ce1" office:value-type="string" calcext:value-type="string" table:number-columns-spanned="25" table:number-rows-spanned="1">
            <text:p>DIABETES</text:p>
          </table:table-cell>
          <table:covered-table-cell table:number-columns-repeated="23" table:style-name="ce2"/>
          <table:covered-table-cell/>
          <table:table-cell table:number-columns-repeated="14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M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S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ANOVA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RFE</text:p>
          </table:table-cell>
          <table:covered-table-cell table:style-name="ce3"/>
          <table:covered-table-cell table:number-columns-repeated="3" table:style-name="ce2"/>
          <table:covered-table-cell/>
          <table:table-cell table:number-columns-repeated="14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14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747690966586315" calcext:value-type="float">
            <text:p>0.747690966586315</text:p>
          </table:table-cell>
          <table:table-cell office:value-type="float" office:value="0.00419563762587016" calcext:value-type="float">
            <text:p>0.00419563762587016</text:p>
          </table:table-cell>
          <table:table-cell office:value-type="float" office:value="0.752881548132162" calcext:value-type="float">
            <text:p>0.752881548132162</text:p>
          </table:table-cell>
          <table:table-cell office:value-type="float" office:value="0.00824921785813743" calcext:value-type="float">
            <text:p>0.00824921785813743</text:p>
          </table:table-cell>
          <table:table-cell office:value-type="float" office:value="0.747690966586315" calcext:value-type="float">
            <text:p>0.747690966586315</text:p>
          </table:table-cell>
          <table:table-cell office:value-type="float" office:value="0.00419563762587016" calcext:value-type="float">
            <text:p>0.00419563762587016</text:p>
          </table:table-cell>
          <table:table-cell office:value-type="float" office:value="0.736637241172489" calcext:value-type="float">
            <text:p>0.736637241172489</text:p>
          </table:table-cell>
          <table:table-cell office:value-type="float" office:value="0.0258981887829349" calcext:value-type="float">
            <text:p>0.0258981887829349</text:p>
          </table:table-cell>
          <table:table-cell office:value-type="float" office:value="0.753039317680764" calcext:value-type="float">
            <text:p>0.753039317680764</text:p>
          </table:table-cell>
          <table:table-cell office:value-type="float" office:value="0.0279103693115062" calcext:value-type="float">
            <text:p>0.0279103693115062</text:p>
          </table:table-cell>
          <table:table-cell office:value-type="float" office:value="0.736637241172489" calcext:value-type="float">
            <text:p>0.736637241172489</text:p>
          </table:table-cell>
          <table:table-cell office:value-type="float" office:value="0.0258981887829349" calcext:value-type="float">
            <text:p>0.0258981887829349</text:p>
          </table:table-cell>
          <table:table-cell office:value-type="float" office:value="0.708981706636123" calcext:value-type="float">
            <text:p>0.708981706636123</text:p>
          </table:table-cell>
          <table:table-cell office:value-type="float" office:value="0.0362531664052694" calcext:value-type="float">
            <text:p>0.0362531664052694</text:p>
          </table:table-cell>
          <table:table-cell office:value-type="float" office:value="0.724013557807284" calcext:value-type="float">
            <text:p>0.724013557807284</text:p>
          </table:table-cell>
          <table:table-cell office:value-type="float" office:value="0.0377651807884913" calcext:value-type="float">
            <text:p>0.0377651807884913</text:p>
          </table:table-cell>
          <table:table-cell office:value-type="float" office:value="0.708981706636123" calcext:value-type="float">
            <text:p>0.708981706636123</text:p>
          </table:table-cell>
          <table:table-cell office:value-type="float" office:value="0.0362531664052694" calcext:value-type="float">
            <text:p>0.0362531664052694</text:p>
          </table:table-cell>
          <table:table-cell office:value-type="float" office:value="0.739190655522832" calcext:value-type="float">
            <text:p>0.739190655522832</text:p>
          </table:table-cell>
          <table:table-cell office:value-type="float" office:value="0.0292115082581967" calcext:value-type="float">
            <text:p>0.0292115082581967</text:p>
          </table:table-cell>
          <table:table-cell office:value-type="float" office:value="0.748901243677692" calcext:value-type="float">
            <text:p>0.748901243677692</text:p>
          </table:table-cell>
          <table:table-cell office:value-type="float" office:value="0.0311176929587561" calcext:value-type="float">
            <text:p>0.0311176929587561</text:p>
          </table:table-cell>
          <table:table-cell office:value-type="float" office:value="0.739190655522832" calcext:value-type="float">
            <text:p>0.739190655522832</text:p>
          </table:table-cell>
          <table:table-cell office:value-type="float" office:value="0.0292115082581967" calcext:value-type="float">
            <text:p>0.0292115082581967</text:p>
          </table:table-cell>
          <table:table-cell/>
          <table:table-cell table:formula="of:=[.N160]&gt;[.N160]" office:value-type="boolean" office:boolean-value="false" calcext:value-type="boolean">
            <text:p>FALSE</text:p>
          </table:table-cell>
          <table:table-cell/>
          <table:table-cell table:formula="of:=[.N160]&gt;[.T160]" office:value-type="boolean" office:boolean-value="false" calcext:value-type="boolean">
            <text:p>FALSE</text:p>
          </table:table-cell>
          <table:table-cell/>
          <table:table-cell table:formula="of:=[.N160]&gt;[.N160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7" office:value-type="float" office:value="0.806868333321822" calcext:value-type="float">
            <text:p>0.806868333321822</text:p>
          </table:table-cell>
          <table:table-cell table:style-name="ce17" office:value-type="float" office:value="0.0216417382115056" calcext:value-type="float">
            <text:p>0.0216417382115056</text:p>
          </table:table-cell>
          <table:table-cell table:style-name="ce17" office:value-type="float" office:value="0.811361044964914" calcext:value-type="float">
            <text:p>0.811361044964914</text:p>
          </table:table-cell>
          <table:table-cell table:style-name="ce17" office:value-type="float" office:value="0.0241985426245734" calcext:value-type="float">
            <text:p>0.0241985426245734</text:p>
          </table:table-cell>
          <table:table-cell table:style-name="ce17" office:value-type="float" office:value="0.806868333321822" calcext:value-type="float">
            <text:p>0.806868333321822</text:p>
          </table:table-cell>
          <table:table-cell table:style-name="ce17" office:value-type="float" office:value="0.0216417382115056" calcext:value-type="float">
            <text:p>0.0216417382115056</text:p>
          </table:table-cell>
          <table:table-cell office:value-type="float" office:value="0.755850650826738" calcext:value-type="float">
            <text:p>0.755850650826738</text:p>
          </table:table-cell>
          <table:table-cell office:value-type="float" office:value="0.0230018878266374" calcext:value-type="float">
            <text:p>0.0230018878266374</text:p>
          </table:table-cell>
          <table:table-cell office:value-type="float" office:value="0.763768875216839" calcext:value-type="float">
            <text:p>0.763768875216839</text:p>
          </table:table-cell>
          <table:table-cell office:value-type="float" office:value="0.0252556946753391" calcext:value-type="float">
            <text:p>0.0252556946753391</text:p>
          </table:table-cell>
          <table:table-cell office:value-type="float" office:value="0.755850650826738" calcext:value-type="float">
            <text:p>0.755850650826738</text:p>
          </table:table-cell>
          <table:table-cell office:value-type="float" office:value="0.0230018878266374" calcext:value-type="float">
            <text:p>0.0230018878266374</text:p>
          </table:table-cell>
          <table:table-cell office:value-type="float" office:value="0.742319509750136" calcext:value-type="float">
            <text:p>0.742319509750136</text:p>
          </table:table-cell>
          <table:table-cell office:value-type="float" office:value="0.018010892374881" calcext:value-type="float">
            <text:p>0.018010892374881</text:p>
          </table:table-cell>
          <table:table-cell office:value-type="float" office:value="0.751250419641776" calcext:value-type="float">
            <text:p>0.751250419641776</text:p>
          </table:table-cell>
          <table:table-cell office:value-type="float" office:value="0.0193425783049328" calcext:value-type="float">
            <text:p>0.0193425783049328</text:p>
          </table:table-cell>
          <table:table-cell office:value-type="float" office:value="0.742319509750136" calcext:value-type="float">
            <text:p>0.742319509750136</text:p>
          </table:table-cell>
          <table:table-cell office:value-type="float" office:value="0.018010892374881" calcext:value-type="float">
            <text:p>0.018010892374881</text:p>
          </table:table-cell>
          <table:table-cell office:value-type="float" office:value="0.776271665216167" calcext:value-type="float">
            <text:p>0.776271665216167</text:p>
          </table:table-cell>
          <table:table-cell office:value-type="float" office:value="0.0220163148735288" calcext:value-type="float">
            <text:p>0.0220163148735288</text:p>
          </table:table-cell>
          <table:table-cell office:value-type="float" office:value="0.784591059639784" calcext:value-type="float">
            <text:p>0.784591059639784</text:p>
          </table:table-cell>
          <table:table-cell office:value-type="float" office:value="0.0238626051274958" calcext:value-type="float">
            <text:p>0.0238626051274958</text:p>
          </table:table-cell>
          <table:table-cell office:value-type="float" office:value="0.776271665216167" calcext:value-type="float">
            <text:p>0.776271665216167</text:p>
          </table:table-cell>
          <table:table-cell office:value-type="float" office:value="0.0220163148735288" calcext:value-type="float">
            <text:p>0.0220163148735288</text:p>
          </table:table-cell>
          <table:table-cell/>
          <table:table-cell table:formula="of:=[.N161]&gt;[.N161]" office:value-type="boolean" office:boolean-value="false" calcext:value-type="boolean">
            <text:p>FALSE</text:p>
          </table:table-cell>
          <table:table-cell/>
          <table:table-cell table:formula="of:=[.N161]&gt;[.T161]" office:value-type="boolean" office:boolean-value="false" calcext:value-type="boolean">
            <text:p>FALSE</text:p>
          </table:table-cell>
          <table:table-cell/>
          <table:table-cell table:formula="of:=[.N161]&gt;[.N161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803865086568575" calcext:value-type="float">
            <text:p>0.803865086568575</text:p>
          </table:table-cell>
          <table:table-cell office:value-type="float" office:value="0.00426510644533901" calcext:value-type="float">
            <text:p>0.00426510644533901</text:p>
          </table:table-cell>
          <table:table-cell office:value-type="float" office:value="0.809637661525906" calcext:value-type="float">
            <text:p>0.809637661525906</text:p>
          </table:table-cell>
          <table:table-cell office:value-type="float" office:value="0.00655021674383516" calcext:value-type="float">
            <text:p>0.00655021674383516</text:p>
          </table:table-cell>
          <table:table-cell office:value-type="float" office:value="0.803865086568575" calcext:value-type="float">
            <text:p>0.803865086568575</text:p>
          </table:table-cell>
          <table:table-cell office:value-type="float" office:value="0.00426510644533901" calcext:value-type="float">
            <text:p>0.00426510644533901</text:p>
          </table:table-cell>
          <table:table-cell office:value-type="float" office:value="0.750706420854397" calcext:value-type="float">
            <text:p>0.750706420854397</text:p>
          </table:table-cell>
          <table:table-cell office:value-type="float" office:value="0.0337445365063488" calcext:value-type="float">
            <text:p>0.0337445365063488</text:p>
          </table:table-cell>
          <table:table-cell office:value-type="float" office:value="0.759151014424104" calcext:value-type="float">
            <text:p>0.759151014424104</text:p>
          </table:table-cell>
          <table:table-cell office:value-type="float" office:value="0.0320395822718632" calcext:value-type="float">
            <text:p>0.0320395822718632</text:p>
          </table:table-cell>
          <table:table-cell office:value-type="float" office:value="0.750706420854397" calcext:value-type="float">
            <text:p>0.750706420854397</text:p>
          </table:table-cell>
          <table:table-cell office:value-type="float" office:value="0.0337445365063488" calcext:value-type="float">
            <text:p>0.0337445365063488</text:p>
          </table:table-cell>
          <table:table-cell office:value-type="float" office:value="0.764517667470249" calcext:value-type="float">
            <text:p>0.764517667470249</text:p>
          </table:table-cell>
          <table:table-cell office:value-type="float" office:value="0.029505366402796" calcext:value-type="float">
            <text:p>0.029505366402796</text:p>
          </table:table-cell>
          <table:table-cell office:value-type="float" office:value="0.771462863338936" calcext:value-type="float">
            <text:p>0.771462863338936</text:p>
          </table:table-cell>
          <table:table-cell office:value-type="float" office:value="0.0268590553326979" calcext:value-type="float">
            <text:p>0.0268590553326979</text:p>
          </table:table-cell>
          <table:table-cell office:value-type="float" office:value="0.764517667470249" calcext:value-type="float">
            <text:p>0.764517667470249</text:p>
          </table:table-cell>
          <table:table-cell office:value-type="float" office:value="0.029505366402796" calcext:value-type="float">
            <text:p>0.029505366402796</text:p>
          </table:table-cell>
          <table:table-cell office:value-type="float" office:value="0.762424701521621" calcext:value-type="float">
            <text:p>0.762424701521621</text:p>
          </table:table-cell>
          <table:table-cell office:value-type="float" office:value="0.0282314433026048" calcext:value-type="float">
            <text:p>0.0282314433026048</text:p>
          </table:table-cell>
          <table:table-cell office:value-type="float" office:value="0.773583910085215" calcext:value-type="float">
            <text:p>0.773583910085215</text:p>
          </table:table-cell>
          <table:table-cell office:value-type="float" office:value="0.030655711096486" calcext:value-type="float">
            <text:p>0.030655711096486</text:p>
          </table:table-cell>
          <table:table-cell office:value-type="float" office:value="0.762424701521621" calcext:value-type="float">
            <text:p>0.762424701521621</text:p>
          </table:table-cell>
          <table:table-cell office:value-type="float" office:value="0.0282314433026048" calcext:value-type="float">
            <text:p>0.0282314433026048</text:p>
          </table:table-cell>
          <table:table-cell/>
          <table:table-cell table:formula="of:=[.N162]&gt;[.N162]" office:value-type="boolean" office:boolean-value="false" calcext:value-type="boolean">
            <text:p>FALSE</text:p>
          </table:table-cell>
          <table:table-cell/>
          <table:table-cell table:formula="of:=[.N162]&gt;[.T162]" office:value-type="boolean" office:boolean-value="true" calcext:value-type="boolean">
            <text:p>TRUE</text:p>
          </table:table-cell>
          <table:table-cell/>
          <table:table-cell table:formula="of:=[.N162]&gt;[.N162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799384171767893" calcext:value-type="float">
            <text:p>0.799384171767893</text:p>
          </table:table-cell>
          <table:table-cell office:value-type="float" office:value="0.0239369445764794" calcext:value-type="float">
            <text:p>0.0239369445764794</text:p>
          </table:table-cell>
          <table:table-cell office:value-type="float" office:value="0.804968477012643" calcext:value-type="float">
            <text:p>0.804968477012643</text:p>
          </table:table-cell>
          <table:table-cell office:value-type="float" office:value="0.0259741553408424" calcext:value-type="float">
            <text:p>0.0259741553408424</text:p>
          </table:table-cell>
          <table:table-cell office:value-type="float" office:value="0.799384171767893" calcext:value-type="float">
            <text:p>0.799384171767893</text:p>
          </table:table-cell>
          <table:table-cell office:value-type="float" office:value="0.0239369445764794" calcext:value-type="float">
            <text:p>0.0239369445764794</text:p>
          </table:table-cell>
          <table:table-cell office:value-type="float" office:value="0.785293938999236" calcext:value-type="float">
            <text:p>0.785293938999236</text:p>
          </table:table-cell>
          <table:table-cell office:value-type="float" office:value="0.0260765916413651" calcext:value-type="float">
            <text:p>0.0260765916413651</text:p>
          </table:table-cell>
          <table:table-cell office:value-type="float" office:value="0.797507535314734" calcext:value-type="float">
            <text:p>0.797507535314734</text:p>
          </table:table-cell>
          <table:table-cell office:value-type="float" office:value="0.0277728209250112" calcext:value-type="float">
            <text:p>0.0277728209250112</text:p>
          </table:table-cell>
          <table:table-cell office:value-type="float" office:value="0.785293938999236" calcext:value-type="float">
            <text:p>0.785293938999236</text:p>
          </table:table-cell>
          <table:table-cell office:value-type="float" office:value="0.0260765916413651" calcext:value-type="float">
            <text:p>0.0260765916413651</text:p>
          </table:table-cell>
          <table:table-cell office:value-type="float" office:value="0.78427190396174" calcext:value-type="float">
            <text:p>0.78427190396174</text:p>
          </table:table-cell>
          <table:table-cell office:value-type="float" office:value="0.024079665873183" calcext:value-type="float">
            <text:p>0.024079665873183</text:p>
          </table:table-cell>
          <table:table-cell office:value-type="float" office:value="0.792353182797283" calcext:value-type="float">
            <text:p>0.792353182797283</text:p>
          </table:table-cell>
          <table:table-cell office:value-type="float" office:value="0.0208346143165525" calcext:value-type="float">
            <text:p>0.0208346143165525</text:p>
          </table:table-cell>
          <table:table-cell office:value-type="float" office:value="0.78427190396174" calcext:value-type="float">
            <text:p>0.78427190396174</text:p>
          </table:table-cell>
          <table:table-cell office:value-type="float" office:value="0.024079665873183" calcext:value-type="float">
            <text:p>0.024079665873183</text:p>
          </table:table-cell>
          <table:table-cell office:value-type="float" office:value="0.757951947894763" calcext:value-type="float">
            <text:p>0.757951947894763</text:p>
          </table:table-cell>
          <table:table-cell office:value-type="float" office:value="0.0197270204820208" calcext:value-type="float">
            <text:p>0.0197270204820208</text:p>
          </table:table-cell>
          <table:table-cell office:value-type="float" office:value="0.770366444422151" calcext:value-type="float">
            <text:p>0.770366444422151</text:p>
          </table:table-cell>
          <table:table-cell office:value-type="float" office:value="0.0170661448938794" calcext:value-type="float">
            <text:p>0.0170661448938794</text:p>
          </table:table-cell>
          <table:table-cell office:value-type="float" office:value="0.757951947894763" calcext:value-type="float">
            <text:p>0.757951947894763</text:p>
          </table:table-cell>
          <table:table-cell office:value-type="float" office:value="0.0197270204820208" calcext:value-type="float">
            <text:p>0.0197270204820208</text:p>
          </table:table-cell>
          <table:table-cell/>
          <table:table-cell table:formula="of:=[.N163]&gt;[.N163]" office:value-type="boolean" office:boolean-value="false" calcext:value-type="boolean">
            <text:p>FALSE</text:p>
          </table:table-cell>
          <table:table-cell/>
          <table:table-cell table:formula="of:=[.N163]&gt;[.T163]" office:value-type="boolean" office:boolean-value="true" calcext:value-type="boolean">
            <text:p>TRUE</text:p>
          </table:table-cell>
          <table:table-cell/>
          <table:table-cell table:formula="of:=[.N163]&gt;[.N163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80306549201898" calcext:value-type="float">
            <text:p>0.80306549201898</text:p>
          </table:table-cell>
          <table:table-cell office:value-type="float" office:value="0.0155381614683941" calcext:value-type="float">
            <text:p>0.0155381614683941</text:p>
          </table:table-cell>
          <table:table-cell office:value-type="float" office:value="0.808263007956807" calcext:value-type="float">
            <text:p>0.808263007956807</text:p>
          </table:table-cell>
          <table:table-cell office:value-type="float" office:value="0.0187495646138039" calcext:value-type="float">
            <text:p>0.0187495646138039</text:p>
          </table:table-cell>
          <table:table-cell office:value-type="float" office:value="0.80306549201898" calcext:value-type="float">
            <text:p>0.80306549201898</text:p>
          </table:table-cell>
          <table:table-cell office:value-type="float" office:value="0.0155381614683941" calcext:value-type="float">
            <text:p>0.0155381614683941</text:p>
          </table:table-cell>
          <table:table-cell table:style-name="ce17" office:value-type="float" office:value="0.793158485018051" calcext:value-type="float">
            <text:p>0.793158485018051</text:p>
          </table:table-cell>
          <table:table-cell table:style-name="ce17" office:value-type="float" office:value="0.0191794160123936" calcext:value-type="float">
            <text:p>0.0191794160123936</text:p>
          </table:table-cell>
          <table:table-cell table:style-name="ce17" office:value-type="float" office:value="0.802038756885494" calcext:value-type="float">
            <text:p>0.802038756885494</text:p>
          </table:table-cell>
          <table:table-cell table:style-name="ce17" office:value-type="float" office:value="0.0198431441342021" calcext:value-type="float">
            <text:p>0.0198431441342021</text:p>
          </table:table-cell>
          <table:table-cell table:style-name="ce17" office:value-type="float" office:value="0.793158485018051" calcext:value-type="float">
            <text:p>0.793158485018051</text:p>
          </table:table-cell>
          <table:table-cell table:style-name="ce17" office:value-type="float" office:value="0.0191794160123936" calcext:value-type="float">
            <text:p>0.0191794160123936</text:p>
          </table:table-cell>
          <table:table-cell office:value-type="float" office:value="0.778054717353256" calcext:value-type="float">
            <text:p>0.778054717353256</text:p>
          </table:table-cell>
          <table:table-cell office:value-type="float" office:value="0.0245268696629677" calcext:value-type="float">
            <text:p>0.0245268696629677</text:p>
          </table:table-cell>
          <table:table-cell office:value-type="float" office:value="0.787334908685767" calcext:value-type="float">
            <text:p>0.787334908685767</text:p>
          </table:table-cell>
          <table:table-cell office:value-type="float" office:value="0.0238740277163621" calcext:value-type="float">
            <text:p>0.0238740277163621</text:p>
          </table:table-cell>
          <table:table-cell office:value-type="float" office:value="0.778054717353256" calcext:value-type="float">
            <text:p>0.778054717353256</text:p>
          </table:table-cell>
          <table:table-cell office:value-type="float" office:value="0.0245268696629677" calcext:value-type="float">
            <text:p>0.0245268696629677</text:p>
          </table:table-cell>
          <table:table-cell table:style-name="ce17" office:value-type="float" office:value="0.790521356450141" calcext:value-type="float">
            <text:p>0.790521356450141</text:p>
          </table:table-cell>
          <table:table-cell table:style-name="ce17" office:value-type="float" office:value="0.032147455263944" calcext:value-type="float">
            <text:p>0.032147455263944</text:p>
          </table:table-cell>
          <table:table-cell table:style-name="ce17" office:value-type="float" office:value="0.800534431605837" calcext:value-type="float">
            <text:p>0.800534431605837</text:p>
          </table:table-cell>
          <table:table-cell table:style-name="ce17" office:value-type="float" office:value="0.0299078410904411" calcext:value-type="float">
            <text:p>0.0299078410904411</text:p>
          </table:table-cell>
          <table:table-cell table:style-name="ce17" office:value-type="float" office:value="0.790521356450141" calcext:value-type="float">
            <text:p>0.790521356450141</text:p>
          </table:table-cell>
          <table:table-cell table:style-name="ce17" office:value-type="float" office:value="0.032147455263944" calcext:value-type="float">
            <text:p>0.032147455263944</text:p>
          </table:table-cell>
          <table:table-cell/>
          <table:table-cell table:formula="of:=[.N164]&gt;[.N164]" office:value-type="boolean" office:boolean-value="false" calcext:value-type="boolean">
            <text:p>FALSE</text:p>
          </table:table-cell>
          <table:table-cell/>
          <table:table-cell table:formula="of:=[.N164]&gt;[.T164]" office:value-type="boolean" office:boolean-value="false" calcext:value-type="boolean">
            <text:p>FALSE</text:p>
          </table:table-cell>
          <table:table-cell/>
          <table:table-cell table:formula="of:=[.N164]&gt;[.N164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805659969613458" calcext:value-type="float">
            <text:p>0.805659969613458</text:p>
          </table:table-cell>
          <table:table-cell office:value-type="float" office:value="0.0181326390628717" calcext:value-type="float">
            <text:p>0.0181326390628717</text:p>
          </table:table-cell>
          <table:table-cell office:value-type="float" office:value="0.8104654140387" calcext:value-type="float">
            <text:p>0.8104654140387</text:p>
          </table:table-cell>
          <table:table-cell office:value-type="float" office:value="0.0209519706956977" calcext:value-type="float">
            <text:p>0.0209519706956977</text:p>
          </table:table-cell>
          <table:table-cell office:value-type="float" office:value="0.805659969613458" calcext:value-type="float">
            <text:p>0.805659969613458</text:p>
          </table:table-cell>
          <table:table-cell office:value-type="float" office:value="0.0181326390628717" calcext:value-type="float">
            <text:p>0.0181326390628717</text:p>
          </table:table-cell>
          <table:table-cell office:value-type="float" office:value="0.787618223418606" calcext:value-type="float">
            <text:p>0.787618223418606</text:p>
          </table:table-cell>
          <table:table-cell office:value-type="float" office:value="0.0334211487043351" calcext:value-type="float">
            <text:p>0.0334211487043351</text:p>
          </table:table-cell>
          <table:table-cell office:value-type="float" office:value="0.798503830002549" calcext:value-type="float">
            <text:p>0.798503830002549</text:p>
          </table:table-cell>
          <table:table-cell office:value-type="float" office:value="0.0350400659449862" calcext:value-type="float">
            <text:p>0.0350400659449862</text:p>
          </table:table-cell>
          <table:table-cell office:value-type="float" office:value="0.787618223418606" calcext:value-type="float">
            <text:p>0.787618223418606</text:p>
          </table:table-cell>
          <table:table-cell office:value-type="float" office:value="0.0334211487043351" calcext:value-type="float">
            <text:p>0.0334211487043351</text:p>
          </table:table-cell>
          <table:table-cell table:style-name="ce17" office:value-type="float" office:value="0.789833750534705" calcext:value-type="float">
            <text:p>0.789833750534705</text:p>
          </table:table-cell>
          <table:table-cell table:style-name="ce17" office:value-type="float" office:value="0.0181476476503154" calcext:value-type="float">
            <text:p>0.0181476476503154</text:p>
          </table:table-cell>
          <table:table-cell table:style-name="ce17" office:value-type="float" office:value="0.796016788059254" calcext:value-type="float">
            <text:p>0.796016788059254</text:p>
          </table:table-cell>
          <table:table-cell table:style-name="ce17" office:value-type="float" office:value="0.0179402972156539" calcext:value-type="float">
            <text:p>0.0179402972156539</text:p>
          </table:table-cell>
          <table:table-cell table:style-name="ce17" office:value-type="float" office:value="0.789833750534705" calcext:value-type="float">
            <text:p>0.789833750534705</text:p>
          </table:table-cell>
          <table:table-cell table:style-name="ce17" office:value-type="float" office:value="0.0181476476503154" calcext:value-type="float">
            <text:p>0.0181476476503154</text:p>
          </table:table-cell>
          <table:table-cell office:value-type="float" office:value="0.795028988576843" calcext:value-type="float">
            <text:p>0.795028988576843</text:p>
          </table:table-cell>
          <table:table-cell office:value-type="float" office:value="0.0414578666765486" calcext:value-type="float">
            <text:p>0.0414578666765486</text:p>
          </table:table-cell>
          <table:table-cell office:value-type="float" office:value="0.805948961806368" calcext:value-type="float">
            <text:p>0.805948961806368</text:p>
          </table:table-cell>
          <table:table-cell office:value-type="float" office:value="0.0419276392534581" calcext:value-type="float">
            <text:p>0.0419276392534581</text:p>
          </table:table-cell>
          <table:table-cell office:value-type="float" office:value="0.795028988576843" calcext:value-type="float">
            <text:p>0.795028988576843</text:p>
          </table:table-cell>
          <table:table-cell office:value-type="float" office:value="0.0414578666765486" calcext:value-type="float">
            <text:p>0.0414578666765486</text:p>
          </table:table-cell>
          <table:table-cell/>
          <table:table-cell table:formula="of:=[.N165]&gt;[.N165]" office:value-type="boolean" office:boolean-value="false" calcext:value-type="boolean">
            <text:p>FALSE</text:p>
          </table:table-cell>
          <table:table-cell/>
          <table:table-cell table:formula="of:=[.N165]&gt;[.T165]" office:value-type="boolean" office:boolean-value="false" calcext:value-type="boolean">
            <text:p>FALSE</text:p>
          </table:table-cell>
          <table:table-cell/>
          <table:table-cell table:formula="of:=[.N165]&gt;[.N165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formula="of:=[.B166]&gt;[.N166]" office:value-type="boolean" office:boolean-value="false" calcext:value-type="boolean">
            <text:p>FALSE</text:p>
          </table:table-cell>
          <table:table-cell/>
          <table:table-cell table:formula="of:=[.B166]&gt;[.T166]" office:value-type="boolean" office:boolean-value="false" calcext:value-type="boolean">
            <text:p>FALSE</text:p>
          </table:table-cell>
          <table:table-cell/>
          <table:table-cell table:formula="of:=[.B166]&gt;[.H16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788875364706534" calcext:value-type="float">
            <text:p>0.788875364706534</text:p>
          </table:table-cell>
          <table:table-cell office:value-type="float" office:value="0.0195637734940428" calcext:value-type="float">
            <text:p>0.0195637734940428</text:p>
          </table:table-cell>
          <table:table-cell office:value-type="float" office:value="0.798264995197806" calcext:value-type="float">
            <text:p>0.798264995197806</text:p>
          </table:table-cell>
          <table:table-cell office:value-type="float" office:value="0.0199517415976143" calcext:value-type="float">
            <text:p>0.0199517415976143</text:p>
          </table:table-cell>
          <table:table-cell office:value-type="float" office:value="0.788875364706534" calcext:value-type="float">
            <text:p>0.788875364706534</text:p>
          </table:table-cell>
          <table:table-cell office:value-type="float" office:value="0.0195637734940428" calcext:value-type="float">
            <text:p>0.0195637734940428</text:p>
          </table:table-cell>
          <table:table-cell office:value-type="float" office:value="0.788875364706534" calcext:value-type="float">
            <text:p>0.788875364706534</text:p>
          </table:table-cell>
          <table:table-cell office:value-type="float" office:value="0.0195637734940428" calcext:value-type="float">
            <text:p>0.0195637734940428</text:p>
          </table:table-cell>
          <table:table-cell office:value-type="float" office:value="0.798264995197806" calcext:value-type="float">
            <text:p>0.798264995197806</text:p>
          </table:table-cell>
          <table:table-cell office:value-type="float" office:value="0.0199517415976143" calcext:value-type="float">
            <text:p>0.0199517415976143</text:p>
          </table:table-cell>
          <table:table-cell office:value-type="float" office:value="0.788875364706534" calcext:value-type="float">
            <text:p>0.788875364706534</text:p>
          </table:table-cell>
          <table:table-cell office:value-type="float" office:value="0.0195637734940428" calcext:value-type="float">
            <text:p>0.0195637734940428</text:p>
          </table:table-cell>
          <table:table-cell office:value-type="float" office:value="0.788875364706534" calcext:value-type="float">
            <text:p>0.788875364706534</text:p>
          </table:table-cell>
          <table:table-cell office:value-type="float" office:value="0.0195637734940428" calcext:value-type="float">
            <text:p>0.0195637734940428</text:p>
          </table:table-cell>
          <table:table-cell office:value-type="float" office:value="0.798264995197806" calcext:value-type="float">
            <text:p>0.798264995197806</text:p>
          </table:table-cell>
          <table:table-cell office:value-type="float" office:value="0.0199517415976143" calcext:value-type="float">
            <text:p>0.0199517415976143</text:p>
          </table:table-cell>
          <table:table-cell office:value-type="float" office:value="0.788875364706534" calcext:value-type="float">
            <text:p>0.788875364706534</text:p>
          </table:table-cell>
          <table:table-cell office:value-type="float" office:value="0.0195637734940428" calcext:value-type="float">
            <text:p>0.0195637734940428</text:p>
          </table:table-cell>
          <table:table-cell office:value-type="float" office:value="0.788875364706534" calcext:value-type="float">
            <text:p>0.788875364706534</text:p>
          </table:table-cell>
          <table:table-cell office:value-type="float" office:value="0.0195637734940428" calcext:value-type="float">
            <text:p>0.0195637734940428</text:p>
          </table:table-cell>
          <table:table-cell office:value-type="float" office:value="0.798264995197806" calcext:value-type="float">
            <text:p>0.798264995197806</text:p>
          </table:table-cell>
          <table:table-cell office:value-type="float" office:value="0.0199517415976143" calcext:value-type="float">
            <text:p>0.0199517415976143</text:p>
          </table:table-cell>
          <table:table-cell office:value-type="float" office:value="0.788875364706534" calcext:value-type="float">
            <text:p>0.788875364706534</text:p>
          </table:table-cell>
          <table:table-cell office:value-type="float" office:value="0.0195637734940428" calcext:value-type="float">
            <text:p>0.0195637734940428</text:p>
          </table:table-cell>
          <table:table-cell table:number-columns-repeated="14"/>
        </table:table-row>
        <table:table-row table:style-name="ro2">
          <table:table-cell table:number-columns-repeated="39"/>
        </table:table-row>
        <table:table-row table:style-name="ro1">
          <table:table-cell table:style-name="ce1" office:value-type="string" calcext:value-type="string" table:number-columns-spanned="25" table:number-rows-spanned="1">
            <text:p>ISOLET</text:p>
          </table:table-cell>
          <table:covered-table-cell table:number-columns-repeated="23" table:style-name="ce2"/>
          <table:covered-table-cell/>
          <table:table-cell table:number-columns-repeated="14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M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S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ANOVA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RFE</text:p>
          </table:table-cell>
          <table:covered-table-cell table:style-name="ce3"/>
          <table:covered-table-cell table:number-columns-repeated="3" table:style-name="ce2"/>
          <table:covered-table-cell/>
          <table:table-cell table:number-columns-repeated="14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14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854432943308939" calcext:value-type="float">
            <text:p>0.854432943308939</text:p>
          </table:table-cell>
          <table:table-cell office:value-type="float" office:value="0.010942129369826" calcext:value-type="float">
            <text:p>0.010942129369826</text:p>
          </table:table-cell>
          <table:table-cell office:value-type="float" office:value="0.864108040711687" calcext:value-type="float">
            <text:p>0.864108040711687</text:p>
          </table:table-cell>
          <table:table-cell office:value-type="float" office:value="0.0105649771176956" calcext:value-type="float">
            <text:p>0.0105649771176956</text:p>
          </table:table-cell>
          <table:table-cell office:value-type="float" office:value="0.854432943308939" calcext:value-type="float">
            <text:p>0.854432943308939</text:p>
          </table:table-cell>
          <table:table-cell office:value-type="float" office:value="0.010942129369826" calcext:value-type="float">
            <text:p>0.010942129369826</text:p>
          </table:table-cell>
          <table:table-cell office:value-type="float" office:value="0.825582237344528" calcext:value-type="float">
            <text:p>0.825582237344528</text:p>
          </table:table-cell>
          <table:table-cell office:value-type="float" office:value="0.00916343394756328" calcext:value-type="float">
            <text:p>0.00916343394756328</text:p>
          </table:table-cell>
          <table:table-cell office:value-type="float" office:value="0.836514131226314" calcext:value-type="float">
            <text:p>0.836514131226314</text:p>
          </table:table-cell>
          <table:table-cell office:value-type="float" office:value="0.0103555280246383" calcext:value-type="float">
            <text:p>0.0103555280246383</text:p>
          </table:table-cell>
          <table:table-cell office:value-type="float" office:value="0.825582237344528" calcext:value-type="float">
            <text:p>0.825582237344528</text:p>
          </table:table-cell>
          <table:table-cell office:value-type="float" office:value="0.00916343394756328" calcext:value-type="float">
            <text:p>0.00916343394756328</text:p>
          </table:table-cell>
          <table:table-cell office:value-type="float" office:value="0.812971357653753" calcext:value-type="float">
            <text:p>0.812971357653753</text:p>
          </table:table-cell>
          <table:table-cell office:value-type="float" office:value="0.0181921265090775" calcext:value-type="float">
            <text:p>0.0181921265090775</text:p>
          </table:table-cell>
          <table:table-cell office:value-type="float" office:value="0.828530124482377" calcext:value-type="float">
            <text:p>0.828530124482377</text:p>
          </table:table-cell>
          <table:table-cell office:value-type="float" office:value="0.0159719597395315" calcext:value-type="float">
            <text:p>0.0159719597395315</text:p>
          </table:table-cell>
          <table:table-cell office:value-type="float" office:value="0.812971357653753" calcext:value-type="float">
            <text:p>0.812971357653753</text:p>
          </table:table-cell>
          <table:table-cell office:value-type="float" office:value="0.0181921265090775" calcext:value-type="float">
            <text:p>0.0181921265090775</text:p>
          </table:table-cell>
          <table:table-cell office:value-type="float" office:value="0.851990656895762" calcext:value-type="float">
            <text:p>0.851990656895762</text:p>
          </table:table-cell>
          <table:table-cell office:value-type="float" office:value="0.0127871811672969" calcext:value-type="float">
            <text:p>0.0127871811672969</text:p>
          </table:table-cell>
          <table:table-cell office:value-type="float" office:value="0.872897057382566" calcext:value-type="float">
            <text:p>0.872897057382566</text:p>
          </table:table-cell>
          <table:table-cell office:value-type="float" office:value="0.00805459180196464" calcext:value-type="float">
            <text:p>0.00805459180196464</text:p>
          </table:table-cell>
          <table:table-cell office:value-type="float" office:value="0.851990656895762" calcext:value-type="float">
            <text:p>0.851990656895762</text:p>
          </table:table-cell>
          <table:table-cell office:value-type="float" office:value="0.0127871811672969" calcext:value-type="float">
            <text:p>0.0127871811672969</text:p>
          </table:table-cell>
          <table:table-cell/>
          <table:table-cell table:formula="of:=[.B173]&gt;[.N173]" office:value-type="boolean" office:boolean-value="true" calcext:value-type="boolean">
            <text:p>TRUE</text:p>
          </table:table-cell>
          <table:table-cell/>
          <table:table-cell table:formula="of:=[.B173]&gt;[.T173]" office:value-type="boolean" office:boolean-value="true" calcext:value-type="boolean">
            <text:p>TRUE</text:p>
          </table:table-cell>
          <table:table-cell/>
          <table:table-cell table:formula="of:=[.B173]&gt;[.H173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891257754497051" calcext:value-type="float">
            <text:p>0.891257754497051</text:p>
          </table:table-cell>
          <table:table-cell office:value-type="float" office:value="0.0069359772055763" calcext:value-type="float">
            <text:p>0.0069359772055763</text:p>
          </table:table-cell>
          <table:table-cell office:value-type="float" office:value="0.899358672656588" calcext:value-type="float">
            <text:p>0.899358672656588</text:p>
          </table:table-cell>
          <table:table-cell office:value-type="float" office:value="0.00580122746793594" calcext:value-type="float">
            <text:p>0.00580122746793594</text:p>
          </table:table-cell>
          <table:table-cell office:value-type="float" office:value="0.891257754497051" calcext:value-type="float">
            <text:p>0.891257754497051</text:p>
          </table:table-cell>
          <table:table-cell office:value-type="float" office:value="0.0069359772055763" calcext:value-type="float">
            <text:p>0.0069359772055763</text:p>
          </table:table-cell>
          <table:table-cell office:value-type="float" office:value="0.883403632185492" calcext:value-type="float">
            <text:p>0.883403632185492</text:p>
          </table:table-cell>
          <table:table-cell office:value-type="float" office:value="0.00441174003219651" calcext:value-type="float">
            <text:p>0.00441174003219651</text:p>
          </table:table-cell>
          <table:table-cell office:value-type="float" office:value="0.892070616351228" calcext:value-type="float">
            <text:p>0.892070616351228</text:p>
          </table:table-cell>
          <table:table-cell office:value-type="float" office:value="0.00551615184167772" calcext:value-type="float">
            <text:p>0.00551615184167772</text:p>
          </table:table-cell>
          <table:table-cell office:value-type="float" office:value="0.883403632185492" calcext:value-type="float">
            <text:p>0.883403632185492</text:p>
          </table:table-cell>
          <table:table-cell office:value-type="float" office:value="0.00441174003219651" calcext:value-type="float">
            <text:p>0.00441174003219651</text:p>
          </table:table-cell>
          <table:table-cell office:value-type="float" office:value="0.845594175501931" calcext:value-type="float">
            <text:p>0.845594175501931</text:p>
          </table:table-cell>
          <table:table-cell office:value-type="float" office:value="0.016209642013111" calcext:value-type="float">
            <text:p>0.016209642013111</text:p>
          </table:table-cell>
          <table:table-cell office:value-type="float" office:value="0.8625203683872" calcext:value-type="float">
            <text:p>0.8625203683872</text:p>
          </table:table-cell>
          <table:table-cell office:value-type="float" office:value="0.0122009860245225" calcext:value-type="float">
            <text:p>0.0122009860245225</text:p>
          </table:table-cell>
          <table:table-cell office:value-type="float" office:value="0.845594175501931" calcext:value-type="float">
            <text:p>0.845594175501931</text:p>
          </table:table-cell>
          <table:table-cell office:value-type="float" office:value="0.016209642013111" calcext:value-type="float">
            <text:p>0.016209642013111</text:p>
          </table:table-cell>
          <table:table-cell office:value-type="float" office:value="0.878668732616026" calcext:value-type="float">
            <text:p>0.878668732616026</text:p>
          </table:table-cell>
          <table:table-cell office:value-type="float" office:value="0.00772902170005438" calcext:value-type="float">
            <text:p>0.00772902170005438</text:p>
          </table:table-cell>
          <table:table-cell office:value-type="float" office:value="0.894170371606995" calcext:value-type="float">
            <text:p>0.894170371606995</text:p>
          </table:table-cell>
          <table:table-cell office:value-type="float" office:value="0.00787695238651682" calcext:value-type="float">
            <text:p>0.00787695238651682</text:p>
          </table:table-cell>
          <table:table-cell office:value-type="float" office:value="0.878668732616026" calcext:value-type="float">
            <text:p>0.878668732616026</text:p>
          </table:table-cell>
          <table:table-cell office:value-type="float" office:value="0.00772902170005438" calcext:value-type="float">
            <text:p>0.00772902170005438</text:p>
          </table:table-cell>
          <table:table-cell/>
          <table:table-cell table:formula="of:=[.B174]&gt;[.N174]" office:value-type="boolean" office:boolean-value="true" calcext:value-type="boolean">
            <text:p>TRUE</text:p>
          </table:table-cell>
          <table:table-cell/>
          <table:table-cell table:formula="of:=[.B174]&gt;[.T174]" office:value-type="boolean" office:boolean-value="true" calcext:value-type="boolean">
            <text:p>TRUE</text:p>
          </table:table-cell>
          <table:table-cell/>
          <table:table-cell table:formula="of:=[.B174]&gt;[.H17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903264740554065" calcext:value-type="float">
            <text:p>0.903264740554065</text:p>
          </table:table-cell>
          <table:table-cell office:value-type="float" office:value="0.00506104389116311" calcext:value-type="float">
            <text:p>0.00506104389116311</text:p>
          </table:table-cell>
          <table:table-cell office:value-type="float" office:value="0.911040190098228" calcext:value-type="float">
            <text:p>0.911040190098228</text:p>
          </table:table-cell>
          <table:table-cell office:value-type="float" office:value="0.0052691339286878" calcext:value-type="float">
            <text:p>0.0052691339286878</text:p>
          </table:table-cell>
          <table:table-cell office:value-type="float" office:value="0.903264740554065" calcext:value-type="float">
            <text:p>0.903264740554065</text:p>
          </table:table-cell>
          <table:table-cell office:value-type="float" office:value="0.00506104389116311" calcext:value-type="float">
            <text:p>0.00506104389116311</text:p>
          </table:table-cell>
          <table:table-cell office:value-type="float" office:value="0.896767458704925" calcext:value-type="float">
            <text:p>0.896767458704925</text:p>
          </table:table-cell>
          <table:table-cell office:value-type="float" office:value="0.0044174118194079" calcext:value-type="float">
            <text:p>0.0044174118194079</text:p>
          </table:table-cell>
          <table:table-cell office:value-type="float" office:value="0.905377844363636" calcext:value-type="float">
            <text:p>0.905377844363636</text:p>
          </table:table-cell>
          <table:table-cell office:value-type="float" office:value="0.00471154356070239" calcext:value-type="float">
            <text:p>0.00471154356070239</text:p>
          </table:table-cell>
          <table:table-cell office:value-type="float" office:value="0.896767458704925" calcext:value-type="float">
            <text:p>0.896767458704925</text:p>
          </table:table-cell>
          <table:table-cell office:value-type="float" office:value="0.0044174118194079" calcext:value-type="float">
            <text:p>0.0044174118194079</text:p>
          </table:table-cell>
          <table:table-cell office:value-type="float" office:value="0.866367537695688" calcext:value-type="float">
            <text:p>0.866367537695688</text:p>
          </table:table-cell>
          <table:table-cell office:value-type="float" office:value="0.00829661389078991" calcext:value-type="float">
            <text:p>0.00829661389078991</text:p>
          </table:table-cell>
          <table:table-cell office:value-type="float" office:value="0.885644075548128" calcext:value-type="float">
            <text:p>0.885644075548128</text:p>
          </table:table-cell>
          <table:table-cell office:value-type="float" office:value="0.00684897830329995" calcext:value-type="float">
            <text:p>0.00684897830329995</text:p>
          </table:table-cell>
          <table:table-cell office:value-type="float" office:value="0.866367537695688" calcext:value-type="float">
            <text:p>0.866367537695688</text:p>
          </table:table-cell>
          <table:table-cell office:value-type="float" office:value="0.00829661389078991" calcext:value-type="float">
            <text:p>0.00829661389078991</text:p>
          </table:table-cell>
          <table:table-cell office:value-type="float" office:value="0.876533970104065" calcext:value-type="float">
            <text:p>0.876533970104065</text:p>
          </table:table-cell>
          <table:table-cell office:value-type="float" office:value="0.00768551595299174" calcext:value-type="float">
            <text:p>0.00768551595299174</text:p>
          </table:table-cell>
          <table:table-cell office:value-type="float" office:value="0.89439752395613" calcext:value-type="float">
            <text:p>0.89439752395613</text:p>
          </table:table-cell>
          <table:table-cell office:value-type="float" office:value="0.00584675731485428" calcext:value-type="float">
            <text:p>0.00584675731485428</text:p>
          </table:table-cell>
          <table:table-cell office:value-type="float" office:value="0.876533970104065" calcext:value-type="float">
            <text:p>0.876533970104065</text:p>
          </table:table-cell>
          <table:table-cell office:value-type="float" office:value="0.00768551595299174" calcext:value-type="float">
            <text:p>0.00768551595299174</text:p>
          </table:table-cell>
          <table:table-cell/>
          <table:table-cell table:formula="of:=[.B175]&gt;[.N175]" office:value-type="boolean" office:boolean-value="true" calcext:value-type="boolean">
            <text:p>TRUE</text:p>
          </table:table-cell>
          <table:table-cell/>
          <table:table-cell table:formula="of:=[.B175]&gt;[.T175]" office:value-type="boolean" office:boolean-value="true" calcext:value-type="boolean">
            <text:p>TRUE</text:p>
          </table:table-cell>
          <table:table-cell/>
          <table:table-cell table:formula="of:=[.B175]&gt;[.H175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0.912514192049853" calcext:value-type="float">
            <text:p>0.912514192049853</text:p>
          </table:table-cell>
          <table:table-cell office:value-type="float" office:value="0.00464741500202102" calcext:value-type="float">
            <text:p>0.00464741500202102</text:p>
          </table:table-cell>
          <table:table-cell office:value-type="float" office:value="0.919962610622899" calcext:value-type="float">
            <text:p>0.919962610622899</text:p>
          </table:table-cell>
          <table:table-cell office:value-type="float" office:value="0.00385221135173562" calcext:value-type="float">
            <text:p>0.00385221135173562</text:p>
          </table:table-cell>
          <table:table-cell office:value-type="float" office:value="0.912514192049853" calcext:value-type="float">
            <text:p>0.912514192049853</text:p>
          </table:table-cell>
          <table:table-cell office:value-type="float" office:value="0.00464741500202102" calcext:value-type="float">
            <text:p>0.00464741500202102</text:p>
          </table:table-cell>
          <table:table-cell office:value-type="float" office:value="0.914441375991644" calcext:value-type="float">
            <text:p>0.914441375991644</text:p>
          </table:table-cell>
          <table:table-cell office:value-type="float" office:value="0.0049670862014873" calcext:value-type="float">
            <text:p>0.0049670862014873</text:p>
          </table:table-cell>
          <table:table-cell office:value-type="float" office:value="0.921615965786406" calcext:value-type="float">
            <text:p>0.921615965786406</text:p>
          </table:table-cell>
          <table:table-cell office:value-type="float" office:value="0.00522124924288679" calcext:value-type="float">
            <text:p>0.00522124924288679</text:p>
          </table:table-cell>
          <table:table-cell office:value-type="float" office:value="0.914441375991644" calcext:value-type="float">
            <text:p>0.914441375991644</text:p>
          </table:table-cell>
          <table:table-cell office:value-type="float" office:value="0.0049670862014873" calcext:value-type="float">
            <text:p>0.0049670862014873</text:p>
          </table:table-cell>
          <table:table-cell office:value-type="float" office:value="0.870601481334769" calcext:value-type="float">
            <text:p>0.870601481334769</text:p>
          </table:table-cell>
          <table:table-cell office:value-type="float" office:value="0.0107961524245257" calcext:value-type="float">
            <text:p>0.0107961524245257</text:p>
          </table:table-cell>
          <table:table-cell office:value-type="float" office:value="0.890194454114904" calcext:value-type="float">
            <text:p>0.890194454114904</text:p>
          </table:table-cell>
          <table:table-cell office:value-type="float" office:value="0.00698289493520095" calcext:value-type="float">
            <text:p>0.00698289493520095</text:p>
          </table:table-cell>
          <table:table-cell office:value-type="float" office:value="0.870601481334769" calcext:value-type="float">
            <text:p>0.870601481334769</text:p>
          </table:table-cell>
          <table:table-cell office:value-type="float" office:value="0.0107961524245257" calcext:value-type="float">
            <text:p>0.0107961524245257</text:p>
          </table:table-cell>
          <table:table-cell office:value-type="float" office:value="0.884833229586774" calcext:value-type="float">
            <text:p>0.884833229586774</text:p>
          </table:table-cell>
          <table:table-cell office:value-type="float" office:value="0.0103265571122535" calcext:value-type="float">
            <text:p>0.0103265571122535</text:p>
          </table:table-cell>
          <table:table-cell office:value-type="float" office:value="0.900716257921371" calcext:value-type="float">
            <text:p>0.900716257921371</text:p>
          </table:table-cell>
          <table:table-cell office:value-type="float" office:value="0.00877311424507433" calcext:value-type="float">
            <text:p>0.00877311424507433</text:p>
          </table:table-cell>
          <table:table-cell office:value-type="float" office:value="0.884833229586774" calcext:value-type="float">
            <text:p>0.884833229586774</text:p>
          </table:table-cell>
          <table:table-cell office:value-type="float" office:value="0.0103265571122535" calcext:value-type="float">
            <text:p>0.0103265571122535</text:p>
          </table:table-cell>
          <table:table-cell/>
          <table:table-cell table:formula="of:=[.B176]&gt;[.N176]" office:value-type="boolean" office:boolean-value="true" calcext:value-type="boolean">
            <text:p>TRUE</text:p>
          </table:table-cell>
          <table:table-cell/>
          <table:table-cell table:formula="of:=[.B176]&gt;[.T176]" office:value-type="boolean" office:boolean-value="true" calcext:value-type="boolean">
            <text:p>TRUE</text:p>
          </table:table-cell>
          <table:table-cell/>
          <table:table-cell table:formula="of:=[.B176]&gt;[.H17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0.918291175084857" calcext:value-type="float">
            <text:p>0.918291175084857</text:p>
          </table:table-cell>
          <table:table-cell office:value-type="float" office:value="0.0040920761783046" calcext:value-type="float">
            <text:p>0.0040920761783046</text:p>
          </table:table-cell>
          <table:table-cell office:value-type="float" office:value="0.924779643226563" calcext:value-type="float">
            <text:p>0.924779643226563</text:p>
          </table:table-cell>
          <table:table-cell office:value-type="float" office:value="0.004098299605754" calcext:value-type="float">
            <text:p>0.004098299605754</text:p>
          </table:table-cell>
          <table:table-cell office:value-type="float" office:value="0.918291175084857" calcext:value-type="float">
            <text:p>0.918291175084857</text:p>
          </table:table-cell>
          <table:table-cell office:value-type="float" office:value="0.0040920761783046" calcext:value-type="float">
            <text:p>0.0040920761783046</text:p>
          </table:table-cell>
          <table:table-cell office:value-type="float" office:value="0.921057668854855" calcext:value-type="float">
            <text:p>0.921057668854855</text:p>
          </table:table-cell>
          <table:table-cell office:value-type="float" office:value="0.00447554915210008" calcext:value-type="float">
            <text:p>0.00447554915210008</text:p>
          </table:table-cell>
          <table:table-cell office:value-type="float" office:value="0.928367225629533" calcext:value-type="float">
            <text:p>0.928367225629533</text:p>
          </table:table-cell>
          <table:table-cell office:value-type="float" office:value="0.00448675040762756" calcext:value-type="float">
            <text:p>0.00448675040762756</text:p>
          </table:table-cell>
          <table:table-cell office:value-type="float" office:value="0.921057668854855" calcext:value-type="float">
            <text:p>0.921057668854855</text:p>
          </table:table-cell>
          <table:table-cell office:value-type="float" office:value="0.00447554915210008" calcext:value-type="float">
            <text:p>0.00447554915210008</text:p>
          </table:table-cell>
          <table:table-cell office:value-type="float" office:value="0.862473816845342" calcext:value-type="float">
            <text:p>0.862473816845342</text:p>
          </table:table-cell>
          <table:table-cell office:value-type="float" office:value="0.00833207838971267" calcext:value-type="float">
            <text:p>0.00833207838971267</text:p>
          </table:table-cell>
          <table:table-cell office:value-type="float" office:value="0.884542906026163" calcext:value-type="float">
            <text:p>0.884542906026163</text:p>
          </table:table-cell>
          <table:table-cell office:value-type="float" office:value="0.00659863629000827" calcext:value-type="float">
            <text:p>0.00659863629000827</text:p>
          </table:table-cell>
          <table:table-cell office:value-type="float" office:value="0.862473816845342" calcext:value-type="float">
            <text:p>0.862473816845342</text:p>
          </table:table-cell>
          <table:table-cell office:value-type="float" office:value="0.00833207838971267" calcext:value-type="float">
            <text:p>0.00833207838971267</text:p>
          </table:table-cell>
          <table:table-cell office:value-type="float" office:value="0.879780106386662" calcext:value-type="float">
            <text:p>0.879780106386662</text:p>
          </table:table-cell>
          <table:table-cell office:value-type="float" office:value="0.0101604007333187" calcext:value-type="float">
            <text:p>0.0101604007333187</text:p>
          </table:table-cell>
          <table:table-cell office:value-type="float" office:value="0.900660440379557" calcext:value-type="float">
            <text:p>0.900660440379557</text:p>
          </table:table-cell>
          <table:table-cell office:value-type="float" office:value="0.00531395784679264" calcext:value-type="float">
            <text:p>0.00531395784679264</text:p>
          </table:table-cell>
          <table:table-cell office:value-type="float" office:value="0.879780106386662" calcext:value-type="float">
            <text:p>0.879780106386662</text:p>
          </table:table-cell>
          <table:table-cell office:value-type="float" office:value="0.0101604007333187" calcext:value-type="float">
            <text:p>0.0101604007333187</text:p>
          </table:table-cell>
          <table:table-cell/>
          <table:table-cell table:formula="of:=[.B177]&gt;[.N177]" office:value-type="boolean" office:boolean-value="true" calcext:value-type="boolean">
            <text:p>TRUE</text:p>
          </table:table-cell>
          <table:table-cell/>
          <table:table-cell table:formula="of:=[.B177]&gt;[.T177]" office:value-type="boolean" office:boolean-value="true" calcext:value-type="boolean">
            <text:p>TRUE</text:p>
          </table:table-cell>
          <table:table-cell/>
          <table:table-cell table:formula="of:=[.B177]&gt;[.H177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17" office:value-type="float" office:value="0.922898990947488" calcext:value-type="float">
            <text:p>0.922898990947488</text:p>
          </table:table-cell>
          <table:table-cell table:style-name="ce17" office:value-type="float" office:value="0.00571143681733566" calcext:value-type="float">
            <text:p>0.00571143681733566</text:p>
          </table:table-cell>
          <table:table-cell table:style-name="ce17" office:value-type="float" office:value="0.929691647465086" calcext:value-type="float">
            <text:p>0.929691647465086</text:p>
          </table:table-cell>
          <table:table-cell table:style-name="ce17" office:value-type="float" office:value="0.00506336179052802" calcext:value-type="float">
            <text:p>0.00506336179052802</text:p>
          </table:table-cell>
          <table:table-cell table:style-name="ce17" office:value-type="float" office:value="0.922898990947488" calcext:value-type="float">
            <text:p>0.922898990947488</text:p>
          </table:table-cell>
          <table:table-cell table:style-name="ce17" office:value-type="float" office:value="0.00571143681733566" calcext:value-type="float">
            <text:p>0.00571143681733566</text:p>
          </table:table-cell>
          <table:table-cell table:style-name="ce17" office:value-type="float" office:value="0.924737034835824" calcext:value-type="float">
            <text:p>0.924737034835824</text:p>
          </table:table-cell>
          <table:table-cell table:style-name="ce17" office:value-type="float" office:value="0.00331444735557452" calcext:value-type="float">
            <text:p>0.00331444735557452</text:p>
          </table:table-cell>
          <table:table-cell table:style-name="ce17" office:value-type="float" office:value="0.931869172686955" calcext:value-type="float">
            <text:p>0.931869172686955</text:p>
          </table:table-cell>
          <table:table-cell table:style-name="ce17" office:value-type="float" office:value="0.00379220895158996" calcext:value-type="float">
            <text:p>0.00379220895158996</text:p>
          </table:table-cell>
          <table:table-cell table:style-name="ce17" office:value-type="float" office:value="0.924737034835824" calcext:value-type="float">
            <text:p>0.924737034835824</text:p>
          </table:table-cell>
          <table:table-cell table:style-name="ce17" office:value-type="float" office:value="0.00331444735557452" calcext:value-type="float">
            <text:p>0.00331444735557452</text:p>
          </table:table-cell>
          <table:table-cell office:value-type="float" office:value="0.889323897774099" calcext:value-type="float">
            <text:p>0.889323897774099</text:p>
          </table:table-cell>
          <table:table-cell office:value-type="float" office:value="0.0111908309582743" calcext:value-type="float">
            <text:p>0.0111908309582743</text:p>
          </table:table-cell>
          <table:table-cell office:value-type="float" office:value="0.905302058727423" calcext:value-type="float">
            <text:p>0.905302058727423</text:p>
          </table:table-cell>
          <table:table-cell office:value-type="float" office:value="0.00867599297566175" calcext:value-type="float">
            <text:p>0.00867599297566175</text:p>
          </table:table-cell>
          <table:table-cell office:value-type="float" office:value="0.889323897774099" calcext:value-type="float">
            <text:p>0.889323897774099</text:p>
          </table:table-cell>
          <table:table-cell office:value-type="float" office:value="0.0111908309582743" calcext:value-type="float">
            <text:p>0.0111908309582743</text:p>
          </table:table-cell>
          <table:table-cell office:value-type="float" office:value="0.880446597626009" calcext:value-type="float">
            <text:p>0.880446597626009</text:p>
          </table:table-cell>
          <table:table-cell office:value-type="float" office:value="0.0135334946660095" calcext:value-type="float">
            <text:p>0.0135334946660095</text:p>
          </table:table-cell>
          <table:table-cell office:value-type="float" office:value="0.900569056866429" calcext:value-type="float">
            <text:p>0.900569056866429</text:p>
          </table:table-cell>
          <table:table-cell office:value-type="float" office:value="0.00762662230368143" calcext:value-type="float">
            <text:p>0.00762662230368143</text:p>
          </table:table-cell>
          <table:table-cell office:value-type="float" office:value="0.880446597626009" calcext:value-type="float">
            <text:p>0.880446597626009</text:p>
          </table:table-cell>
          <table:table-cell office:value-type="float" office:value="0.0135334946660095" calcext:value-type="float">
            <text:p>0.0135334946660095</text:p>
          </table:table-cell>
          <table:table-cell/>
          <table:table-cell table:formula="of:=[.B178]&gt;[.N178]" office:value-type="boolean" office:boolean-value="true" calcext:value-type="boolean">
            <text:p>TRUE</text:p>
          </table:table-cell>
          <table:table-cell/>
          <table:table-cell table:formula="of:=[.B178]&gt;[.T178]" office:value-type="boolean" office:boolean-value="true" calcext:value-type="boolean">
            <text:p>TRUE</text:p>
          </table:table-cell>
          <table:table-cell/>
          <table:table-cell table:formula="of:=[.B178]&gt;[.H178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0.927226393838037" calcext:value-type="float">
            <text:p>0.927226393838037</text:p>
          </table:table-cell>
          <table:table-cell office:value-type="float" office:value="0.00371715249811238" calcext:value-type="float">
            <text:p>0.00371715249811238</text:p>
          </table:table-cell>
          <table:table-cell office:value-type="float" office:value="0.933630918592276" calcext:value-type="float">
            <text:p>0.933630918592276</text:p>
          </table:table-cell>
          <table:table-cell office:value-type="float" office:value="0.00335128102563482" calcext:value-type="float">
            <text:p>0.00335128102563482</text:p>
          </table:table-cell>
          <table:table-cell office:value-type="float" office:value="0.927226393838037" calcext:value-type="float">
            <text:p>0.927226393838037</text:p>
          </table:table-cell>
          <table:table-cell office:value-type="float" office:value="0.00371715249811238" calcext:value-type="float">
            <text:p>0.00371715249811238</text:p>
          </table:table-cell>
          <table:table-cell office:value-type="float" office:value="0.924601060021841" calcext:value-type="float">
            <text:p>0.924601060021841</text:p>
          </table:table-cell>
          <table:table-cell office:value-type="float" office:value="0.0038685493435078" calcext:value-type="float">
            <text:p>0.0038685493435078</text:p>
          </table:table-cell>
          <table:table-cell office:value-type="float" office:value="0.931355932965446" calcext:value-type="float">
            <text:p>0.931355932965446</text:p>
          </table:table-cell>
          <table:table-cell office:value-type="float" office:value="0.00431676000207006" calcext:value-type="float">
            <text:p>0.00431676000207006</text:p>
          </table:table-cell>
          <table:table-cell office:value-type="float" office:value="0.924601060021841" calcext:value-type="float">
            <text:p>0.924601060021841</text:p>
          </table:table-cell>
          <table:table-cell office:value-type="float" office:value="0.0038685493435078" calcext:value-type="float">
            <text:p>0.0038685493435078</text:p>
          </table:table-cell>
          <table:table-cell table:style-name="ce17" office:value-type="float" office:value="0.904447755209404" calcext:value-type="float">
            <text:p>0.904447755209404</text:p>
          </table:table-cell>
          <table:table-cell table:style-name="ce17" office:value-type="float" office:value="0.00733274146445604" calcext:value-type="float">
            <text:p>0.00733274146445604</text:p>
          </table:table-cell>
          <table:table-cell table:style-name="ce17" office:value-type="float" office:value="0.914888670695551" calcext:value-type="float">
            <text:p>0.914888670695551</text:p>
          </table:table-cell>
          <table:table-cell table:style-name="ce17" office:value-type="float" office:value="0.00630791860948825" calcext:value-type="float">
            <text:p>0.00630791860948825</text:p>
          </table:table-cell>
          <table:table-cell table:style-name="ce17" office:value-type="float" office:value="0.904447755209404" calcext:value-type="float">
            <text:p>0.904447755209404</text:p>
          </table:table-cell>
          <table:table-cell table:style-name="ce17" office:value-type="float" office:value="0.00733274146445604" calcext:value-type="float">
            <text:p>0.00733274146445604</text:p>
          </table:table-cell>
          <table:table-cell table:style-name="ce17" office:value-type="float" office:value="0.889705179589735" calcext:value-type="float">
            <text:p>0.889705179589735</text:p>
          </table:table-cell>
          <table:table-cell table:style-name="ce17" office:value-type="float" office:value="0.00821714451016373" calcext:value-type="float">
            <text:p>0.00821714451016373</text:p>
          </table:table-cell>
          <table:table-cell table:style-name="ce17" office:value-type="float" office:value="0.904420437243774" calcext:value-type="float">
            <text:p>0.904420437243774</text:p>
          </table:table-cell>
          <table:table-cell table:style-name="ce17" office:value-type="float" office:value="0.0061772096576463" calcext:value-type="float">
            <text:p>0.0061772096576463</text:p>
          </table:table-cell>
          <table:table-cell table:style-name="ce17" office:value-type="float" office:value="0.889705179589735" calcext:value-type="float">
            <text:p>0.889705179589735</text:p>
          </table:table-cell>
          <table:table-cell table:style-name="ce17" office:value-type="float" office:value="0.00821714451016373" calcext:value-type="float">
            <text:p>0.00821714451016373</text:p>
          </table:table-cell>
          <table:table-cell/>
          <table:table-cell table:formula="of:=[.B179]&gt;[.N179]" office:value-type="boolean" office:boolean-value="true" calcext:value-type="boolean">
            <text:p>TRUE</text:p>
          </table:table-cell>
          <table:table-cell/>
          <table:table-cell table:formula="of:=[.B179]&gt;[.T179]" office:value-type="boolean" office:boolean-value="true" calcext:value-type="boolean">
            <text:p>TRUE</text:p>
          </table:table-cell>
          <table:table-cell/>
          <table:table-cell table:formula="of:=[.B179]&gt;[.H179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formula="of:=[.B179]&gt;[.N180]" office:value-type="boolean" office:boolean-value="true" calcext:value-type="boolean">
            <text:p>TRUE</text:p>
          </table:table-cell>
          <table:table-cell/>
          <table:table-cell table:formula="of:=[.B179]&gt;[.T180]" office:value-type="boolean" office:boolean-value="true" calcext:value-type="boolean">
            <text:p>TRUE</text:p>
          </table:table-cell>
          <table:table-cell/>
          <table:table-cell table:formula="of:=[.B179]&gt;[.H180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0.9254211677017" calcext:value-type="float">
            <text:p>0.9254211677017</text:p>
          </table:table-cell>
          <table:table-cell office:value-type="float" office:value="0.00606413653653942" calcext:value-type="float">
            <text:p>0.00606413653653942</text:p>
          </table:table-cell>
          <table:table-cell office:value-type="float" office:value="0.93232453014444" calcext:value-type="float">
            <text:p>0.93232453014444</text:p>
          </table:table-cell>
          <table:table-cell office:value-type="float" office:value="0.00550082728754184" calcext:value-type="float">
            <text:p>0.00550082728754184</text:p>
          </table:table-cell>
          <table:table-cell office:value-type="float" office:value="0.9254211677017" calcext:value-type="float">
            <text:p>0.9254211677017</text:p>
          </table:table-cell>
          <table:table-cell office:value-type="float" office:value="0.00606413653653942" calcext:value-type="float">
            <text:p>0.00606413653653942</text:p>
          </table:table-cell>
          <table:table-cell office:value-type="float" office:value="0.9254211677017" calcext:value-type="float">
            <text:p>0.9254211677017</text:p>
          </table:table-cell>
          <table:table-cell office:value-type="float" office:value="0.00606413653653942" calcext:value-type="float">
            <text:p>0.00606413653653942</text:p>
          </table:table-cell>
          <table:table-cell office:value-type="float" office:value="0.93232453014444" calcext:value-type="float">
            <text:p>0.93232453014444</text:p>
          </table:table-cell>
          <table:table-cell office:value-type="float" office:value="0.00550082728754184" calcext:value-type="float">
            <text:p>0.00550082728754184</text:p>
          </table:table-cell>
          <table:table-cell office:value-type="float" office:value="0.9254211677017" calcext:value-type="float">
            <text:p>0.9254211677017</text:p>
          </table:table-cell>
          <table:table-cell office:value-type="float" office:value="0.00606413653653942" calcext:value-type="float">
            <text:p>0.00606413653653942</text:p>
          </table:table-cell>
          <table:table-cell office:value-type="float" office:value="0.9254211677017" calcext:value-type="float">
            <text:p>0.9254211677017</text:p>
          </table:table-cell>
          <table:table-cell office:value-type="float" office:value="0.00606413653653942" calcext:value-type="float">
            <text:p>0.00606413653653942</text:p>
          </table:table-cell>
          <table:table-cell office:value-type="float" office:value="0.93232453014444" calcext:value-type="float">
            <text:p>0.93232453014444</text:p>
          </table:table-cell>
          <table:table-cell office:value-type="float" office:value="0.00550082728754184" calcext:value-type="float">
            <text:p>0.00550082728754184</text:p>
          </table:table-cell>
          <table:table-cell office:value-type="float" office:value="0.9254211677017" calcext:value-type="float">
            <text:p>0.9254211677017</text:p>
          </table:table-cell>
          <table:table-cell office:value-type="float" office:value="0.00606413653653942" calcext:value-type="float">
            <text:p>0.00606413653653942</text:p>
          </table:table-cell>
          <table:table-cell office:value-type="float" office:value="0.9254211677017" calcext:value-type="float">
            <text:p>0.9254211677017</text:p>
          </table:table-cell>
          <table:table-cell office:value-type="float" office:value="0.00606413653653942" calcext:value-type="float">
            <text:p>0.00606413653653942</text:p>
          </table:table-cell>
          <table:table-cell office:value-type="float" office:value="0.93232453014444" calcext:value-type="float">
            <text:p>0.93232453014444</text:p>
          </table:table-cell>
          <table:table-cell office:value-type="float" office:value="0.00550082728754184" calcext:value-type="float">
            <text:p>0.00550082728754184</text:p>
          </table:table-cell>
          <table:table-cell office:value-type="float" office:value="0.9254211677017" calcext:value-type="float">
            <text:p>0.9254211677017</text:p>
          </table:table-cell>
          <table:table-cell office:value-type="float" office:value="0.00606413653653942" calcext:value-type="float">
            <text:p>0.0060641365365394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 table:number-rows-repeated="2"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5" table:number-rows-spanned="1">
            <text:p>AC</text:p>
          </table:table-cell>
          <table:covered-table-cell table:number-columns-repeated="23" table:style-name="ce2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M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S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ANOVA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RFE</text:p>
          </table:table-cell>
          <table:covered-table-cell table:style-name="ce3"/>
          <table:covered-table-cell table:number-columns-repeated="3" table:style-name="ce2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92121839266578" calcext:value-type="float">
            <text:p>0.992121839266578</text:p>
          </table:table-cell>
          <table:table-cell office:value-type="float" office:value="0.000497601457500103" calcext:value-type="float">
            <text:p>0.000497601457500103</text:p>
          </table:table-cell>
          <table:table-cell office:value-type="float" office:value="0.992123312522313" calcext:value-type="float">
            <text:p>0.992123312522313</text:p>
          </table:table-cell>
          <table:table-cell office:value-type="float" office:value="0.000497335278521461" calcext:value-type="float">
            <text:p>0.000497335278521461</text:p>
          </table:table-cell>
          <table:table-cell office:value-type="float" office:value="0.992121839266578" calcext:value-type="float">
            <text:p>0.992121839266578</text:p>
          </table:table-cell>
          <table:table-cell office:value-type="float" office:value="0.000497601457500103" calcext:value-type="float">
            <text:p>0.000497601457500103</text:p>
          </table:table-cell>
          <table:table-cell office:value-type="float" office:value="0.991839376187555" calcext:value-type="float">
            <text:p>0.991839376187555</text:p>
          </table:table-cell>
          <table:table-cell office:value-type="float" office:value="0.000231962483505342" calcext:value-type="float">
            <text:p>0.000231962483505342</text:p>
          </table:table-cell>
          <table:table-cell office:value-type="float" office:value="0.991844368784745" calcext:value-type="float">
            <text:p>0.991844368784745</text:p>
          </table:table-cell>
          <table:table-cell office:value-type="float" office:value="0.000232135214790873" calcext:value-type="float">
            <text:p>0.000232135214790873</text:p>
          </table:table-cell>
          <table:table-cell office:value-type="float" office:value="0.991839376187555" calcext:value-type="float">
            <text:p>0.991839376187555</text:p>
          </table:table-cell>
          <table:table-cell office:value-type="float" office:value="0.000231962483505342" calcext:value-type="float">
            <text:p>0.000231962483505342</text:p>
          </table:table-cell>
          <table:table-cell office:value-type="float" office:value="0.991808295606129" calcext:value-type="float">
            <text:p>0.991808295606129</text:p>
          </table:table-cell>
          <table:table-cell office:value-type="float" office:value="0.000252500569075003" calcext:value-type="float">
            <text:p>0.000252500569075003</text:p>
          </table:table-cell>
          <table:table-cell office:value-type="float" office:value="0.991809382572555" calcext:value-type="float">
            <text:p>0.991809382572555</text:p>
          </table:table-cell>
          <table:table-cell office:value-type="float" office:value="0.000252056186031274" calcext:value-type="float">
            <text:p>0.000252056186031274</text:p>
          </table:table-cell>
          <table:table-cell office:value-type="float" office:value="0.991808295606129" calcext:value-type="float">
            <text:p>0.991808295606129</text:p>
          </table:table-cell>
          <table:table-cell office:value-type="float" office:value="0.000252500569075003" calcext:value-type="float">
            <text:p>0.000252500569075003</text:p>
          </table:table-cell>
          <table:table-cell office:value-type="float" office:value="0.991990923144946" calcext:value-type="float">
            <text:p>0.991990923144946</text:p>
          </table:table-cell>
          <table:table-cell office:value-type="float" office:value="0.00000000000150152113" calcext:value-type="float">
            <text:p>1.50152113068042E-12</text:p>
          </table:table-cell>
          <table:table-cell office:value-type="float" office:value="0.992000275639221" calcext:value-type="float">
            <text:p>0.992000275639221</text:p>
          </table:table-cell>
          <table:table-cell office:value-type="float" office:value="0.00000000000150152113" calcext:value-type="float">
            <text:p>1.50152113068042E-12</text:p>
          </table:table-cell>
          <table:table-cell office:value-type="float" office:value="0.991990923291464" calcext:value-type="float">
            <text:p>0.991990923291464</text:p>
          </table:table-cell>
          <table:table-cell office:value-type="float" office:value="0.00000000000150152113" calcext:value-type="float">
            <text:p>1.50152113068042E-1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94452393239721" calcext:value-type="float">
            <text:p>0.994452393239721</text:p>
          </table:table-cell>
          <table:table-cell office:value-type="float" office:value="0.000426645000822627" calcext:value-type="float">
            <text:p>0.000426645000822627</text:p>
          </table:table-cell>
          <table:table-cell office:value-type="float" office:value="0.994453630521553" calcext:value-type="float">
            <text:p>0.994453630521553</text:p>
          </table:table-cell>
          <table:table-cell office:value-type="float" office:value="0.000426533952581243" calcext:value-type="float">
            <text:p>0.000426533952581243</text:p>
          </table:table-cell>
          <table:table-cell office:value-type="float" office:value="0.994452393239721" calcext:value-type="float">
            <text:p>0.994452393239721</text:p>
          </table:table-cell>
          <table:table-cell office:value-type="float" office:value="0.000426645000822627" calcext:value-type="float">
            <text:p>0.000426645000822627</text:p>
          </table:table-cell>
          <table:table-cell office:value-type="float" office:value="0.994735999251632" calcext:value-type="float">
            <text:p>0.994735999251632</text:p>
          </table:table-cell>
          <table:table-cell office:value-type="float" office:value="0.00024521982523593" calcext:value-type="float">
            <text:p>0.00024521982523593</text:p>
          </table:table-cell>
          <table:table-cell office:value-type="float" office:value="0.994739136144761" calcext:value-type="float">
            <text:p>0.994739136144761</text:p>
          </table:table-cell>
          <table:table-cell office:value-type="float" office:value="0.00024498172260264" calcext:value-type="float">
            <text:p>0.00024498172260264</text:p>
          </table:table-cell>
          <table:table-cell office:value-type="float" office:value="0.994735999251632" calcext:value-type="float">
            <text:p>0.994735999251632</text:p>
          </table:table-cell>
          <table:table-cell office:value-type="float" office:value="0.00024521982523593" calcext:value-type="float">
            <text:p>0.00024521982523593</text:p>
          </table:table-cell>
          <table:table-cell office:value-type="float" office:value="0.995229938818074" calcext:value-type="float">
            <text:p>0.995229938818074</text:p>
          </table:table-cell>
          <table:table-cell office:value-type="float" office:value="0.00020206054601751" calcext:value-type="float">
            <text:p>0.00020206054601751</text:p>
          </table:table-cell>
          <table:table-cell office:value-type="float" office:value="0.995230285241799" calcext:value-type="float">
            <text:p>0.995230285241799</text:p>
          </table:table-cell>
          <table:table-cell office:value-type="float" office:value="0.000202084519190441" calcext:value-type="float">
            <text:p>0.000202084519190441</text:p>
          </table:table-cell>
          <table:table-cell office:value-type="float" office:value="0.995229938818074" calcext:value-type="float">
            <text:p>0.995229938818074</text:p>
          </table:table-cell>
          <table:table-cell office:value-type="float" office:value="0.00020206054601751" calcext:value-type="float">
            <text:p>0.00020206054601751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9578618450895" calcext:value-type="float">
            <text:p>0.99578618450895</text:p>
          </table:table-cell>
          <table:table-cell office:value-type="float" office:value="0.000374017836210002" calcext:value-type="float">
            <text:p>0.000374017836210002</text:p>
          </table:table-cell>
          <table:table-cell office:value-type="float" office:value="0.995787445963145" calcext:value-type="float">
            <text:p>0.995787445963145</text:p>
          </table:table-cell>
          <table:table-cell office:value-type="float" office:value="0.000374047514967175" calcext:value-type="float">
            <text:p>0.000374047514967175</text:p>
          </table:table-cell>
          <table:table-cell office:value-type="float" office:value="0.99578618450895" calcext:value-type="float">
            <text:p>0.99578618450895</text:p>
          </table:table-cell>
          <table:table-cell office:value-type="float" office:value="0.000374017836210002" calcext:value-type="float">
            <text:p>0.000374017836210002</text:p>
          </table:table-cell>
          <table:table-cell office:value-type="float" office:value="0.99653451337298" calcext:value-type="float">
            <text:p>0.99653451337298</text:p>
          </table:table-cell>
          <table:table-cell office:value-type="float" office:value="0.000195356185496939" calcext:value-type="float">
            <text:p>0.000195356185496939</text:p>
          </table:table-cell>
          <table:table-cell office:value-type="float" office:value="0.996535688289364" calcext:value-type="float">
            <text:p>0.996535688289364</text:p>
          </table:table-cell>
          <table:table-cell office:value-type="float" office:value="0.000195140634391375" calcext:value-type="float">
            <text:p>0.000195140634391375</text:p>
          </table:table-cell>
          <table:table-cell office:value-type="float" office:value="0.99653451337298" calcext:value-type="float">
            <text:p>0.99653451337298</text:p>
          </table:table-cell>
          <table:table-cell office:value-type="float" office:value="0.000195356185496939" calcext:value-type="float">
            <text:p>0.000195356185496939</text:p>
          </table:table-cell>
          <table:table-cell office:value-type="float" office:value="0.99635807527864" calcext:value-type="float">
            <text:p>0.99635807527864</text:p>
          </table:table-cell>
          <table:table-cell office:value-type="float" office:value="0.000166604754543117" calcext:value-type="float">
            <text:p>0.000166604754543117</text:p>
          </table:table-cell>
          <table:table-cell office:value-type="float" office:value="0.996358301658074" calcext:value-type="float">
            <text:p>0.996358301658074</text:p>
          </table:table-cell>
          <table:table-cell office:value-type="float" office:value="0.000166583484703647" calcext:value-type="float">
            <text:p>0.000166583484703647</text:p>
          </table:table-cell>
          <table:table-cell office:value-type="float" office:value="0.99635807527864" calcext:value-type="float">
            <text:p>0.99635807527864</text:p>
          </table:table-cell>
          <table:table-cell office:value-type="float" office:value="0.000166604754543117" calcext:value-type="float">
            <text:p>0.000166604754543117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96738833046288" calcext:value-type="float">
            <text:p>0.996738833046288</text:p>
          </table:table-cell>
          <table:table-cell office:value-type="float" office:value="0.000313965603675041" calcext:value-type="float">
            <text:p>0.000313965603675041</text:p>
          </table:table-cell>
          <table:table-cell office:value-type="float" office:value="0.996740169811643" calcext:value-type="float">
            <text:p>0.996740169811643</text:p>
          </table:table-cell>
          <table:table-cell office:value-type="float" office:value="0.00031387327764349" calcext:value-type="float">
            <text:p>0.00031387327764349</text:p>
          </table:table-cell>
          <table:table-cell office:value-type="float" office:value="0.996738833046288" calcext:value-type="float">
            <text:p>0.996738833046288</text:p>
          </table:table-cell>
          <table:table-cell office:value-type="float" office:value="0.000313965603675041" calcext:value-type="float">
            <text:p>0.000313965603675041</text:p>
          </table:table-cell>
          <table:table-cell office:value-type="float" office:value="0.997546461855418" calcext:value-type="float">
            <text:p>0.997546461855418</text:p>
          </table:table-cell>
          <table:table-cell office:value-type="float" office:value="0.000169840082157744" calcext:value-type="float">
            <text:p>0.000169840082157744</text:p>
          </table:table-cell>
          <table:table-cell office:value-type="float" office:value="0.997546744497127" calcext:value-type="float">
            <text:p>0.997546744497127</text:p>
          </table:table-cell>
          <table:table-cell office:value-type="float" office:value="0.000169878532187989" calcext:value-type="float">
            <text:p>0.000169878532187989</text:p>
          </table:table-cell>
          <table:table-cell office:value-type="float" office:value="0.997546461855418" calcext:value-type="float">
            <text:p>0.997546461855418</text:p>
          </table:table-cell>
          <table:table-cell office:value-type="float" office:value="0.000169840082157744" calcext:value-type="float">
            <text:p>0.000169840082157744</text:p>
          </table:table-cell>
          <table:table-cell office:value-type="float" office:value="0.997325905974845" calcext:value-type="float">
            <text:p>0.997325905974845</text:p>
          </table:table-cell>
          <table:table-cell office:value-type="float" office:value="0.000179561534182277" calcext:value-type="float">
            <text:p>0.000179561534182277</text:p>
          </table:table-cell>
          <table:table-cell office:value-type="float" office:value="0.997326551050835" calcext:value-type="float">
            <text:p>0.997326551050835</text:p>
          </table:table-cell>
          <table:table-cell office:value-type="float" office:value="0.000179320665477461" calcext:value-type="float">
            <text:p>0.000179320665477461</text:p>
          </table:table-cell>
          <table:table-cell office:value-type="float" office:value="0.997325905974845" calcext:value-type="float">
            <text:p>0.997325905974845</text:p>
          </table:table-cell>
          <table:table-cell office:value-type="float" office:value="0.000179561534182277" calcext:value-type="float">
            <text:p>0.000179561534182277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97510192487725" calcext:value-type="float">
            <text:p>0.997510192487725</text:p>
          </table:table-cell>
          <table:table-cell office:value-type="float" office:value="0.000536100811970986" calcext:value-type="float">
            <text:p>0.000536100811970986</text:p>
          </table:table-cell>
          <table:table-cell office:value-type="float" office:value="0.997512394556754" calcext:value-type="float">
            <text:p>0.997512394556754</text:p>
          </table:table-cell>
          <table:table-cell office:value-type="float" office:value="0.00053631750827351" calcext:value-type="float">
            <text:p>0.00053631750827351</text:p>
          </table:table-cell>
          <table:table-cell office:value-type="float" office:value="0.997510192487725" calcext:value-type="float">
            <text:p>0.997510192487725</text:p>
          </table:table-cell>
          <table:table-cell office:value-type="float" office:value="0.000536100811970986" calcext:value-type="float">
            <text:p>0.000536100811970986</text:p>
          </table:table-cell>
          <table:table-cell office:value-type="float" office:value="0.997948326224741" calcext:value-type="float">
            <text:p>0.997948326224741</text:p>
          </table:table-cell>
          <table:table-cell office:value-type="float" office:value="0.000174564502272149" calcext:value-type="float">
            <text:p>0.000174564502272149</text:p>
          </table:table-cell>
          <table:table-cell office:value-type="float" office:value="0.997948660050263" calcext:value-type="float">
            <text:p>0.997948660050263</text:p>
          </table:table-cell>
          <table:table-cell office:value-type="float" office:value="0.000174553292851511" calcext:value-type="float">
            <text:p>0.000174553292851511</text:p>
          </table:table-cell>
          <table:table-cell office:value-type="float" office:value="0.997948326224741" calcext:value-type="float">
            <text:p>0.997948326224741</text:p>
          </table:table-cell>
          <table:table-cell office:value-type="float" office:value="0.000174564502272149" calcext:value-type="float">
            <text:p>0.000174564502272149</text:p>
          </table:table-cell>
          <table:table-cell office:value-type="float" office:value="0.998010027097883" calcext:value-type="float">
            <text:p>0.998010027097883</text:p>
          </table:table-cell>
          <table:table-cell office:value-type="float" office:value="0.000151551744129204" calcext:value-type="float">
            <text:p>0.000151551744129204</text:p>
          </table:table-cell>
          <table:table-cell office:value-type="float" office:value="0.998010423787627" calcext:value-type="float">
            <text:p>0.998010423787627</text:p>
          </table:table-cell>
          <table:table-cell office:value-type="float" office:value="0.000151653429448371" calcext:value-type="float">
            <text:p>0.000151653429448371</text:p>
          </table:table-cell>
          <table:table-cell office:value-type="float" office:value="0.998010027097883" calcext:value-type="float">
            <text:p>0.998010027097883</text:p>
          </table:table-cell>
          <table:table-cell office:value-type="float" office:value="0.000151551744129204" calcext:value-type="float">
            <text:p>0.000151551744129204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98369828666079" calcext:value-type="float">
            <text:p>0.998369828666079</text:p>
          </table:table-cell>
          <table:table-cell office:value-type="float" office:value="0.000306275096276901" calcext:value-type="float">
            <text:p>0.000306275096276901</text:p>
          </table:table-cell>
          <table:table-cell office:value-type="float" office:value="0.998371448691907" calcext:value-type="float">
            <text:p>0.998371448691907</text:p>
          </table:table-cell>
          <table:table-cell office:value-type="float" office:value="0.000306027387564323" calcext:value-type="float">
            <text:p>0.000306027387564323</text:p>
          </table:table-cell>
          <table:table-cell office:value-type="float" office:value="0.998369828666079" calcext:value-type="float">
            <text:p>0.998369828666079</text:p>
          </table:table-cell>
          <table:table-cell office:value-type="float" office:value="0.000306275096276901" calcext:value-type="float">
            <text:p>0.000306275096276901</text:p>
          </table:table-cell>
          <table:table-cell office:value-type="float" office:value="0.998434673670805" calcext:value-type="float">
            <text:p>0.998434673670805</text:p>
          </table:table-cell>
          <table:table-cell office:value-type="float" office:value="0.000180192359880315" calcext:value-type="float">
            <text:p>0.000180192359880315</text:p>
          </table:table-cell>
          <table:table-cell office:value-type="float" office:value="0.998435094895282" calcext:value-type="float">
            <text:p>0.998435094895282</text:p>
          </table:table-cell>
          <table:table-cell office:value-type="float" office:value="0.000180227199716645" calcext:value-type="float">
            <text:p>0.000180227199716645</text:p>
          </table:table-cell>
          <table:table-cell office:value-type="float" office:value="0.998434673670805" calcext:value-type="float">
            <text:p>0.998434673670805</text:p>
          </table:table-cell>
          <table:table-cell office:value-type="float" office:value="0.000180192359880315" calcext:value-type="float">
            <text:p>0.000180192359880315</text:p>
          </table:table-cell>
          <table:table-cell office:value-type="float" office:value="0.998350042467007" calcext:value-type="float">
            <text:p>0.998350042467007</text:p>
          </table:table-cell>
          <table:table-cell office:value-type="float" office:value="0.000187837364689005" calcext:value-type="float">
            <text:p>0.000187837364689005</text:p>
          </table:table-cell>
          <table:table-cell office:value-type="float" office:value="0.998350331803078" calcext:value-type="float">
            <text:p>0.998350331803078</text:p>
          </table:table-cell>
          <table:table-cell office:value-type="float" office:value="0.000187833424086215" calcext:value-type="float">
            <text:p>0.000187833424086215</text:p>
          </table:table-cell>
          <table:table-cell office:value-type="float" office:value="0.998350042467007" calcext:value-type="float">
            <text:p>0.998350042467007</text:p>
          </table:table-cell>
          <table:table-cell office:value-type="float" office:value="0.000187837364689005" calcext:value-type="float">
            <text:p>0.000187837364689005</text:p>
          </table:table-cell>
          <table:table-cell office:value-type="float" office:value="0.993873215722205" calcext:value-type="float">
            <text:p>0.993873215722205</text:p>
          </table:table-cell>
          <table:table-cell office:value-type="float" office:value="0.0000013235000140277" calcext:value-type="float">
            <text:p>1.3235000140277E-06</text:p>
          </table:table-cell>
          <table:table-cell office:value-type="float" office:value="0.993991937123719" calcext:value-type="float">
            <text:p>0.993991937123719</text:p>
          </table:table-cell>
          <table:table-cell office:value-type="float" office:value="0.0000013235000140277" calcext:value-type="float">
            <text:p>1.3235000140277E-06</text:p>
          </table:table-cell>
          <table:table-cell office:value-type="float" office:value="0.993871892222191" calcext:value-type="float">
            <text:p>0.993871892222191</text:p>
          </table:table-cell>
          <table:table-cell office:value-type="float" office:value="0.0000013235000140277" calcext:value-type="float">
            <text:p>1.3235000140277E-0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998867646550914" calcext:value-type="float">
            <text:p>0.998867646550914</text:p>
          </table:table-cell>
          <table:table-cell office:value-type="float" office:value="0.000189972231271531" calcext:value-type="float">
            <text:p>0.000189972231271531</text:p>
          </table:table-cell>
          <table:table-cell office:value-type="float" office:value="0.998868631867316" calcext:value-type="float">
            <text:p>0.998868631867316</text:p>
          </table:table-cell>
          <table:table-cell office:value-type="float" office:value="0.000189758246189517" calcext:value-type="float">
            <text:p>0.000189758246189517</text:p>
          </table:table-cell>
          <table:table-cell office:value-type="float" office:value="0.998867646550914" calcext:value-type="float">
            <text:p>0.998867646550914</text:p>
          </table:table-cell>
          <table:table-cell office:value-type="float" office:value="0.000189972231271531" calcext:value-type="float">
            <text:p>0.000189972231271531</text:p>
          </table:table-cell>
          <table:table-cell office:value-type="float" office:value="0.998676879299541" calcext:value-type="float">
            <text:p>0.998676879299541</text:p>
          </table:table-cell>
          <table:table-cell office:value-type="float" office:value="0.000200419411092136" calcext:value-type="float">
            <text:p>0.000200419411092136</text:p>
          </table:table-cell>
          <table:table-cell office:value-type="float" office:value="0.998677198029543" calcext:value-type="float">
            <text:p>0.998677198029543</text:p>
          </table:table-cell>
          <table:table-cell office:value-type="float" office:value="0.000200459312185884" calcext:value-type="float">
            <text:p>0.000200459312185884</text:p>
          </table:table-cell>
          <table:table-cell office:value-type="float" office:value="0.998676879299541" calcext:value-type="float">
            <text:p>0.998676879299541</text:p>
          </table:table-cell>
          <table:table-cell office:value-type="float" office:value="0.000200419411092136" calcext:value-type="float">
            <text:p>0.000200419411092136</text:p>
          </table:table-cell>
          <table:table-cell office:value-type="float" office:value="0.998765878224135" calcext:value-type="float">
            <text:p>0.998765878224135</text:p>
          </table:table-cell>
          <table:table-cell office:value-type="float" office:value="0.0000935915472224348" calcext:value-type="float">
            <text:p>9.35915472224348E-05</text:p>
          </table:table-cell>
          <table:table-cell office:value-type="float" office:value="0.998766485834973" calcext:value-type="float">
            <text:p>0.998766485834973</text:p>
          </table:table-cell>
          <table:table-cell office:value-type="float" office:value="0.0000937316827741273" calcext:value-type="float">
            <text:p>9.37316827741273E-05</text:p>
          </table:table-cell>
          <table:table-cell office:value-type="float" office:value="0.998765878224135" calcext:value-type="float">
            <text:p>0.998765878224135</text:p>
          </table:table-cell>
          <table:table-cell office:value-type="float" office:value="0.0000935915472224348" calcext:value-type="float">
            <text:p>9.35915472224348E-05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999127960283474" calcext:value-type="float">
            <text:p>0.999127960283474</text:p>
          </table:table-cell>
          <table:table-cell office:value-type="float" office:value="0.000124754287278251" calcext:value-type="float">
            <text:p>0.000124754287278251</text:p>
          </table:table-cell>
          <table:table-cell office:value-type="float" office:value="0.999128623946215" calcext:value-type="float">
            <text:p>0.999128623946215</text:p>
          </table:table-cell>
          <table:table-cell office:value-type="float" office:value="0.000124528617998001" calcext:value-type="float">
            <text:p>0.000124528617998001</text:p>
          </table:table-cell>
          <table:table-cell office:value-type="float" office:value="0.999127960283474" calcext:value-type="float">
            <text:p>0.999127960283474</text:p>
          </table:table-cell>
          <table:table-cell office:value-type="float" office:value="0.000124754287278251" calcext:value-type="float">
            <text:p>0.000124754287278251</text:p>
          </table:table-cell>
          <table:table-cell office:value-type="float" office:value="0.998852053646883" calcext:value-type="float">
            <text:p>0.998852053646883</text:p>
          </table:table-cell>
          <table:table-cell office:value-type="float" office:value="0.000198379528847304" calcext:value-type="float">
            <text:p>0.000198379528847304</text:p>
          </table:table-cell>
          <table:table-cell office:value-type="float" office:value="0.998852341922887" calcext:value-type="float">
            <text:p>0.998852341922887</text:p>
          </table:table-cell>
          <table:table-cell office:value-type="float" office:value="0.000198482713723455" calcext:value-type="float">
            <text:p>0.000198482713723455</text:p>
          </table:table-cell>
          <table:table-cell office:value-type="float" office:value="0.998852053646883" calcext:value-type="float">
            <text:p>0.998852053646883</text:p>
          </table:table-cell>
          <table:table-cell office:value-type="float" office:value="0.000198379528847304" calcext:value-type="float">
            <text:p>0.000198379528847304</text:p>
          </table:table-cell>
          <table:table-cell office:value-type="float" office:value="0.998990200814802" calcext:value-type="float">
            <text:p>0.998990200814802</text:p>
          </table:table-cell>
          <table:table-cell office:value-type="float" office:value="0.000106968559908831" calcext:value-type="float">
            <text:p>0.000106968559908831</text:p>
          </table:table-cell>
          <table:table-cell office:value-type="float" office:value="0.998990507963783" calcext:value-type="float">
            <text:p>0.998990507963783</text:p>
          </table:table-cell>
          <table:table-cell office:value-type="float" office:value="0.000106941458337663" calcext:value-type="float">
            <text:p>0.000106941458337663</text:p>
          </table:table-cell>
          <table:table-cell office:value-type="float" office:value="0.998990200814802" calcext:value-type="float">
            <text:p>0.998990200814802</text:p>
          </table:table-cell>
          <table:table-cell office:value-type="float" office:value="0.000106968559908831" calcext:value-type="float">
            <text:p>0.000106968559908831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999262815559688" calcext:value-type="float">
            <text:p>0.999262815559688</text:p>
          </table:table-cell>
          <table:table-cell office:value-type="float" office:value="0.0000993873058824801" calcext:value-type="float">
            <text:p>9.93873058824801E-05</text:p>
          </table:table-cell>
          <table:table-cell office:value-type="float" office:value="0.999263285289445" calcext:value-type="float">
            <text:p>0.999263285289445</text:p>
          </table:table-cell>
          <table:table-cell office:value-type="float" office:value="0.0000992287924029442" calcext:value-type="float">
            <text:p>9.92287924029442E-05</text:p>
          </table:table-cell>
          <table:table-cell office:value-type="float" office:value="0.999262815559688" calcext:value-type="float">
            <text:p>0.999262815559688</text:p>
          </table:table-cell>
          <table:table-cell office:value-type="float" office:value="0.0000993873058824801" calcext:value-type="float">
            <text:p>9.93873058824801E-05</text:p>
          </table:table-cell>
          <table:table-cell office:value-type="float" office:value="0.998980926711489" calcext:value-type="float">
            <text:p>0.998980926711489</text:p>
          </table:table-cell>
          <table:table-cell office:value-type="float" office:value="0.000129978580782934" calcext:value-type="float">
            <text:p>0.000129978580782934</text:p>
          </table:table-cell>
          <table:table-cell office:value-type="float" office:value="0.998981147736364" calcext:value-type="float">
            <text:p>0.998981147736364</text:p>
          </table:table-cell>
          <table:table-cell office:value-type="float" office:value="0.000130060006813171" calcext:value-type="float">
            <text:p>0.000130060006813171</text:p>
          </table:table-cell>
          <table:table-cell office:value-type="float" office:value="0.998980926711489" calcext:value-type="float">
            <text:p>0.998980926711489</text:p>
          </table:table-cell>
          <table:table-cell office:value-type="float" office:value="0.000129978580782934" calcext:value-type="float">
            <text:p>0.000129978580782934</text:p>
          </table:table-cell>
          <table:table-cell office:value-type="float" office:value="0.99921618385187" calcext:value-type="float">
            <text:p>0.99921618385187</text:p>
          </table:table-cell>
          <table:table-cell office:value-type="float" office:value="0.0000800345488277217" calcext:value-type="float">
            <text:p>8.00345488277217E-05</text:p>
          </table:table-cell>
          <table:table-cell office:value-type="float" office:value="0.999216684577315" calcext:value-type="float">
            <text:p>0.999216684577315</text:p>
          </table:table-cell>
          <table:table-cell office:value-type="float" office:value="0.0000799972625045619" calcext:value-type="float">
            <text:p>7.99972625045619E-05</text:p>
          </table:table-cell>
          <table:table-cell office:value-type="float" office:value="0.99921618385187" calcext:value-type="float">
            <text:p>0.99921618385187</text:p>
          </table:table-cell>
          <table:table-cell office:value-type="float" office:value="0.0000800345488277217" calcext:value-type="float">
            <text:p>8.00345488277217E-05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999372950955051" calcext:value-type="float">
            <text:p>0.999372950955051</text:p>
          </table:table-cell>
          <table:table-cell office:value-type="float" office:value="0.0000840375898823869" calcext:value-type="float">
            <text:p>8.40375898823869E-05</text:p>
          </table:table-cell>
          <table:table-cell office:value-type="float" office:value="0.999373367121284" calcext:value-type="float">
            <text:p>0.999373367121284</text:p>
          </table:table-cell>
          <table:table-cell office:value-type="float" office:value="0.000083945609528034" calcext:value-type="float">
            <text:p>8.3945609528034E-05</text:p>
          </table:table-cell>
          <table:table-cell office:value-type="float" office:value="0.999372950955051" calcext:value-type="float">
            <text:p>0.999372950955051</text:p>
          </table:table-cell>
          <table:table-cell office:value-type="float" office:value="0.0000840375898823869" calcext:value-type="float">
            <text:p>8.40375898823869E-05</text:p>
          </table:table-cell>
          <table:table-cell office:value-type="float" office:value="0.999151298167176" calcext:value-type="float">
            <text:p>0.999151298167176</text:p>
          </table:table-cell>
          <table:table-cell office:value-type="float" office:value="0.000117993228432388" calcext:value-type="float">
            <text:p>0.000117993228432388</text:p>
          </table:table-cell>
          <table:table-cell office:value-type="float" office:value="0.999151487846101" calcext:value-type="float">
            <text:p>0.999151487846101</text:p>
          </table:table-cell>
          <table:table-cell office:value-type="float" office:value="0.0001180603579785" calcext:value-type="float">
            <text:p>0.0001180603579785</text:p>
          </table:table-cell>
          <table:table-cell office:value-type="float" office:value="0.999151298167176" calcext:value-type="float">
            <text:p>0.999151298167176</text:p>
          </table:table-cell>
          <table:table-cell office:value-type="float" office:value="0.000117993228432388" calcext:value-type="float">
            <text:p>0.000117993228432388</text:p>
          </table:table-cell>
          <table:table-cell office:value-type="float" office:value="0.999293518689814" calcext:value-type="float">
            <text:p>0.999293518689814</text:p>
          </table:table-cell>
          <table:table-cell office:value-type="float" office:value="0.0000777357013014755" calcext:value-type="float">
            <text:p>7.77357013014755E-05</text:p>
          </table:table-cell>
          <table:table-cell office:value-type="float" office:value="0.999293984583436" calcext:value-type="float">
            <text:p>0.999293984583436</text:p>
          </table:table-cell>
          <table:table-cell office:value-type="float" office:value="0.0000778091525095998" calcext:value-type="float">
            <text:p>0.0000778091525095998</text:p>
          </table:table-cell>
          <table:table-cell office:value-type="float" office:value="0.999293518689814" calcext:value-type="float">
            <text:p>0.999293518689814</text:p>
          </table:table-cell>
          <table:table-cell office:value-type="float" office:value="0.0000777357013014755" calcext:value-type="float">
            <text:p>7.77357013014755E-05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999427954745458" calcext:value-type="float">
            <text:p>0.999427954745458</text:p>
          </table:table-cell>
          <table:table-cell office:value-type="float" office:value="0.000095306983405808" calcext:value-type="float">
            <text:p>9.5306983405808E-05</text:p>
          </table:table-cell>
          <table:table-cell office:value-type="float" office:value="0.999428282434975" calcext:value-type="float">
            <text:p>0.999428282434975</text:p>
          </table:table-cell>
          <table:table-cell office:value-type="float" office:value="0.0000952317352769219" calcext:value-type="float">
            <text:p>9.52317352769219E-05</text:p>
          </table:table-cell>
          <table:table-cell office:value-type="float" office:value="0.999427954745458" calcext:value-type="float">
            <text:p>0.999427954745458</text:p>
          </table:table-cell>
          <table:table-cell office:value-type="float" office:value="0.000095306983405808" calcext:value-type="float">
            <text:p>9.5306983405808E-05</text:p>
          </table:table-cell>
          <table:table-cell office:value-type="float" office:value="0.999246207140955" calcext:value-type="float">
            <text:p>0.999246207140955</text:p>
          </table:table-cell>
          <table:table-cell office:value-type="float" office:value="0.000101867862858334" calcext:value-type="float">
            <text:p>0.000101867862858334</text:p>
          </table:table-cell>
          <table:table-cell office:value-type="float" office:value="0.999246362997168" calcext:value-type="float">
            <text:p>0.999246362997168</text:p>
          </table:table-cell>
          <table:table-cell office:value-type="float" office:value="0.000101910507971475" calcext:value-type="float">
            <text:p>0.000101910507971475</text:p>
          </table:table-cell>
          <table:table-cell office:value-type="float" office:value="0.999246207140955" calcext:value-type="float">
            <text:p>0.999246207140955</text:p>
          </table:table-cell>
          <table:table-cell office:value-type="float" office:value="0.000101867862858334" calcext:value-type="float">
            <text:p>0.000101867862858334</text:p>
          </table:table-cell>
          <table:table-cell office:value-type="float" office:value="0.999324377058116" calcext:value-type="float">
            <text:p>0.999324377058116</text:p>
          </table:table-cell>
          <table:table-cell office:value-type="float" office:value="0.0000611566878668014" calcext:value-type="float">
            <text:p>6.11566878668014E-05</text:p>
          </table:table-cell>
          <table:table-cell office:value-type="float" office:value="0.999324811368089" calcext:value-type="float">
            <text:p>0.999324811368089</text:p>
          </table:table-cell>
          <table:table-cell office:value-type="float" office:value="0.0000610994431669174" calcext:value-type="float">
            <text:p>6.10994431669174E-05</text:p>
          </table:table-cell>
          <table:table-cell office:value-type="float" office:value="0.999324377058116" calcext:value-type="float">
            <text:p>0.999324377058116</text:p>
          </table:table-cell>
          <table:table-cell office:value-type="float" office:value="0.0000611566878668014" calcext:value-type="float">
            <text:p>6.11566878668014E-05</text:p>
          </table:table-cell>
          <table:table-cell office:value-type="float" office:value="0.993960798155218" calcext:value-type="float">
            <text:p>0.993960798155218</text:p>
          </table:table-cell>
          <table:table-cell office:value-type="float" office:value="0.00000000000150152113" calcext:value-type="float">
            <text:p>1.50152113068042E-12</text:p>
          </table:table-cell>
          <table:table-cell office:value-type="float" office:value="0.994276817537101" calcext:value-type="float">
            <text:p>0.994276817537101</text:p>
          </table:table-cell>
          <table:table-cell office:value-type="float" office:value="0.00000000000150152113" calcext:value-type="float">
            <text:p>1.50152113068042E-12</text:p>
          </table:table-cell>
          <table:table-cell office:value-type="float" office:value="0.993960798155218" calcext:value-type="float">
            <text:p>0.993960798155218</text:p>
          </table:table-cell>
          <table:table-cell office:value-type="float" office:value="0.00000000000150152113" calcext:value-type="float">
            <text:p>1.50152113068042E-1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99941440258799" calcext:value-type="float">
            <text:p>0.99941440258799</text:p>
          </table:table-cell>
          <table:table-cell office:value-type="float" office:value="0.0000941536534240332" calcext:value-type="float">
            <text:p>9.41536534240332E-05</text:p>
          </table:table-cell>
          <table:table-cell office:value-type="float" office:value="0.99941478267648" calcext:value-type="float">
            <text:p>0.99941478267648</text:p>
          </table:table-cell>
          <table:table-cell office:value-type="float" office:value="0.0000940429933625363" calcext:value-type="float">
            <text:p>9.40429933625363E-05</text:p>
          </table:table-cell>
          <table:table-cell office:value-type="float" office:value="0.99941440258799" calcext:value-type="float">
            <text:p>0.99941440258799</text:p>
          </table:table-cell>
          <table:table-cell office:value-type="float" office:value="0.0000941536534240332" calcext:value-type="float">
            <text:p>9.41536534240332E-05</text:p>
          </table:table-cell>
          <table:table-cell office:value-type="float" office:value="0.999265482741672" calcext:value-type="float">
            <text:p>0.999265482741672</text:p>
          </table:table-cell>
          <table:table-cell office:value-type="float" office:value="0.000100230550182554" calcext:value-type="float">
            <text:p>0.000100230550182554</text:p>
          </table:table-cell>
          <table:table-cell office:value-type="float" office:value="0.999265776442947" calcext:value-type="float">
            <text:p>0.999265776442947</text:p>
          </table:table-cell>
          <table:table-cell office:value-type="float" office:value="0.000100282508730384" calcext:value-type="float">
            <text:p>0.000100282508730384</text:p>
          </table:table-cell>
          <table:table-cell office:value-type="float" office:value="0.999265482741672" calcext:value-type="float">
            <text:p>0.999265482741672</text:p>
          </table:table-cell>
          <table:table-cell office:value-type="float" office:value="0.000100230550182554" calcext:value-type="float">
            <text:p>0.000100230550182554</text:p>
          </table:table-cell>
          <table:table-cell office:value-type="float" office:value="0.999264785027097" calcext:value-type="float">
            <text:p>0.999264785027097</text:p>
          </table:table-cell>
          <table:table-cell office:value-type="float" office:value="0.0000795876805565967" calcext:value-type="float">
            <text:p>7.95876805565967E-05</text:p>
          </table:table-cell>
          <table:table-cell office:value-type="float" office:value="0.999265174307091" calcext:value-type="float">
            <text:p>0.999265174307091</text:p>
          </table:table-cell>
          <table:table-cell office:value-type="float" office:value="0.0000795673489908313" calcext:value-type="float">
            <text:p>7.95673489908313E-05</text:p>
          </table:table-cell>
          <table:table-cell office:value-type="float" office:value="0.999264785027097" calcext:value-type="float">
            <text:p>0.999264785027097</text:p>
          </table:table-cell>
          <table:table-cell office:value-type="float" office:value="0.0000795876805565967" calcext:value-type="float">
            <text:p>7.95876805565967E-05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999438693070026" calcext:value-type="float">
            <text:p>0.999438693070026</text:p>
          </table:table-cell>
          <table:table-cell office:value-type="float" office:value="0.0000888474407417904" calcext:value-type="float">
            <text:p>8.88474407417904E-05</text:p>
          </table:table-cell>
          <table:table-cell office:value-type="float" office:value="0.999439016337726" calcext:value-type="float">
            <text:p>0.999439016337726</text:p>
          </table:table-cell>
          <table:table-cell office:value-type="float" office:value="0.0000887739140246451" calcext:value-type="float">
            <text:p>8.87739140246451E-05</text:p>
          </table:table-cell>
          <table:table-cell office:value-type="float" office:value="0.999438693070026" calcext:value-type="float">
            <text:p>0.999438693070026</text:p>
          </table:table-cell>
          <table:table-cell office:value-type="float" office:value="0.0000888474407417904" calcext:value-type="float">
            <text:p>8.88474407417904E-05</text:p>
          </table:table-cell>
          <table:table-cell office:value-type="float" office:value="0.999338332457667" calcext:value-type="float">
            <text:p>0.999338332457667</text:p>
          </table:table-cell>
          <table:table-cell office:value-type="float" office:value="0.0000937331314786212" calcext:value-type="float">
            <text:p>9.37331314786212E-05</text:p>
          </table:table-cell>
          <table:table-cell office:value-type="float" office:value="0.999338616078865" calcext:value-type="float">
            <text:p>0.999338616078865</text:p>
          </table:table-cell>
          <table:table-cell office:value-type="float" office:value="0.0000937781819130505" calcext:value-type="float">
            <text:p>9.37781819130505E-05</text:p>
          </table:table-cell>
          <table:table-cell office:value-type="float" office:value="0.999338332457667" calcext:value-type="float">
            <text:p>0.999338332457667</text:p>
          </table:table-cell>
          <table:table-cell office:value-type="float" office:value="0.0000937331314786212" calcext:value-type="float">
            <text:p>9.37331314786212E-05</text:p>
          </table:table-cell>
          <table:table-cell office:value-type="float" office:value="0.999294814578374" calcext:value-type="float">
            <text:p>0.999294814578374</text:p>
          </table:table-cell>
          <table:table-cell office:value-type="float" office:value="0.000114155544115643" calcext:value-type="float">
            <text:p>0.000114155544115643</text:p>
          </table:table-cell>
          <table:table-cell office:value-type="float" office:value="0.999295030981537" calcext:value-type="float">
            <text:p>0.999295030981537</text:p>
          </table:table-cell>
          <table:table-cell office:value-type="float" office:value="0.000114124339445363" calcext:value-type="float">
            <text:p>0.000114124339445363</text:p>
          </table:table-cell>
          <table:table-cell office:value-type="float" office:value="0.999294814578374" calcext:value-type="float">
            <text:p>0.999294814578374</text:p>
          </table:table-cell>
          <table:table-cell office:value-type="float" office:value="0.000114155544115643" calcext:value-type="float">
            <text:p>0.000114155544115643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999495299735239" calcext:value-type="float">
            <text:p>0.999495299735239</text:p>
          </table:table-cell>
          <table:table-cell office:value-type="float" office:value="0.0000865056921855278" calcext:value-type="float">
            <text:p>8.65056921855278E-05</text:p>
          </table:table-cell>
          <table:table-cell office:value-type="float" office:value="0.999495602706749" calcext:value-type="float">
            <text:p>0.999495602706749</text:p>
          </table:table-cell>
          <table:table-cell office:value-type="float" office:value="0.0000864184075446545" calcext:value-type="float">
            <text:p>8.64184075446545E-05</text:p>
          </table:table-cell>
          <table:table-cell office:value-type="float" office:value="0.999495299735239" calcext:value-type="float">
            <text:p>0.999495299735239</text:p>
          </table:table-cell>
          <table:table-cell office:value-type="float" office:value="0.0000865056921855278" calcext:value-type="float">
            <text:p>8.65056921855278E-05</text:p>
          </table:table-cell>
          <table:table-cell office:value-type="float" office:value="0.999372147208777" calcext:value-type="float">
            <text:p>0.999372147208777</text:p>
          </table:table-cell>
          <table:table-cell office:value-type="float" office:value="0.0000964910335528264" calcext:value-type="float">
            <text:p>9.64910335528264E-05</text:p>
          </table:table-cell>
          <table:table-cell office:value-type="float" office:value="0.999372427087085" calcext:value-type="float">
            <text:p>0.999372427087085</text:p>
          </table:table-cell>
          <table:table-cell office:value-type="float" office:value="0.0000965333554345945" calcext:value-type="float">
            <text:p>9.65333554345945E-05</text:p>
          </table:table-cell>
          <table:table-cell office:value-type="float" office:value="0.999372147208777" calcext:value-type="float">
            <text:p>0.999372147208777</text:p>
          </table:table-cell>
          <table:table-cell office:value-type="float" office:value="0.0000964910335528264" calcext:value-type="float">
            <text:p>9.64910335528264E-05</text:p>
          </table:table-cell>
          <table:table-cell office:value-type="float" office:value="0.999326238788406" calcext:value-type="float">
            <text:p>0.999326238788406</text:p>
          </table:table-cell>
          <table:table-cell office:value-type="float" office:value="0.0000708814188941653" calcext:value-type="float">
            <text:p>7.08814188941653E-05</text:p>
          </table:table-cell>
          <table:table-cell office:value-type="float" office:value="0.999326440373168" calcext:value-type="float">
            <text:p>0.999326440373168</text:p>
          </table:table-cell>
          <table:table-cell office:value-type="float" office:value="0.0000708338927821831" calcext:value-type="float">
            <text:p>7.08338927821831E-05</text:p>
          </table:table-cell>
          <table:table-cell office:value-type="float" office:value="0.999326238788406" calcext:value-type="float">
            <text:p>0.999326238788406</text:p>
          </table:table-cell>
          <table:table-cell office:value-type="float" office:value="0.0000708814188941653" calcext:value-type="float">
            <text:p>7.08814188941653E-05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7" office:value-type="float" office:value="0.999501504684533" calcext:value-type="float">
            <text:p>0.999501504684533</text:p>
          </table:table-cell>
          <table:table-cell table:style-name="ce17" office:value-type="float" office:value="0.0000753264163307056" calcext:value-type="float">
            <text:p>7.53264163307056E-05</text:p>
          </table:table-cell>
          <table:table-cell table:style-name="ce17" office:value-type="float" office:value="0.999501720980458" calcext:value-type="float">
            <text:p>0.999501720980458</text:p>
          </table:table-cell>
          <table:table-cell table:style-name="ce17" office:value-type="float" office:value="0.0000752854887012187" calcext:value-type="float">
            <text:p>7.52854887012187E-05</text:p>
          </table:table-cell>
          <table:table-cell table:style-name="ce17" office:value-type="float" office:value="0.999501504684533" calcext:value-type="float">
            <text:p>0.999501504684533</text:p>
          </table:table-cell>
          <table:table-cell table:style-name="ce17" office:value-type="float" office:value="0.0000753264163307056" calcext:value-type="float">
            <text:p>7.53264163307056E-05</text:p>
          </table:table-cell>
          <table:table-cell office:value-type="float" office:value="0.999387769507901" calcext:value-type="float">
            <text:p>0.999387769507901</text:p>
          </table:table-cell>
          <table:table-cell office:value-type="float" office:value="0.000105856644107615" calcext:value-type="float">
            <text:p>0.000105856644107615</text:p>
          </table:table-cell>
          <table:table-cell office:value-type="float" office:value="0.999387979156025" calcext:value-type="float">
            <text:p>0.999387979156025</text:p>
          </table:table-cell>
          <table:table-cell office:value-type="float" office:value="0.000105862282049739" calcext:value-type="float">
            <text:p>0.000105862282049739</text:p>
          </table:table-cell>
          <table:table-cell office:value-type="float" office:value="0.999387769507901" calcext:value-type="float">
            <text:p>0.999387769507901</text:p>
          </table:table-cell>
          <table:table-cell office:value-type="float" office:value="0.000105856644107615" calcext:value-type="float">
            <text:p>0.000105856644107615</text:p>
          </table:table-cell>
          <table:table-cell office:value-type="float" office:value="0.999276907218598" calcext:value-type="float">
            <text:p>0.999276907218598</text:p>
          </table:table-cell>
          <table:table-cell office:value-type="float" office:value="0.0000639191478405556" calcext:value-type="float">
            <text:p>6.39191478405556E-05</text:p>
          </table:table-cell>
          <table:table-cell office:value-type="float" office:value="0.999277026827967" calcext:value-type="float">
            <text:p>0.999277026827967</text:p>
          </table:table-cell>
          <table:table-cell office:value-type="float" office:value="0.0000639351482953782" calcext:value-type="float">
            <text:p>6.39351482953782E-05</text:p>
          </table:table-cell>
          <table:table-cell office:value-type="float" office:value="0.999276907218598" calcext:value-type="float">
            <text:p>0.999276907218598</text:p>
          </table:table-cell>
          <table:table-cell office:value-type="float" office:value="0.0000639191478405556" calcext:value-type="float">
            <text:p>6.39191478405556E-05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99547598489172" calcext:value-type="float">
            <text:p>0.999547598489172</text:p>
          </table:table-cell>
          <table:table-cell office:value-type="float" office:value="0.0000976728032152613" calcext:value-type="float">
            <text:p>9.76728032152613E-05</text:p>
          </table:table-cell>
          <table:table-cell office:value-type="float" office:value="0.999547788572945" calcext:value-type="float">
            <text:p>0.999547788572945</text:p>
          </table:table-cell>
          <table:table-cell office:value-type="float" office:value="0.0000976424863666944" calcext:value-type="float">
            <text:p>9.76424863666944E-05</text:p>
          </table:table-cell>
          <table:table-cell office:value-type="float" office:value="0.999547598489172" calcext:value-type="float">
            <text:p>0.999547598489172</text:p>
          </table:table-cell>
          <table:table-cell office:value-type="float" office:value="0.0000976728032152613" calcext:value-type="float">
            <text:p>9.76728032152613E-05</text:p>
          </table:table-cell>
          <table:table-cell office:value-type="float" office:value="0.999454724748748" calcext:value-type="float">
            <text:p>0.999454724748748</text:p>
          </table:table-cell>
          <table:table-cell office:value-type="float" office:value="0.0000901133930463571" calcext:value-type="float">
            <text:p>9.01133930463571E-05</text:p>
          </table:table-cell>
          <table:table-cell office:value-type="float" office:value="0.99945494152654" calcext:value-type="float">
            <text:p>0.99945494152654</text:p>
          </table:table-cell>
          <table:table-cell office:value-type="float" office:value="0.0000901206578410229" calcext:value-type="float">
            <text:p>9.01206578410229E-05</text:p>
          </table:table-cell>
          <table:table-cell office:value-type="float" office:value="0.999454724748748" calcext:value-type="float">
            <text:p>0.999454724748748</text:p>
          </table:table-cell>
          <table:table-cell office:value-type="float" office:value="0.0000901133930463571" calcext:value-type="float">
            <text:p>9.01133930463571E-05</text:p>
          </table:table-cell>
          <table:table-cell office:value-type="float" office:value="0.999359029228803" calcext:value-type="float">
            <text:p>0.999359029228803</text:p>
          </table:table-cell>
          <table:table-cell office:value-type="float" office:value="0.0000677804151100398" calcext:value-type="float">
            <text:p>6.77804151100398E-05</text:p>
          </table:table-cell>
          <table:table-cell office:value-type="float" office:value="0.999359159693525" calcext:value-type="float">
            <text:p>0.999359159693525</text:p>
          </table:table-cell>
          <table:table-cell office:value-type="float" office:value="0.0000677991278764581" calcext:value-type="float">
            <text:p>6.77991278764581E-05</text:p>
          </table:table-cell>
          <table:table-cell office:value-type="float" office:value="0.999359029228803" calcext:value-type="float">
            <text:p>0.999359029228803</text:p>
          </table:table-cell>
          <table:table-cell office:value-type="float" office:value="0.0000677804151100398" calcext:value-type="float">
            <text:p>6.77804151100398E-05</text:p>
          </table:table-cell>
          <table:table-cell office:value-type="float" office:value="0.996454482399652" calcext:value-type="float">
            <text:p>0.996454482399652</text:p>
          </table:table-cell>
          <table:table-cell table:formula="of:=[.U201]+[.U202]" office:value-type="float" office:value="0" calcext:value-type="float">
            <text:p>0</text:p>
          </table:table-cell>
          <table:table-cell office:value-type="float" office:value="0.996481137425532" calcext:value-type="float">
            <text:p>0.996481137425532</text:p>
          </table:table-cell>
          <table:table-cell table:formula="of:=[.W201]+[.W202]" office:value-type="float" office:value="0" calcext:value-type="float">
            <text:p>0</text:p>
          </table:table-cell>
          <table:table-cell office:value-type="float" office:value="0.996454482399652" calcext:value-type="float">
            <text:p>0.996454482399652</text:p>
          </table:table-cell>
          <table:table-cell table:formula="of:=[.Y201]+[.Y202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99956363496525" calcext:value-type="float">
            <text:p>0.99956363496525</text:p>
          </table:table-cell>
          <table:table-cell office:value-type="float" office:value="0.0000886534151440991" calcext:value-type="float">
            <text:p>8.86534151440991E-05</text:p>
          </table:table-cell>
          <table:table-cell office:value-type="float" office:value="0.999563799816242" calcext:value-type="float">
            <text:p>0.999563799816242</text:p>
          </table:table-cell>
          <table:table-cell office:value-type="float" office:value="0.0000886490681600177" calcext:value-type="float">
            <text:p>8.86490681600177E-05</text:p>
          </table:table-cell>
          <table:table-cell office:value-type="float" office:value="0.99956363496525" calcext:value-type="float">
            <text:p>0.99956363496525</text:p>
          </table:table-cell>
          <table:table-cell office:value-type="float" office:value="0.0000886534151440991" calcext:value-type="float">
            <text:p>8.86534151440991E-05</text:p>
          </table:table-cell>
          <table:table-cell office:value-type="float" office:value="0.999469772966337" calcext:value-type="float">
            <text:p>0.999469772966337</text:p>
          </table:table-cell>
          <table:table-cell office:value-type="float" office:value="0.0000925742448718073" calcext:value-type="float">
            <text:p>9.25742448718073E-05</text:p>
          </table:table-cell>
          <table:table-cell office:value-type="float" office:value="0.999469967100982" calcext:value-type="float">
            <text:p>0.999469967100982</text:p>
          </table:table-cell>
          <table:table-cell office:value-type="float" office:value="0.0000925670713532973" calcext:value-type="float">
            <text:p>9.25670713532973E-05</text:p>
          </table:table-cell>
          <table:table-cell office:value-type="float" office:value="0.999469772966337" calcext:value-type="float">
            <text:p>0.999469772966337</text:p>
          </table:table-cell>
          <table:table-cell office:value-type="float" office:value="0.0000925742448718073" calcext:value-type="float">
            <text:p>9.25742448718073E-05</text:p>
          </table:table-cell>
          <table:table-cell office:value-type="float" office:value="0.999448106384244" calcext:value-type="float">
            <text:p>0.999448106384244</text:p>
          </table:table-cell>
          <table:table-cell office:value-type="float" office:value="0.0000992877821594228" calcext:value-type="float">
            <text:p>9.92877821594228E-05</text:p>
          </table:table-cell>
          <table:table-cell office:value-type="float" office:value="0.999448360696444" calcext:value-type="float">
            <text:p>0.999448360696444</text:p>
          </table:table-cell>
          <table:table-cell office:value-type="float" office:value="0.0000992928784517844" calcext:value-type="float">
            <text:p>9.92928784517844E-05</text:p>
          </table:table-cell>
          <table:table-cell office:value-type="float" office:value="0.999448106384244" calcext:value-type="float">
            <text:p>0.999448106384244</text:p>
          </table:table-cell>
          <table:table-cell office:value-type="float" office:value="0.0000992877821594228" calcext:value-type="float">
            <text:p>9.92877821594228E-05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999580668784007" calcext:value-type="float">
            <text:p>0.999580668784007</text:p>
          </table:table-cell>
          <table:table-cell office:value-type="float" office:value="0.0000738418252764418" calcext:value-type="float">
            <text:p>7.38418252764418E-05</text:p>
          </table:table-cell>
          <table:table-cell office:value-type="float" office:value="0.999580805908965" calcext:value-type="float">
            <text:p>0.999580805908965</text:p>
          </table:table-cell>
          <table:table-cell office:value-type="float" office:value="0.0000738428931513156" calcext:value-type="float">
            <text:p>7.38428931513156E-05</text:p>
          </table:table-cell>
          <table:table-cell office:value-type="float" office:value="0.999580668784007" calcext:value-type="float">
            <text:p>0.999580668784007</text:p>
          </table:table-cell>
          <table:table-cell office:value-type="float" office:value="0.0000738418252764418" calcext:value-type="float">
            <text:p>7.38418252764418E-05</text:p>
          </table:table-cell>
          <table:table-cell table:style-name="ce17" office:value-type="float" office:value="0.99950768333318" calcext:value-type="float">
            <text:p>0.99950768333318</text:p>
          </table:table-cell>
          <table:table-cell table:style-name="ce17" office:value-type="float" office:value="0.000100853572451257" calcext:value-type="float">
            <text:p>0.000100853572451257</text:p>
          </table:table-cell>
          <table:table-cell table:style-name="ce17" office:value-type="float" office:value="0.999507844955989" calcext:value-type="float">
            <text:p>0.999507844955989</text:p>
          </table:table-cell>
          <table:table-cell table:style-name="ce17" office:value-type="float" office:value="0.000100799844894927" calcext:value-type="float">
            <text:p>0.000100799844894927</text:p>
          </table:table-cell>
          <table:table-cell table:style-name="ce17" office:value-type="float" office:value="0.99950768333318" calcext:value-type="float">
            <text:p>0.99950768333318</text:p>
          </table:table-cell>
          <table:table-cell table:style-name="ce17" office:value-type="float" office:value="0.000100853572451257" calcext:value-type="float">
            <text:p>0.000100853572451257</text:p>
          </table:table-cell>
          <table:table-cell office:value-type="float" office:value="0.985094417419026" calcext:value-type="float">
            <text:p>0.985094417419026</text:p>
          </table:table-cell>
          <table:table-cell office:value-type="float" office:value="0.00645777900619807" calcext:value-type="float">
            <text:p>0.00645777900619807</text:p>
          </table:table-cell>
          <table:table-cell office:value-type="float" office:value="0.987095357327491" calcext:value-type="float">
            <text:p>0.987095357327491</text:p>
          </table:table-cell>
          <table:table-cell office:value-type="float" office:value="0.00544917911519445" calcext:value-type="float">
            <text:p>0.00544917911519445</text:p>
          </table:table-cell>
          <table:table-cell office:value-type="float" office:value="0.985094417419026" calcext:value-type="float">
            <text:p>0.985094417419026</text:p>
          </table:table-cell>
          <table:table-cell office:value-type="float" office:value="0.00645777900619807" calcext:value-type="float">
            <text:p>0.00645777900619807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999588939737727" calcext:value-type="float">
            <text:p>0.999588939737727</text:p>
          </table:table-cell>
          <table:table-cell office:value-type="float" office:value="0.0000870414588297644" calcext:value-type="float">
            <text:p>8.70414588297644E-05</text:p>
          </table:table-cell>
          <table:table-cell office:value-type="float" office:value="0.999589089306203" calcext:value-type="float">
            <text:p>0.999589089306203</text:p>
          </table:table-cell>
          <table:table-cell office:value-type="float" office:value="0.0000869869246487974" calcext:value-type="float">
            <text:p>8.69869246487974E-05</text:p>
          </table:table-cell>
          <table:table-cell office:value-type="float" office:value="0.999588939737727" calcext:value-type="float">
            <text:p>0.999588939737727</text:p>
          </table:table-cell>
          <table:table-cell office:value-type="float" office:value="0.0000870414588297644" calcext:value-type="float">
            <text:p>8.70414588297644E-05</text:p>
          </table:table-cell>
          <table:table-cell office:value-type="float" office:value="0.999516724317161" calcext:value-type="float">
            <text:p>0.999516724317161</text:p>
          </table:table-cell>
          <table:table-cell office:value-type="float" office:value="0.000105124120109083" calcext:value-type="float">
            <text:p>0.000105124120109083</text:p>
          </table:table-cell>
          <table:table-cell office:value-type="float" office:value="0.999516879844555" calcext:value-type="float">
            <text:p>0.999516879844555</text:p>
          </table:table-cell>
          <table:table-cell office:value-type="float" office:value="0.000105121656523036" calcext:value-type="float">
            <text:p>0.000105121656523036</text:p>
          </table:table-cell>
          <table:table-cell office:value-type="float" office:value="0.999516724317161" calcext:value-type="float">
            <text:p>0.999516724317161</text:p>
          </table:table-cell>
          <table:table-cell office:value-type="float" office:value="0.000105124120109083" calcext:value-type="float">
            <text:p>0.000105124120109083</text:p>
          </table:table-cell>
          <table:table-cell office:value-type="float" office:value="0.989029711168571" calcext:value-type="float">
            <text:p>0.989029711168571</text:p>
          </table:table-cell>
          <table:table-cell office:value-type="float" office:value="0.00695532345376886" calcext:value-type="float">
            <text:p>0.00695532345376886</text:p>
          </table:table-cell>
          <table:table-cell office:value-type="float" office:value="0.990405039186506" calcext:value-type="float">
            <text:p>0.990405039186506</text:p>
          </table:table-cell>
          <table:table-cell office:value-type="float" office:value="0.00605337628557492" calcext:value-type="float">
            <text:p>0.00605337628557492</text:p>
          </table:table-cell>
          <table:table-cell office:value-type="float" office:value="0.989029711168571" calcext:value-type="float">
            <text:p>0.989029711168571</text:p>
          </table:table-cell>
          <table:table-cell office:value-type="float" office:value="0.00695532345376886" calcext:value-type="float">
            <text:p>0.00695532345376886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999589481010614" calcext:value-type="float">
            <text:p>0.999589481010614</text:p>
          </table:table-cell>
          <table:table-cell office:value-type="float" office:value="0.000103068669097753" calcext:value-type="float">
            <text:p>0.000103068669097753</text:p>
          </table:table-cell>
          <table:table-cell office:value-type="float" office:value="0.999589600322522" calcext:value-type="float">
            <text:p>0.999589600322522</text:p>
          </table:table-cell>
          <table:table-cell office:value-type="float" office:value="0.000103056686883445" calcext:value-type="float">
            <text:p>0.000103056686883445</text:p>
          </table:table-cell>
          <table:table-cell office:value-type="float" office:value="0.999589481010614" calcext:value-type="float">
            <text:p>0.999589481010614</text:p>
          </table:table-cell>
          <table:table-cell office:value-type="float" office:value="0.000103068669097753" calcext:value-type="float">
            <text:p>0.000103068669097753</text:p>
          </table:table-cell>
          <table:table-cell office:value-type="float" office:value="0.999532517787258" calcext:value-type="float">
            <text:p>0.999532517787258</text:p>
          </table:table-cell>
          <table:table-cell office:value-type="float" office:value="0.0000832806399154516" calcext:value-type="float">
            <text:p>8.32806399154516E-05</text:p>
          </table:table-cell>
          <table:table-cell office:value-type="float" office:value="0.999532638199681" calcext:value-type="float">
            <text:p>0.999532638199681</text:p>
          </table:table-cell>
          <table:table-cell office:value-type="float" office:value="0.0000832492308710866" calcext:value-type="float">
            <text:p>8.32492308710866E-05</text:p>
          </table:table-cell>
          <table:table-cell office:value-type="float" office:value="0.999532517787258" calcext:value-type="float">
            <text:p>0.999532517787258</text:p>
          </table:table-cell>
          <table:table-cell office:value-type="float" office:value="0.0000832806399154516" calcext:value-type="float">
            <text:p>8.32806399154516E-05</text:p>
          </table:table-cell>
          <table:table-cell office:value-type="float" office:value="0.998421919394417" calcext:value-type="float">
            <text:p>0.998421919394417</text:p>
          </table:table-cell>
          <table:table-cell office:value-type="float" office:value="0.00126346516244773" calcext:value-type="float">
            <text:p>0.00126346516244773</text:p>
          </table:table-cell>
          <table:table-cell office:value-type="float" office:value="0.998445252209529" calcext:value-type="float">
            <text:p>0.998445252209529</text:p>
          </table:table-cell>
          <table:table-cell office:value-type="float" office:value="0.0012368877491459" calcext:value-type="float">
            <text:p>0.0012368877491459</text:p>
          </table:table-cell>
          <table:table-cell office:value-type="float" office:value="0.998421919394417" calcext:value-type="float">
            <text:p>0.998421919394417</text:p>
          </table:table-cell>
          <table:table-cell office:value-type="float" office:value="0.00126346516244773" calcext:value-type="float">
            <text:p>0.00126346516244773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999566883684021" calcext:value-type="float">
            <text:p>0.999566883684021</text:p>
          </table:table-cell>
          <table:table-cell office:value-type="float" office:value="0.0000934966640507792" calcext:value-type="float">
            <text:p>9.34966640507792E-05</text:p>
          </table:table-cell>
          <table:table-cell office:value-type="float" office:value="0.999567028638604" calcext:value-type="float">
            <text:p>0.999567028638604</text:p>
          </table:table-cell>
          <table:table-cell office:value-type="float" office:value="0.0000934909361368129" calcext:value-type="float">
            <text:p>9.34909361368129E-05</text:p>
          </table:table-cell>
          <table:table-cell office:value-type="float" office:value="0.999566883684021" calcext:value-type="float">
            <text:p>0.999566883684021</text:p>
          </table:table-cell>
          <table:table-cell office:value-type="float" office:value="0.0000934966640507792" calcext:value-type="float">
            <text:p>9.34966640507792E-05</text:p>
          </table:table-cell>
          <table:table-cell office:value-type="float" office:value="0.999514819822661" calcext:value-type="float">
            <text:p>0.999514819822661</text:p>
          </table:table-cell>
          <table:table-cell office:value-type="float" office:value="0.0000908695591560345" calcext:value-type="float">
            <text:p>9.08695591560345E-05</text:p>
          </table:table-cell>
          <table:table-cell office:value-type="float" office:value="0.999514969499234" calcext:value-type="float">
            <text:p>0.999514969499234</text:p>
          </table:table-cell>
          <table:table-cell office:value-type="float" office:value="0.0000908390914710069" calcext:value-type="float">
            <text:p>9.08390914710069E-05</text:p>
          </table:table-cell>
          <table:table-cell office:value-type="float" office:value="0.999514819822661" calcext:value-type="float">
            <text:p>0.999514819822661</text:p>
          </table:table-cell>
          <table:table-cell office:value-type="float" office:value="0.0000908695591560345" calcext:value-type="float">
            <text:p>9.08695591560345E-05</text:p>
          </table:table-cell>
          <table:table-cell table:style-name="ce17" office:value-type="float" office:value="0.999607070491568" calcext:value-type="float">
            <text:p>0.999607070491568</text:p>
          </table:table-cell>
          <table:table-cell table:style-name="ce17" office:value-type="float" office:value="0.0000642382539896206" calcext:value-type="float">
            <text:p>6.42382539896206E-05</text:p>
          </table:table-cell>
          <table:table-cell table:style-name="ce17" office:value-type="float" office:value="0.999607198092757" calcext:value-type="float">
            <text:p>0.999607198092757</text:p>
          </table:table-cell>
          <table:table-cell table:style-name="ce17" office:value-type="float" office:value="0.0000642347556665063" calcext:value-type="float">
            <text:p>6.42347556665063E-05</text:p>
          </table:table-cell>
          <table:table-cell table:style-name="ce17" office:value-type="float" office:value="0.999607070491568" calcext:value-type="float">
            <text:p>0.999607070491568</text:p>
          </table:table-cell>
          <table:table-cell table:style-name="ce17" office:value-type="float" office:value="0.0000642382539896206" calcext:value-type="float">
            <text:p>6.42382539896206E-05</text:p>
          </table:table-cell>
          <table:table-cell office:value-type="float" office:value="0.994582583131809" calcext:value-type="float">
            <text:p>0.994582583131809</text:p>
          </table:table-cell>
          <table:table-cell office:value-type="float" office:value="0.0000013235000140277" calcext:value-type="float">
            <text:p>1.3235000140277E-06</text:p>
          </table:table-cell>
          <table:table-cell office:value-type="float" office:value="0.994780702281077" calcext:value-type="float">
            <text:p>0.994780702281077</text:p>
          </table:table-cell>
          <table:table-cell office:value-type="float" office:value="0.0000013235000140277" calcext:value-type="float">
            <text:p>1.3235000140277E-06</text:p>
          </table:table-cell>
          <table:table-cell office:value-type="float" office:value="0.994583560722495" calcext:value-type="float">
            <text:p>0.994583560722495</text:p>
          </table:table-cell>
          <table:table-cell office:value-type="float" office:value="0.0000013235000140277" calcext:value-type="float">
            <text:p>1.3235000140277E-0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999581888494262" calcext:value-type="float">
            <text:p>0.999581888494262</text:p>
          </table:table-cell>
          <table:table-cell office:value-type="float" office:value="0.0000615249727547161" calcext:value-type="float">
            <text:p>6.15249727547161E-05</text:p>
          </table:table-cell>
          <table:table-cell office:value-type="float" office:value="0.999582035194577" calcext:value-type="float">
            <text:p>0.999582035194577</text:p>
          </table:table-cell>
          <table:table-cell office:value-type="float" office:value="0.0000614961554855615" calcext:value-type="float">
            <text:p>6.14961554855615E-05</text:p>
          </table:table-cell>
          <table:table-cell office:value-type="float" office:value="0.999581888494262" calcext:value-type="float">
            <text:p>0.999581888494262</text:p>
          </table:table-cell>
          <table:table-cell office:value-type="float" office:value="0.0000615249727547161" calcext:value-type="float">
            <text:p>6.15249727547161E-05</text:p>
          </table:table-cell>
          <table:table-cell office:value-type="float" office:value="0.99955241246458" calcext:value-type="float">
            <text:p>0.99955241246458</text:p>
          </table:table-cell>
          <table:table-cell office:value-type="float" office:value="0.000088015773324386" calcext:value-type="float">
            <text:p>8.8015773324386E-05</text:p>
          </table:table-cell>
          <table:table-cell office:value-type="float" office:value="0.999552561793691" calcext:value-type="float">
            <text:p>0.999552561793691</text:p>
          </table:table-cell>
          <table:table-cell office:value-type="float" office:value="0.0000879980328111332" calcext:value-type="float">
            <text:p>8.79980328111332E-05</text:p>
          </table:table-cell>
          <table:table-cell office:value-type="float" office:value="0.99955241246458" calcext:value-type="float">
            <text:p>0.99955241246458</text:p>
          </table:table-cell>
          <table:table-cell office:value-type="float" office:value="0.000088015773324386" calcext:value-type="float">
            <text:p>8.8015773324386E-05</text:p>
          </table:table-cell>
          <table:table-cell office:value-type="float" office:value="0.999600291574497" calcext:value-type="float">
            <text:p>0.999600291574497</text:p>
          </table:table-cell>
          <table:table-cell office:value-type="float" office:value="0.0000749597644531126" calcext:value-type="float">
            <text:p>7.49597644531126E-05</text:p>
          </table:table-cell>
          <table:table-cell office:value-type="float" office:value="0.999600477599364" calcext:value-type="float">
            <text:p>0.999600477599364</text:p>
          </table:table-cell>
          <table:table-cell office:value-type="float" office:value="0.000074970129571758" calcext:value-type="float">
            <text:p>7.4970129571758E-05</text:p>
          </table:table-cell>
          <table:table-cell office:value-type="float" office:value="0.999600291574497" calcext:value-type="float">
            <text:p>0.999600291574497</text:p>
          </table:table-cell>
          <table:table-cell office:value-type="float" office:value="0.0000749597644531126" calcext:value-type="float">
            <text:p>7.49597644531126E-05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999583942668055" calcext:value-type="float">
            <text:p>0.999583942668055</text:p>
          </table:table-cell>
          <table:table-cell office:value-type="float" office:value="0.0000750909854103674" calcext:value-type="float">
            <text:p>7.50909854103674E-05</text:p>
          </table:table-cell>
          <table:table-cell office:value-type="float" office:value="0.99958410309081" calcext:value-type="float">
            <text:p>0.99958410309081</text:p>
          </table:table-cell>
          <table:table-cell office:value-type="float" office:value="0.000075093263524946" calcext:value-type="float">
            <text:p>7.5093263524946E-05</text:p>
          </table:table-cell>
          <table:table-cell office:value-type="float" office:value="0.999583942668055" calcext:value-type="float">
            <text:p>0.999583942668055</text:p>
          </table:table-cell>
          <table:table-cell office:value-type="float" office:value="0.0000750909854103674" calcext:value-type="float">
            <text:p>7.50909854103674E-05</text:p>
          </table:table-cell>
          <table:table-cell office:value-type="float" office:value="0.999548987400034" calcext:value-type="float">
            <text:p>0.999548987400034</text:p>
          </table:table-cell>
          <table:table-cell office:value-type="float" office:value="0.0000995043967490676" calcext:value-type="float">
            <text:p>9.95043967490676E-05</text:p>
          </table:table-cell>
          <table:table-cell office:value-type="float" office:value="0.999549109681241" calcext:value-type="float">
            <text:p>0.999549109681241</text:p>
          </table:table-cell>
          <table:table-cell office:value-type="float" office:value="0.0000995000606676776" calcext:value-type="float">
            <text:p>9.95000606676776E-05</text:p>
          </table:table-cell>
          <table:table-cell office:value-type="float" office:value="0.999548987400034" calcext:value-type="float">
            <text:p>0.999548987400034</text:p>
          </table:table-cell>
          <table:table-cell office:value-type="float" office:value="0.0000995043967490676" calcext:value-type="float">
            <text:p>9.95043967490676E-05</text:p>
          </table:table-cell>
          <table:table-cell office:value-type="float" office:value="0.999661337431693" calcext:value-type="float">
            <text:p>0.999661337431693</text:p>
          </table:table-cell>
          <table:table-cell office:value-type="float" office:value="0.0000490769235700629" calcext:value-type="float">
            <text:p>4.90769235700629E-05</text:p>
          </table:table-cell>
          <table:table-cell office:value-type="float" office:value="0.999661458801414" calcext:value-type="float">
            <text:p>0.999661458801414</text:p>
          </table:table-cell>
          <table:table-cell office:value-type="float" office:value="0.0000490749946815452" calcext:value-type="float">
            <text:p>4.90749946815452E-05</text:p>
          </table:table-cell>
          <table:table-cell office:value-type="float" office:value="0.999661337431693" calcext:value-type="float">
            <text:p>0.999661337431693</text:p>
          </table:table-cell>
          <table:table-cell office:value-type="float" office:value="0.0000490769235700629" calcext:value-type="float">
            <text:p>4.90769235700629E-05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999574749503684" calcext:value-type="float">
            <text:p>0.999574749503684</text:p>
          </table:table-cell>
          <table:table-cell office:value-type="float" office:value="0.0000670756858169588" calcext:value-type="float">
            <text:p>6.70756858169588E-05</text:p>
          </table:table-cell>
          <table:table-cell office:value-type="float" office:value="0.99957492466759" calcext:value-type="float">
            <text:p>0.99957492466759</text:p>
          </table:table-cell>
          <table:table-cell office:value-type="float" office:value="0.0000670615932914838" calcext:value-type="float">
            <text:p>6.70615932914838E-05</text:p>
          </table:table-cell>
          <table:table-cell office:value-type="float" office:value="0.999574749503684" calcext:value-type="float">
            <text:p>0.999574749503684</text:p>
          </table:table-cell>
          <table:table-cell office:value-type="float" office:value="0.0000670756858169588" calcext:value-type="float">
            <text:p>6.70756858169588E-05</text:p>
          </table:table-cell>
          <table:table-cell office:value-type="float" office:value="0.999618769786106" calcext:value-type="float">
            <text:p>0.999618769786106</text:p>
          </table:table-cell>
          <table:table-cell office:value-type="float" office:value="0.0000651258901108592" calcext:value-type="float">
            <text:p>6.51258901108592E-05</text:p>
          </table:table-cell>
          <table:table-cell office:value-type="float" office:value="0.999618897420847" calcext:value-type="float">
            <text:p>0.999618897420847</text:p>
          </table:table-cell>
          <table:table-cell office:value-type="float" office:value="0.0000650852775571174" calcext:value-type="float">
            <text:p>6.50852775571174E-05</text:p>
          </table:table-cell>
          <table:table-cell office:value-type="float" office:value="0.999618769786106" calcext:value-type="float">
            <text:p>0.999618769786106</text:p>
          </table:table-cell>
          <table:table-cell office:value-type="float" office:value="0.0000651258901108592" calcext:value-type="float">
            <text:p>6.51258901108592E-05</text:p>
          </table:table-cell>
          <table:table-cell office:value-type="float" office:value="0.999635918209406" calcext:value-type="float">
            <text:p>0.999635918209406</text:p>
          </table:table-cell>
          <table:table-cell office:value-type="float" office:value="0.0000660837700217243" calcext:value-type="float">
            <text:p>6.60837700217243E-05</text:p>
          </table:table-cell>
          <table:table-cell office:value-type="float" office:value="0.999636029053845" calcext:value-type="float">
            <text:p>0.999636029053845</text:p>
          </table:table-cell>
          <table:table-cell office:value-type="float" office:value="0.0000661186398086743" calcext:value-type="float">
            <text:p>6.61186398086743E-05</text:p>
          </table:table-cell>
          <table:table-cell office:value-type="float" office:value="0.999635918209406" calcext:value-type="float">
            <text:p>0.999635918209406</text:p>
          </table:table-cell>
          <table:table-cell office:value-type="float" office:value="0.0000660837700217243" calcext:value-type="float">
            <text:p>6.60837700217243E-05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999574749503684" calcext:value-type="float">
            <text:p>0.999574749503684</text:p>
          </table:table-cell>
          <table:table-cell office:value-type="float" office:value="0.0000670756858169588" calcext:value-type="float">
            <text:p>6.70756858169588E-05</text:p>
          </table:table-cell>
          <table:table-cell office:value-type="float" office:value="0.99957492466759" calcext:value-type="float">
            <text:p>0.99957492466759</text:p>
          </table:table-cell>
          <table:table-cell office:value-type="float" office:value="0.0000670615932914838" calcext:value-type="float">
            <text:p>6.70615932914838E-05</text:p>
          </table:table-cell>
          <table:table-cell office:value-type="float" office:value="0.999574749503684" calcext:value-type="float">
            <text:p>0.999574749503684</text:p>
          </table:table-cell>
          <table:table-cell office:value-type="float" office:value="0.0000670756858169588" calcext:value-type="float">
            <text:p>6.70756858169588E-05</text:p>
          </table:table-cell>
          <table:table-cell office:value-type="float" office:value="0.999618769786106" calcext:value-type="float">
            <text:p>0.999618769786106</text:p>
          </table:table-cell>
          <table:table-cell office:value-type="float" office:value="0.0000651258901108592" calcext:value-type="float">
            <text:p>6.51258901108592E-05</text:p>
          </table:table-cell>
          <table:table-cell office:value-type="float" office:value="0.999618897420847" calcext:value-type="float">
            <text:p>0.999618897420847</text:p>
          </table:table-cell>
          <table:table-cell office:value-type="float" office:value="0.0000650852775571174" calcext:value-type="float">
            <text:p>6.50852775571174E-05</text:p>
          </table:table-cell>
          <table:table-cell office:value-type="float" office:value="0.999618769786106" calcext:value-type="float">
            <text:p>0.999618769786106</text:p>
          </table:table-cell>
          <table:table-cell office:value-type="float" office:value="0.0000651258901108592" calcext:value-type="float">
            <text:p>6.51258901108592E-05</text:p>
          </table:table-cell>
          <table:table-cell office:value-type="float" office:value="0.999623646934831" calcext:value-type="float">
            <text:p>0.999623646934831</text:p>
          </table:table-cell>
          <table:table-cell office:value-type="float" office:value="0.0000486362614709895" calcext:value-type="float">
            <text:p>4.86362614709895E-05</text:p>
          </table:table-cell>
          <table:table-cell office:value-type="float" office:value="0.999623786559047" calcext:value-type="float">
            <text:p>0.999623786559047</text:p>
          </table:table-cell>
          <table:table-cell office:value-type="float" office:value="0.0000486249078091792" calcext:value-type="float">
            <text:p>4.86249078091792E-05</text:p>
          </table:table-cell>
          <table:table-cell office:value-type="float" office:value="0.999623646934831" calcext:value-type="float">
            <text:p>0.999623646934831</text:p>
          </table:table-cell>
          <table:table-cell office:value-type="float" office:value="0.0000486362614709895" calcext:value-type="float">
            <text:p>4.86362614709895E-05</text:p>
          </table:table-cell>
          <table:table-cell office:value-type="float" office:value="0.99974599649213" calcext:value-type="float">
            <text:p>0.99974599649213</text:p>
          </table:table-cell>
          <table:table-cell office:value-type="float" office:value="0.00000000000150152113" calcext:value-type="float">
            <text:p>1.50152113068042E-12</text:p>
          </table:table-cell>
          <table:table-cell office:value-type="float" office:value="0.999748619997805" calcext:value-type="float">
            <text:p>0.999748619997805</text:p>
          </table:table-cell>
          <table:table-cell office:value-type="float" office:value="0.00000000000150152113" calcext:value-type="float">
            <text:p>1.50152113068042E-12</text:p>
          </table:table-cell>
          <table:table-cell office:value-type="float" office:value="0.99974849649213" calcext:value-type="float">
            <text:p>0.99974849649213</text:p>
          </table:table-cell>
          <table:table-cell office:value-type="float" office:value="0.00000000000150152113" calcext:value-type="float">
            <text:p>1.50152113068042E-1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99650466508816" calcext:value-type="float">
            <text:p>0.999650466508816</text:p>
          </table:table-cell>
          <table:table-cell office:value-type="float" office:value="0.0000589707947681855" calcext:value-type="float">
            <text:p>5.89707947681855E-05</text:p>
          </table:table-cell>
          <table:table-cell office:value-type="float" office:value="0.999650632426686" calcext:value-type="float">
            <text:p>0.999650632426686</text:p>
          </table:table-cell>
          <table:table-cell office:value-type="float" office:value="0.0000589462909567326" calcext:value-type="float">
            <text:p>5.89462909567326E-05</text:p>
          </table:table-cell>
          <table:table-cell office:value-type="float" office:value="0.999650466508816" calcext:value-type="float">
            <text:p>0.999650466508816</text:p>
          </table:table-cell>
          <table:table-cell office:value-type="float" office:value="0.0000589707947681855" calcext:value-type="float">
            <text:p>5.89707947681855E-05</text:p>
          </table:table-cell>
          <table:table-cell office:value-type="float" office:value="0.999650466508816" calcext:value-type="float">
            <text:p>0.999650466508816</text:p>
          </table:table-cell>
          <table:table-cell office:value-type="float" office:value="0.0000589707947681855" calcext:value-type="float">
            <text:p>5.89707947681855E-05</text:p>
          </table:table-cell>
          <table:table-cell office:value-type="float" office:value="0.999650632426686" calcext:value-type="float">
            <text:p>0.999650632426686</text:p>
          </table:table-cell>
          <table:table-cell office:value-type="float" office:value="0.0000589462909567326" calcext:value-type="float">
            <text:p>5.89462909567326E-05</text:p>
          </table:table-cell>
          <table:table-cell office:value-type="float" office:value="0.999650466508816" calcext:value-type="float">
            <text:p>0.999650466508816</text:p>
          </table:table-cell>
          <table:table-cell office:value-type="float" office:value="0.0000589707947681855" calcext:value-type="float">
            <text:p>5.89707947681855E-05</text:p>
          </table:table-cell>
          <table:table-cell office:value-type="float" office:value="0.999650466508816" calcext:value-type="float">
            <text:p>0.999650466508816</text:p>
          </table:table-cell>
          <table:table-cell office:value-type="float" office:value="0.0000589707947681855" calcext:value-type="float">
            <text:p>5.89707947681855E-05</text:p>
          </table:table-cell>
          <table:table-cell office:value-type="float" office:value="0.999650632426686" calcext:value-type="float">
            <text:p>0.999650632426686</text:p>
          </table:table-cell>
          <table:table-cell office:value-type="float" office:value="0.0000589462909567326" calcext:value-type="float">
            <text:p>5.89462909567326E-05</text:p>
          </table:table-cell>
          <table:table-cell office:value-type="float" office:value="0.999650466508816" calcext:value-type="float">
            <text:p>0.999650466508816</text:p>
          </table:table-cell>
          <table:table-cell office:value-type="float" office:value="0.0000589707947681855" calcext:value-type="float">
            <text:p>5.89707947681855E-05</text:p>
          </table:table-cell>
          <table:table-cell office:value-type="float" office:value="0.999650466508816" calcext:value-type="float">
            <text:p>0.999650466508816</text:p>
          </table:table-cell>
          <table:table-cell office:value-type="float" office:value="0.0000589707947681855" calcext:value-type="float">
            <text:p>5.89707947681855E-05</text:p>
          </table:table-cell>
          <table:table-cell office:value-type="float" office:value="0.999650632426686" calcext:value-type="float">
            <text:p>0.999650632426686</text:p>
          </table:table-cell>
          <table:table-cell office:value-type="float" office:value="0.0000589462909567326" calcext:value-type="float">
            <text:p>5.89462909567326E-05</text:p>
          </table:table-cell>
          <table:table-cell office:value-type="float" office:value="0.999650466508816" calcext:value-type="float">
            <text:p>0.999650466508816</text:p>
          </table:table-cell>
          <table:table-cell office:value-type="float" office:value="0.0000589707947681855" calcext:value-type="float">
            <text:p>5.89707947681855E-0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 table:number-rows-repeated="2"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5" table:number-rows-spanned="1">
            <text:p>NSL</text:p>
          </table:table-cell>
          <table:covered-table-cell table:number-columns-repeated="23" table:style-name="ce2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M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S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ANOVA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RFE</text:p>
          </table:table-cell>
          <table:covered-table-cell table:style-name="ce3"/>
          <table:covered-table-cell table:number-columns-repeated="3" table:style-name="ce2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39228920096386" calcext:value-type="float">
            <text:p>0.939228920096386</text:p>
          </table:table-cell>
          <table:table-cell office:value-type="float" office:value="0.00128783464871584" calcext:value-type="float">
            <text:p>0.00128783464871584</text:p>
          </table:table-cell>
          <table:table-cell office:value-type="float" office:value="0.939368255137314" calcext:value-type="float">
            <text:p>0.939368255137314</text:p>
          </table:table-cell>
          <table:table-cell office:value-type="float" office:value="0.00127683827818366" calcext:value-type="float">
            <text:p>0.00127683827818366</text:p>
          </table:table-cell>
          <table:table-cell office:value-type="float" office:value="0.939228920096386" calcext:value-type="float">
            <text:p>0.939228920096386</text:p>
          </table:table-cell>
          <table:table-cell office:value-type="float" office:value="0.00128783464871584" calcext:value-type="float">
            <text:p>0.00128783464871584</text:p>
          </table:table-cell>
          <table:table-cell office:value-type="float" office:value="0.986635402134251" calcext:value-type="float">
            <text:p>0.986635402134251</text:p>
          </table:table-cell>
          <table:table-cell office:value-type="float" office:value="0.00451224608794915" calcext:value-type="float">
            <text:p>0.00451224608794915</text:p>
          </table:table-cell>
          <table:table-cell office:value-type="float" office:value="0.986653867576815" calcext:value-type="float">
            <text:p>0.986653867576815</text:p>
          </table:table-cell>
          <table:table-cell office:value-type="float" office:value="0.00449835918300081" calcext:value-type="float">
            <text:p>0.00449835918300081</text:p>
          </table:table-cell>
          <table:table-cell office:value-type="float" office:value="0.986635402134251" calcext:value-type="float">
            <text:p>0.986635402134251</text:p>
          </table:table-cell>
          <table:table-cell office:value-type="float" office:value="0.00451224608794915" calcext:value-type="float">
            <text:p>0.00451224608794915</text:p>
          </table:table-cell>
          <table:table-cell office:value-type="float" office:value="0.930812248935343" calcext:value-type="float">
            <text:p>0.930812248935343</text:p>
          </table:table-cell>
          <table:table-cell office:value-type="float" office:value="0.00140748418600327" calcext:value-type="float">
            <text:p>0.00140748418600327</text:p>
          </table:table-cell>
          <table:table-cell office:value-type="float" office:value="0.930843802828508" calcext:value-type="float">
            <text:p>0.930843802828508</text:p>
          </table:table-cell>
          <table:table-cell office:value-type="float" office:value="0.00141071187469981" calcext:value-type="float">
            <text:p>0.00141071187469981</text:p>
          </table:table-cell>
          <table:table-cell office:value-type="float" office:value="0.930812248935343" calcext:value-type="float">
            <text:p>0.930812248935343</text:p>
          </table:table-cell>
          <table:table-cell office:value-type="float" office:value="0.00140748418600327" calcext:value-type="float">
            <text:p>0.00140748418600327</text:p>
          </table:table-cell>
          <table:table-cell office:value-type="float" office:value="0.931329446749423" calcext:value-type="float">
            <text:p>0.931329446749423</text:p>
          </table:table-cell>
          <table:table-cell office:value-type="float" office:value="0.00114626689310646" calcext:value-type="float">
            <text:p>0.00114626689310646</text:p>
          </table:table-cell>
          <table:table-cell office:value-type="float" office:value="0.931361467583337" calcext:value-type="float">
            <text:p>0.931361467583337</text:p>
          </table:table-cell>
          <table:table-cell office:value-type="float" office:value="0.00114304435539257" calcext:value-type="float">
            <text:p>0.00114304435539257</text:p>
          </table:table-cell>
          <table:table-cell office:value-type="float" office:value="0.931329446749423" calcext:value-type="float">
            <text:p>0.931329446749423</text:p>
          </table:table-cell>
          <table:table-cell office:value-type="float" office:value="0.00114626689310646" calcext:value-type="float">
            <text:p>0.0011462668931064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59540428449266" calcext:value-type="float">
            <text:p>0.959540428449266</text:p>
          </table:table-cell>
          <table:table-cell office:value-type="float" office:value="0.00114653146491867" calcext:value-type="float">
            <text:p>0.00114653146491867</text:p>
          </table:table-cell>
          <table:table-cell office:value-type="float" office:value="0.959570166910182" calcext:value-type="float">
            <text:p>0.959570166910182</text:p>
          </table:table-cell>
          <table:table-cell office:value-type="float" office:value="0.00115116074738156" calcext:value-type="float">
            <text:p>0.00115116074738156</text:p>
          </table:table-cell>
          <table:table-cell office:value-type="float" office:value="0.959540428449266" calcext:value-type="float">
            <text:p>0.959540428449266</text:p>
          </table:table-cell>
          <table:table-cell office:value-type="float" office:value="0.00114653146491867" calcext:value-type="float">
            <text:p>0.00114653146491867</text:p>
          </table:table-cell>
          <table:table-cell office:value-type="float" office:value="0.982844867284858" calcext:value-type="float">
            <text:p>0.982844867284858</text:p>
          </table:table-cell>
          <table:table-cell office:value-type="float" office:value="0.0060777471487195" calcext:value-type="float">
            <text:p>0.0060777471487195</text:p>
          </table:table-cell>
          <table:table-cell office:value-type="float" office:value="0.982955720921302" calcext:value-type="float">
            <text:p>0.982955720921302</text:p>
          </table:table-cell>
          <table:table-cell office:value-type="float" office:value="0.00601941529752585" calcext:value-type="float">
            <text:p>0.00601941529752585</text:p>
          </table:table-cell>
          <table:table-cell office:value-type="float" office:value="0.982844867284858" calcext:value-type="float">
            <text:p>0.982844867284858</text:p>
          </table:table-cell>
          <table:table-cell office:value-type="float" office:value="0.0060777471487195" calcext:value-type="float">
            <text:p>0.0060777471487195</text:p>
          </table:table-cell>
          <table:table-cell office:value-type="float" office:value="0.890815952658171" calcext:value-type="float">
            <text:p>0.890815952658171</text:p>
          </table:table-cell>
          <table:table-cell office:value-type="float" office:value="0.0276431173017971" calcext:value-type="float">
            <text:p>0.0276431173017971</text:p>
          </table:table-cell>
          <table:table-cell office:value-type="float" office:value="0.900082872082463" calcext:value-type="float">
            <text:p>0.900082872082463</text:p>
          </table:table-cell>
          <table:table-cell office:value-type="float" office:value="0.0220559780400555" calcext:value-type="float">
            <text:p>0.0220559780400555</text:p>
          </table:table-cell>
          <table:table-cell office:value-type="float" office:value="0.890815952658171" calcext:value-type="float">
            <text:p>0.890815952658171</text:p>
          </table:table-cell>
          <table:table-cell office:value-type="float" office:value="0.0276431173017971" calcext:value-type="float">
            <text:p>0.0276431173017971</text:p>
          </table:table-cell>
          <table:table-cell office:value-type="float" office:value="0.935368288084162" calcext:value-type="float">
            <text:p>0.935368288084162</text:p>
          </table:table-cell>
          <table:table-cell office:value-type="float" office:value="0.000971569130027956" calcext:value-type="float">
            <text:p>0.000971569130027956</text:p>
          </table:table-cell>
          <table:table-cell office:value-type="float" office:value="0.935446849578796" calcext:value-type="float">
            <text:p>0.935446849578796</text:p>
          </table:table-cell>
          <table:table-cell office:value-type="float" office:value="0.000958314640257254" calcext:value-type="float">
            <text:p>0.000958314640257254</text:p>
          </table:table-cell>
          <table:table-cell office:value-type="float" office:value="0.935368288084162" calcext:value-type="float">
            <text:p>0.935368288084162</text:p>
          </table:table-cell>
          <table:table-cell office:value-type="float" office:value="0.000971569130027956" calcext:value-type="float">
            <text:p>0.00097156913002795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964638536208988" calcext:value-type="float">
            <text:p>0.964638536208988</text:p>
          </table:table-cell>
          <table:table-cell office:value-type="float" office:value="0.000999478310992667" calcext:value-type="float">
            <text:p>0.000999478310992667</text:p>
          </table:table-cell>
          <table:table-cell office:value-type="float" office:value="0.96465614527465" calcext:value-type="float">
            <text:p>0.96465614527465</text:p>
          </table:table-cell>
          <table:table-cell office:value-type="float" office:value="0.00100158842205435" calcext:value-type="float">
            <text:p>0.00100158842205435</text:p>
          </table:table-cell>
          <table:table-cell office:value-type="float" office:value="0.964638536208988" calcext:value-type="float">
            <text:p>0.964638536208988</text:p>
          </table:table-cell>
          <table:table-cell office:value-type="float" office:value="0.000999478310992667" calcext:value-type="float">
            <text:p>0.000999478310992667</text:p>
          </table:table-cell>
          <table:table-cell office:value-type="float" office:value="0.986814398242815" calcext:value-type="float">
            <text:p>0.986814398242815</text:p>
          </table:table-cell>
          <table:table-cell office:value-type="float" office:value="0.0057944777212018" calcext:value-type="float">
            <text:p>0.0057944777212018</text:p>
          </table:table-cell>
          <table:table-cell office:value-type="float" office:value="0.987081245488121" calcext:value-type="float">
            <text:p>0.987081245488121</text:p>
          </table:table-cell>
          <table:table-cell office:value-type="float" office:value="0.00546918152591944" calcext:value-type="float">
            <text:p>0.00546918152591944</text:p>
          </table:table-cell>
          <table:table-cell office:value-type="float" office:value="0.986814398242815" calcext:value-type="float">
            <text:p>0.986814398242815</text:p>
          </table:table-cell>
          <table:table-cell office:value-type="float" office:value="0.0057944777212018" calcext:value-type="float">
            <text:p>0.0057944777212018</text:p>
          </table:table-cell>
          <table:table-cell office:value-type="float" office:value="0.935832387064107" calcext:value-type="float">
            <text:p>0.935832387064107</text:p>
          </table:table-cell>
          <table:table-cell office:value-type="float" office:value="0.00130328638126166" calcext:value-type="float">
            <text:p>0.00130328638126166</text:p>
          </table:table-cell>
          <table:table-cell office:value-type="float" office:value="0.935904884531997" calcext:value-type="float">
            <text:p>0.935904884531997</text:p>
          </table:table-cell>
          <table:table-cell office:value-type="float" office:value="0.0012931683478247" calcext:value-type="float">
            <text:p>0.0012931683478247</text:p>
          </table:table-cell>
          <table:table-cell office:value-type="float" office:value="0.935832387064107" calcext:value-type="float">
            <text:p>0.935832387064107</text:p>
          </table:table-cell>
          <table:table-cell office:value-type="float" office:value="0.00130328638126166" calcext:value-type="float">
            <text:p>0.00130328638126166</text:p>
          </table:table-cell>
          <table:table-cell office:value-type="float" office:value="0.935696344299374" calcext:value-type="float">
            <text:p>0.935696344299374</text:p>
          </table:table-cell>
          <table:table-cell office:value-type="float" office:value="0.00115766030119543" calcext:value-type="float">
            <text:p>0.00115766030119543</text:p>
          </table:table-cell>
          <table:table-cell office:value-type="float" office:value="0.93577567953669" calcext:value-type="float">
            <text:p>0.93577567953669</text:p>
          </table:table-cell>
          <table:table-cell office:value-type="float" office:value="0.00114479600864645" calcext:value-type="float">
            <text:p>0.00114479600864645</text:p>
          </table:table-cell>
          <table:table-cell office:value-type="float" office:value="0.935696344299374" calcext:value-type="float">
            <text:p>0.935696344299374</text:p>
          </table:table-cell>
          <table:table-cell office:value-type="float" office:value="0.00115766030119543" calcext:value-type="float">
            <text:p>0.0011576603011954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65064352632627" calcext:value-type="float">
            <text:p>0.965064352632627</text:p>
          </table:table-cell>
          <table:table-cell office:value-type="float" office:value="0.000972465764759963" calcext:value-type="float">
            <text:p>0.000972465764759963</text:p>
          </table:table-cell>
          <table:table-cell office:value-type="float" office:value="0.965092017681252" calcext:value-type="float">
            <text:p>0.965092017681252</text:p>
          </table:table-cell>
          <table:table-cell office:value-type="float" office:value="0.000976590964747169" calcext:value-type="float">
            <text:p>0.000976590964747169</text:p>
          </table:table-cell>
          <table:table-cell office:value-type="float" office:value="0.965064352632627" calcext:value-type="float">
            <text:p>0.965064352632627</text:p>
          </table:table-cell>
          <table:table-cell office:value-type="float" office:value="0.000972465764759963" calcext:value-type="float">
            <text:p>0.000972465764759963</text:p>
          </table:table-cell>
          <table:table-cell office:value-type="float" office:value="0.988309698206504" calcext:value-type="float">
            <text:p>0.988309698206504</text:p>
          </table:table-cell>
          <table:table-cell office:value-type="float" office:value="0.00403594984163685" calcext:value-type="float">
            <text:p>0.00403594984163685</text:p>
          </table:table-cell>
          <table:table-cell office:value-type="float" office:value="0.988523419152463" calcext:value-type="float">
            <text:p>0.988523419152463</text:p>
          </table:table-cell>
          <table:table-cell office:value-type="float" office:value="0.00392302391775176" calcext:value-type="float">
            <text:p>0.00392302391775176</text:p>
          </table:table-cell>
          <table:table-cell office:value-type="float" office:value="0.988309698206504" calcext:value-type="float">
            <text:p>0.988309698206504</text:p>
          </table:table-cell>
          <table:table-cell office:value-type="float" office:value="0.00403594984163685" calcext:value-type="float">
            <text:p>0.00403594984163685</text:p>
          </table:table-cell>
          <table:table-cell office:value-type="float" office:value="0.935717137550586" calcext:value-type="float">
            <text:p>0.935717137550586</text:p>
          </table:table-cell>
          <table:table-cell office:value-type="float" office:value="0.00159130270918487" calcext:value-type="float">
            <text:p>0.00159130270918487</text:p>
          </table:table-cell>
          <table:table-cell office:value-type="float" office:value="0.935800660871442" calcext:value-type="float">
            <text:p>0.935800660871442</text:p>
          </table:table-cell>
          <table:table-cell office:value-type="float" office:value="0.00158656704073685" calcext:value-type="float">
            <text:p>0.00158656704073685</text:p>
          </table:table-cell>
          <table:table-cell office:value-type="float" office:value="0.935717137550586" calcext:value-type="float">
            <text:p>0.935717137550586</text:p>
          </table:table-cell>
          <table:table-cell office:value-type="float" office:value="0.00159130270918487" calcext:value-type="float">
            <text:p>0.00159130270918487</text:p>
          </table:table-cell>
          <table:table-cell office:value-type="float" office:value="0.936034036155228" calcext:value-type="float">
            <text:p>0.936034036155228</text:p>
          </table:table-cell>
          <table:table-cell office:value-type="float" office:value="0.0012221405664365" calcext:value-type="float">
            <text:p>0.0012221405664365</text:p>
          </table:table-cell>
          <table:table-cell office:value-type="float" office:value="0.936122726322098" calcext:value-type="float">
            <text:p>0.936122726322098</text:p>
          </table:table-cell>
          <table:table-cell office:value-type="float" office:value="0.0012038576681905" calcext:value-type="float">
            <text:p>0.0012038576681905</text:p>
          </table:table-cell>
          <table:table-cell office:value-type="float" office:value="0.936034036155228" calcext:value-type="float">
            <text:p>0.936034036155228</text:p>
          </table:table-cell>
          <table:table-cell office:value-type="float" office:value="0.0012221405664365" calcext:value-type="float">
            <text:p>0.001222140566436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65210203673313" calcext:value-type="float">
            <text:p>0.965210203673313</text:p>
          </table:table-cell>
          <table:table-cell office:value-type="float" office:value="0.000971825513626537" calcext:value-type="float">
            <text:p>0.000971825513626537</text:p>
          </table:table-cell>
          <table:table-cell office:value-type="float" office:value="0.965233954043487" calcext:value-type="float">
            <text:p>0.965233954043487</text:p>
          </table:table-cell>
          <table:table-cell office:value-type="float" office:value="0.000977248528424825" calcext:value-type="float">
            <text:p>0.000977248528424825</text:p>
          </table:table-cell>
          <table:table-cell office:value-type="float" office:value="0.965210203673313" calcext:value-type="float">
            <text:p>0.965210203673313</text:p>
          </table:table-cell>
          <table:table-cell office:value-type="float" office:value="0.000971825513626537" calcext:value-type="float">
            <text:p>0.000971825513626537</text:p>
          </table:table-cell>
          <table:table-cell office:value-type="float" office:value="0.989468286474466" calcext:value-type="float">
            <text:p>0.989468286474466</text:p>
          </table:table-cell>
          <table:table-cell office:value-type="float" office:value="0.00592808148895753" calcext:value-type="float">
            <text:p>0.00592808148895753</text:p>
          </table:table-cell>
          <table:table-cell office:value-type="float" office:value="0.989553179733281" calcext:value-type="float">
            <text:p>0.989553179733281</text:p>
          </table:table-cell>
          <table:table-cell office:value-type="float" office:value="0.00586583492054115" calcext:value-type="float">
            <text:p>0.00586583492054115</text:p>
          </table:table-cell>
          <table:table-cell office:value-type="float" office:value="0.989468286474466" calcext:value-type="float">
            <text:p>0.989468286474466</text:p>
          </table:table-cell>
          <table:table-cell office:value-type="float" office:value="0.00592808148895753" calcext:value-type="float">
            <text:p>0.00592808148895753</text:p>
          </table:table-cell>
          <table:table-cell office:value-type="float" office:value="0.956876958002231" calcext:value-type="float">
            <text:p>0.956876958002231</text:p>
          </table:table-cell>
          <table:table-cell office:value-type="float" office:value="0.000883109745763936" calcext:value-type="float">
            <text:p>0.000883109745763936</text:p>
          </table:table-cell>
          <table:table-cell office:value-type="float" office:value="0.956904798777866" calcext:value-type="float">
            <text:p>0.956904798777866</text:p>
          </table:table-cell>
          <table:table-cell office:value-type="float" office:value="0.00087337603586051" calcext:value-type="float">
            <text:p>0.00087337603586051</text:p>
          </table:table-cell>
          <table:table-cell office:value-type="float" office:value="0.956876958002231" calcext:value-type="float">
            <text:p>0.956876958002231</text:p>
          </table:table-cell>
          <table:table-cell office:value-type="float" office:value="0.000883109745763936" calcext:value-type="float">
            <text:p>0.000883109745763936</text:p>
          </table:table-cell>
          <table:table-cell office:value-type="float" office:value="0.95689484678454" calcext:value-type="float">
            <text:p>0.95689484678454</text:p>
          </table:table-cell>
          <table:table-cell office:value-type="float" office:value="0.00086419020209315" calcext:value-type="float">
            <text:p>0.00086419020209315</text:p>
          </table:table-cell>
          <table:table-cell office:value-type="float" office:value="0.956916745344134" calcext:value-type="float">
            <text:p>0.956916745344134</text:p>
          </table:table-cell>
          <table:table-cell office:value-type="float" office:value="0.000871441384745761" calcext:value-type="float">
            <text:p>0.000871441384745761</text:p>
          </table:table-cell>
          <table:table-cell office:value-type="float" office:value="0.95689484678454" calcext:value-type="float">
            <text:p>0.95689484678454</text:p>
          </table:table-cell>
          <table:table-cell office:value-type="float" office:value="0.00086419020209315" calcext:value-type="float">
            <text:p>0.0008641902020931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65232586871337" calcext:value-type="float">
            <text:p>0.965232586871337</text:p>
          </table:table-cell>
          <table:table-cell office:value-type="float" office:value="0.00099253751967124" calcext:value-type="float">
            <text:p>0.00099253751967124</text:p>
          </table:table-cell>
          <table:table-cell office:value-type="float" office:value="0.965256780553806" calcext:value-type="float">
            <text:p>0.965256780553806</text:p>
          </table:table-cell>
          <table:table-cell office:value-type="float" office:value="0.000994459426999878" calcext:value-type="float">
            <text:p>0.000994459426999878</text:p>
          </table:table-cell>
          <table:table-cell office:value-type="float" office:value="0.965232586871337" calcext:value-type="float">
            <text:p>0.965232586871337</text:p>
          </table:table-cell>
          <table:table-cell office:value-type="float" office:value="0.00099253751967124" calcext:value-type="float">
            <text:p>0.00099253751967124</text:p>
          </table:table-cell>
          <table:table-cell office:value-type="float" office:value="0.982796509753138" calcext:value-type="float">
            <text:p>0.982796509753138</text:p>
          </table:table-cell>
          <table:table-cell office:value-type="float" office:value="0.0179781391394301" calcext:value-type="float">
            <text:p>0.0179781391394301</text:p>
          </table:table-cell>
          <table:table-cell office:value-type="float" office:value="0.984194126289081" calcext:value-type="float">
            <text:p>0.984194126289081</text:p>
          </table:table-cell>
          <table:table-cell office:value-type="float" office:value="0.0148429732116066" calcext:value-type="float">
            <text:p>0.0148429732116066</text:p>
          </table:table-cell>
          <table:table-cell office:value-type="float" office:value="0.982796509753138" calcext:value-type="float">
            <text:p>0.982796509753138</text:p>
          </table:table-cell>
          <table:table-cell office:value-type="float" office:value="0.0179781391394301" calcext:value-type="float">
            <text:p>0.0179781391394301</text:p>
          </table:table-cell>
          <table:table-cell office:value-type="float" office:value="0.965837277809319" calcext:value-type="float">
            <text:p>0.965837277809319</text:p>
          </table:table-cell>
          <table:table-cell office:value-type="float" office:value="0.000702881268751539" calcext:value-type="float">
            <text:p>0.000702881268751539</text:p>
          </table:table-cell>
          <table:table-cell office:value-type="float" office:value="0.965854749925931" calcext:value-type="float">
            <text:p>0.965854749925931</text:p>
          </table:table-cell>
          <table:table-cell office:value-type="float" office:value="0.000698528258187446" calcext:value-type="float">
            <text:p>0.000698528258187446</text:p>
          </table:table-cell>
          <table:table-cell office:value-type="float" office:value="0.965837277809319" calcext:value-type="float">
            <text:p>0.965837277809319</text:p>
          </table:table-cell>
          <table:table-cell office:value-type="float" office:value="0.000702881268751539" calcext:value-type="float">
            <text:p>0.000702881268751539</text:p>
          </table:table-cell>
          <table:table-cell office:value-type="float" office:value="0.966224650188627" calcext:value-type="float">
            <text:p>0.966224650188627</text:p>
          </table:table-cell>
          <table:table-cell office:value-type="float" office:value="0.000587282660252912" calcext:value-type="float">
            <text:p>0.000587282660252912</text:p>
          </table:table-cell>
          <table:table-cell office:value-type="float" office:value="0.966245695917185" calcext:value-type="float">
            <text:p>0.966245695917185</text:p>
          </table:table-cell>
          <table:table-cell office:value-type="float" office:value="0.00059655742775381" calcext:value-type="float">
            <text:p>0.00059655742775381</text:p>
          </table:table-cell>
          <table:table-cell office:value-type="float" office:value="0.966224650188627" calcext:value-type="float">
            <text:p>0.966224650188627</text:p>
          </table:table-cell>
          <table:table-cell office:value-type="float" office:value="0.000587282660252912" calcext:value-type="float">
            <text:p>0.00058728266025291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96520742464589" calcext:value-type="float">
            <text:p>0.96520742464589</text:p>
          </table:table-cell>
          <table:table-cell office:value-type="float" office:value="0.000919860571996884" calcext:value-type="float">
            <text:p>0.000919860571996884</text:p>
          </table:table-cell>
          <table:table-cell office:value-type="float" office:value="0.965233596473147" calcext:value-type="float">
            <text:p>0.965233596473147</text:p>
          </table:table-cell>
          <table:table-cell office:value-type="float" office:value="0.000926684999840838" calcext:value-type="float">
            <text:p>0.000926684999840838</text:p>
          </table:table-cell>
          <table:table-cell office:value-type="float" office:value="0.96520742464589" calcext:value-type="float">
            <text:p>0.96520742464589</text:p>
          </table:table-cell>
          <table:table-cell office:value-type="float" office:value="0.000919860571996884" calcext:value-type="float">
            <text:p>0.000919860571996884</text:p>
          </table:table-cell>
          <table:table-cell office:value-type="float" office:value="0.990552565846906" calcext:value-type="float">
            <text:p>0.990552565846906</text:p>
          </table:table-cell>
          <table:table-cell office:value-type="float" office:value="0.00243954143443312" calcext:value-type="float">
            <text:p>0.00243954143443312</text:p>
          </table:table-cell>
          <table:table-cell office:value-type="float" office:value="0.990686952313434" calcext:value-type="float">
            <text:p>0.990686952313434</text:p>
          </table:table-cell>
          <table:table-cell office:value-type="float" office:value="0.00234533181290123" calcext:value-type="float">
            <text:p>0.00234533181290123</text:p>
          </table:table-cell>
          <table:table-cell office:value-type="float" office:value="0.990552565846906" calcext:value-type="float">
            <text:p>0.990552565846906</text:p>
          </table:table-cell>
          <table:table-cell office:value-type="float" office:value="0.00243954143443312" calcext:value-type="float">
            <text:p>0.00243954143443312</text:p>
          </table:table-cell>
          <table:table-cell office:value-type="float" office:value="0.966356234250785" calcext:value-type="float">
            <text:p>0.966356234250785</text:p>
          </table:table-cell>
          <table:table-cell office:value-type="float" office:value="0.0068075663876252" calcext:value-type="float">
            <text:p>0.0068075663876252</text:p>
          </table:table-cell>
          <table:table-cell office:value-type="float" office:value="0.967514014734554" calcext:value-type="float">
            <text:p>0.967514014734554</text:p>
          </table:table-cell>
          <table:table-cell office:value-type="float" office:value="0.00605445837699104" calcext:value-type="float">
            <text:p>0.00605445837699104</text:p>
          </table:table-cell>
          <table:table-cell office:value-type="float" office:value="0.966356234250785" calcext:value-type="float">
            <text:p>0.966356234250785</text:p>
          </table:table-cell>
          <table:table-cell office:value-type="float" office:value="0.0068075663876252" calcext:value-type="float">
            <text:p>0.0068075663876252</text:p>
          </table:table-cell>
          <table:table-cell office:value-type="float" office:value="0.969056832437935" calcext:value-type="float">
            <text:p>0.969056832437935</text:p>
          </table:table-cell>
          <table:table-cell office:value-type="float" office:value="0.000537366448068991" calcext:value-type="float">
            <text:p>0.000537366448068991</text:p>
          </table:table-cell>
          <table:table-cell office:value-type="float" office:value="0.969075907027268" calcext:value-type="float">
            <text:p>0.969075907027268</text:p>
          </table:table-cell>
          <table:table-cell office:value-type="float" office:value="0.00054002610654871" calcext:value-type="float">
            <text:p>0.00054002610654871</text:p>
          </table:table-cell>
          <table:table-cell office:value-type="float" office:value="0.969056832437935" calcext:value-type="float">
            <text:p>0.969056832437935</text:p>
          </table:table-cell>
          <table:table-cell office:value-type="float" office:value="0.000537366448068991" calcext:value-type="float">
            <text:p>0.00053736644806899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981861559117888" calcext:value-type="float">
            <text:p>0.981861559117888</text:p>
          </table:table-cell>
          <table:table-cell office:value-type="float" office:value="0.0114347016748733" calcext:value-type="float">
            <text:p>0.0114347016748733</text:p>
          </table:table-cell>
          <table:table-cell office:value-type="float" office:value="0.981874871375324" calcext:value-type="float">
            <text:p>0.981874871375324</text:p>
          </table:table-cell>
          <table:table-cell office:value-type="float" office:value="0.0114323834577596" calcext:value-type="float">
            <text:p>0.0114323834577596</text:p>
          </table:table-cell>
          <table:table-cell office:value-type="float" office:value="0.981861559117888" calcext:value-type="float">
            <text:p>0.981861559117888</text:p>
          </table:table-cell>
          <table:table-cell office:value-type="float" office:value="0.0114347016748733" calcext:value-type="float">
            <text:p>0.0114347016748733</text:p>
          </table:table-cell>
          <table:table-cell office:value-type="float" office:value="0.994850512256534" calcext:value-type="float">
            <text:p>0.994850512256534</text:p>
          </table:table-cell>
          <table:table-cell office:value-type="float" office:value="0.00242103966681115" calcext:value-type="float">
            <text:p>0.00242103966681115</text:p>
          </table:table-cell>
          <table:table-cell office:value-type="float" office:value="0.994900880494981" calcext:value-type="float">
            <text:p>0.994900880494981</text:p>
          </table:table-cell>
          <table:table-cell office:value-type="float" office:value="0.00232437065005229" calcext:value-type="float">
            <text:p>0.00232437065005229</text:p>
          </table:table-cell>
          <table:table-cell office:value-type="float" office:value="0.994850512256534" calcext:value-type="float">
            <text:p>0.994850512256534</text:p>
          </table:table-cell>
          <table:table-cell office:value-type="float" office:value="0.00242103966681115" calcext:value-type="float">
            <text:p>0.00242103966681115</text:p>
          </table:table-cell>
          <table:table-cell office:value-type="float" office:value="0.960834472155815" calcext:value-type="float">
            <text:p>0.960834472155815</text:p>
          </table:table-cell>
          <table:table-cell office:value-type="float" office:value="0.00700925945965588" calcext:value-type="float">
            <text:p>0.00700925945965588</text:p>
          </table:table-cell>
          <table:table-cell office:value-type="float" office:value="0.962609189032952" calcext:value-type="float">
            <text:p>0.962609189032952</text:p>
          </table:table-cell>
          <table:table-cell office:value-type="float" office:value="0.00641467724612527" calcext:value-type="float">
            <text:p>0.00641467724612527</text:p>
          </table:table-cell>
          <table:table-cell office:value-type="float" office:value="0.960834472155815" calcext:value-type="float">
            <text:p>0.960834472155815</text:p>
          </table:table-cell>
          <table:table-cell office:value-type="float" office:value="0.00700925945965588" calcext:value-type="float">
            <text:p>0.00700925945965588</text:p>
          </table:table-cell>
          <table:table-cell office:value-type="float" office:value="0.982991086230855" calcext:value-type="float">
            <text:p>0.982991086230855</text:p>
          </table:table-cell>
          <table:table-cell office:value-type="float" office:value="0.000760618585902388" calcext:value-type="float">
            <text:p>0.000760618585902388</text:p>
          </table:table-cell>
          <table:table-cell office:value-type="float" office:value="0.983044804030151" calcext:value-type="float">
            <text:p>0.983044804030151</text:p>
          </table:table-cell>
          <table:table-cell office:value-type="float" office:value="0.000759895359117054" calcext:value-type="float">
            <text:p>0.000759895359117054</text:p>
          </table:table-cell>
          <table:table-cell office:value-type="float" office:value="0.982991086230855" calcext:value-type="float">
            <text:p>0.982991086230855</text:p>
          </table:table-cell>
          <table:table-cell office:value-type="float" office:value="0.000760618585902388" calcext:value-type="float">
            <text:p>0.000760618585902388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993257683280672" calcext:value-type="float">
            <text:p>0.993257683280672</text:p>
          </table:table-cell>
          <table:table-cell office:value-type="float" office:value="0.00440091326358559" calcext:value-type="float">
            <text:p>0.00440091326358559</text:p>
          </table:table-cell>
          <table:table-cell office:value-type="float" office:value="0.99326735304176" calcext:value-type="float">
            <text:p>0.99326735304176</text:p>
          </table:table-cell>
          <table:table-cell office:value-type="float" office:value="0.00440236543160321" calcext:value-type="float">
            <text:p>0.00440236543160321</text:p>
          </table:table-cell>
          <table:table-cell office:value-type="float" office:value="0.993257683280672" calcext:value-type="float">
            <text:p>0.993257683280672</text:p>
          </table:table-cell>
          <table:table-cell office:value-type="float" office:value="0.00440091326358559" calcext:value-type="float">
            <text:p>0.00440091326358559</text:p>
          </table:table-cell>
          <table:table-cell office:value-type="float" office:value="0.993158965277595" calcext:value-type="float">
            <text:p>0.993158965277595</text:p>
          </table:table-cell>
          <table:table-cell office:value-type="float" office:value="0.0014622215457807" calcext:value-type="float">
            <text:p>0.0014622215457807</text:p>
          </table:table-cell>
          <table:table-cell office:value-type="float" office:value="0.993236366058938" calcext:value-type="float">
            <text:p>0.993236366058938</text:p>
          </table:table-cell>
          <table:table-cell office:value-type="float" office:value="0.00143947282101393" calcext:value-type="float">
            <text:p>0.00143947282101393</text:p>
          </table:table-cell>
          <table:table-cell office:value-type="float" office:value="0.993158965277595" calcext:value-type="float">
            <text:p>0.993158965277595</text:p>
          </table:table-cell>
          <table:table-cell office:value-type="float" office:value="0.0014622215457807" calcext:value-type="float">
            <text:p>0.0014622215457807</text:p>
          </table:table-cell>
          <table:table-cell office:value-type="float" office:value="0.969631466789652" calcext:value-type="float">
            <text:p>0.969631466789652</text:p>
          </table:table-cell>
          <table:table-cell office:value-type="float" office:value="0.00574363776087274" calcext:value-type="float">
            <text:p>0.00574363776087274</text:p>
          </table:table-cell>
          <table:table-cell office:value-type="float" office:value="0.970979166109886" calcext:value-type="float">
            <text:p>0.970979166109886</text:p>
          </table:table-cell>
          <table:table-cell office:value-type="float" office:value="0.00486520251448212" calcext:value-type="float">
            <text:p>0.00486520251448212</text:p>
          </table:table-cell>
          <table:table-cell office:value-type="float" office:value="0.969631466789652" calcext:value-type="float">
            <text:p>0.969631466789652</text:p>
          </table:table-cell>
          <table:table-cell office:value-type="float" office:value="0.00574363776087274" calcext:value-type="float">
            <text:p>0.00574363776087274</text:p>
          </table:table-cell>
          <table:table-cell office:value-type="float" office:value="0.983285412003409" calcext:value-type="float">
            <text:p>0.983285412003409</text:p>
          </table:table-cell>
          <table:table-cell office:value-type="float" office:value="0.000726799380527805" calcext:value-type="float">
            <text:p>0.000726799380527805</text:p>
          </table:table-cell>
          <table:table-cell office:value-type="float" office:value="0.983344285077992" calcext:value-type="float">
            <text:p>0.983344285077992</text:p>
          </table:table-cell>
          <table:table-cell office:value-type="float" office:value="0.000725832641517828" calcext:value-type="float">
            <text:p>0.000725832641517828</text:p>
          </table:table-cell>
          <table:table-cell office:value-type="float" office:value="0.983285412003409" calcext:value-type="float">
            <text:p>0.983285412003409</text:p>
          </table:table-cell>
          <table:table-cell office:value-type="float" office:value="0.000726799380527805" calcext:value-type="float">
            <text:p>0.00072679938052780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994646257988158" calcext:value-type="float">
            <text:p>0.994646257988158</text:p>
          </table:table-cell>
          <table:table-cell office:value-type="float" office:value="0.0033084993000574" calcext:value-type="float">
            <text:p>0.0033084993000574</text:p>
          </table:table-cell>
          <table:table-cell office:value-type="float" office:value="0.994655218613012" calcext:value-type="float">
            <text:p>0.994655218613012</text:p>
          </table:table-cell>
          <table:table-cell office:value-type="float" office:value="0.00331042007653623" calcext:value-type="float">
            <text:p>0.00331042007653623</text:p>
          </table:table-cell>
          <table:table-cell office:value-type="float" office:value="0.994646257988158" calcext:value-type="float">
            <text:p>0.994646257988158</text:p>
          </table:table-cell>
          <table:table-cell office:value-type="float" office:value="0.0033084993000574" calcext:value-type="float">
            <text:p>0.0033084993000574</text:p>
          </table:table-cell>
          <table:table-cell office:value-type="float" office:value="0.98450076538887" calcext:value-type="float">
            <text:p>0.98450076538887</text:p>
          </table:table-cell>
          <table:table-cell office:value-type="float" office:value="0.00843790014352528" calcext:value-type="float">
            <text:p>0.00843790014352528</text:p>
          </table:table-cell>
          <table:table-cell office:value-type="float" office:value="0.984870321786311" calcext:value-type="float">
            <text:p>0.984870321786311</text:p>
          </table:table-cell>
          <table:table-cell office:value-type="float" office:value="0.00812914190533213" calcext:value-type="float">
            <text:p>0.00812914190533213</text:p>
          </table:table-cell>
          <table:table-cell office:value-type="float" office:value="0.98450076538887" calcext:value-type="float">
            <text:p>0.98450076538887</text:p>
          </table:table-cell>
          <table:table-cell office:value-type="float" office:value="0.00843790014352528" calcext:value-type="float">
            <text:p>0.00843790014352528</text:p>
          </table:table-cell>
          <table:table-cell office:value-type="float" office:value="0.982312424855031" calcext:value-type="float">
            <text:p>0.982312424855031</text:p>
          </table:table-cell>
          <table:table-cell office:value-type="float" office:value="0.00146147062679923" calcext:value-type="float">
            <text:p>0.00146147062679923</text:p>
          </table:table-cell>
          <table:table-cell office:value-type="float" office:value="0.982428163490672" calcext:value-type="float">
            <text:p>0.982428163490672</text:p>
          </table:table-cell>
          <table:table-cell office:value-type="float" office:value="0.00138922598635156" calcext:value-type="float">
            <text:p>0.00138922598635156</text:p>
          </table:table-cell>
          <table:table-cell office:value-type="float" office:value="0.982312424855031" calcext:value-type="float">
            <text:p>0.982312424855031</text:p>
          </table:table-cell>
          <table:table-cell office:value-type="float" office:value="0.00146147062679923" calcext:value-type="float">
            <text:p>0.00146147062679923</text:p>
          </table:table-cell>
          <table:table-cell office:value-type="float" office:value="0.983213713537929" calcext:value-type="float">
            <text:p>0.983213713537929</text:p>
          </table:table-cell>
          <table:table-cell office:value-type="float" office:value="0.000845369968139484" calcext:value-type="float">
            <text:p>0.000845369968139484</text:p>
          </table:table-cell>
          <table:table-cell office:value-type="float" office:value="0.98327533118647" calcext:value-type="float">
            <text:p>0.98327533118647</text:p>
          </table:table-cell>
          <table:table-cell office:value-type="float" office:value="0.000843254238787589" calcext:value-type="float">
            <text:p>0.000843254238787589</text:p>
          </table:table-cell>
          <table:table-cell office:value-type="float" office:value="0.983213713537929" calcext:value-type="float">
            <text:p>0.983213713537929</text:p>
          </table:table-cell>
          <table:table-cell office:value-type="float" office:value="0.000845369968139484" calcext:value-type="float">
            <text:p>0.000845369968139484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994563351113709" calcext:value-type="float">
            <text:p>0.994563351113709</text:p>
          </table:table-cell>
          <table:table-cell office:value-type="float" office:value="0.00335492709506473" calcext:value-type="float">
            <text:p>0.00335492709506473</text:p>
          </table:table-cell>
          <table:table-cell office:value-type="float" office:value="0.994572736002238" calcext:value-type="float">
            <text:p>0.994572736002238</text:p>
          </table:table-cell>
          <table:table-cell office:value-type="float" office:value="0.00335646835937397" calcext:value-type="float">
            <text:p>0.00335646835937397</text:p>
          </table:table-cell>
          <table:table-cell office:value-type="float" office:value="0.994563351113709" calcext:value-type="float">
            <text:p>0.994563351113709</text:p>
          </table:table-cell>
          <table:table-cell office:value-type="float" office:value="0.00335492709506473" calcext:value-type="float">
            <text:p>0.00335492709506473</text:p>
          </table:table-cell>
          <table:table-cell office:value-type="float" office:value="0.991147282985969" calcext:value-type="float">
            <text:p>0.991147282985969</text:p>
          </table:table-cell>
          <table:table-cell office:value-type="float" office:value="0.00252323566765708" calcext:value-type="float">
            <text:p>0.00252323566765708</text:p>
          </table:table-cell>
          <table:table-cell office:value-type="float" office:value="0.99121375254656" calcext:value-type="float">
            <text:p>0.99121375254656</text:p>
          </table:table-cell>
          <table:table-cell office:value-type="float" office:value="0.0025121843297842" calcext:value-type="float">
            <text:p>0.0025121843297842</text:p>
          </table:table-cell>
          <table:table-cell office:value-type="float" office:value="0.991147282985969" calcext:value-type="float">
            <text:p>0.991147282985969</text:p>
          </table:table-cell>
          <table:table-cell office:value-type="float" office:value="0.00252323566765708" calcext:value-type="float">
            <text:p>0.00252323566765708</text:p>
          </table:table-cell>
          <table:table-cell office:value-type="float" office:value="0.984842548477342" calcext:value-type="float">
            <text:p>0.984842548477342</text:p>
          </table:table-cell>
          <table:table-cell office:value-type="float" office:value="0.000591441438799968" calcext:value-type="float">
            <text:p>0.000591441438799968</text:p>
          </table:table-cell>
          <table:table-cell office:value-type="float" office:value="0.984897189645173" calcext:value-type="float">
            <text:p>0.984897189645173</text:p>
          </table:table-cell>
          <table:table-cell office:value-type="float" office:value="0.000581980991635412" calcext:value-type="float">
            <text:p>0.000581980991635412</text:p>
          </table:table-cell>
          <table:table-cell office:value-type="float" office:value="0.984842548477342" calcext:value-type="float">
            <text:p>0.984842548477342</text:p>
          </table:table-cell>
          <table:table-cell office:value-type="float" office:value="0.000591441438799968" calcext:value-type="float">
            <text:p>0.000591441438799968</text:p>
          </table:table-cell>
          <table:table-cell office:value-type="float" office:value="0.985235455922221" calcext:value-type="float">
            <text:p>0.985235455922221</text:p>
          </table:table-cell>
          <table:table-cell office:value-type="float" office:value="0.000670077531178869" calcext:value-type="float">
            <text:p>0.000670077531178869</text:p>
          </table:table-cell>
          <table:table-cell office:value-type="float" office:value="0.985280580584183" calcext:value-type="float">
            <text:p>0.985280580584183</text:p>
          </table:table-cell>
          <table:table-cell office:value-type="float" office:value="0.000673626930583995" calcext:value-type="float">
            <text:p>0.000673626930583995</text:p>
          </table:table-cell>
          <table:table-cell office:value-type="float" office:value="0.985235455922221" calcext:value-type="float">
            <text:p>0.985235455922221</text:p>
          </table:table-cell>
          <table:table-cell office:value-type="float" office:value="0.000670077531178869" calcext:value-type="float">
            <text:p>0.000670077531178869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994629224616534" calcext:value-type="float">
            <text:p>0.994629224616534</text:p>
          </table:table-cell>
          <table:table-cell office:value-type="float" office:value="0.00334776722276723" calcext:value-type="float">
            <text:p>0.00334776722276723</text:p>
          </table:table-cell>
          <table:table-cell office:value-type="float" office:value="0.994637758286152" calcext:value-type="float">
            <text:p>0.994637758286152</text:p>
          </table:table-cell>
          <table:table-cell office:value-type="float" office:value="0.00334928196174776" calcext:value-type="float">
            <text:p>0.00334928196174776</text:p>
          </table:table-cell>
          <table:table-cell office:value-type="float" office:value="0.994629224616534" calcext:value-type="float">
            <text:p>0.994629224616534</text:p>
          </table:table-cell>
          <table:table-cell office:value-type="float" office:value="0.00334776722276723" calcext:value-type="float">
            <text:p>0.00334776722276723</text:p>
          </table:table-cell>
          <table:table-cell office:value-type="float" office:value="0.991932019462714" calcext:value-type="float">
            <text:p>0.991932019462714</text:p>
          </table:table-cell>
          <table:table-cell office:value-type="float" office:value="0.0036514932563138" calcext:value-type="float">
            <text:p>0.0036514932563138</text:p>
          </table:table-cell>
          <table:table-cell office:value-type="float" office:value="0.991958922338833" calcext:value-type="float">
            <text:p>0.991958922338833</text:p>
          </table:table-cell>
          <table:table-cell office:value-type="float" office:value="0.0036514190478926" calcext:value-type="float">
            <text:p>0.0036514190478926</text:p>
          </table:table-cell>
          <table:table-cell office:value-type="float" office:value="0.991932019462714" calcext:value-type="float">
            <text:p>0.991932019462714</text:p>
          </table:table-cell>
          <table:table-cell office:value-type="float" office:value="0.0036514932563138" calcext:value-type="float">
            <text:p>0.0036514932563138</text:p>
          </table:table-cell>
          <table:table-cell office:value-type="float" office:value="0.985002877410373" calcext:value-type="float">
            <text:p>0.985002877410373</text:p>
          </table:table-cell>
          <table:table-cell office:value-type="float" office:value="0.000665587721932606" calcext:value-type="float">
            <text:p>0.000665587721932606</text:p>
          </table:table-cell>
          <table:table-cell office:value-type="float" office:value="0.985051961855013" calcext:value-type="float">
            <text:p>0.985051961855013</text:p>
          </table:table-cell>
          <table:table-cell office:value-type="float" office:value="0.000658305362213034" calcext:value-type="float">
            <text:p>0.000658305362213034</text:p>
          </table:table-cell>
          <table:table-cell office:value-type="float" office:value="0.985002877410373" calcext:value-type="float">
            <text:p>0.985002877410373</text:p>
          </table:table-cell>
          <table:table-cell office:value-type="float" office:value="0.000665587721932606" calcext:value-type="float">
            <text:p>0.000665587721932606</text:p>
          </table:table-cell>
          <table:table-cell office:value-type="float" office:value="0.98523204809736" calcext:value-type="float">
            <text:p>0.98523204809736</text:p>
          </table:table-cell>
          <table:table-cell office:value-type="float" office:value="0.000626175145330751" calcext:value-type="float">
            <text:p>0.000626175145330751</text:p>
          </table:table-cell>
          <table:table-cell office:value-type="float" office:value="0.985268707815351" calcext:value-type="float">
            <text:p>0.985268707815351</text:p>
          </table:table-cell>
          <table:table-cell office:value-type="float" office:value="0.000626801843990363" calcext:value-type="float">
            <text:p>0.000626801843990363</text:p>
          </table:table-cell>
          <table:table-cell office:value-type="float" office:value="0.98523204809736" calcext:value-type="float">
            <text:p>0.98523204809736</text:p>
          </table:table-cell>
          <table:table-cell office:value-type="float" office:value="0.000626175145330751" calcext:value-type="float">
            <text:p>0.00062617514533075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994844908951688" calcext:value-type="float">
            <text:p>0.994844908951688</text:p>
          </table:table-cell>
          <table:table-cell office:value-type="float" office:value="0.00289486790234613" calcext:value-type="float">
            <text:p>0.00289486790234613</text:p>
          </table:table-cell>
          <table:table-cell office:value-type="float" office:value="0.994853210381877" calcext:value-type="float">
            <text:p>0.994853210381877</text:p>
          </table:table-cell>
          <table:table-cell office:value-type="float" office:value="0.00289345921194318" calcext:value-type="float">
            <text:p>0.00289345921194318</text:p>
          </table:table-cell>
          <table:table-cell office:value-type="float" office:value="0.994844908951688" calcext:value-type="float">
            <text:p>0.994844908951688</text:p>
          </table:table-cell>
          <table:table-cell office:value-type="float" office:value="0.00289486790234613" calcext:value-type="float">
            <text:p>0.00289486790234613</text:p>
          </table:table-cell>
          <table:table-cell office:value-type="float" office:value="0.990142923600672" calcext:value-type="float">
            <text:p>0.990142923600672</text:p>
          </table:table-cell>
          <table:table-cell office:value-type="float" office:value="0.00272874760665297" calcext:value-type="float">
            <text:p>0.00272874760665297</text:p>
          </table:table-cell>
          <table:table-cell office:value-type="float" office:value="0.99020444540197" calcext:value-type="float">
            <text:p>0.99020444540197</text:p>
          </table:table-cell>
          <table:table-cell office:value-type="float" office:value="0.00264544091049225" calcext:value-type="float">
            <text:p>0.00264544091049225</text:p>
          </table:table-cell>
          <table:table-cell office:value-type="float" office:value="0.990142923600672" calcext:value-type="float">
            <text:p>0.990142923600672</text:p>
          </table:table-cell>
          <table:table-cell office:value-type="float" office:value="0.00272874760665297" calcext:value-type="float">
            <text:p>0.00272874760665297</text:p>
          </table:table-cell>
          <table:table-cell office:value-type="float" office:value="0.986859286330767" calcext:value-type="float">
            <text:p>0.986859286330767</text:p>
          </table:table-cell>
          <table:table-cell office:value-type="float" office:value="0.000403916047522759" calcext:value-type="float">
            <text:p>0.000403916047522759</text:p>
          </table:table-cell>
          <table:table-cell office:value-type="float" office:value="0.986892583113858" calcext:value-type="float">
            <text:p>0.986892583113858</text:p>
          </table:table-cell>
          <table:table-cell office:value-type="float" office:value="0.000400315918593619" calcext:value-type="float">
            <text:p>0.000400315918593619</text:p>
          </table:table-cell>
          <table:table-cell office:value-type="float" office:value="0.986859286330767" calcext:value-type="float">
            <text:p>0.986859286330767</text:p>
          </table:table-cell>
          <table:table-cell office:value-type="float" office:value="0.000403916047522759" calcext:value-type="float">
            <text:p>0.000403916047522759</text:p>
          </table:table-cell>
          <table:table-cell office:value-type="float" office:value="0.990133876252832" calcext:value-type="float">
            <text:p>0.990133876252832</text:p>
          </table:table-cell>
          <table:table-cell office:value-type="float" office:value="0.000404205747994874" calcext:value-type="float">
            <text:p>0.000404205747994874</text:p>
          </table:table-cell>
          <table:table-cell office:value-type="float" office:value="0.990141211207248" calcext:value-type="float">
            <text:p>0.990141211207248</text:p>
          </table:table-cell>
          <table:table-cell office:value-type="float" office:value="0.000405882874584548" calcext:value-type="float">
            <text:p>0.000405882874584548</text:p>
          </table:table-cell>
          <table:table-cell office:value-type="float" office:value="0.990133876252832" calcext:value-type="float">
            <text:p>0.990133876252832</text:p>
          </table:table-cell>
          <table:table-cell office:value-type="float" office:value="0.000404205747994874" calcext:value-type="float">
            <text:p>0.000404205747994874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995493423260261" calcext:value-type="float">
            <text:p>0.995493423260261</text:p>
          </table:table-cell>
          <table:table-cell office:value-type="float" office:value="0.00204918903430982" calcext:value-type="float">
            <text:p>0.00204918903430982</text:p>
          </table:table-cell>
          <table:table-cell office:value-type="float" office:value="0.995500863162942" calcext:value-type="float">
            <text:p>0.995500863162942</text:p>
          </table:table-cell>
          <table:table-cell office:value-type="float" office:value="0.00204994590701749" calcext:value-type="float">
            <text:p>0.00204994590701749</text:p>
          </table:table-cell>
          <table:table-cell office:value-type="float" office:value="0.995493423260261" calcext:value-type="float">
            <text:p>0.995493423260261</text:p>
          </table:table-cell>
          <table:table-cell office:value-type="float" office:value="0.00204918903430982" calcext:value-type="float">
            <text:p>0.00204918903430982</text:p>
          </table:table-cell>
          <table:table-cell office:value-type="float" office:value="0.993584270840854" calcext:value-type="float">
            <text:p>0.993584270840854</text:p>
          </table:table-cell>
          <table:table-cell office:value-type="float" office:value="0.00279441895351078" calcext:value-type="float">
            <text:p>0.00279441895351078</text:p>
          </table:table-cell>
          <table:table-cell office:value-type="float" office:value="0.993628627567946" calcext:value-type="float">
            <text:p>0.993628627567946</text:p>
          </table:table-cell>
          <table:table-cell office:value-type="float" office:value="0.00278337881422047" calcext:value-type="float">
            <text:p>0.00278337881422047</text:p>
          </table:table-cell>
          <table:table-cell office:value-type="float" office:value="0.993584270840854" calcext:value-type="float">
            <text:p>0.993584270840854</text:p>
          </table:table-cell>
          <table:table-cell office:value-type="float" office:value="0.00279441895351078" calcext:value-type="float">
            <text:p>0.00279441895351078</text:p>
          </table:table-cell>
          <table:table-cell office:value-type="float" office:value="0.971673986334879" calcext:value-type="float">
            <text:p>0.971673986334879</text:p>
          </table:table-cell>
          <table:table-cell office:value-type="float" office:value="0.0151878549561032" calcext:value-type="float">
            <text:p>0.0151878549561032</text:p>
          </table:table-cell>
          <table:table-cell office:value-type="float" office:value="0.974819649014315" calcext:value-type="float">
            <text:p>0.974819649014315</text:p>
          </table:table-cell>
          <table:table-cell office:value-type="float" office:value="0.0100563855229488" calcext:value-type="float">
            <text:p>0.0100563855229488</text:p>
          </table:table-cell>
          <table:table-cell office:value-type="float" office:value="0.971673986334879" calcext:value-type="float">
            <text:p>0.971673986334879</text:p>
          </table:table-cell>
          <table:table-cell office:value-type="float" office:value="0.0151878549561032" calcext:value-type="float">
            <text:p>0.0151878549561032</text:p>
          </table:table-cell>
          <table:table-cell office:value-type="float" office:value="0.990572024576188" calcext:value-type="float">
            <text:p>0.990572024576188</text:p>
          </table:table-cell>
          <table:table-cell office:value-type="float" office:value="0.000466362655782097" calcext:value-type="float">
            <text:p>0.000466362655782097</text:p>
          </table:table-cell>
          <table:table-cell office:value-type="float" office:value="0.990581154484915" calcext:value-type="float">
            <text:p>0.990581154484915</text:p>
          </table:table-cell>
          <table:table-cell office:value-type="float" office:value="0.000465300649245616" calcext:value-type="float">
            <text:p>0.000465300649245616</text:p>
          </table:table-cell>
          <table:table-cell office:value-type="float" office:value="0.990572024576188" calcext:value-type="float">
            <text:p>0.990572024576188</text:p>
          </table:table-cell>
          <table:table-cell office:value-type="float" office:value="0.000466362655782097" calcext:value-type="float">
            <text:p>0.00046636265578209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995494361110196" calcext:value-type="float">
            <text:p>0.995494361110196</text:p>
          </table:table-cell>
          <table:table-cell office:value-type="float" office:value="0.00208806061335078" calcext:value-type="float">
            <text:p>0.00208806061335078</text:p>
          </table:table-cell>
          <table:table-cell office:value-type="float" office:value="0.995502684879588" calcext:value-type="float">
            <text:p>0.995502684879588</text:p>
          </table:table-cell>
          <table:table-cell office:value-type="float" office:value="0.00208860894003145" calcext:value-type="float">
            <text:p>0.00208860894003145</text:p>
          </table:table-cell>
          <table:table-cell office:value-type="float" office:value="0.995494361110196" calcext:value-type="float">
            <text:p>0.995494361110196</text:p>
          </table:table-cell>
          <table:table-cell office:value-type="float" office:value="0.00208806061335078" calcext:value-type="float">
            <text:p>0.00208806061335078</text:p>
          </table:table-cell>
          <table:table-cell office:value-type="float" office:value="0.991843728751702" calcext:value-type="float">
            <text:p>0.991843728751702</text:p>
          </table:table-cell>
          <table:table-cell office:value-type="float" office:value="0.00342910283806134" calcext:value-type="float">
            <text:p>0.00342910283806134</text:p>
          </table:table-cell>
          <table:table-cell office:value-type="float" office:value="0.991879178913595" calcext:value-type="float">
            <text:p>0.991879178913595</text:p>
          </table:table-cell>
          <table:table-cell office:value-type="float" office:value="0.00340507548794248" calcext:value-type="float">
            <text:p>0.00340507548794248</text:p>
          </table:table-cell>
          <table:table-cell office:value-type="float" office:value="0.991843728751702" calcext:value-type="float">
            <text:p>0.991843728751702</text:p>
          </table:table-cell>
          <table:table-cell office:value-type="float" office:value="0.00342910283806134" calcext:value-type="float">
            <text:p>0.00342910283806134</text:p>
          </table:table-cell>
          <table:table-cell office:value-type="float" office:value="0.991660921452581" calcext:value-type="float">
            <text:p>0.991660921452581</text:p>
          </table:table-cell>
          <table:table-cell office:value-type="float" office:value="0.000468185183685476" calcext:value-type="float">
            <text:p>0.000468185183685476</text:p>
          </table:table-cell>
          <table:table-cell office:value-type="float" office:value="0.991664322197017" calcext:value-type="float">
            <text:p>0.991664322197017</text:p>
          </table:table-cell>
          <table:table-cell office:value-type="float" office:value="0.000469100815204484" calcext:value-type="float">
            <text:p>0.000469100815204484</text:p>
          </table:table-cell>
          <table:table-cell office:value-type="float" office:value="0.991660921452581" calcext:value-type="float">
            <text:p>0.991660921452581</text:p>
          </table:table-cell>
          <table:table-cell office:value-type="float" office:value="0.000468185183685476" calcext:value-type="float">
            <text:p>0.000468185183685476</text:p>
          </table:table-cell>
          <table:table-cell office:value-type="float" office:value="0.991075360505661" calcext:value-type="float">
            <text:p>0.991075360505661</text:p>
          </table:table-cell>
          <table:table-cell office:value-type="float" office:value="0.000686560289228847" calcext:value-type="float">
            <text:p>0.000686560289228847</text:p>
          </table:table-cell>
          <table:table-cell office:value-type="float" office:value="0.991082766196668" calcext:value-type="float">
            <text:p>0.991082766196668</text:p>
          </table:table-cell>
          <table:table-cell office:value-type="float" office:value="0.000685534910202117" calcext:value-type="float">
            <text:p>0.000685534910202117</text:p>
          </table:table-cell>
          <table:table-cell office:value-type="float" office:value="0.991075360505661" calcext:value-type="float">
            <text:p>0.991075360505661</text:p>
          </table:table-cell>
          <table:table-cell office:value-type="float" office:value="0.000686560289228847" calcext:value-type="float">
            <text:p>0.00068656028922884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95404876712276" calcext:value-type="float">
            <text:p>0.995404876712276</text:p>
          </table:table-cell>
          <table:table-cell office:value-type="float" office:value="0.00197174209104153" calcext:value-type="float">
            <text:p>0.00197174209104153</text:p>
          </table:table-cell>
          <table:table-cell office:value-type="float" office:value="0.995414606169446" calcext:value-type="float">
            <text:p>0.995414606169446</text:p>
          </table:table-cell>
          <table:table-cell office:value-type="float" office:value="0.00197291219348491" calcext:value-type="float">
            <text:p>0.00197291219348491</text:p>
          </table:table-cell>
          <table:table-cell office:value-type="float" office:value="0.995404876712276" calcext:value-type="float">
            <text:p>0.995404876712276</text:p>
          </table:table-cell>
          <table:table-cell office:value-type="float" office:value="0.00197174209104153" calcext:value-type="float">
            <text:p>0.00197174209104153</text:p>
          </table:table-cell>
          <table:table-cell office:value-type="float" office:value="0.993738887472852" calcext:value-type="float">
            <text:p>0.993738887472852</text:p>
          </table:table-cell>
          <table:table-cell office:value-type="float" office:value="0.00250075215633894" calcext:value-type="float">
            <text:p>0.00250075215633894</text:p>
          </table:table-cell>
          <table:table-cell office:value-type="float" office:value="0.993757787812945" calcext:value-type="float">
            <text:p>0.993757787812945</text:p>
          </table:table-cell>
          <table:table-cell office:value-type="float" office:value="0.00248755217906965" calcext:value-type="float">
            <text:p>0.00248755217906965</text:p>
          </table:table-cell>
          <table:table-cell office:value-type="float" office:value="0.993738887472852" calcext:value-type="float">
            <text:p>0.993738887472852</text:p>
          </table:table-cell>
          <table:table-cell office:value-type="float" office:value="0.00250075215633894" calcext:value-type="float">
            <text:p>0.00250075215633894</text:p>
          </table:table-cell>
          <table:table-cell office:value-type="float" office:value="0.988702532426114" calcext:value-type="float">
            <text:p>0.988702532426114</text:p>
          </table:table-cell>
          <table:table-cell office:value-type="float" office:value="0.0105946686948727" calcext:value-type="float">
            <text:p>0.0105946686948727</text:p>
          </table:table-cell>
          <table:table-cell office:value-type="float" office:value="0.989322622644416" calcext:value-type="float">
            <text:p>0.989322622644416</text:p>
          </table:table-cell>
          <table:table-cell office:value-type="float" office:value="0.00875177841667652" calcext:value-type="float">
            <text:p>0.00875177841667652</text:p>
          </table:table-cell>
          <table:table-cell office:value-type="float" office:value="0.988702532426114" calcext:value-type="float">
            <text:p>0.988702532426114</text:p>
          </table:table-cell>
          <table:table-cell office:value-type="float" office:value="0.0105946686948727" calcext:value-type="float">
            <text:p>0.0105946686948727</text:p>
          </table:table-cell>
          <table:table-cell office:value-type="float" office:value="0.991721191929584" calcext:value-type="float">
            <text:p>0.991721191929584</text:p>
          </table:table-cell>
          <table:table-cell office:value-type="float" office:value="0.000562237931149505" calcext:value-type="float">
            <text:p>0.000562237931149505</text:p>
          </table:table-cell>
          <table:table-cell office:value-type="float" office:value="0.99172674081847" calcext:value-type="float">
            <text:p>0.99172674081847</text:p>
          </table:table-cell>
          <table:table-cell office:value-type="float" office:value="0.000561727763621624" calcext:value-type="float">
            <text:p>0.000561727763621624</text:p>
          </table:table-cell>
          <table:table-cell office:value-type="float" office:value="0.991721191929584" calcext:value-type="float">
            <text:p>0.991721191929584</text:p>
          </table:table-cell>
          <table:table-cell office:value-type="float" office:value="0.000562237931149505" calcext:value-type="float">
            <text:p>0.00056223793114950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99582049390088" calcext:value-type="float">
            <text:p>0.99582049390088</text:p>
          </table:table-cell>
          <table:table-cell office:value-type="float" office:value="0.00122110079091917" calcext:value-type="float">
            <text:p>0.00122110079091917</text:p>
          </table:table-cell>
          <table:table-cell office:value-type="float" office:value="0.9958293326676" calcext:value-type="float">
            <text:p>0.9958293326676</text:p>
          </table:table-cell>
          <table:table-cell office:value-type="float" office:value="0.00121901444996452" calcext:value-type="float">
            <text:p>0.00121901444996452</text:p>
          </table:table-cell>
          <table:table-cell office:value-type="float" office:value="0.99582049390088" calcext:value-type="float">
            <text:p>0.99582049390088</text:p>
          </table:table-cell>
          <table:table-cell office:value-type="float" office:value="0.00122110079091917" calcext:value-type="float">
            <text:p>0.00122110079091917</text:p>
          </table:table-cell>
          <table:table-cell office:value-type="float" office:value="0.993527432779671" calcext:value-type="float">
            <text:p>0.993527432779671</text:p>
          </table:table-cell>
          <table:table-cell office:value-type="float" office:value="0.00352381440693433" calcext:value-type="float">
            <text:p>0.00352381440693433</text:p>
          </table:table-cell>
          <table:table-cell office:value-type="float" office:value="0.993560028400227" calcext:value-type="float">
            <text:p>0.993560028400227</text:p>
          </table:table-cell>
          <table:table-cell office:value-type="float" office:value="0.00349475651242818" calcext:value-type="float">
            <text:p>0.00349475651242818</text:p>
          </table:table-cell>
          <table:table-cell office:value-type="float" office:value="0.993527432779671" calcext:value-type="float">
            <text:p>0.993527432779671</text:p>
          </table:table-cell>
          <table:table-cell office:value-type="float" office:value="0.00352381440693433" calcext:value-type="float">
            <text:p>0.00352381440693433</text:p>
          </table:table-cell>
          <table:table-cell office:value-type="float" office:value="0.991202813080511" calcext:value-type="float">
            <text:p>0.991202813080511</text:p>
          </table:table-cell>
          <table:table-cell office:value-type="float" office:value="0.00111546299573065" calcext:value-type="float">
            <text:p>0.00111546299573065</text:p>
          </table:table-cell>
          <table:table-cell office:value-type="float" office:value="0.991229162803003" calcext:value-type="float">
            <text:p>0.991229162803003</text:p>
          </table:table-cell>
          <table:table-cell office:value-type="float" office:value="0.00109710164475193" calcext:value-type="float">
            <text:p>0.00109710164475193</text:p>
          </table:table-cell>
          <table:table-cell office:value-type="float" office:value="0.991202813080511" calcext:value-type="float">
            <text:p>0.991202813080511</text:p>
          </table:table-cell>
          <table:table-cell office:value-type="float" office:value="0.00111546299573065" calcext:value-type="float">
            <text:p>0.00111546299573065</text:p>
          </table:table-cell>
          <table:table-cell office:value-type="float" office:value="0.992137197818856" calcext:value-type="float">
            <text:p>0.992137197818856</text:p>
          </table:table-cell>
          <table:table-cell office:value-type="float" office:value="0.00042318257799671" calcext:value-type="float">
            <text:p>0.00042318257799671</text:p>
          </table:table-cell>
          <table:table-cell office:value-type="float" office:value="0.992142618627821" calcext:value-type="float">
            <text:p>0.992142618627821</text:p>
          </table:table-cell>
          <table:table-cell office:value-type="float" office:value="0.000422274386256948" calcext:value-type="float">
            <text:p>0.000422274386256948</text:p>
          </table:table-cell>
          <table:table-cell office:value-type="float" office:value="0.992137197818856" calcext:value-type="float">
            <text:p>0.992137197818856</text:p>
          </table:table-cell>
          <table:table-cell office:value-type="float" office:value="0.00042318257799671" calcext:value-type="float">
            <text:p>0.0004231825779967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995855389402543" calcext:value-type="float">
            <text:p>0.995855389402543</text:p>
          </table:table-cell>
          <table:table-cell office:value-type="float" office:value="0.00122593556467009" calcext:value-type="float">
            <text:p>0.00122593556467009</text:p>
          </table:table-cell>
          <table:table-cell office:value-type="float" office:value="0.995864181169885" calcext:value-type="float">
            <text:p>0.995864181169885</text:p>
          </table:table-cell>
          <table:table-cell office:value-type="float" office:value="0.0012240742284195" calcext:value-type="float">
            <text:p>0.0012240742284195</text:p>
          </table:table-cell>
          <table:table-cell office:value-type="float" office:value="0.995855389402543" calcext:value-type="float">
            <text:p>0.995855389402543</text:p>
          </table:table-cell>
          <table:table-cell office:value-type="float" office:value="0.00122593556467009" calcext:value-type="float">
            <text:p>0.00122593556467009</text:p>
          </table:table-cell>
          <table:table-cell office:value-type="float" office:value="0.994145981320061" calcext:value-type="float">
            <text:p>0.994145981320061</text:p>
          </table:table-cell>
          <table:table-cell office:value-type="float" office:value="0.00325651302929668" calcext:value-type="float">
            <text:p>0.00325651302929668</text:p>
          </table:table-cell>
          <table:table-cell office:value-type="float" office:value="0.994193384657041" calcext:value-type="float">
            <text:p>0.994193384657041</text:p>
          </table:table-cell>
          <table:table-cell office:value-type="float" office:value="0.00319047409269626" calcext:value-type="float">
            <text:p>0.00319047409269626</text:p>
          </table:table-cell>
          <table:table-cell office:value-type="float" office:value="0.994145981320061" calcext:value-type="float">
            <text:p>0.994145981320061</text:p>
          </table:table-cell>
          <table:table-cell office:value-type="float" office:value="0.00325651302929668" calcext:value-type="float">
            <text:p>0.00325651302929668</text:p>
          </table:table-cell>
          <table:table-cell office:value-type="float" office:value="0.990939627409661" calcext:value-type="float">
            <text:p>0.990939627409661</text:p>
          </table:table-cell>
          <table:table-cell office:value-type="float" office:value="0.000999163010494063" calcext:value-type="float">
            <text:p>0.000999163010494063</text:p>
          </table:table-cell>
          <table:table-cell office:value-type="float" office:value="0.990972432155487" calcext:value-type="float">
            <text:p>0.990972432155487</text:p>
          </table:table-cell>
          <table:table-cell office:value-type="float" office:value="0.000973770985332079" calcext:value-type="float">
            <text:p>0.000973770985332079</text:p>
          </table:table-cell>
          <table:table-cell office:value-type="float" office:value="0.990939627409661" calcext:value-type="float">
            <text:p>0.990939627409661</text:p>
          </table:table-cell>
          <table:table-cell office:value-type="float" office:value="0.000999163010494063" calcext:value-type="float">
            <text:p>0.000999163010494063</text:p>
          </table:table-cell>
          <table:table-cell office:value-type="float" office:value="0.992293174155366" calcext:value-type="float">
            <text:p>0.992293174155366</text:p>
          </table:table-cell>
          <table:table-cell office:value-type="float" office:value="0.000452249940385034" calcext:value-type="float">
            <text:p>0.000452249940385034</text:p>
          </table:table-cell>
          <table:table-cell office:value-type="float" office:value="0.992298462614711" calcext:value-type="float">
            <text:p>0.992298462614711</text:p>
          </table:table-cell>
          <table:table-cell office:value-type="float" office:value="0.000450237548963802" calcext:value-type="float">
            <text:p>0.000450237548963802</text:p>
          </table:table-cell>
          <table:table-cell office:value-type="float" office:value="0.992293174155366" calcext:value-type="float">
            <text:p>0.992293174155366</text:p>
          </table:table-cell>
          <table:table-cell office:value-type="float" office:value="0.000452249940385034" calcext:value-type="float">
            <text:p>0.000452249940385034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995974418187237" calcext:value-type="float">
            <text:p>0.995974418187237</text:p>
          </table:table-cell>
          <table:table-cell office:value-type="float" office:value="0.00102146654550109" calcext:value-type="float">
            <text:p>0.00102146654550109</text:p>
          </table:table-cell>
          <table:table-cell office:value-type="float" office:value="0.995981982622884" calcext:value-type="float">
            <text:p>0.995981982622884</text:p>
          </table:table-cell>
          <table:table-cell office:value-type="float" office:value="0.00102015377215242" calcext:value-type="float">
            <text:p>0.00102015377215242</text:p>
          </table:table-cell>
          <table:table-cell office:value-type="float" office:value="0.995974418187237" calcext:value-type="float">
            <text:p>0.995974418187237</text:p>
          </table:table-cell>
          <table:table-cell office:value-type="float" office:value="0.00102146654550109" calcext:value-type="float">
            <text:p>0.00102146654550109</text:p>
          </table:table-cell>
          <table:table-cell office:value-type="float" office:value="0.993616709759842" calcext:value-type="float">
            <text:p>0.993616709759842</text:p>
          </table:table-cell>
          <table:table-cell office:value-type="float" office:value="0.0032546602745356" calcext:value-type="float">
            <text:p>0.0032546602745356</text:p>
          </table:table-cell>
          <table:table-cell office:value-type="float" office:value="0.993656765975828" calcext:value-type="float">
            <text:p>0.993656765975828</text:p>
          </table:table-cell>
          <table:table-cell office:value-type="float" office:value="0.00319838995445303" calcext:value-type="float">
            <text:p>0.00319838995445303</text:p>
          </table:table-cell>
          <table:table-cell office:value-type="float" office:value="0.993616709759842" calcext:value-type="float">
            <text:p>0.993616709759842</text:p>
          </table:table-cell>
          <table:table-cell office:value-type="float" office:value="0.0032546602745356" calcext:value-type="float">
            <text:p>0.0032546602745356</text:p>
          </table:table-cell>
          <table:table-cell office:value-type="float" office:value="0.99247520668967" calcext:value-type="float">
            <text:p>0.99247520668967</text:p>
          </table:table-cell>
          <table:table-cell office:value-type="float" office:value="0.000648352302081167" calcext:value-type="float">
            <text:p>0.000648352302081167</text:p>
          </table:table-cell>
          <table:table-cell office:value-type="float" office:value="0.992484489480384" calcext:value-type="float">
            <text:p>0.992484489480384</text:p>
          </table:table-cell>
          <table:table-cell office:value-type="float" office:value="0.000636855970721947" calcext:value-type="float">
            <text:p>0.000636855970721947</text:p>
          </table:table-cell>
          <table:table-cell office:value-type="float" office:value="0.99247520668967" calcext:value-type="float">
            <text:p>0.99247520668967</text:p>
          </table:table-cell>
          <table:table-cell office:value-type="float" office:value="0.000648352302081167" calcext:value-type="float">
            <text:p>0.000648352302081167</text:p>
          </table:table-cell>
          <table:table-cell office:value-type="float" office:value="0.993359794877096" calcext:value-type="float">
            <text:p>0.993359794877096</text:p>
          </table:table-cell>
          <table:table-cell office:value-type="float" office:value="0.000513101092820168" calcext:value-type="float">
            <text:p>0.000513101092820168</text:p>
          </table:table-cell>
          <table:table-cell office:value-type="float" office:value="0.993363839748654" calcext:value-type="float">
            <text:p>0.993363839748654</text:p>
          </table:table-cell>
          <table:table-cell office:value-type="float" office:value="0.000512659224879492" calcext:value-type="float">
            <text:p>0.000512659224879492</text:p>
          </table:table-cell>
          <table:table-cell office:value-type="float" office:value="0.993359794877096" calcext:value-type="float">
            <text:p>0.993359794877096</text:p>
          </table:table-cell>
          <table:table-cell office:value-type="float" office:value="0.000513101092820168" calcext:value-type="float">
            <text:p>0.000513101092820168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7" office:value-type="float" office:value="0.996205337835182" calcext:value-type="float">
            <text:p>0.996205337835182</text:p>
          </table:table-cell>
          <table:table-cell table:style-name="ce17" office:value-type="float" office:value="0.000717087074574501" calcext:value-type="float">
            <text:p>0.000717087074574501</text:p>
          </table:table-cell>
          <table:table-cell table:style-name="ce17" office:value-type="float" office:value="0.996212939696277" calcext:value-type="float">
            <text:p>0.996212939696277</text:p>
          </table:table-cell>
          <table:table-cell table:style-name="ce17" office:value-type="float" office:value="0.000715869693182871" calcext:value-type="float">
            <text:p>0.000715869693182871</text:p>
          </table:table-cell>
          <table:table-cell table:style-name="ce17" office:value-type="float" office:value="0.996205337835182" calcext:value-type="float">
            <text:p>0.996205337835182</text:p>
          </table:table-cell>
          <table:table-cell table:style-name="ce17" office:value-type="float" office:value="0.000717087074574501" calcext:value-type="float">
            <text:p>0.000717087074574501</text:p>
          </table:table-cell>
          <table:table-cell office:value-type="float" office:value="0.986978358730467" calcext:value-type="float">
            <text:p>0.986978358730467</text:p>
          </table:table-cell>
          <table:table-cell office:value-type="float" office:value="0.0153192063671118" calcext:value-type="float">
            <text:p>0.0153192063671118</text:p>
          </table:table-cell>
          <table:table-cell office:value-type="float" office:value="0.988804650015298" calcext:value-type="float">
            <text:p>0.988804650015298</text:p>
          </table:table-cell>
          <table:table-cell office:value-type="float" office:value="0.0102219467279964" calcext:value-type="float">
            <text:p>0.0102219467279964</text:p>
          </table:table-cell>
          <table:table-cell office:value-type="float" office:value="0.986978358730467" calcext:value-type="float">
            <text:p>0.986978358730467</text:p>
          </table:table-cell>
          <table:table-cell office:value-type="float" office:value="0.0153192063671118" calcext:value-type="float">
            <text:p>0.0153192063671118</text:p>
          </table:table-cell>
          <table:table-cell office:value-type="float" office:value="0.991011694520322" calcext:value-type="float">
            <text:p>0.991011694520322</text:p>
          </table:table-cell>
          <table:table-cell office:value-type="float" office:value="0.0012313855920252" calcext:value-type="float">
            <text:p>0.0012313855920252</text:p>
          </table:table-cell>
          <table:table-cell office:value-type="float" office:value="0.991042732097582" calcext:value-type="float">
            <text:p>0.991042732097582</text:p>
          </table:table-cell>
          <table:table-cell office:value-type="float" office:value="0.00121045389303807" calcext:value-type="float">
            <text:p>0.00121045389303807</text:p>
          </table:table-cell>
          <table:table-cell office:value-type="float" office:value="0.991011694520322" calcext:value-type="float">
            <text:p>0.991011694520322</text:p>
          </table:table-cell>
          <table:table-cell office:value-type="float" office:value="0.0012313855920252" calcext:value-type="float">
            <text:p>0.0012313855920252</text:p>
          </table:table-cell>
          <table:table-cell office:value-type="float" office:value="0.99345835784862" calcext:value-type="float">
            <text:p>0.99345835784862</text:p>
          </table:table-cell>
          <table:table-cell office:value-type="float" office:value="0.000418088682075685" calcext:value-type="float">
            <text:p>0.000418088682075685</text:p>
          </table:table-cell>
          <table:table-cell office:value-type="float" office:value="0.993461280862854" calcext:value-type="float">
            <text:p>0.993461280862854</text:p>
          </table:table-cell>
          <table:table-cell office:value-type="float" office:value="0.00041754092057115" calcext:value-type="float">
            <text:p>0.00041754092057115</text:p>
          </table:table-cell>
          <table:table-cell office:value-type="float" office:value="0.99345835784862" calcext:value-type="float">
            <text:p>0.99345835784862</text:p>
          </table:table-cell>
          <table:table-cell office:value-type="float" office:value="0.000418088682075685" calcext:value-type="float">
            <text:p>0.00041808868207568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996336248192471" calcext:value-type="float">
            <text:p>0.996336248192471</text:p>
          </table:table-cell>
          <table:table-cell office:value-type="float" office:value="0.000732182546078846" calcext:value-type="float">
            <text:p>0.000732182546078846</text:p>
          </table:table-cell>
          <table:table-cell office:value-type="float" office:value="0.996342566109968" calcext:value-type="float">
            <text:p>0.996342566109968</text:p>
          </table:table-cell>
          <table:table-cell office:value-type="float" office:value="0.000731349701630345" calcext:value-type="float">
            <text:p>0.000731349701630345</text:p>
          </table:table-cell>
          <table:table-cell office:value-type="float" office:value="0.996336248192471" calcext:value-type="float">
            <text:p>0.996336248192471</text:p>
          </table:table-cell>
          <table:table-cell office:value-type="float" office:value="0.000732182546078846" calcext:value-type="float">
            <text:p>0.000732182546078846</text:p>
          </table:table-cell>
          <table:table-cell table:style-name="ce17" office:value-type="float" office:value="0.996020010395845" calcext:value-type="float">
            <text:p>0.996020010395845</text:p>
          </table:table-cell>
          <table:table-cell table:style-name="ce17" office:value-type="float" office:value="0.00144179738770388" calcext:value-type="float">
            <text:p>0.00144179738770388</text:p>
          </table:table-cell>
          <table:table-cell table:style-name="ce17" office:value-type="float" office:value="0.996041081757159" calcext:value-type="float">
            <text:p>0.996041081757159</text:p>
          </table:table-cell>
          <table:table-cell table:style-name="ce17" office:value-type="float" office:value="0.00141817656237359" calcext:value-type="float">
            <text:p>0.00141817656237359</text:p>
          </table:table-cell>
          <table:table-cell table:style-name="ce17" office:value-type="float" office:value="0.996020010395845" calcext:value-type="float">
            <text:p>0.996020010395845</text:p>
          </table:table-cell>
          <table:table-cell table:style-name="ce17" office:value-type="float" office:value="0.00144179738770388" calcext:value-type="float">
            <text:p>0.00144179738770388</text:p>
          </table:table-cell>
          <table:table-cell office:value-type="float" office:value="0.99181162853424" calcext:value-type="float">
            <text:p>0.99181162853424</text:p>
          </table:table-cell>
          <table:table-cell office:value-type="float" office:value="0.00115786455877848" calcext:value-type="float">
            <text:p>0.00115786455877848</text:p>
          </table:table-cell>
          <table:table-cell office:value-type="float" office:value="0.991840071306451" calcext:value-type="float">
            <text:p>0.991840071306451</text:p>
          </table:table-cell>
          <table:table-cell office:value-type="float" office:value="0.00113301933428122" calcext:value-type="float">
            <text:p>0.00113301933428122</text:p>
          </table:table-cell>
          <table:table-cell office:value-type="float" office:value="0.99181162853424" calcext:value-type="float">
            <text:p>0.99181162853424</text:p>
          </table:table-cell>
          <table:table-cell office:value-type="float" office:value="0.00115786455877848" calcext:value-type="float">
            <text:p>0.00115786455877848</text:p>
          </table:table-cell>
          <table:table-cell office:value-type="float" office:value="0.993556627903251" calcext:value-type="float">
            <text:p>0.993556627903251</text:p>
          </table:table-cell>
          <table:table-cell office:value-type="float" office:value="0.000407691785648824" calcext:value-type="float">
            <text:p>0.000407691785648824</text:p>
          </table:table-cell>
          <table:table-cell office:value-type="float" office:value="0.993559138029986" calcext:value-type="float">
            <text:p>0.993559138029986</text:p>
          </table:table-cell>
          <table:table-cell office:value-type="float" office:value="0.000407260977386336" calcext:value-type="float">
            <text:p>0.000407260977386336</text:p>
          </table:table-cell>
          <table:table-cell office:value-type="float" office:value="0.993556627903251" calcext:value-type="float">
            <text:p>0.993556627903251</text:p>
          </table:table-cell>
          <table:table-cell office:value-type="float" office:value="0.000407691785648824" calcext:value-type="float">
            <text:p>0.000407691785648824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996414888503776" calcext:value-type="float">
            <text:p>0.996414888503776</text:p>
          </table:table-cell>
          <table:table-cell office:value-type="float" office:value="0.000738824411197575" calcext:value-type="float">
            <text:p>0.000738824411197575</text:p>
          </table:table-cell>
          <table:table-cell office:value-type="float" office:value="0.996421041975117" calcext:value-type="float">
            <text:p>0.996421041975117</text:p>
          </table:table-cell>
          <table:table-cell office:value-type="float" office:value="0.000737674089188708" calcext:value-type="float">
            <text:p>0.000737674089188708</text:p>
          </table:table-cell>
          <table:table-cell office:value-type="float" office:value="0.996414888503776" calcext:value-type="float">
            <text:p>0.996414888503776</text:p>
          </table:table-cell>
          <table:table-cell office:value-type="float" office:value="0.000738824411197575" calcext:value-type="float">
            <text:p>0.000738824411197575</text:p>
          </table:table-cell>
          <table:table-cell office:value-type="float" office:value="0.99707584997996" calcext:value-type="float">
            <text:p>0.99707584997996</text:p>
          </table:table-cell>
          <table:table-cell office:value-type="float" office:value="0.000343069749068943" calcext:value-type="float">
            <text:p>0.000343069749068943</text:p>
          </table:table-cell>
          <table:table-cell office:value-type="float" office:value="0.997081812307413" calcext:value-type="float">
            <text:p>0.997081812307413</text:p>
          </table:table-cell>
          <table:table-cell office:value-type="float" office:value="0.000342061494001487" calcext:value-type="float">
            <text:p>0.000342061494001487</text:p>
          </table:table-cell>
          <table:table-cell office:value-type="float" office:value="0.99707584997996" calcext:value-type="float">
            <text:p>0.99707584997996</text:p>
          </table:table-cell>
          <table:table-cell office:value-type="float" office:value="0.000343069749068943" calcext:value-type="float">
            <text:p>0.000343069749068943</text:p>
          </table:table-cell>
          <table:table-cell office:value-type="float" office:value="0.991103701844752" calcext:value-type="float">
            <text:p>0.991103701844752</text:p>
          </table:table-cell>
          <table:table-cell office:value-type="float" office:value="0.0014675052405972" calcext:value-type="float">
            <text:p>0.0014675052405972</text:p>
          </table:table-cell>
          <table:table-cell office:value-type="float" office:value="0.991136874686245" calcext:value-type="float">
            <text:p>0.991136874686245</text:p>
          </table:table-cell>
          <table:table-cell office:value-type="float" office:value="0.00144461821829083" calcext:value-type="float">
            <text:p>0.00144461821829083</text:p>
          </table:table-cell>
          <table:table-cell office:value-type="float" office:value="0.991103701844752" calcext:value-type="float">
            <text:p>0.991103701844752</text:p>
          </table:table-cell>
          <table:table-cell office:value-type="float" office:value="0.0014675052405972" calcext:value-type="float">
            <text:p>0.0014675052405972</text:p>
          </table:table-cell>
          <table:table-cell office:value-type="float" office:value="0.994144338806843" calcext:value-type="float">
            <text:p>0.994144338806843</text:p>
          </table:table-cell>
          <table:table-cell office:value-type="float" office:value="0.00125137998657328" calcext:value-type="float">
            <text:p>0.00125137998657328</text:p>
          </table:table-cell>
          <table:table-cell office:value-type="float" office:value="0.994147952097778" calcext:value-type="float">
            <text:p>0.994147952097778</text:p>
          </table:table-cell>
          <table:table-cell office:value-type="float" office:value="0.0012535926495285" calcext:value-type="float">
            <text:p>0.0012535926495285</text:p>
          </table:table-cell>
          <table:table-cell office:value-type="float" office:value="0.994144338806843" calcext:value-type="float">
            <text:p>0.994144338806843</text:p>
          </table:table-cell>
          <table:table-cell office:value-type="float" office:value="0.00125137998657328" calcext:value-type="float">
            <text:p>0.00125137998657328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996637004956273" calcext:value-type="float">
            <text:p>0.996637004956273</text:p>
          </table:table-cell>
          <table:table-cell office:value-type="float" office:value="0.000609169115630529" calcext:value-type="float">
            <text:p>0.000609169115630529</text:p>
          </table:table-cell>
          <table:table-cell office:value-type="float" office:value="0.996642696735861" calcext:value-type="float">
            <text:p>0.996642696735861</text:p>
          </table:table-cell>
          <table:table-cell office:value-type="float" office:value="0.000608336586137337" calcext:value-type="float">
            <text:p>0.000608336586137337</text:p>
          </table:table-cell>
          <table:table-cell office:value-type="float" office:value="0.996637004956273" calcext:value-type="float">
            <text:p>0.996637004956273</text:p>
          </table:table-cell>
          <table:table-cell office:value-type="float" office:value="0.000609169115630529" calcext:value-type="float">
            <text:p>0.000609169115630529</text:p>
          </table:table-cell>
          <table:table-cell office:value-type="float" office:value="0.996997564591408" calcext:value-type="float">
            <text:p>0.996997564591408</text:p>
          </table:table-cell>
          <table:table-cell office:value-type="float" office:value="0.000328070509667393" calcext:value-type="float">
            <text:p>0.000328070509667393</text:p>
          </table:table-cell>
          <table:table-cell office:value-type="float" office:value="0.997004031095276" calcext:value-type="float">
            <text:p>0.997004031095276</text:p>
          </table:table-cell>
          <table:table-cell office:value-type="float" office:value="0.000326914998241769" calcext:value-type="float">
            <text:p>0.000326914998241769</text:p>
          </table:table-cell>
          <table:table-cell office:value-type="float" office:value="0.996997564591408" calcext:value-type="float">
            <text:p>0.996997564591408</text:p>
          </table:table-cell>
          <table:table-cell office:value-type="float" office:value="0.000328070509667393" calcext:value-type="float">
            <text:p>0.000328070509667393</text:p>
          </table:table-cell>
          <table:table-cell office:value-type="float" office:value="0.990727237871228" calcext:value-type="float">
            <text:p>0.990727237871228</text:p>
          </table:table-cell>
          <table:table-cell office:value-type="float" office:value="0.000537920718034341" calcext:value-type="float">
            <text:p>0.000537920718034341</text:p>
          </table:table-cell>
          <table:table-cell office:value-type="float" office:value="0.99075841690199" calcext:value-type="float">
            <text:p>0.99075841690199</text:p>
          </table:table-cell>
          <table:table-cell office:value-type="float" office:value="0.000536937533529106" calcext:value-type="float">
            <text:p>0.000536937533529106</text:p>
          </table:table-cell>
          <table:table-cell office:value-type="float" office:value="0.990727237871228" calcext:value-type="float">
            <text:p>0.990727237871228</text:p>
          </table:table-cell>
          <table:table-cell office:value-type="float" office:value="0.000537920718034341" calcext:value-type="float">
            <text:p>0.000537920718034341</text:p>
          </table:table-cell>
          <table:table-cell office:value-type="float" office:value="0.994392087245141" calcext:value-type="float">
            <text:p>0.994392087245141</text:p>
          </table:table-cell>
          <table:table-cell office:value-type="float" office:value="0.00146301469704528" calcext:value-type="float">
            <text:p>0.00146301469704528</text:p>
          </table:table-cell>
          <table:table-cell office:value-type="float" office:value="0.994396159586194" calcext:value-type="float">
            <text:p>0.994396159586194</text:p>
          </table:table-cell>
          <table:table-cell office:value-type="float" office:value="0.00146573302837198" calcext:value-type="float">
            <text:p>0.00146573302837198</text:p>
          </table:table-cell>
          <table:table-cell office:value-type="float" office:value="0.994392087245141" calcext:value-type="float">
            <text:p>0.994392087245141</text:p>
          </table:table-cell>
          <table:table-cell office:value-type="float" office:value="0.00146301469704528" calcext:value-type="float">
            <text:p>0.00146301469704528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996638862510344" calcext:value-type="float">
            <text:p>0.996638862510344</text:p>
          </table:table-cell>
          <table:table-cell office:value-type="float" office:value="0.000629884323514335" calcext:value-type="float">
            <text:p>0.000629884323514335</text:p>
          </table:table-cell>
          <table:table-cell office:value-type="float" office:value="0.996644273264248" calcext:value-type="float">
            <text:p>0.996644273264248</text:p>
          </table:table-cell>
          <table:table-cell office:value-type="float" office:value="0.000629424577250018" calcext:value-type="float">
            <text:p>0.000629424577250018</text:p>
          </table:table-cell>
          <table:table-cell office:value-type="float" office:value="0.996638862510344" calcext:value-type="float">
            <text:p>0.996638862510344</text:p>
          </table:table-cell>
          <table:table-cell office:value-type="float" office:value="0.000629884323514335" calcext:value-type="float">
            <text:p>0.000629884323514335</text:p>
          </table:table-cell>
          <table:table-cell office:value-type="float" office:value="0.997056282420675" calcext:value-type="float">
            <text:p>0.997056282420675</text:p>
          </table:table-cell>
          <table:table-cell office:value-type="float" office:value="0.000321915957225573" calcext:value-type="float">
            <text:p>0.000321915957225573</text:p>
          </table:table-cell>
          <table:table-cell office:value-type="float" office:value="0.997062417878945" calcext:value-type="float">
            <text:p>0.997062417878945</text:p>
          </table:table-cell>
          <table:table-cell office:value-type="float" office:value="0.000320430509757312" calcext:value-type="float">
            <text:p>0.000320430509757312</text:p>
          </table:table-cell>
          <table:table-cell office:value-type="float" office:value="0.997056282420675" calcext:value-type="float">
            <text:p>0.997056282420675</text:p>
          </table:table-cell>
          <table:table-cell office:value-type="float" office:value="0.000321915957225573" calcext:value-type="float">
            <text:p>0.000321915957225573</text:p>
          </table:table-cell>
          <table:table-cell office:value-type="float" office:value="0.99033697220717" calcext:value-type="float">
            <text:p>0.99033697220717</text:p>
          </table:table-cell>
          <table:table-cell office:value-type="float" office:value="0.00155320903742985" calcext:value-type="float">
            <text:p>0.00155320903742985</text:p>
          </table:table-cell>
          <table:table-cell office:value-type="float" office:value="0.990386579730062" calcext:value-type="float">
            <text:p>0.990386579730062</text:p>
          </table:table-cell>
          <table:table-cell office:value-type="float" office:value="0.00153014125924439" calcext:value-type="float">
            <text:p>0.00153014125924439</text:p>
          </table:table-cell>
          <table:table-cell office:value-type="float" office:value="0.99033697220717" calcext:value-type="float">
            <text:p>0.99033697220717</text:p>
          </table:table-cell>
          <table:table-cell office:value-type="float" office:value="0.00155320903742985" calcext:value-type="float">
            <text:p>0.00155320903742985</text:p>
          </table:table-cell>
          <table:table-cell office:value-type="float" office:value="0.99501144878161" calcext:value-type="float">
            <text:p>0.99501144878161</text:p>
          </table:table-cell>
          <table:table-cell office:value-type="float" office:value="0.00162742496186377" calcext:value-type="float">
            <text:p>0.00162742496186377</text:p>
          </table:table-cell>
          <table:table-cell office:value-type="float" office:value="0.99501646990255" calcext:value-type="float">
            <text:p>0.99501646990255</text:p>
          </table:table-cell>
          <table:table-cell office:value-type="float" office:value="0.00163001336077174" calcext:value-type="float">
            <text:p>0.00163001336077174</text:p>
          </table:table-cell>
          <table:table-cell office:value-type="float" office:value="0.99501144878161" calcext:value-type="float">
            <text:p>0.99501144878161</text:p>
          </table:table-cell>
          <table:table-cell office:value-type="float" office:value="0.00162742496186377" calcext:value-type="float">
            <text:p>0.0016274249618637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9966179222635" calcext:value-type="float">
            <text:p>0.9966179222635</text:p>
          </table:table-cell>
          <table:table-cell office:value-type="float" office:value="0.000574724734964687" calcext:value-type="float">
            <text:p>0.000574724734964687</text:p>
          </table:table-cell>
          <table:table-cell office:value-type="float" office:value="0.996623542257021" calcext:value-type="float">
            <text:p>0.996623542257021</text:p>
          </table:table-cell>
          <table:table-cell office:value-type="float" office:value="0.00057417839357078" calcext:value-type="float">
            <text:p>0.00057417839357078</text:p>
          </table:table-cell>
          <table:table-cell office:value-type="float" office:value="0.9966179222635" calcext:value-type="float">
            <text:p>0.9966179222635</text:p>
          </table:table-cell>
          <table:table-cell office:value-type="float" office:value="0.000574724734964687" calcext:value-type="float">
            <text:p>0.000574724734964687</text:p>
          </table:table-cell>
          <table:table-cell office:value-type="float" office:value="0.996782523204272" calcext:value-type="float">
            <text:p>0.996782523204272</text:p>
          </table:table-cell>
          <table:table-cell office:value-type="float" office:value="0.00030204455171465" calcext:value-type="float">
            <text:p>0.00030204455171465</text:p>
          </table:table-cell>
          <table:table-cell office:value-type="float" office:value="0.996788915276488" calcext:value-type="float">
            <text:p>0.996788915276488</text:p>
          </table:table-cell>
          <table:table-cell office:value-type="float" office:value="0.000301435704690279" calcext:value-type="float">
            <text:p>0.000301435704690279</text:p>
          </table:table-cell>
          <table:table-cell office:value-type="float" office:value="0.996782523204272" calcext:value-type="float">
            <text:p>0.996782523204272</text:p>
          </table:table-cell>
          <table:table-cell office:value-type="float" office:value="0.00030204455171465" calcext:value-type="float">
            <text:p>0.00030204455171465</text:p>
          </table:table-cell>
          <table:table-cell office:value-type="float" office:value="0.989544795906173" calcext:value-type="float">
            <text:p>0.989544795906173</text:p>
          </table:table-cell>
          <table:table-cell office:value-type="float" office:value="0.00214612290999372" calcext:value-type="float">
            <text:p>0.00214612290999372</text:p>
          </table:table-cell>
          <table:table-cell office:value-type="float" office:value="0.989602172576073" calcext:value-type="float">
            <text:p>0.989602172576073</text:p>
          </table:table-cell>
          <table:table-cell office:value-type="float" office:value="0.00213581759756338" calcext:value-type="float">
            <text:p>0.00213581759756338</text:p>
          </table:table-cell>
          <table:table-cell office:value-type="float" office:value="0.989544795906173" calcext:value-type="float">
            <text:p>0.989544795906173</text:p>
          </table:table-cell>
          <table:table-cell office:value-type="float" office:value="0.00214612290999372" calcext:value-type="float">
            <text:p>0.00214612290999372</text:p>
          </table:table-cell>
          <table:table-cell office:value-type="float" office:value="0.994991807670003" calcext:value-type="float">
            <text:p>0.994991807670003</text:p>
          </table:table-cell>
          <table:table-cell office:value-type="float" office:value="0.001643986937694" calcext:value-type="float">
            <text:p>0.001643986937694</text:p>
          </table:table-cell>
          <table:table-cell office:value-type="float" office:value="0.994996620438962" calcext:value-type="float">
            <text:p>0.994996620438962</text:p>
          </table:table-cell>
          <table:table-cell office:value-type="float" office:value="0.00164636395063309" calcext:value-type="float">
            <text:p>0.00164636395063309</text:p>
          </table:table-cell>
          <table:table-cell office:value-type="float" office:value="0.994991807670003" calcext:value-type="float">
            <text:p>0.994991807670003</text:p>
          </table:table-cell>
          <table:table-cell office:value-type="float" office:value="0.001643986937694" calcext:value-type="float">
            <text:p>0.001643986937694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96699990773465" calcext:value-type="float">
            <text:p>0.996699990773465</text:p>
          </table:table-cell>
          <table:table-cell office:value-type="float" office:value="0.000607230330551853" calcext:value-type="float">
            <text:p>0.000607230330551853</text:p>
          </table:table-cell>
          <table:table-cell office:value-type="float" office:value="0.996705146521003" calcext:value-type="float">
            <text:p>0.996705146521003</text:p>
          </table:table-cell>
          <table:table-cell office:value-type="float" office:value="0.000606767961578886" calcext:value-type="float">
            <text:p>0.000606767961578886</text:p>
          </table:table-cell>
          <table:table-cell office:value-type="float" office:value="0.996699990773465" calcext:value-type="float">
            <text:p>0.996699990773465</text:p>
          </table:table-cell>
          <table:table-cell office:value-type="float" office:value="0.000607230330551853" calcext:value-type="float">
            <text:p>0.000607230330551853</text:p>
          </table:table-cell>
          <table:table-cell office:value-type="float" office:value="0.997024865138765" calcext:value-type="float">
            <text:p>0.997024865138765</text:p>
          </table:table-cell>
          <table:table-cell office:value-type="float" office:value="0.0002393336041514" calcext:value-type="float">
            <text:p>0.0002393336041514</text:p>
          </table:table-cell>
          <table:table-cell office:value-type="float" office:value="0.997030833039718" calcext:value-type="float">
            <text:p>0.997030833039718</text:p>
          </table:table-cell>
          <table:table-cell office:value-type="float" office:value="0.000238655625102799" calcext:value-type="float">
            <text:p>0.000238655625102799</text:p>
          </table:table-cell>
          <table:table-cell office:value-type="float" office:value="0.997024865138765" calcext:value-type="float">
            <text:p>0.997024865138765</text:p>
          </table:table-cell>
          <table:table-cell office:value-type="float" office:value="0.0002393336041514" calcext:value-type="float">
            <text:p>0.0002393336041514</text:p>
          </table:table-cell>
          <table:table-cell office:value-type="float" office:value="0.989357285591584" calcext:value-type="float">
            <text:p>0.989357285591584</text:p>
          </table:table-cell>
          <table:table-cell office:value-type="float" office:value="0.00262879278822755" calcext:value-type="float">
            <text:p>0.00262879278822755</text:p>
          </table:table-cell>
          <table:table-cell office:value-type="float" office:value="0.98943816298135" calcext:value-type="float">
            <text:p>0.98943816298135</text:p>
          </table:table-cell>
          <table:table-cell office:value-type="float" office:value="0.00255616937101444" calcext:value-type="float">
            <text:p>0.00255616937101444</text:p>
          </table:table-cell>
          <table:table-cell office:value-type="float" office:value="0.989357285591584" calcext:value-type="float">
            <text:p>0.989357285591584</text:p>
          </table:table-cell>
          <table:table-cell office:value-type="float" office:value="0.00262879278822755" calcext:value-type="float">
            <text:p>0.00262879278822755</text:p>
          </table:table-cell>
          <table:table-cell office:value-type="float" office:value="0.994964898238134" calcext:value-type="float">
            <text:p>0.994964898238134</text:p>
          </table:table-cell>
          <table:table-cell office:value-type="float" office:value="0.00161926844964101" calcext:value-type="float">
            <text:p>0.00161926844964101</text:p>
          </table:table-cell>
          <table:table-cell office:value-type="float" office:value="0.994969811669742" calcext:value-type="float">
            <text:p>0.994969811669742</text:p>
          </table:table-cell>
          <table:table-cell office:value-type="float" office:value="0.00162158802842181" calcext:value-type="float">
            <text:p>0.00162158802842181</text:p>
          </table:table-cell>
          <table:table-cell office:value-type="float" office:value="0.994964898238134" calcext:value-type="float">
            <text:p>0.994964898238134</text:p>
          </table:table-cell>
          <table:table-cell office:value-type="float" office:value="0.00161926844964101" calcext:value-type="float">
            <text:p>0.0016192684496410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996698656821553" calcext:value-type="float">
            <text:p>0.996698656821553</text:p>
          </table:table-cell>
          <table:table-cell office:value-type="float" office:value="0.000583982798565697" calcext:value-type="float">
            <text:p>0.000583982798565697</text:p>
          </table:table-cell>
          <table:table-cell office:value-type="float" office:value="0.996704200574881" calcext:value-type="float">
            <text:p>0.996704200574881</text:p>
          </table:table-cell>
          <table:table-cell office:value-type="float" office:value="0.000583689183296662" calcext:value-type="float">
            <text:p>0.000583689183296662</text:p>
          </table:table-cell>
          <table:table-cell office:value-type="float" office:value="0.996698656821553" calcext:value-type="float">
            <text:p>0.996698656821553</text:p>
          </table:table-cell>
          <table:table-cell office:value-type="float" office:value="0.000583982798565697" calcext:value-type="float">
            <text:p>0.000583982798565697</text:p>
          </table:table-cell>
          <table:table-cell office:value-type="float" office:value="0.996670620015777" calcext:value-type="float">
            <text:p>0.996670620015777</text:p>
          </table:table-cell>
          <table:table-cell office:value-type="float" office:value="0.000298141666498612" calcext:value-type="float">
            <text:p>0.000298141666498612</text:p>
          </table:table-cell>
          <table:table-cell office:value-type="float" office:value="0.996680432270467" calcext:value-type="float">
            <text:p>0.996680432270467</text:p>
          </table:table-cell>
          <table:table-cell office:value-type="float" office:value="0.000294770318993839" calcext:value-type="float">
            <text:p>0.000294770318993839</text:p>
          </table:table-cell>
          <table:table-cell office:value-type="float" office:value="0.996670620015777" calcext:value-type="float">
            <text:p>0.996670620015777</text:p>
          </table:table-cell>
          <table:table-cell office:value-type="float" office:value="0.000298141666498612" calcext:value-type="float">
            <text:p>0.000298141666498612</text:p>
          </table:table-cell>
          <table:table-cell office:value-type="float" office:value="0.988587940638119" calcext:value-type="float">
            <text:p>0.988587940638119</text:p>
          </table:table-cell>
          <table:table-cell office:value-type="float" office:value="0.00206208753546878" calcext:value-type="float">
            <text:p>0.00206208753546878</text:p>
          </table:table-cell>
          <table:table-cell office:value-type="float" office:value="0.988668730227568" calcext:value-type="float">
            <text:p>0.988668730227568</text:p>
          </table:table-cell>
          <table:table-cell office:value-type="float" office:value="0.00202753852292761" calcext:value-type="float">
            <text:p>0.00202753852292761</text:p>
          </table:table-cell>
          <table:table-cell office:value-type="float" office:value="0.988587940638119" calcext:value-type="float">
            <text:p>0.988587940638119</text:p>
          </table:table-cell>
          <table:table-cell office:value-type="float" office:value="0.00206208753546878" calcext:value-type="float">
            <text:p>0.00206208753546878</text:p>
          </table:table-cell>
          <table:table-cell office:value-type="float" office:value="0.995675910287172" calcext:value-type="float">
            <text:p>0.995675910287172</text:p>
          </table:table-cell>
          <table:table-cell office:value-type="float" office:value="0.00132960931852242" calcext:value-type="float">
            <text:p>0.00132960931852242</text:p>
          </table:table-cell>
          <table:table-cell office:value-type="float" office:value="0.995682210315701" calcext:value-type="float">
            <text:p>0.995682210315701</text:p>
          </table:table-cell>
          <table:table-cell office:value-type="float" office:value="0.00133176375762243" calcext:value-type="float">
            <text:p>0.00133176375762243</text:p>
          </table:table-cell>
          <table:table-cell office:value-type="float" office:value="0.995675910287172" calcext:value-type="float">
            <text:p>0.995675910287172</text:p>
          </table:table-cell>
          <table:table-cell office:value-type="float" office:value="0.00132960931852242" calcext:value-type="float">
            <text:p>0.0013296093185224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996727519497563" calcext:value-type="float">
            <text:p>0.996727519497563</text:p>
          </table:table-cell>
          <table:table-cell office:value-type="float" office:value="0.0006209754874635" calcext:value-type="float">
            <text:p>0.0006209754874635</text:p>
          </table:table-cell>
          <table:table-cell office:value-type="float" office:value="0.996732998044382" calcext:value-type="float">
            <text:p>0.996732998044382</text:p>
          </table:table-cell>
          <table:table-cell office:value-type="float" office:value="0.000620418092581787" calcext:value-type="float">
            <text:p>0.000620418092581787</text:p>
          </table:table-cell>
          <table:table-cell office:value-type="float" office:value="0.996727519497563" calcext:value-type="float">
            <text:p>0.996727519497563</text:p>
          </table:table-cell>
          <table:table-cell office:value-type="float" office:value="0.0006209754874635" calcext:value-type="float">
            <text:p>0.0006209754874635</text:p>
          </table:table-cell>
          <table:table-cell office:value-type="float" office:value="0.996578733301259" calcext:value-type="float">
            <text:p>0.996578733301259</text:p>
          </table:table-cell>
          <table:table-cell office:value-type="float" office:value="0.000388593325508459" calcext:value-type="float">
            <text:p>0.000388593325508459</text:p>
          </table:table-cell>
          <table:table-cell office:value-type="float" office:value="0.996591596444902" calcext:value-type="float">
            <text:p>0.996591596444902</text:p>
          </table:table-cell>
          <table:table-cell office:value-type="float" office:value="0.000384896331391763" calcext:value-type="float">
            <text:p>0.000384896331391763</text:p>
          </table:table-cell>
          <table:table-cell office:value-type="float" office:value="0.996578733301259" calcext:value-type="float">
            <text:p>0.996578733301259</text:p>
          </table:table-cell>
          <table:table-cell office:value-type="float" office:value="0.000388593325508459" calcext:value-type="float">
            <text:p>0.000388593325508459</text:p>
          </table:table-cell>
          <table:table-cell office:value-type="float" office:value="0.988618439912241" calcext:value-type="float">
            <text:p>0.988618439912241</text:p>
          </table:table-cell>
          <table:table-cell office:value-type="float" office:value="0.00501447737751126" calcext:value-type="float">
            <text:p>0.00501447737751126</text:p>
          </table:table-cell>
          <table:table-cell office:value-type="float" office:value="0.988867701580806" calcext:value-type="float">
            <text:p>0.988867701580806</text:p>
          </table:table-cell>
          <table:table-cell office:value-type="float" office:value="0.00466295736505645" calcext:value-type="float">
            <text:p>0.00466295736505645</text:p>
          </table:table-cell>
          <table:table-cell office:value-type="float" office:value="0.988618439912241" calcext:value-type="float">
            <text:p>0.988618439912241</text:p>
          </table:table-cell>
          <table:table-cell office:value-type="float" office:value="0.00501447737751126" calcext:value-type="float">
            <text:p>0.00501447737751126</text:p>
          </table:table-cell>
          <table:table-cell table:style-name="ce17" office:value-type="float" office:value="0.99622630501872" calcext:value-type="float">
            <text:p>0.99622630501872</text:p>
          </table:table-cell>
          <table:table-cell table:style-name="ce17" office:value-type="float" office:value="0.000980726179313696" calcext:value-type="float">
            <text:p>0.000980726179313696</text:p>
          </table:table-cell>
          <table:table-cell table:style-name="ce17" office:value-type="float" office:value="0.996233385413919" calcext:value-type="float">
            <text:p>0.996233385413919</text:p>
          </table:table-cell>
          <table:table-cell table:style-name="ce17" office:value-type="float" office:value="0.000982195610262407" calcext:value-type="float">
            <text:p>0.000982195610262407</text:p>
          </table:table-cell>
          <table:table-cell table:style-name="ce17" office:value-type="float" office:value="0.99622630501872" calcext:value-type="float">
            <text:p>0.99622630501872</text:p>
          </table:table-cell>
          <table:table-cell table:style-name="ce17" office:value-type="float" office:value="0.000980726179313696" calcext:value-type="float">
            <text:p>0.00098072617931369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99686168534278" calcext:value-type="float">
            <text:p>0.99686168534278</text:p>
          </table:table-cell>
          <table:table-cell office:value-type="float" office:value="0.000326660077855537" calcext:value-type="float">
            <text:p>0.000326660077855537</text:p>
          </table:table-cell>
          <table:table-cell office:value-type="float" office:value="0.996867802174238" calcext:value-type="float">
            <text:p>0.996867802174238</text:p>
          </table:table-cell>
          <table:table-cell office:value-type="float" office:value="0.000325585760008723" calcext:value-type="float">
            <text:p>0.000325585760008723</text:p>
          </table:table-cell>
          <table:table-cell office:value-type="float" office:value="0.99686168534278" calcext:value-type="float">
            <text:p>0.99686168534278</text:p>
          </table:table-cell>
          <table:table-cell office:value-type="float" office:value="0.000326660077855537" calcext:value-type="float">
            <text:p>0.000326660077855537</text:p>
          </table:table-cell>
          <table:table-cell office:value-type="float" office:value="0.996264390672681" calcext:value-type="float">
            <text:p>0.996264390672681</text:p>
          </table:table-cell>
          <table:table-cell office:value-type="float" office:value="0.000588108742514066" calcext:value-type="float">
            <text:p>0.000588108742514066</text:p>
          </table:table-cell>
          <table:table-cell office:value-type="float" office:value="0.996274745105196" calcext:value-type="float">
            <text:p>0.996274745105196</text:p>
          </table:table-cell>
          <table:table-cell office:value-type="float" office:value="0.00058566212998838" calcext:value-type="float">
            <text:p>0.00058566212998838</text:p>
          </table:table-cell>
          <table:table-cell office:value-type="float" office:value="0.996264390672681" calcext:value-type="float">
            <text:p>0.996264390672681</text:p>
          </table:table-cell>
          <table:table-cell office:value-type="float" office:value="0.000588108742514066" calcext:value-type="float">
            <text:p>0.000588108742514066</text:p>
          </table:table-cell>
          <table:table-cell office:value-type="float" office:value="0.990477243308968" calcext:value-type="float">
            <text:p>0.990477243308968</text:p>
          </table:table-cell>
          <table:table-cell office:value-type="float" office:value="0.00291796279066271" calcext:value-type="float">
            <text:p>0.00291796279066271</text:p>
          </table:table-cell>
          <table:table-cell office:value-type="float" office:value="0.990540826591401" calcext:value-type="float">
            <text:p>0.990540826591401</text:p>
          </table:table-cell>
          <table:table-cell office:value-type="float" office:value="0.00290238732039007" calcext:value-type="float">
            <text:p>0.00290238732039007</text:p>
          </table:table-cell>
          <table:table-cell office:value-type="float" office:value="0.990477243308968" calcext:value-type="float">
            <text:p>0.990477243308968</text:p>
          </table:table-cell>
          <table:table-cell office:value-type="float" office:value="0.00291796279066271" calcext:value-type="float">
            <text:p>0.00291796279066271</text:p>
          </table:table-cell>
          <table:table-cell office:value-type="float" office:value="0.996425609605189" calcext:value-type="float">
            <text:p>0.996425609605189</text:p>
          </table:table-cell>
          <table:table-cell office:value-type="float" office:value="0.000493978042170654" calcext:value-type="float">
            <text:p>0.000493978042170654</text:p>
          </table:table-cell>
          <table:table-cell office:value-type="float" office:value="0.996432882202385" calcext:value-type="float">
            <text:p>0.996432882202385</text:p>
          </table:table-cell>
          <table:table-cell office:value-type="float" office:value="0.000493656139963455" calcext:value-type="float">
            <text:p>0.000493656139963455</text:p>
          </table:table-cell>
          <table:table-cell office:value-type="float" office:value="0.996425609605189" calcext:value-type="float">
            <text:p>0.996425609605189</text:p>
          </table:table-cell>
          <table:table-cell office:value-type="float" office:value="0.000493978042170654" calcext:value-type="float">
            <text:p>0.000493978042170654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996970437584762" calcext:value-type="float">
            <text:p>0.996970437584762</text:p>
          </table:table-cell>
          <table:table-cell office:value-type="float" office:value="0.000333700423731472" calcext:value-type="float">
            <text:p>0.000333700423731472</text:p>
          </table:table-cell>
          <table:table-cell office:value-type="float" office:value="0.996976272741374" calcext:value-type="float">
            <text:p>0.996976272741374</text:p>
          </table:table-cell>
          <table:table-cell office:value-type="float" office:value="0.000332901448610327" calcext:value-type="float">
            <text:p>0.000332901448610327</text:p>
          </table:table-cell>
          <table:table-cell office:value-type="float" office:value="0.996970437584762" calcext:value-type="float">
            <text:p>0.996970437584762</text:p>
          </table:table-cell>
          <table:table-cell office:value-type="float" office:value="0.000333700423731472" calcext:value-type="float">
            <text:p>0.000333700423731472</text:p>
          </table:table-cell>
          <table:table-cell office:value-type="float" office:value="0.996094048630507" calcext:value-type="float">
            <text:p>0.996094048630507</text:p>
          </table:table-cell>
          <table:table-cell office:value-type="float" office:value="0.000316626785489168" calcext:value-type="float">
            <text:p>0.000316626785489168</text:p>
          </table:table-cell>
          <table:table-cell office:value-type="float" office:value="0.996110774522427" calcext:value-type="float">
            <text:p>0.996110774522427</text:p>
          </table:table-cell>
          <table:table-cell office:value-type="float" office:value="0.000312436476250555" calcext:value-type="float">
            <text:p>0.000312436476250555</text:p>
          </table:table-cell>
          <table:table-cell office:value-type="float" office:value="0.996094048630507" calcext:value-type="float">
            <text:p>0.996094048630507</text:p>
          </table:table-cell>
          <table:table-cell office:value-type="float" office:value="0.000316626785489168" calcext:value-type="float">
            <text:p>0.000316626785489168</text:p>
          </table:table-cell>
          <table:table-cell office:value-type="float" office:value="0.992839855482601" calcext:value-type="float">
            <text:p>0.992839855482601</text:p>
          </table:table-cell>
          <table:table-cell office:value-type="float" office:value="0.00343014388669303" calcext:value-type="float">
            <text:p>0.00343014388669303</text:p>
          </table:table-cell>
          <table:table-cell office:value-type="float" office:value="0.992913330297827" calcext:value-type="float">
            <text:p>0.992913330297827</text:p>
          </table:table-cell>
          <table:table-cell office:value-type="float" office:value="0.00330825342787255" calcext:value-type="float">
            <text:p>0.00330825342787255</text:p>
          </table:table-cell>
          <table:table-cell office:value-type="float" office:value="0.992839855482601" calcext:value-type="float">
            <text:p>0.992839855482601</text:p>
          </table:table-cell>
          <table:table-cell office:value-type="float" office:value="0.00343014388669303" calcext:value-type="float">
            <text:p>0.00343014388669303</text:p>
          </table:table-cell>
          <table:table-cell office:value-type="float" office:value="0.997033565734161" calcext:value-type="float">
            <text:p>0.997033565734161</text:p>
          </table:table-cell>
          <table:table-cell office:value-type="float" office:value="0.000228440156345779" calcext:value-type="float">
            <text:p>0.000228440156345779</text:p>
          </table:table-cell>
          <table:table-cell office:value-type="float" office:value="0.997040182795394" calcext:value-type="float">
            <text:p>0.997040182795394</text:p>
          </table:table-cell>
          <table:table-cell office:value-type="float" office:value="0.000227744757723396" calcext:value-type="float">
            <text:p>0.000227744757723396</text:p>
          </table:table-cell>
          <table:table-cell office:value-type="float" office:value="0.997033565734161" calcext:value-type="float">
            <text:p>0.997033565734161</text:p>
          </table:table-cell>
          <table:table-cell office:value-type="float" office:value="0.000228440156345779" calcext:value-type="float">
            <text:p>0.000228440156345779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99693069840918" calcext:value-type="float">
            <text:p>0.99693069840918</text:p>
          </table:table-cell>
          <table:table-cell office:value-type="float" office:value="0.000316789084396266" calcext:value-type="float">
            <text:p>0.000316789084396266</text:p>
          </table:table-cell>
          <table:table-cell office:value-type="float" office:value="0.996936806875643" calcext:value-type="float">
            <text:p>0.996936806875643</text:p>
          </table:table-cell>
          <table:table-cell office:value-type="float" office:value="0.000315902348775307" calcext:value-type="float">
            <text:p>0.000315902348775307</text:p>
          </table:table-cell>
          <table:table-cell office:value-type="float" office:value="0.99693069840918" calcext:value-type="float">
            <text:p>0.99693069840918</text:p>
          </table:table-cell>
          <table:table-cell office:value-type="float" office:value="0.000316789084396266" calcext:value-type="float">
            <text:p>0.000316789084396266</text:p>
          </table:table-cell>
          <table:table-cell office:value-type="float" office:value="0.996444728688573" calcext:value-type="float">
            <text:p>0.996444728688573</text:p>
          </table:table-cell>
          <table:table-cell office:value-type="float" office:value="0.000358706017492047" calcext:value-type="float">
            <text:p>0.000358706017492047</text:p>
          </table:table-cell>
          <table:table-cell office:value-type="float" office:value="0.996455963722421" calcext:value-type="float">
            <text:p>0.996455963722421</text:p>
          </table:table-cell>
          <table:table-cell office:value-type="float" office:value="0.000354536768618906" calcext:value-type="float">
            <text:p>0.000354536768618906</text:p>
          </table:table-cell>
          <table:table-cell office:value-type="float" office:value="0.996444728688573" calcext:value-type="float">
            <text:p>0.996444728688573</text:p>
          </table:table-cell>
          <table:table-cell office:value-type="float" office:value="0.000358706017492047" calcext:value-type="float">
            <text:p>0.000358706017492047</text:p>
          </table:table-cell>
          <table:table-cell office:value-type="float" office:value="0.995498390764049" calcext:value-type="float">
            <text:p>0.995498390764049</text:p>
          </table:table-cell>
          <table:table-cell office:value-type="float" office:value="0.00154128233487663" calcext:value-type="float">
            <text:p>0.00154128233487663</text:p>
          </table:table-cell>
          <table:table-cell office:value-type="float" office:value="0.995510978231891" calcext:value-type="float">
            <text:p>0.995510978231891</text:p>
          </table:table-cell>
          <table:table-cell office:value-type="float" office:value="0.0015325579719464" calcext:value-type="float">
            <text:p>0.0015325579719464</text:p>
          </table:table-cell>
          <table:table-cell office:value-type="float" office:value="0.995498390764049" calcext:value-type="float">
            <text:p>0.995498390764049</text:p>
          </table:table-cell>
          <table:table-cell office:value-type="float" office:value="0.00154128233487663" calcext:value-type="float">
            <text:p>0.00154128233487663</text:p>
          </table:table-cell>
          <table:table-cell office:value-type="float" office:value="0.997028258616345" calcext:value-type="float">
            <text:p>0.997028258616345</text:p>
          </table:table-cell>
          <table:table-cell office:value-type="float" office:value="0.000218714655068694" calcext:value-type="float">
            <text:p>0.000218714655068694</text:p>
          </table:table-cell>
          <table:table-cell office:value-type="float" office:value="0.997035089543042" calcext:value-type="float">
            <text:p>0.997035089543042</text:p>
          </table:table-cell>
          <table:table-cell office:value-type="float" office:value="0.000218016109324593" calcext:value-type="float">
            <text:p>0.000218016109324593</text:p>
          </table:table-cell>
          <table:table-cell office:value-type="float" office:value="0.997028258616345" calcext:value-type="float">
            <text:p>0.997028258616345</text:p>
          </table:table-cell>
          <table:table-cell office:value-type="float" office:value="0.000218714655068694" calcext:value-type="float">
            <text:p>0.000218714655068694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997065441407139" calcext:value-type="float">
            <text:p>0.997065441407139</text:p>
          </table:table-cell>
          <table:table-cell office:value-type="float" office:value="0.000331797213214261" calcext:value-type="float">
            <text:p>0.000331797213214261</text:p>
          </table:table-cell>
          <table:table-cell office:value-type="float" office:value="0.997070912742448" calcext:value-type="float">
            <text:p>0.997070912742448</text:p>
          </table:table-cell>
          <table:table-cell office:value-type="float" office:value="0.000331185658337443" calcext:value-type="float">
            <text:p>0.000331185658337443</text:p>
          </table:table-cell>
          <table:table-cell office:value-type="float" office:value="0.997065441407139" calcext:value-type="float">
            <text:p>0.997065441407139</text:p>
          </table:table-cell>
          <table:table-cell office:value-type="float" office:value="0.000331797213214261" calcext:value-type="float">
            <text:p>0.000331797213214261</text:p>
          </table:table-cell>
          <table:table-cell office:value-type="float" office:value="0.996495586707374" calcext:value-type="float">
            <text:p>0.996495586707374</text:p>
          </table:table-cell>
          <table:table-cell office:value-type="float" office:value="0.000916948666333175" calcext:value-type="float">
            <text:p>0.000916948666333175</text:p>
          </table:table-cell>
          <table:table-cell office:value-type="float" office:value="0.996513060534635" calcext:value-type="float">
            <text:p>0.996513060534635</text:p>
          </table:table-cell>
          <table:table-cell office:value-type="float" office:value="0.000903441586572841" calcext:value-type="float">
            <text:p>0.000903441586572841</text:p>
          </table:table-cell>
          <table:table-cell office:value-type="float" office:value="0.996495586707374" calcext:value-type="float">
            <text:p>0.996495586707374</text:p>
          </table:table-cell>
          <table:table-cell office:value-type="float" office:value="0.000916948666333175" calcext:value-type="float">
            <text:p>0.000916948666333175</text:p>
          </table:table-cell>
          <table:table-cell office:value-type="float" office:value="0.995771083079873" calcext:value-type="float">
            <text:p>0.995771083079873</text:p>
          </table:table-cell>
          <table:table-cell office:value-type="float" office:value="0.00160469526225327" calcext:value-type="float">
            <text:p>0.00160469526225327</text:p>
          </table:table-cell>
          <table:table-cell office:value-type="float" office:value="0.995793725996176" calcext:value-type="float">
            <text:p>0.995793725996176</text:p>
          </table:table-cell>
          <table:table-cell office:value-type="float" office:value="0.00159305523562477" calcext:value-type="float">
            <text:p>0.00159305523562477</text:p>
          </table:table-cell>
          <table:table-cell office:value-type="float" office:value="0.995771083079873" calcext:value-type="float">
            <text:p>0.995771083079873</text:p>
          </table:table-cell>
          <table:table-cell office:value-type="float" office:value="0.00160469526225327" calcext:value-type="float">
            <text:p>0.00160469526225327</text:p>
          </table:table-cell>
          <table:table-cell office:value-type="float" office:value="0.997030522248002" calcext:value-type="float">
            <text:p>0.997030522248002</text:p>
          </table:table-cell>
          <table:table-cell office:value-type="float" office:value="0.000256777410068381" calcext:value-type="float">
            <text:p>0.000256777410068381</text:p>
          </table:table-cell>
          <table:table-cell office:value-type="float" office:value="0.997037276075003" calcext:value-type="float">
            <text:p>0.997037276075003</text:p>
          </table:table-cell>
          <table:table-cell office:value-type="float" office:value="0.000255649656579086" calcext:value-type="float">
            <text:p>0.000255649656579086</text:p>
          </table:table-cell>
          <table:table-cell office:value-type="float" office:value="0.997030522248002" calcext:value-type="float">
            <text:p>0.997030522248002</text:p>
          </table:table-cell>
          <table:table-cell office:value-type="float" office:value="0.000256777410068381" calcext:value-type="float">
            <text:p>0.0002567774100683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997067723644441" calcext:value-type="float">
            <text:p>0.997067723644441</text:p>
          </table:table-cell>
          <table:table-cell office:value-type="float" office:value="0.000310318492087453" calcext:value-type="float">
            <text:p>0.000310318492087453</text:p>
          </table:table-cell>
          <table:table-cell office:value-type="float" office:value="0.997073354489489" calcext:value-type="float">
            <text:p>0.997073354489489</text:p>
          </table:table-cell>
          <table:table-cell office:value-type="float" office:value="0.000309596550428676" calcext:value-type="float">
            <text:p>0.000309596550428676</text:p>
          </table:table-cell>
          <table:table-cell office:value-type="float" office:value="0.997067723644441" calcext:value-type="float">
            <text:p>0.997067723644441</text:p>
          </table:table-cell>
          <table:table-cell office:value-type="float" office:value="0.000310318492087453" calcext:value-type="float">
            <text:p>0.000310318492087453</text:p>
          </table:table-cell>
          <table:table-cell office:value-type="float" office:value="0.997258671899448" calcext:value-type="float">
            <text:p>0.997258671899448</text:p>
          </table:table-cell>
          <table:table-cell office:value-type="float" office:value="0.000426787112857142" calcext:value-type="float">
            <text:p>0.000426787112857142</text:p>
          </table:table-cell>
          <table:table-cell office:value-type="float" office:value="0.997263103725092" calcext:value-type="float">
            <text:p>0.997263103725092</text:p>
          </table:table-cell>
          <table:table-cell office:value-type="float" office:value="0.000425940965602482" calcext:value-type="float">
            <text:p>0.000425940965602482</text:p>
          </table:table-cell>
          <table:table-cell office:value-type="float" office:value="0.997258671899448" calcext:value-type="float">
            <text:p>0.997258671899448</text:p>
          </table:table-cell>
          <table:table-cell office:value-type="float" office:value="0.000426787112857142" calcext:value-type="float">
            <text:p>0.000426787112857142</text:p>
          </table:table-cell>
          <table:table-cell table:style-name="ce17" office:value-type="float" office:value="0.997108725550105" calcext:value-type="float">
            <text:p>0.997108725550105</text:p>
          </table:table-cell>
          <table:table-cell table:style-name="ce17" office:value-type="float" office:value="0.000246323225292994" calcext:value-type="float">
            <text:p>0.000246323225292994</text:p>
          </table:table-cell>
          <table:table-cell table:style-name="ce17" office:value-type="float" office:value="0.997113547930166" calcext:value-type="float">
            <text:p>0.997113547930166</text:p>
          </table:table-cell>
          <table:table-cell table:style-name="ce17" office:value-type="float" office:value="0.000245757766998934" calcext:value-type="float">
            <text:p>0.000245757766998934</text:p>
          </table:table-cell>
          <table:table-cell table:style-name="ce17" office:value-type="float" office:value="0.997108725550105" calcext:value-type="float">
            <text:p>0.997108725550105</text:p>
          </table:table-cell>
          <table:table-cell table:style-name="ce17" office:value-type="float" office:value="0.000246323225292994" calcext:value-type="float">
            <text:p>0.000246323225292994</text:p>
          </table:table-cell>
          <table:table-cell office:value-type="float" office:value="0.997017844169745" calcext:value-type="float">
            <text:p>0.997017844169745</text:p>
          </table:table-cell>
          <table:table-cell office:value-type="float" office:value="0.000219415483213903" calcext:value-type="float">
            <text:p>0.000219415483213903</text:p>
          </table:table-cell>
          <table:table-cell office:value-type="float" office:value="0.997024464070961" calcext:value-type="float">
            <text:p>0.997024464070961</text:p>
          </table:table-cell>
          <table:table-cell office:value-type="float" office:value="0.000218557188221937" calcext:value-type="float">
            <text:p>0.000218557188221937</text:p>
          </table:table-cell>
          <table:table-cell office:value-type="float" office:value="0.997017844169745" calcext:value-type="float">
            <text:p>0.997017844169745</text:p>
          </table:table-cell>
          <table:table-cell office:value-type="float" office:value="0.000219415483213903" calcext:value-type="float">
            <text:p>0.00021941548321390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2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996906997142892" calcext:value-type="float">
            <text:p>0.996906997142892</text:p>
          </table:table-cell>
          <table:table-cell office:value-type="float" office:value="0.000326387832578593" calcext:value-type="float">
            <text:p>0.000326387832578593</text:p>
          </table:table-cell>
          <table:table-cell office:value-type="float" office:value="0.996913406743995" calcext:value-type="float">
            <text:p>0.996913406743995</text:p>
          </table:table-cell>
          <table:table-cell office:value-type="float" office:value="0.000324789379644508" calcext:value-type="float">
            <text:p>0.000324789379644508</text:p>
          </table:table-cell>
          <table:table-cell office:value-type="float" office:value="0.996906997142892" calcext:value-type="float">
            <text:p>0.996906997142892</text:p>
          </table:table-cell>
          <table:table-cell office:value-type="float" office:value="0.000326387832578593" calcext:value-type="float">
            <text:p>0.000326387832578593</text:p>
          </table:table-cell>
          <table:table-cell office:value-type="float" office:value="0.996906997142892" calcext:value-type="float">
            <text:p>0.996906997142892</text:p>
          </table:table-cell>
          <table:table-cell office:value-type="float" office:value="0.000326387832578593" calcext:value-type="float">
            <text:p>0.000326387832578593</text:p>
          </table:table-cell>
          <table:table-cell office:value-type="float" office:value="0.996913406743995" calcext:value-type="float">
            <text:p>0.996913406743995</text:p>
          </table:table-cell>
          <table:table-cell office:value-type="float" office:value="0.000324789379644508" calcext:value-type="float">
            <text:p>0.000324789379644508</text:p>
          </table:table-cell>
          <table:table-cell office:value-type="float" office:value="0.996906997142892" calcext:value-type="float">
            <text:p>0.996906997142892</text:p>
          </table:table-cell>
          <table:table-cell office:value-type="float" office:value="0.000326387832578593" calcext:value-type="float">
            <text:p>0.000326387832578593</text:p>
          </table:table-cell>
          <table:table-cell office:value-type="float" office:value="0.996906997142892" calcext:value-type="float">
            <text:p>0.996906997142892</text:p>
          </table:table-cell>
          <table:table-cell office:value-type="float" office:value="0.000326387832578593" calcext:value-type="float">
            <text:p>0.000326387832578593</text:p>
          </table:table-cell>
          <table:table-cell office:value-type="float" office:value="0.996913406743995" calcext:value-type="float">
            <text:p>0.996913406743995</text:p>
          </table:table-cell>
          <table:table-cell office:value-type="float" office:value="0.000324789379644508" calcext:value-type="float">
            <text:p>0.000324789379644508</text:p>
          </table:table-cell>
          <table:table-cell office:value-type="float" office:value="0.996906997142892" calcext:value-type="float">
            <text:p>0.996906997142892</text:p>
          </table:table-cell>
          <table:table-cell office:value-type="float" office:value="0.000326387832578593" calcext:value-type="float">
            <text:p>0.000326387832578593</text:p>
          </table:table-cell>
          <table:table-cell office:value-type="float" office:value="0.996906997142892" calcext:value-type="float">
            <text:p>0.996906997142892</text:p>
          </table:table-cell>
          <table:table-cell office:value-type="float" office:value="0.000326387832578593" calcext:value-type="float">
            <text:p>0.000326387832578593</text:p>
          </table:table-cell>
          <table:table-cell office:value-type="float" office:value="0.996913406743995" calcext:value-type="float">
            <text:p>0.996913406743995</text:p>
          </table:table-cell>
          <table:table-cell office:value-type="float" office:value="0.000324789379644508" calcext:value-type="float">
            <text:p>0.000324789379644508</text:p>
          </table:table-cell>
          <table:table-cell office:value-type="float" office:value="0.996906997142892" calcext:value-type="float">
            <text:p>0.996906997142892</text:p>
          </table:table-cell>
          <table:table-cell office:value-type="float" office:value="0.000326387832578593" calcext:value-type="float">
            <text:p>0.00032638783257859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 table:number-rows-repeated="2">
          <table:table-cell table:number-columns-repeated="26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5" table:number-rows-spanned="1">
            <text:p>IOT</text:p>
          </table:table-cell>
          <table:covered-table-cell table:number-columns-repeated="23" table:style-name="ce2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M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SO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ANOVA</text:p>
          </table:table-cell>
          <table:covered-table-cell table:style-name="ce3"/>
          <table:covered-table-cell table:number-columns-repeated="4" table:style-name="ce2"/>
          <table:table-cell table:style-name="ce3" office:value-type="string" calcext:value-type="string" table:number-columns-spanned="6" table:number-rows-spanned="1">
            <text:p>RFE</text:p>
          </table:table-cell>
          <table:covered-table-cell table:style-name="ce3"/>
          <table:covered-table-cell table:number-columns-repeated="3" table:style-name="ce2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952483470281153" calcext:value-type="float">
            <text:p>0.952483470281153</text:p>
          </table:table-cell>
          <table:table-cell office:value-type="float" office:value="0.000683264029636363" calcext:value-type="float">
            <text:p>0.000683264029636363</text:p>
          </table:table-cell>
          <table:table-cell office:value-type="float" office:value="0.955324907921824" calcext:value-type="float">
            <text:p>0.955324907921824</text:p>
          </table:table-cell>
          <table:table-cell office:value-type="float" office:value="0.000604877139438325" calcext:value-type="float">
            <text:p>0.000604877139438325</text:p>
          </table:table-cell>
          <table:table-cell office:value-type="float" office:value="0.952483470281153" calcext:value-type="float">
            <text:p>0.952483470281153</text:p>
          </table:table-cell>
          <table:table-cell office:value-type="float" office:value="0.000683264029636363" calcext:value-type="float">
            <text:p>0.000683264029636363</text:p>
          </table:table-cell>
          <table:table-cell office:value-type="float" office:value="0.952370213701101" calcext:value-type="float">
            <text:p>0.952370213701101</text:p>
          </table:table-cell>
          <table:table-cell office:value-type="float" office:value="0.000724538493462538" calcext:value-type="float">
            <text:p>0.000724538493462538</text:p>
          </table:table-cell>
          <table:table-cell office:value-type="float" office:value="0.955226448900812" calcext:value-type="float">
            <text:p>0.955226448900812</text:p>
          </table:table-cell>
          <table:table-cell office:value-type="float" office:value="0.00063794816695761" calcext:value-type="float">
            <text:p>0.00063794816695761</text:p>
          </table:table-cell>
          <table:table-cell office:value-type="float" office:value="0.952370213701101" calcext:value-type="float">
            <text:p>0.952370213701101</text:p>
          </table:table-cell>
          <table:table-cell office:value-type="float" office:value="0.000724538493462538" calcext:value-type="float">
            <text:p>0.000724538493462538</text:p>
          </table:table-cell>
          <table:table-cell table:style-name="ce18" office:value-type="float" office:value="0.873002949343584" calcext:value-type="float">
            <text:p>0.873002949343584</text:p>
          </table:table-cell>
          <table:table-cell table:style-name="ce18" office:value-type="float" office:value="0.000939046554600735" calcext:value-type="float">
            <text:p>0.000939046554600735</text:p>
          </table:table-cell>
          <table:table-cell table:style-name="ce18" office:value-type="float" office:value="0.87744219526666" calcext:value-type="float">
            <text:p>0.87744219526666</text:p>
          </table:table-cell>
          <table:table-cell table:style-name="ce18" office:value-type="float" office:value="0.0011507155148114" calcext:value-type="float">
            <text:p>0.0011507155148114</text:p>
          </table:table-cell>
          <table:table-cell table:style-name="ce18" office:value-type="float" office:value="0.873002949343584" calcext:value-type="float">
            <text:p>0.873002949343584</text:p>
          </table:table-cell>
          <table:table-cell table:style-name="ce18" office:value-type="float" office:value="0.000939046554600735" calcext:value-type="float">
            <text:p>0.000939046554600735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75321362468988" calcext:value-type="float">
            <text:p>0.975321362468988</text:p>
          </table:table-cell>
          <table:table-cell office:value-type="float" office:value="0.000932661555013003" calcext:value-type="float">
            <text:p>0.000932661555013003</text:p>
          </table:table-cell>
          <table:table-cell office:value-type="float" office:value="0.976112295271476" calcext:value-type="float">
            <text:p>0.976112295271476</text:p>
          </table:table-cell>
          <table:table-cell office:value-type="float" office:value="0.000873807894844506" calcext:value-type="float">
            <text:p>0.000873807894844506</text:p>
          </table:table-cell>
          <table:table-cell office:value-type="float" office:value="0.975321362468988" calcext:value-type="float">
            <text:p>0.975321362468988</text:p>
          </table:table-cell>
          <table:table-cell office:value-type="float" office:value="0.000932661555013003" calcext:value-type="float">
            <text:p>0.000932661555013003</text:p>
          </table:table-cell>
          <table:table-cell office:value-type="float" office:value="0.946472775532789" calcext:value-type="float">
            <text:p>0.946472775532789</text:p>
          </table:table-cell>
          <table:table-cell office:value-type="float" office:value="0.0172075576981261" calcext:value-type="float">
            <text:p>0.0172075576981261</text:p>
          </table:table-cell>
          <table:table-cell office:value-type="float" office:value="0.958395123479612" calcext:value-type="float">
            <text:p>0.958395123479612</text:p>
          </table:table-cell>
          <table:table-cell office:value-type="float" office:value="0.00946683371793409" calcext:value-type="float">
            <text:p>0.00946683371793409</text:p>
          </table:table-cell>
          <table:table-cell office:value-type="float" office:value="0.946472775532789" calcext:value-type="float">
            <text:p>0.946472775532789</text:p>
          </table:table-cell>
          <table:table-cell office:value-type="float" office:value="0.0172075576981261" calcext:value-type="float">
            <text:p>0.0172075576981261</text:p>
          </table:table-cell>
          <table:table-cell table:style-name="ce18" office:value-type="float" office:value="0.88140159236898" calcext:value-type="float">
            <text:p>0.88140159236898</text:p>
          </table:table-cell>
          <table:table-cell table:style-name="ce18" office:value-type="float" office:value="0.000945444585849281" calcext:value-type="float">
            <text:p>0.000945444585849281</text:p>
          </table:table-cell>
          <table:table-cell table:style-name="ce18" office:value-type="float" office:value="0.890125521249399" calcext:value-type="float">
            <text:p>0.890125521249399</text:p>
          </table:table-cell>
          <table:table-cell table:style-name="ce18" office:value-type="float" office:value="0.00106621051744536" calcext:value-type="float">
            <text:p>0.00106621051744536</text:p>
          </table:table-cell>
          <table:table-cell table:style-name="ce18" office:value-type="float" office:value="0.88140159236898" calcext:value-type="float">
            <text:p>0.88140159236898</text:p>
          </table:table-cell>
          <table:table-cell table:style-name="ce18" office:value-type="float" office:value="0.000945444585849281" calcext:value-type="float">
            <text:p>0.000945444585849281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7" office:value-type="float" office:value="0.984288426921755" calcext:value-type="float">
            <text:p>0.984288426921755</text:p>
          </table:table-cell>
          <table:table-cell table:style-name="ce17" office:value-type="float" office:value="0.000903693266667392" calcext:value-type="float">
            <text:p>0.000903693266667392</text:p>
          </table:table-cell>
          <table:table-cell table:style-name="ce17" office:value-type="float" office:value="0.984613320339153" calcext:value-type="float">
            <text:p>0.984613320339153</text:p>
          </table:table-cell>
          <table:table-cell table:style-name="ce17" office:value-type="float" office:value="0.00086665946826829" calcext:value-type="float">
            <text:p>0.00086665946826829</text:p>
          </table:table-cell>
          <table:table-cell table:style-name="ce17" office:value-type="float" office:value="0.984288426921755" calcext:value-type="float">
            <text:p>0.984288426921755</text:p>
          </table:table-cell>
          <table:table-cell table:style-name="ce17" office:value-type="float" office:value="0.000903693266667392" calcext:value-type="float">
            <text:p>0.000903693266667392</text:p>
          </table:table-cell>
          <table:table-cell table:style-name="ce17" office:value-type="float" office:value="0.981024573736937" calcext:value-type="float">
            <text:p>0.981024573736937</text:p>
          </table:table-cell>
          <table:table-cell table:style-name="ce17" office:value-type="float" office:value="0.000805384650811136" calcext:value-type="float">
            <text:p>0.000805384650811136</text:p>
          </table:table-cell>
          <table:table-cell table:style-name="ce17" office:value-type="float" office:value="0.981495820303817" calcext:value-type="float">
            <text:p>0.981495820303817</text:p>
          </table:table-cell>
          <table:table-cell table:style-name="ce17" office:value-type="float" office:value="0.000766137175233901" calcext:value-type="float">
            <text:p>0.000766137175233901</text:p>
          </table:table-cell>
          <table:table-cell table:style-name="ce17" office:value-type="float" office:value="0.981024573736937" calcext:value-type="float">
            <text:p>0.981024573736937</text:p>
          </table:table-cell>
          <table:table-cell table:style-name="ce17" office:value-type="float" office:value="0.000805384650811136" calcext:value-type="float">
            <text:p>0.000805384650811136</text:p>
          </table:table-cell>
          <table:table-cell table:style-name="ce18" office:value-type="float" office:value="0.879194920034369" calcext:value-type="float">
            <text:p>0.879194920034369</text:p>
          </table:table-cell>
          <table:table-cell table:style-name="ce18" office:value-type="float" office:value="0.00124323474211053" calcext:value-type="float">
            <text:p>0.00124323474211053</text:p>
          </table:table-cell>
          <table:table-cell table:style-name="ce18" office:value-type="float" office:value="0.889500752116022" calcext:value-type="float">
            <text:p>0.889500752116022</text:p>
          </table:table-cell>
          <table:table-cell table:style-name="ce18" office:value-type="float" office:value="0.00132984930695259" calcext:value-type="float">
            <text:p>0.00132984930695259</text:p>
          </table:table-cell>
          <table:table-cell table:style-name="ce18" office:value-type="float" office:value="0.879194920034369" calcext:value-type="float">
            <text:p>0.879194920034369</text:p>
          </table:table-cell>
          <table:table-cell table:style-name="ce18" office:value-type="float" office:value="0.00124323474211053" calcext:value-type="float">
            <text:p>0.00124323474211053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985702187604283" calcext:value-type="float">
            <text:p>0.985702187604283</text:p>
          </table:table-cell>
          <table:table-cell office:value-type="float" office:value="0.000549686350125006" calcext:value-type="float">
            <text:p>0.000549686350125006</text:p>
          </table:table-cell>
          <table:table-cell office:value-type="float" office:value="0.985971421188475" calcext:value-type="float">
            <text:p>0.985971421188475</text:p>
          </table:table-cell>
          <table:table-cell office:value-type="float" office:value="0.000529591398543505" calcext:value-type="float">
            <text:p>0.000529591398543505</text:p>
          </table:table-cell>
          <table:table-cell office:value-type="float" office:value="0.985702187604283" calcext:value-type="float">
            <text:p>0.985702187604283</text:p>
          </table:table-cell>
          <table:table-cell office:value-type="float" office:value="0.000549686350125006" calcext:value-type="float">
            <text:p>0.000549686350125006</text:p>
          </table:table-cell>
          <table:table-cell office:value-type="float" office:value="0.953686121448989" calcext:value-type="float">
            <text:p>0.953686121448989</text:p>
          </table:table-cell>
          <table:table-cell office:value-type="float" office:value="0.0136996281357235" calcext:value-type="float">
            <text:p>0.0136996281357235</text:p>
          </table:table-cell>
          <table:table-cell office:value-type="float" office:value="0.955988956649374" calcext:value-type="float">
            <text:p>0.955988956649374</text:p>
          </table:table-cell>
          <table:table-cell office:value-type="float" office:value="0.0119200020844358" calcext:value-type="float">
            <text:p>0.0119200020844358</text:p>
          </table:table-cell>
          <table:table-cell office:value-type="float" office:value="0.953686121448989" calcext:value-type="float">
            <text:p>0.953686121448989</text:p>
          </table:table-cell>
          <table:table-cell office:value-type="float" office:value="0.0136996281357235" calcext:value-type="float">
            <text:p>0.0136996281357235</text:p>
          </table:table-cell>
          <table:table-cell table:style-name="ce18" office:value-type="float" office:value="0.890700884569956" calcext:value-type="float">
            <text:p>0.890700884569956</text:p>
          </table:table-cell>
          <table:table-cell table:style-name="ce18" office:value-type="float" office:value="0.00902062678134518" calcext:value-type="float">
            <text:p>0.00902062678134518</text:p>
          </table:table-cell>
          <table:table-cell table:style-name="ce18" office:value-type="float" office:value="0.901877321656358" calcext:value-type="float">
            <text:p>0.901877321656358</text:p>
          </table:table-cell>
          <table:table-cell table:style-name="ce18" office:value-type="float" office:value="0.00855016937300717" calcext:value-type="float">
            <text:p>0.00855016937300717</text:p>
          </table:table-cell>
          <table:table-cell table:style-name="ce18" office:value-type="float" office:value="0.890700884569956" calcext:value-type="float">
            <text:p>0.890700884569956</text:p>
          </table:table-cell>
          <table:table-cell table:style-name="ce18" office:value-type="float" office:value="0.00902062678134518" calcext:value-type="float">
            <text:p>0.00902062678134518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82657396913984" calcext:value-type="float">
            <text:p>0.982657396913984</text:p>
          </table:table-cell>
          <table:table-cell office:value-type="float" office:value="0.000661036087589966" calcext:value-type="float">
            <text:p>0.000661036087589966</text:p>
          </table:table-cell>
          <table:table-cell office:value-type="float" office:value="0.983051855388442" calcext:value-type="float">
            <text:p>0.983051855388442</text:p>
          </table:table-cell>
          <table:table-cell office:value-type="float" office:value="0.000630586706286999" calcext:value-type="float">
            <text:p>0.000630586706286999</text:p>
          </table:table-cell>
          <table:table-cell office:value-type="float" office:value="0.982657396913984" calcext:value-type="float">
            <text:p>0.982657396913984</text:p>
          </table:table-cell>
          <table:table-cell office:value-type="float" office:value="0.000661036087589966" calcext:value-type="float">
            <text:p>0.000661036087589966</text:p>
          </table:table-cell>
          <table:table-cell office:value-type="float" office:value="0.990486742979838" calcext:value-type="float">
            <text:p>0.990486742979838</text:p>
          </table:table-cell>
          <table:table-cell office:value-type="float" office:value="0.000613121838554974" calcext:value-type="float">
            <text:p>0.000613121838554974</text:p>
          </table:table-cell>
          <table:table-cell office:value-type="float" office:value="0.99060733721876" calcext:value-type="float">
            <text:p>0.99060733721876</text:p>
          </table:table-cell>
          <table:table-cell office:value-type="float" office:value="0.000598688666884999" calcext:value-type="float">
            <text:p>0.000598688666884999</text:p>
          </table:table-cell>
          <table:table-cell office:value-type="float" office:value="0.990486742979838" calcext:value-type="float">
            <text:p>0.990486742979838</text:p>
          </table:table-cell>
          <table:table-cell office:value-type="float" office:value="0.000613121838554974" calcext:value-type="float">
            <text:p>0.000613121838554974</text:p>
          </table:table-cell>
          <table:table-cell table:style-name="ce18" office:value-type="float" office:value="0.923538025147739" calcext:value-type="float">
            <text:p>0.923538025147739</text:p>
          </table:table-cell>
          <table:table-cell table:style-name="ce18" office:value-type="float" office:value="0.0151775884594843" calcext:value-type="float">
            <text:p>0.0151775884594843</text:p>
          </table:table-cell>
          <table:table-cell table:style-name="ce18" office:value-type="float" office:value="0.930055983538674" calcext:value-type="float">
            <text:p>0.930055983538674</text:p>
          </table:table-cell>
          <table:table-cell table:style-name="ce18" office:value-type="float" office:value="0.0130261532998045" calcext:value-type="float">
            <text:p>0.0130261532998045</text:p>
          </table:table-cell>
          <table:table-cell table:style-name="ce18" office:value-type="float" office:value="0.923538025147739" calcext:value-type="float">
            <text:p>0.923538025147739</text:p>
          </table:table-cell>
          <table:table-cell table:style-name="ce18" office:value-type="float" office:value="0.0151775884594843" calcext:value-type="float">
            <text:p>0.0151775884594843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84531582622713" calcext:value-type="float">
            <text:p>0.984531582622713</text:p>
          </table:table-cell>
          <table:table-cell office:value-type="float" office:value="0.000637282174609162" calcext:value-type="float">
            <text:p>0.000637282174609162</text:p>
          </table:table-cell>
          <table:table-cell office:value-type="float" office:value="0.98484622643496" calcext:value-type="float">
            <text:p>0.98484622643496</text:p>
          </table:table-cell>
          <table:table-cell office:value-type="float" office:value="0.000611723054686723" calcext:value-type="float">
            <text:p>0.000611723054686723</text:p>
          </table:table-cell>
          <table:table-cell office:value-type="float" office:value="0.984531582622713" calcext:value-type="float">
            <text:p>0.984531582622713</text:p>
          </table:table-cell>
          <table:table-cell office:value-type="float" office:value="0.000637282174609162" calcext:value-type="float">
            <text:p>0.000637282174609162</text:p>
          </table:table-cell>
          <table:table-cell office:value-type="float" office:value="0.989280824166094" calcext:value-type="float">
            <text:p>0.989280824166094</text:p>
          </table:table-cell>
          <table:table-cell office:value-type="float" office:value="0.000704174405395421" calcext:value-type="float">
            <text:p>0.000704174405395421</text:p>
          </table:table-cell>
          <table:table-cell office:value-type="float" office:value="0.989433503478372" calcext:value-type="float">
            <text:p>0.989433503478372</text:p>
          </table:table-cell>
          <table:table-cell office:value-type="float" office:value="0.000684390038818855" calcext:value-type="float">
            <text:p>0.000684390038818855</text:p>
          </table:table-cell>
          <table:table-cell office:value-type="float" office:value="0.989280824166094" calcext:value-type="float">
            <text:p>0.989280824166094</text:p>
          </table:table-cell>
          <table:table-cell office:value-type="float" office:value="0.000704174405395421" calcext:value-type="float">
            <text:p>0.000704174405395421</text:p>
          </table:table-cell>
          <table:table-cell table:style-name="ce18" office:value-type="float" office:value="0.948343191444372" calcext:value-type="float">
            <text:p>0.948343191444372</text:p>
          </table:table-cell>
          <table:table-cell table:style-name="ce18" office:value-type="float" office:value="0.0136885759694048" calcext:value-type="float">
            <text:p>0.0136885759694048</text:p>
          </table:table-cell>
          <table:table-cell table:style-name="ce18" office:value-type="float" office:value="0.951772828884391" calcext:value-type="float">
            <text:p>0.951772828884391</text:p>
          </table:table-cell>
          <table:table-cell table:style-name="ce18" office:value-type="float" office:value="0.0119503065215014" calcext:value-type="float">
            <text:p>0.0119503065215014</text:p>
          </table:table-cell>
          <table:table-cell table:style-name="ce18" office:value-type="float" office:value="0.948343191444372" calcext:value-type="float">
            <text:p>0.948343191444372</text:p>
          </table:table-cell>
          <table:table-cell table:style-name="ce18" office:value-type="float" office:value="0.0136885759694048" calcext:value-type="float">
            <text:p>0.0136885759694048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982842414723288" calcext:value-type="float">
            <text:p>0.982842414723288</text:p>
          </table:table-cell>
          <table:table-cell office:value-type="float" office:value="0.000585246038276334" calcext:value-type="float">
            <text:p>0.000585246038276334</text:p>
          </table:table-cell>
          <table:table-cell office:value-type="float" office:value="0.983227682210046" calcext:value-type="float">
            <text:p>0.983227682210046</text:p>
          </table:table-cell>
          <table:table-cell office:value-type="float" office:value="0.000559920207688181" calcext:value-type="float">
            <text:p>0.000559920207688181</text:p>
          </table:table-cell>
          <table:table-cell office:value-type="float" office:value="0.982842414723288" calcext:value-type="float">
            <text:p>0.982842414723288</text:p>
          </table:table-cell>
          <table:table-cell office:value-type="float" office:value="0.000585246038276334" calcext:value-type="float">
            <text:p>0.000585246038276334</text:p>
          </table:table-cell>
          <table:table-cell office:value-type="float" office:value="0.987791663692473" calcext:value-type="float">
            <text:p>0.987791663692473</text:p>
          </table:table-cell>
          <table:table-cell office:value-type="float" office:value="0.000774574555083117" calcext:value-type="float">
            <text:p>0.000774574555083117</text:p>
          </table:table-cell>
          <table:table-cell office:value-type="float" office:value="0.987989130319942" calcext:value-type="float">
            <text:p>0.987989130319942</text:p>
          </table:table-cell>
          <table:table-cell office:value-type="float" office:value="0.000749581147550589" calcext:value-type="float">
            <text:p>0.000749581147550589</text:p>
          </table:table-cell>
          <table:table-cell office:value-type="float" office:value="0.987791663692473" calcext:value-type="float">
            <text:p>0.987791663692473</text:p>
          </table:table-cell>
          <table:table-cell office:value-type="float" office:value="0.000774574555083117" calcext:value-type="float">
            <text:p>0.000774574555083117</text:p>
          </table:table-cell>
          <table:table-cell table:style-name="ce18" office:value-type="float" office:value="0.952870306707234" calcext:value-type="float">
            <text:p>0.952870306707234</text:p>
          </table:table-cell>
          <table:table-cell table:style-name="ce18" office:value-type="float" office:value="0.00217408560511538" calcext:value-type="float">
            <text:p>0.00217408560511538</text:p>
          </table:table-cell>
          <table:table-cell table:style-name="ce18" office:value-type="float" office:value="0.955639689952247" calcext:value-type="float">
            <text:p>0.955639689952247</text:p>
          </table:table-cell>
          <table:table-cell table:style-name="ce18" office:value-type="float" office:value="0.0019213251516564" calcext:value-type="float">
            <text:p>0.0019213251516564</text:p>
          </table:table-cell>
          <table:table-cell table:style-name="ce18" office:value-type="float" office:value="0.952870306707234" calcext:value-type="float">
            <text:p>0.952870306707234</text:p>
          </table:table-cell>
          <table:table-cell table:style-name="ce18" office:value-type="float" office:value="0.00217408560511538" calcext:value-type="float">
            <text:p>0.00217408560511538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982299738632123" calcext:value-type="float">
            <text:p>0.982299738632123</text:p>
          </table:table-cell>
          <table:table-cell office:value-type="float" office:value="0.00102480273955254" calcext:value-type="float">
            <text:p>0.00102480273955254</text:p>
          </table:table-cell>
          <table:table-cell office:value-type="float" office:value="0.982709602373943" calcext:value-type="float">
            <text:p>0.982709602373943</text:p>
          </table:table-cell>
          <table:table-cell office:value-type="float" office:value="0.000977296879305523" calcext:value-type="float">
            <text:p>0.000977296879305523</text:p>
          </table:table-cell>
          <table:table-cell office:value-type="float" office:value="0.982299738632123" calcext:value-type="float">
            <text:p>0.982299738632123</text:p>
          </table:table-cell>
          <table:table-cell office:value-type="float" office:value="0.00102480273955254" calcext:value-type="float">
            <text:p>0.00102480273955254</text:p>
          </table:table-cell>
          <table:table-cell office:value-type="float" office:value="0.987463500403753" calcext:value-type="float">
            <text:p>0.987463500403753</text:p>
          </table:table-cell>
          <table:table-cell office:value-type="float" office:value="0.000545234555108504" calcext:value-type="float">
            <text:p>0.000545234555108504</text:p>
          </table:table-cell>
          <table:table-cell office:value-type="float" office:value="0.987671289212599" calcext:value-type="float">
            <text:p>0.987671289212599</text:p>
          </table:table-cell>
          <table:table-cell office:value-type="float" office:value="0.000527302381546739" calcext:value-type="float">
            <text:p>0.000527302381546739</text:p>
          </table:table-cell>
          <table:table-cell office:value-type="float" office:value="0.987463500403753" calcext:value-type="float">
            <text:p>0.987463500403753</text:p>
          </table:table-cell>
          <table:table-cell office:value-type="float" office:value="0.000545234555108504" calcext:value-type="float">
            <text:p>0.000545234555108504</text:p>
          </table:table-cell>
          <table:table-cell table:style-name="ce18" office:value-type="float" office:value="0.951700381941514" calcext:value-type="float">
            <text:p>0.951700381941514</text:p>
          </table:table-cell>
          <table:table-cell table:style-name="ce18" office:value-type="float" office:value="0.00216393041297168" calcext:value-type="float">
            <text:p>0.00216393041297168</text:p>
          </table:table-cell>
          <table:table-cell table:style-name="ce18" office:value-type="float" office:value="0.954598181602739" calcext:value-type="float">
            <text:p>0.954598181602739</text:p>
          </table:table-cell>
          <table:table-cell table:style-name="ce18" office:value-type="float" office:value="0.00189264460375634" calcext:value-type="float">
            <text:p>0.00189264460375634</text:p>
          </table:table-cell>
          <table:table-cell table:style-name="ce18" office:value-type="float" office:value="0.951700381941514" calcext:value-type="float">
            <text:p>0.951700381941514</text:p>
          </table:table-cell>
          <table:table-cell table:style-name="ce18" office:value-type="float" office:value="0.00216393041297168" calcext:value-type="float">
            <text:p>0.00216393041297168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980858227207832" calcext:value-type="float">
            <text:p>0.980858227207832</text:p>
          </table:table-cell>
          <table:table-cell office:value-type="float" office:value="0.000382063972949387" calcext:value-type="float">
            <text:p>0.000382063972949387</text:p>
          </table:table-cell>
          <table:table-cell office:value-type="float" office:value="0.981334398536286" calcext:value-type="float">
            <text:p>0.981334398536286</text:p>
          </table:table-cell>
          <table:table-cell office:value-type="float" office:value="0.000362243016557567" calcext:value-type="float">
            <text:p>0.000362243016557567</text:p>
          </table:table-cell>
          <table:table-cell office:value-type="float" office:value="0.980858227207832" calcext:value-type="float">
            <text:p>0.980858227207832</text:p>
          </table:table-cell>
          <table:table-cell office:value-type="float" office:value="0.000382063972949387" calcext:value-type="float">
            <text:p>0.000382063972949387</text:p>
          </table:table-cell>
          <table:table-cell office:value-type="float" office:value="0.979723831985403" calcext:value-type="float">
            <text:p>0.979723831985403</text:p>
          </table:table-cell>
          <table:table-cell office:value-type="float" office:value="0.00119098494431785" calcext:value-type="float">
            <text:p>0.00119098494431785</text:p>
          </table:table-cell>
          <table:table-cell office:value-type="float" office:value="0.980278518403852" calcext:value-type="float">
            <text:p>0.980278518403852</text:p>
          </table:table-cell>
          <table:table-cell office:value-type="float" office:value="0.00113661783528279" calcext:value-type="float">
            <text:p>0.00113661783528279</text:p>
          </table:table-cell>
          <table:table-cell office:value-type="float" office:value="0.979723831985403" calcext:value-type="float">
            <text:p>0.979723831985403</text:p>
          </table:table-cell>
          <table:table-cell office:value-type="float" office:value="0.00119098494431785" calcext:value-type="float">
            <text:p>0.00119098494431785</text:p>
          </table:table-cell>
          <table:table-cell table:style-name="ce18" office:value-type="float" office:value="0.947670475121024" calcext:value-type="float">
            <text:p>0.947670475121024</text:p>
          </table:table-cell>
          <table:table-cell table:style-name="ce18" office:value-type="float" office:value="0.00117098538700139" calcext:value-type="float">
            <text:p>0.00117098538700139</text:p>
          </table:table-cell>
          <table:table-cell table:style-name="ce18" office:value-type="float" office:value="0.951030688946757" calcext:value-type="float">
            <text:p>0.951030688946757</text:p>
          </table:table-cell>
          <table:table-cell table:style-name="ce18" office:value-type="float" office:value="0.00102979714616831" calcext:value-type="float">
            <text:p>0.00102979714616831</text:p>
          </table:table-cell>
          <table:table-cell table:style-name="ce18" office:value-type="float" office:value="0.947670475121024" calcext:value-type="float">
            <text:p>0.947670475121024</text:p>
          </table:table-cell>
          <table:table-cell table:style-name="ce18" office:value-type="float" office:value="0.00117098538700139" calcext:value-type="float">
            <text:p>0.00117098538700139</text:p>
          </table:table-cell>
          <table:table-cell office:value-type="float" office:value="0.985160543069715" calcext:value-type="float">
            <text:p>0.985160543069715</text:p>
          </table:table-cell>
          <table:table-cell office:value-type="float" office:value="0.00805380519499129" calcext:value-type="float">
            <text:p>0.00805380519499129</text:p>
          </table:table-cell>
          <table:table-cell office:value-type="float" office:value="0.985550623679043" calcext:value-type="float">
            <text:p>0.985550623679043</text:p>
          </table:table-cell>
          <table:table-cell office:value-type="float" office:value="0.00765330821514065" calcext:value-type="float">
            <text:p>0.00765330821514065</text:p>
          </table:table-cell>
          <table:table-cell office:value-type="float" office:value="0.985160543069715" calcext:value-type="float">
            <text:p>0.985160543069715</text:p>
          </table:table-cell>
          <table:table-cell office:value-type="float" office:value="0.00805380519499129" calcext:value-type="float">
            <text:p>0.00805380519499129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975671486397677" calcext:value-type="float">
            <text:p>0.975671486397677</text:p>
          </table:table-cell>
          <table:table-cell office:value-type="float" office:value="0.000546730844488076" calcext:value-type="float">
            <text:p>0.000546730844488076</text:p>
          </table:table-cell>
          <table:table-cell office:value-type="float" office:value="0.976437155201536" calcext:value-type="float">
            <text:p>0.976437155201536</text:p>
          </table:table-cell>
          <table:table-cell office:value-type="float" office:value="0.000511817102016058" calcext:value-type="float">
            <text:p>0.000511817102016058</text:p>
          </table:table-cell>
          <table:table-cell office:value-type="float" office:value="0.975671486397677" calcext:value-type="float">
            <text:p>0.975671486397677</text:p>
          </table:table-cell>
          <table:table-cell office:value-type="float" office:value="0.000546730844488076" calcext:value-type="float">
            <text:p>0.000546730844488076</text:p>
          </table:table-cell>
          <table:table-cell office:value-type="float" office:value="0.972663674515915" calcext:value-type="float">
            <text:p>0.972663674515915</text:p>
          </table:table-cell>
          <table:table-cell office:value-type="float" office:value="0.00386151016518424" calcext:value-type="float">
            <text:p>0.00386151016518424</text:p>
          </table:table-cell>
          <table:table-cell office:value-type="float" office:value="0.97373418364689" calcext:value-type="float">
            <text:p>0.97373418364689</text:p>
          </table:table-cell>
          <table:table-cell office:value-type="float" office:value="0.00356142214450662" calcext:value-type="float">
            <text:p>0.00356142214450662</text:p>
          </table:table-cell>
          <table:table-cell office:value-type="float" office:value="0.972663674515915" calcext:value-type="float">
            <text:p>0.972663674515915</text:p>
          </table:table-cell>
          <table:table-cell office:value-type="float" office:value="0.00386151016518424" calcext:value-type="float">
            <text:p>0.00386151016518424</text:p>
          </table:table-cell>
          <table:table-cell table:style-name="ce18" office:value-type="float" office:value="0.941392035756898" calcext:value-type="float">
            <text:p>0.941392035756898</text:p>
          </table:table-cell>
          <table:table-cell table:style-name="ce18" office:value-type="float" office:value="0.0011585741251587" calcext:value-type="float">
            <text:p>0.0011585741251587</text:p>
          </table:table-cell>
          <table:table-cell table:style-name="ce18" office:value-type="float" office:value="0.945584250278389" calcext:value-type="float">
            <text:p>0.945584250278389</text:p>
          </table:table-cell>
          <table:table-cell table:style-name="ce18" office:value-type="float" office:value="0.0010116893982488" calcext:value-type="float">
            <text:p>0.0010116893982488</text:p>
          </table:table-cell>
          <table:table-cell table:style-name="ce18" office:value-type="float" office:value="0.941392035756898" calcext:value-type="float">
            <text:p>0.941392035756898</text:p>
          </table:table-cell>
          <table:table-cell table:style-name="ce18" office:value-type="float" office:value="0.0011585741251587" calcext:value-type="float">
            <text:p>0.0011585741251587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973430827122257" calcext:value-type="float">
            <text:p>0.973430827122257</text:p>
          </table:table-cell>
          <table:table-cell office:value-type="float" office:value="0.000531803338844022" calcext:value-type="float">
            <text:p>0.000531803338844022</text:p>
          </table:table-cell>
          <table:table-cell office:value-type="float" office:value="0.974341145995882" calcext:value-type="float">
            <text:p>0.974341145995882</text:p>
          </table:table-cell>
          <table:table-cell office:value-type="float" office:value="0.000494359567910646" calcext:value-type="float">
            <text:p>0.000494359567910646</text:p>
          </table:table-cell>
          <table:table-cell office:value-type="float" office:value="0.973430827122257" calcext:value-type="float">
            <text:p>0.973430827122257</text:p>
          </table:table-cell>
          <table:table-cell office:value-type="float" office:value="0.000531803338844022" calcext:value-type="float">
            <text:p>0.000531803338844022</text:p>
          </table:table-cell>
          <table:table-cell office:value-type="float" office:value="0.981953975762144" calcext:value-type="float">
            <text:p>0.981953975762144</text:p>
          </table:table-cell>
          <table:table-cell office:value-type="float" office:value="0.00521950556494917" calcext:value-type="float">
            <text:p>0.00521950556494917</text:p>
          </table:table-cell>
          <table:table-cell office:value-type="float" office:value="0.98251997872528" calcext:value-type="float">
            <text:p>0.98251997872528</text:p>
          </table:table-cell>
          <table:table-cell office:value-type="float" office:value="0.00485732082456328" calcext:value-type="float">
            <text:p>0.00485732082456328</text:p>
          </table:table-cell>
          <table:table-cell office:value-type="float" office:value="0.981953975762144" calcext:value-type="float">
            <text:p>0.981953975762144</text:p>
          </table:table-cell>
          <table:table-cell office:value-type="float" office:value="0.00521950556494917" calcext:value-type="float">
            <text:p>0.00521950556494917</text:p>
          </table:table-cell>
          <table:table-cell table:style-name="ce18" office:value-type="float" office:value="0.936350568213029" calcext:value-type="float">
            <text:p>0.936350568213029</text:p>
          </table:table-cell>
          <table:table-cell table:style-name="ce18" office:value-type="float" office:value="0.00079885063585987" calcext:value-type="float">
            <text:p>0.00079885063585987</text:p>
          </table:table-cell>
          <table:table-cell table:style-name="ce18" office:value-type="float" office:value="0.941253727268927" calcext:value-type="float">
            <text:p>0.941253727268927</text:p>
          </table:table-cell>
          <table:table-cell table:style-name="ce18" office:value-type="float" office:value="0.000688641999778411" calcext:value-type="float">
            <text:p>0.000688641999778411</text:p>
          </table:table-cell>
          <table:table-cell table:style-name="ce18" office:value-type="float" office:value="0.936350568213029" calcext:value-type="float">
            <text:p>0.936350568213029</text:p>
          </table:table-cell>
          <table:table-cell table:style-name="ce18" office:value-type="float" office:value="0.00079885063585987" calcext:value-type="float">
            <text:p>0.00079885063585987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975577890118779" calcext:value-type="float">
            <text:p>0.975577890118779</text:p>
          </table:table-cell>
          <table:table-cell office:value-type="float" office:value="0.000649843552613954" calcext:value-type="float">
            <text:p>0.000649843552613954</text:p>
          </table:table-cell>
          <table:table-cell office:value-type="float" office:value="0.976349704285041" calcext:value-type="float">
            <text:p>0.976349704285041</text:p>
          </table:table-cell>
          <table:table-cell office:value-type="float" office:value="0.000607138356703611" calcext:value-type="float">
            <text:p>0.000607138356703611</text:p>
          </table:table-cell>
          <table:table-cell office:value-type="float" office:value="0.975577890118779" calcext:value-type="float">
            <text:p>0.975577890118779</text:p>
          </table:table-cell>
          <table:table-cell office:value-type="float" office:value="0.000649843552613954" calcext:value-type="float">
            <text:p>0.000649843552613954</text:p>
          </table:table-cell>
          <table:table-cell office:value-type="float" office:value="0.983151383515564" calcext:value-type="float">
            <text:p>0.983151383515564</text:p>
          </table:table-cell>
          <table:table-cell office:value-type="float" office:value="0.00348456606462524" calcext:value-type="float">
            <text:p>0.00348456606462524</text:p>
          </table:table-cell>
          <table:table-cell office:value-type="float" office:value="0.983581561148182" calcext:value-type="float">
            <text:p>0.983581561148182</text:p>
          </table:table-cell>
          <table:table-cell office:value-type="float" office:value="0.00324888277466086" calcext:value-type="float">
            <text:p>0.00324888277466086</text:p>
          </table:table-cell>
          <table:table-cell office:value-type="float" office:value="0.983151383515564" calcext:value-type="float">
            <text:p>0.983151383515564</text:p>
          </table:table-cell>
          <table:table-cell office:value-type="float" office:value="0.00348456606462524" calcext:value-type="float">
            <text:p>0.00348456606462524</text:p>
          </table:table-cell>
          <table:table-cell table:style-name="ce18" office:value-type="float" office:value="0.942374395810861" calcext:value-type="float">
            <text:p>0.942374395810861</text:p>
          </table:table-cell>
          <table:table-cell table:style-name="ce18" office:value-type="float" office:value="0.00080537440725402" calcext:value-type="float">
            <text:p>0.00080537440725402</text:p>
          </table:table-cell>
          <table:table-cell table:style-name="ce18" office:value-type="float" office:value="0.946423395083156" calcext:value-type="float">
            <text:p>0.946423395083156</text:p>
          </table:table-cell>
          <table:table-cell table:style-name="ce18" office:value-type="float" office:value="0.000710415737313344" calcext:value-type="float">
            <text:p>0.000710415737313344</text:p>
          </table:table-cell>
          <table:table-cell table:style-name="ce18" office:value-type="float" office:value="0.942374395810861" calcext:value-type="float">
            <text:p>0.942374395810861</text:p>
          </table:table-cell>
          <table:table-cell table:style-name="ce18" office:value-type="float" office:value="0.00080537440725402" calcext:value-type="float">
            <text:p>0.00080537440725402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97194478305894" calcext:value-type="float">
            <text:p>0.97194478305894</text:p>
          </table:table-cell>
          <table:table-cell office:value-type="float" office:value="0.000734910691313146" calcext:value-type="float">
            <text:p>0.000734910691313146</text:p>
          </table:table-cell>
          <table:table-cell office:value-type="float" office:value="0.972957534888458" calcext:value-type="float">
            <text:p>0.972957534888458</text:p>
          </table:table-cell>
          <table:table-cell office:value-type="float" office:value="0.000678858222841314" calcext:value-type="float">
            <text:p>0.000678858222841314</text:p>
          </table:table-cell>
          <table:table-cell office:value-type="float" office:value="0.97194478305894" calcext:value-type="float">
            <text:p>0.97194478305894</text:p>
          </table:table-cell>
          <table:table-cell office:value-type="float" office:value="0.000734910691313146" calcext:value-type="float">
            <text:p>0.000734910691313146</text:p>
          </table:table-cell>
          <table:table-cell office:value-type="float" office:value="0.975145608472447" calcext:value-type="float">
            <text:p>0.975145608472447</text:p>
          </table:table-cell>
          <table:table-cell office:value-type="float" office:value="0.00332778814864242" calcext:value-type="float">
            <text:p>0.00332778814864242</text:p>
          </table:table-cell>
          <table:table-cell office:value-type="float" office:value="0.97598375011158" calcext:value-type="float">
            <text:p>0.97598375011158</text:p>
          </table:table-cell>
          <table:table-cell office:value-type="float" office:value="0.00312210072610095" calcext:value-type="float">
            <text:p>0.00312210072610095</text:p>
          </table:table-cell>
          <table:table-cell office:value-type="float" office:value="0.975145608472447" calcext:value-type="float">
            <text:p>0.975145608472447</text:p>
          </table:table-cell>
          <table:table-cell office:value-type="float" office:value="0.00332778814864242" calcext:value-type="float">
            <text:p>0.00332778814864242</text:p>
          </table:table-cell>
          <table:table-cell table:style-name="ce18" office:value-type="float" office:value="0.944966418971827" calcext:value-type="float">
            <text:p>0.944966418971827</text:p>
          </table:table-cell>
          <table:table-cell table:style-name="ce18" office:value-type="float" office:value="0.00816243884589247" calcext:value-type="float">
            <text:p>0.00816243884589247</text:p>
          </table:table-cell>
          <table:table-cell table:style-name="ce18" office:value-type="float" office:value="0.948750491693164" calcext:value-type="float">
            <text:p>0.948750491693164</text:p>
          </table:table-cell>
          <table:table-cell table:style-name="ce18" office:value-type="float" office:value="0.00713751813437247" calcext:value-type="float">
            <text:p>0.00713751813437247</text:p>
          </table:table-cell>
          <table:table-cell table:style-name="ce18" office:value-type="float" office:value="0.944966418971827" calcext:value-type="float">
            <text:p>0.944966418971827</text:p>
          </table:table-cell>
          <table:table-cell table:style-name="ce18" office:value-type="float" office:value="0.00816243884589247" calcext:value-type="float">
            <text:p>0.00816243884589247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972450495888494" calcext:value-type="float">
            <text:p>0.972450495888494</text:p>
          </table:table-cell>
          <table:table-cell office:value-type="float" office:value="0.0009524644050167" calcext:value-type="float">
            <text:p>0.0009524644050167</text:p>
          </table:table-cell>
          <table:table-cell office:value-type="float" office:value="0.9734291676935" calcext:value-type="float">
            <text:p>0.9734291676935</text:p>
          </table:table-cell>
          <table:table-cell office:value-type="float" office:value="0.000884344553571796" calcext:value-type="float">
            <text:p>0.000884344553571796</text:p>
          </table:table-cell>
          <table:table-cell office:value-type="float" office:value="0.972450495888494" calcext:value-type="float">
            <text:p>0.972450495888494</text:p>
          </table:table-cell>
          <table:table-cell office:value-type="float" office:value="0.0009524644050167" calcext:value-type="float">
            <text:p>0.0009524644050167</text:p>
          </table:table-cell>
          <table:table-cell office:value-type="float" office:value="0.982124839500722" calcext:value-type="float">
            <text:p>0.982124839500722</text:p>
          </table:table-cell>
          <table:table-cell office:value-type="float" office:value="0.00375706994700916" calcext:value-type="float">
            <text:p>0.00375706994700916</text:p>
          </table:table-cell>
          <table:table-cell office:value-type="float" office:value="0.982579467067849" calcext:value-type="float">
            <text:p>0.982579467067849</text:p>
          </table:table-cell>
          <table:table-cell office:value-type="float" office:value="0.00352825945606758" calcext:value-type="float">
            <text:p>0.00352825945606758</text:p>
          </table:table-cell>
          <table:table-cell office:value-type="float" office:value="0.982124839500722" calcext:value-type="float">
            <text:p>0.982124839500722</text:p>
          </table:table-cell>
          <table:table-cell office:value-type="float" office:value="0.00375706994700916" calcext:value-type="float">
            <text:p>0.00375706994700916</text:p>
          </table:table-cell>
          <table:table-cell table:style-name="ce18" office:value-type="float" office:value="0.959696326956719" calcext:value-type="float">
            <text:p>0.959696326956719</text:p>
          </table:table-cell>
          <table:table-cell table:style-name="ce18" office:value-type="float" office:value="0.0100268508423178" calcext:value-type="float">
            <text:p>0.0100268508423178</text:p>
          </table:table-cell>
          <table:table-cell table:style-name="ce18" office:value-type="float" office:value="0.961852872193379" calcext:value-type="float">
            <text:p>0.961852872193379</text:p>
          </table:table-cell>
          <table:table-cell table:style-name="ce18" office:value-type="float" office:value="0.00908511872396196" calcext:value-type="float">
            <text:p>0.00908511872396196</text:p>
          </table:table-cell>
          <table:table-cell table:style-name="ce18" office:value-type="float" office:value="0.959696326956719" calcext:value-type="float">
            <text:p>0.959696326956719</text:p>
          </table:table-cell>
          <table:table-cell table:style-name="ce18" office:value-type="float" office:value="0.0100268508423178" calcext:value-type="float">
            <text:p>0.0100268508423178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969311209643924" calcext:value-type="float">
            <text:p>0.969311209643924</text:p>
          </table:table-cell>
          <table:table-cell office:value-type="float" office:value="0.00103395391046594" calcext:value-type="float">
            <text:p>0.00103395391046594</text:p>
          </table:table-cell>
          <table:table-cell office:value-type="float" office:value="0.970516792769788" calcext:value-type="float">
            <text:p>0.970516792769788</text:p>
          </table:table-cell>
          <table:table-cell office:value-type="float" office:value="0.000951720731150803" calcext:value-type="float">
            <text:p>0.000951720731150803</text:p>
          </table:table-cell>
          <table:table-cell office:value-type="float" office:value="0.969311209643924" calcext:value-type="float">
            <text:p>0.969311209643924</text:p>
          </table:table-cell>
          <table:table-cell office:value-type="float" office:value="0.00103395391046594" calcext:value-type="float">
            <text:p>0.00103395391046594</text:p>
          </table:table-cell>
          <table:table-cell office:value-type="float" office:value="0.978467916579529" calcext:value-type="float">
            <text:p>0.978467916579529</text:p>
          </table:table-cell>
          <table:table-cell office:value-type="float" office:value="0.0029211790793989" calcext:value-type="float">
            <text:p>0.0029211790793989</text:p>
          </table:table-cell>
          <table:table-cell office:value-type="float" office:value="0.979190543125566" calcext:value-type="float">
            <text:p>0.979190543125566</text:p>
          </table:table-cell>
          <table:table-cell office:value-type="float" office:value="0.00274801294389282" calcext:value-type="float">
            <text:p>0.00274801294389282</text:p>
          </table:table-cell>
          <table:table-cell office:value-type="float" office:value="0.978467916579529" calcext:value-type="float">
            <text:p>0.978467916579529</text:p>
          </table:table-cell>
          <table:table-cell office:value-type="float" office:value="0.0029211790793989" calcext:value-type="float">
            <text:p>0.0029211790793989</text:p>
          </table:table-cell>
          <table:table-cell table:style-name="ce20" office:value-type="float" office:value="0.968505784840891" calcext:value-type="float">
            <text:p>0.968505784840891</text:p>
          </table:table-cell>
          <table:table-cell table:style-name="ce20" office:value-type="float" office:value="0.000550657845711358" calcext:value-type="float">
            <text:p>0.000550657845711358</text:p>
          </table:table-cell>
          <table:table-cell table:style-name="ce20" office:value-type="float" office:value="0.969772315568859" calcext:value-type="float">
            <text:p>0.969772315568859</text:p>
          </table:table-cell>
          <table:table-cell table:style-name="ce20" office:value-type="float" office:value="0.000506878920299883" calcext:value-type="float">
            <text:p>0.000506878920299883</text:p>
          </table:table-cell>
          <table:table-cell table:style-name="ce20" office:value-type="float" office:value="0.968505784840891" calcext:value-type="float">
            <text:p>0.968505784840891</text:p>
          </table:table-cell>
          <table:table-cell table:style-name="ce20" office:value-type="float" office:value="0.000550657845711358" calcext:value-type="float">
            <text:p>0.000550657845711358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967363834534078" calcext:value-type="float">
            <text:p>0.967363834534078</text:p>
          </table:table-cell>
          <table:table-cell office:value-type="float" office:value="0.000844857219384261" calcext:value-type="float">
            <text:p>0.000844857219384261</text:p>
          </table:table-cell>
          <table:table-cell office:value-type="float" office:value="0.968717190003602" calcext:value-type="float">
            <text:p>0.968717190003602</text:p>
          </table:table-cell>
          <table:table-cell office:value-type="float" office:value="0.000774943105798873" calcext:value-type="float">
            <text:p>0.000774943105798873</text:p>
          </table:table-cell>
          <table:table-cell office:value-type="float" office:value="0.967363834534078" calcext:value-type="float">
            <text:p>0.967363834534078</text:p>
          </table:table-cell>
          <table:table-cell office:value-type="float" office:value="0.000844857219384261" calcext:value-type="float">
            <text:p>0.000844857219384261</text:p>
          </table:table-cell>
          <table:table-cell office:value-type="float" office:value="0.974108100062169" calcext:value-type="float">
            <text:p>0.974108100062169</text:p>
          </table:table-cell>
          <table:table-cell office:value-type="float" office:value="0.00691097792547284" calcext:value-type="float">
            <text:p>0.00691097792547284</text:p>
          </table:table-cell>
          <table:table-cell office:value-type="float" office:value="0.975092145786511" calcext:value-type="float">
            <text:p>0.975092145786511</text:p>
          </table:table-cell>
          <table:table-cell office:value-type="float" office:value="0.0064125702932844" calcext:value-type="float">
            <text:p>0.0064125702932844</text:p>
          </table:table-cell>
          <table:table-cell office:value-type="float" office:value="0.974108100062169" calcext:value-type="float">
            <text:p>0.974108100062169</text:p>
          </table:table-cell>
          <table:table-cell office:value-type="float" office:value="0.00691097792547284" calcext:value-type="float">
            <text:p>0.00691097792547284</text:p>
          </table:table-cell>
          <table:table-cell table:style-name="ce18" office:value-type="float" office:value="0.966124205454792" calcext:value-type="float">
            <text:p>0.966124205454792</text:p>
          </table:table-cell>
          <table:table-cell table:style-name="ce18" office:value-type="float" office:value="0.000673408292776687" calcext:value-type="float">
            <text:p>0.000673408292776687</text:p>
          </table:table-cell>
          <table:table-cell table:style-name="ce18" office:value-type="float" office:value="0.96758570955387" calcext:value-type="float">
            <text:p>0.96758570955387</text:p>
          </table:table-cell>
          <table:table-cell table:style-name="ce18" office:value-type="float" office:value="0.000616542441071626" calcext:value-type="float">
            <text:p>0.000616542441071626</text:p>
          </table:table-cell>
          <table:table-cell table:style-name="ce18" office:value-type="float" office:value="0.966124205454792" calcext:value-type="float">
            <text:p>0.966124205454792</text:p>
          </table:table-cell>
          <table:table-cell table:style-name="ce18" office:value-type="float" office:value="0.000673408292776687" calcext:value-type="float">
            <text:p>0.000673408292776687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966938167456541" calcext:value-type="float">
            <text:p>0.966938167456541</text:p>
          </table:table-cell>
          <table:table-cell office:value-type="float" office:value="0.00177879093539437" calcext:value-type="float">
            <text:p>0.00177879093539437</text:p>
          </table:table-cell>
          <table:table-cell office:value-type="float" office:value="0.968328446475559" calcext:value-type="float">
            <text:p>0.968328446475559</text:p>
          </table:table-cell>
          <table:table-cell office:value-type="float" office:value="0.00163483340078863" calcext:value-type="float">
            <text:p>0.00163483340078863</text:p>
          </table:table-cell>
          <table:table-cell office:value-type="float" office:value="0.966938167456541" calcext:value-type="float">
            <text:p>0.966938167456541</text:p>
          </table:table-cell>
          <table:table-cell office:value-type="float" office:value="0.00177879093539437" calcext:value-type="float">
            <text:p>0.00177879093539437</text:p>
          </table:table-cell>
          <table:table-cell office:value-type="float" office:value="0.965229175379335" calcext:value-type="float">
            <text:p>0.965229175379335</text:p>
          </table:table-cell>
          <table:table-cell office:value-type="float" office:value="0.00432413378350657" calcext:value-type="float">
            <text:p>0.00432413378350657</text:p>
          </table:table-cell>
          <table:table-cell office:value-type="float" office:value="0.966858475281686" calcext:value-type="float">
            <text:p>0.966858475281686</text:p>
          </table:table-cell>
          <table:table-cell office:value-type="float" office:value="0.00397122428509662" calcext:value-type="float">
            <text:p>0.00397122428509662</text:p>
          </table:table-cell>
          <table:table-cell office:value-type="float" office:value="0.965229175379335" calcext:value-type="float">
            <text:p>0.965229175379335</text:p>
          </table:table-cell>
          <table:table-cell office:value-type="float" office:value="0.00432413378350657" calcext:value-type="float">
            <text:p>0.00432413378350657</text:p>
          </table:table-cell>
          <table:table-cell table:style-name="ce18" office:value-type="float" office:value="0.964551802300286" calcext:value-type="float">
            <text:p>0.964551802300286</text:p>
          </table:table-cell>
          <table:table-cell table:style-name="ce18" office:value-type="float" office:value="0.000654986425637271" calcext:value-type="float">
            <text:p>0.000654986425637271</text:p>
          </table:table-cell>
          <table:table-cell table:style-name="ce18" office:value-type="float" office:value="0.966148303425224" calcext:value-type="float">
            <text:p>0.966148303425224</text:p>
          </table:table-cell>
          <table:table-cell table:style-name="ce18" office:value-type="float" office:value="0.00059669757254943" calcext:value-type="float">
            <text:p>0.00059669757254943</text:p>
          </table:table-cell>
          <table:table-cell table:style-name="ce18" office:value-type="float" office:value="0.964551802300286" calcext:value-type="float">
            <text:p>0.964551802300286</text:p>
          </table:table-cell>
          <table:table-cell table:style-name="ce18" office:value-type="float" office:value="0.000654986425637271" calcext:value-type="float">
            <text:p>0.000654986425637271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965691511979586" calcext:value-type="float">
            <text:p>0.965691511979586</text:p>
          </table:table-cell>
          <table:table-cell office:value-type="float" office:value="0.00107339198341355" calcext:value-type="float">
            <text:p>0.00107339198341355</text:p>
          </table:table-cell>
          <table:table-cell office:value-type="float" office:value="0.967182224797965" calcext:value-type="float">
            <text:p>0.967182224797965</text:p>
          </table:table-cell>
          <table:table-cell office:value-type="float" office:value="0.00097509704370283" calcext:value-type="float">
            <text:p>0.00097509704370283</text:p>
          </table:table-cell>
          <table:table-cell office:value-type="float" office:value="0.965691511979586" calcext:value-type="float">
            <text:p>0.965691511979586</text:p>
          </table:table-cell>
          <table:table-cell office:value-type="float" office:value="0.00107339198341355" calcext:value-type="float">
            <text:p>0.00107339198341355</text:p>
          </table:table-cell>
          <table:table-cell office:value-type="float" office:value="0.961319727321132" calcext:value-type="float">
            <text:p>0.961319727321132</text:p>
          </table:table-cell>
          <table:table-cell office:value-type="float" office:value="0.00197028260714815" calcext:value-type="float">
            <text:p>0.00197028260714815</text:p>
          </table:table-cell>
          <table:table-cell office:value-type="float" office:value="0.963273100976141" calcext:value-type="float">
            <text:p>0.963273100976141</text:p>
          </table:table-cell>
          <table:table-cell office:value-type="float" office:value="0.00179687068355832" calcext:value-type="float">
            <text:p>0.00179687068355832</text:p>
          </table:table-cell>
          <table:table-cell office:value-type="float" office:value="0.961319727321132" calcext:value-type="float">
            <text:p>0.961319727321132</text:p>
          </table:table-cell>
          <table:table-cell office:value-type="float" office:value="0.00197028260714815" calcext:value-type="float">
            <text:p>0.00197028260714815</text:p>
          </table:table-cell>
          <table:table-cell table:style-name="ce18" office:value-type="float" office:value="0.964372459281124" calcext:value-type="float">
            <text:p>0.964372459281124</text:p>
          </table:table-cell>
          <table:table-cell table:style-name="ce18" office:value-type="float" office:value="0.000697889804088208" calcext:value-type="float">
            <text:p>0.000697889804088208</text:p>
          </table:table-cell>
          <table:table-cell table:style-name="ce18" office:value-type="float" office:value="0.965979892408348" calcext:value-type="float">
            <text:p>0.965979892408348</text:p>
          </table:table-cell>
          <table:table-cell table:style-name="ce18" office:value-type="float" office:value="0.000638956157901362" calcext:value-type="float">
            <text:p>0.000638956157901362</text:p>
          </table:table-cell>
          <table:table-cell table:style-name="ce18" office:value-type="float" office:value="0.964372459281124" calcext:value-type="float">
            <text:p>0.964372459281124</text:p>
          </table:table-cell>
          <table:table-cell table:style-name="ce18" office:value-type="float" office:value="0.000697889804088208" calcext:value-type="float">
            <text:p>0.000697889804088208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963571978921082" calcext:value-type="float">
            <text:p>0.963571978921082</text:p>
          </table:table-cell>
          <table:table-cell office:value-type="float" office:value="0.000968362244630508" calcext:value-type="float">
            <text:p>0.000968362244630508</text:p>
          </table:table-cell>
          <table:table-cell office:value-type="float" office:value="0.965245278236404" calcext:value-type="float">
            <text:p>0.965245278236404</text:p>
          </table:table-cell>
          <table:table-cell office:value-type="float" office:value="0.000873585267166988" calcext:value-type="float">
            <text:p>0.000873585267166988</text:p>
          </table:table-cell>
          <table:table-cell office:value-type="float" office:value="0.963571978921082" calcext:value-type="float">
            <text:p>0.963571978921082</text:p>
          </table:table-cell>
          <table:table-cell office:value-type="float" office:value="0.000968362244630508" calcext:value-type="float">
            <text:p>0.000968362244630508</text:p>
          </table:table-cell>
          <table:table-cell office:value-type="float" office:value="0.983317138062152" calcext:value-type="float">
            <text:p>0.983317138062152</text:p>
          </table:table-cell>
          <table:table-cell office:value-type="float" office:value="0.000588861145912401" calcext:value-type="float">
            <text:p>0.000588861145912401</text:p>
          </table:table-cell>
          <table:table-cell office:value-type="float" office:value="0.983682655682036" calcext:value-type="float">
            <text:p>0.983682655682036</text:p>
          </table:table-cell>
          <table:table-cell office:value-type="float" office:value="0.000562882840628023" calcext:value-type="float">
            <text:p>0.000562882840628023</text:p>
          </table:table-cell>
          <table:table-cell office:value-type="float" office:value="0.983317138062152" calcext:value-type="float">
            <text:p>0.983317138062152</text:p>
          </table:table-cell>
          <table:table-cell office:value-type="float" office:value="0.000588861145912401" calcext:value-type="float">
            <text:p>0.000588861145912401</text:p>
          </table:table-cell>
          <table:table-cell table:style-name="ce18" office:value-type="float" office:value="0.96244820901332" calcext:value-type="float">
            <text:p>0.96244820901332</text:p>
          </table:table-cell>
          <table:table-cell table:style-name="ce18" office:value-type="float" office:value="0.000712984012165652" calcext:value-type="float">
            <text:p>0.000712984012165652</text:p>
          </table:table-cell>
          <table:table-cell table:style-name="ce18" office:value-type="float" office:value="0.964224434155745" calcext:value-type="float">
            <text:p>0.964224434155745</text:p>
          </table:table-cell>
          <table:table-cell table:style-name="ce18" office:value-type="float" office:value="0.000645960220780205" calcext:value-type="float">
            <text:p>0.000645960220780205</text:p>
          </table:table-cell>
          <table:table-cell table:style-name="ce18" office:value-type="float" office:value="0.96244820901332" calcext:value-type="float">
            <text:p>0.96244820901332</text:p>
          </table:table-cell>
          <table:table-cell table:style-name="ce18" office:value-type="float" office:value="0.000712984012165652" calcext:value-type="float">
            <text:p>0.000712984012165652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961614761618582" calcext:value-type="float">
            <text:p>0.961614761618582</text:p>
          </table:table-cell>
          <table:table-cell office:value-type="float" office:value="0.000872178657008585" calcext:value-type="float">
            <text:p>0.000872178657008585</text:p>
          </table:table-cell>
          <table:table-cell office:value-type="float" office:value="0.963467280484086" calcext:value-type="float">
            <text:p>0.963467280484086</text:p>
          </table:table-cell>
          <table:table-cell office:value-type="float" office:value="0.000787042970683882" calcext:value-type="float">
            <text:p>0.000787042970683882</text:p>
          </table:table-cell>
          <table:table-cell office:value-type="float" office:value="0.961614761618582" calcext:value-type="float">
            <text:p>0.961614761618582</text:p>
          </table:table-cell>
          <table:table-cell office:value-type="float" office:value="0.000872178657008585" calcext:value-type="float">
            <text:p>0.000872178657008585</text:p>
          </table:table-cell>
          <table:table-cell office:value-type="float" office:value="0.981090700833412" calcext:value-type="float">
            <text:p>0.981090700833412</text:p>
          </table:table-cell>
          <table:table-cell office:value-type="float" office:value="0.00172638426933779" calcext:value-type="float">
            <text:p>0.00172638426933779</text:p>
          </table:table-cell>
          <table:table-cell office:value-type="float" office:value="0.981572256731641" calcext:value-type="float">
            <text:p>0.981572256731641</text:p>
          </table:table-cell>
          <table:table-cell office:value-type="float" office:value="0.00163460062581111" calcext:value-type="float">
            <text:p>0.00163460062581111</text:p>
          </table:table-cell>
          <table:table-cell office:value-type="float" office:value="0.981090700833412" calcext:value-type="float">
            <text:p>0.981090700833412</text:p>
          </table:table-cell>
          <table:table-cell office:value-type="float" office:value="0.00172638426933779" calcext:value-type="float">
            <text:p>0.00172638426933779</text:p>
          </table:table-cell>
          <table:table-cell table:style-name="ce18" office:value-type="float" office:value="0.962531662894391" calcext:value-type="float">
            <text:p>0.962531662894391</text:p>
          </table:table-cell>
          <table:table-cell table:style-name="ce18" office:value-type="float" office:value="0.000725600481200705" calcext:value-type="float">
            <text:p>0.000725600481200705</text:p>
          </table:table-cell>
          <table:table-cell table:style-name="ce18" office:value-type="float" office:value="0.964294112731623" calcext:value-type="float">
            <text:p>0.964294112731623</text:p>
          </table:table-cell>
          <table:table-cell table:style-name="ce18" office:value-type="float" office:value="0.000663978205457005" calcext:value-type="float">
            <text:p>0.000663978205457005</text:p>
          </table:table-cell>
          <table:table-cell table:style-name="ce18" office:value-type="float" office:value="0.962531662894391" calcext:value-type="float">
            <text:p>0.962531662894391</text:p>
          </table:table-cell>
          <table:table-cell table:style-name="ce18" office:value-type="float" office:value="0.000725600481200705" calcext:value-type="float">
            <text:p>0.000725600481200705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964436444223682" calcext:value-type="float">
            <text:p>0.964436444223682</text:p>
          </table:table-cell>
          <table:table-cell office:value-type="float" office:value="0.000617923397984289" calcext:value-type="float">
            <text:p>0.000617923397984289</text:p>
          </table:table-cell>
          <table:table-cell office:value-type="float" office:value="0.96603015394142" calcext:value-type="float">
            <text:p>0.96603015394142</text:p>
          </table:table-cell>
          <table:table-cell office:value-type="float" office:value="0.000560452104981482" calcext:value-type="float">
            <text:p>0.000560452104981482</text:p>
          </table:table-cell>
          <table:table-cell office:value-type="float" office:value="0.964436444223682" calcext:value-type="float">
            <text:p>0.964436444223682</text:p>
          </table:table-cell>
          <table:table-cell office:value-type="float" office:value="0.000617923397984289" calcext:value-type="float">
            <text:p>0.000617923397984289</text:p>
          </table:table-cell>
          <table:table-cell office:value-type="float" office:value="0.979776573685871" calcext:value-type="float">
            <text:p>0.979776573685871</text:p>
          </table:table-cell>
          <table:table-cell office:value-type="float" office:value="0.000997415142741537" calcext:value-type="float">
            <text:p>0.000997415142741537</text:p>
          </table:table-cell>
          <table:table-cell office:value-type="float" office:value="0.980323757899225" calcext:value-type="float">
            <text:p>0.980323757899225</text:p>
          </table:table-cell>
          <table:table-cell office:value-type="float" office:value="0.000950057968560267" calcext:value-type="float">
            <text:p>0.000950057968560267</text:p>
          </table:table-cell>
          <table:table-cell office:value-type="float" office:value="0.979776573685871" calcext:value-type="float">
            <text:p>0.979776573685871</text:p>
          </table:table-cell>
          <table:table-cell office:value-type="float" office:value="0.000997415142741537" calcext:value-type="float">
            <text:p>0.000997415142741537</text:p>
          </table:table-cell>
          <table:table-cell table:style-name="ce18" office:value-type="float" office:value="0.964475202678761" calcext:value-type="float">
            <text:p>0.964475202678761</text:p>
          </table:table-cell>
          <table:table-cell table:style-name="ce18" office:value-type="float" office:value="0.000793068778609517" calcext:value-type="float">
            <text:p>0.000793068778609517</text:p>
          </table:table-cell>
          <table:table-cell table:style-name="ce18" office:value-type="float" office:value="0.96607204924901" calcext:value-type="float">
            <text:p>0.96607204924901</text:p>
          </table:table-cell>
          <table:table-cell table:style-name="ce18" office:value-type="float" office:value="0.000722808814880202" calcext:value-type="float">
            <text:p>0.000722808814880202</text:p>
          </table:table-cell>
          <table:table-cell table:style-name="ce18" office:value-type="float" office:value="0.964475202678761" calcext:value-type="float">
            <text:p>0.964475202678761</text:p>
          </table:table-cell>
          <table:table-cell table:style-name="ce18" office:value-type="float" office:value="0.000793068778609517" calcext:value-type="float">
            <text:p>0.000793068778609517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964436444223682" calcext:value-type="float">
            <text:p>0.964436444223682</text:p>
          </table:table-cell>
          <table:table-cell office:value-type="float" office:value="0.000617923397984289" calcext:value-type="float">
            <text:p>0.000617923397984289</text:p>
          </table:table-cell>
          <table:table-cell office:value-type="float" office:value="0.96603015394142" calcext:value-type="float">
            <text:p>0.96603015394142</text:p>
          </table:table-cell>
          <table:table-cell office:value-type="float" office:value="0.000560452104981482" calcext:value-type="float">
            <text:p>0.000560452104981482</text:p>
          </table:table-cell>
          <table:table-cell office:value-type="float" office:value="0.964436444223682" calcext:value-type="float">
            <text:p>0.964436444223682</text:p>
          </table:table-cell>
          <table:table-cell office:value-type="float" office:value="0.000617923397984289" calcext:value-type="float">
            <text:p>0.000617923397984289</text:p>
          </table:table-cell>
          <table:table-cell office:value-type="float" office:value="0.979469591065926" calcext:value-type="float">
            <text:p>0.979469591065926</text:p>
          </table:table-cell>
          <table:table-cell office:value-type="float" office:value="0.00147958002142227" calcext:value-type="float">
            <text:p>0.00147958002142227</text:p>
          </table:table-cell>
          <table:table-cell office:value-type="float" office:value="0.98002417391621" calcext:value-type="float">
            <text:p>0.98002417391621</text:p>
          </table:table-cell>
          <table:table-cell office:value-type="float" office:value="0.00140531204091955" calcext:value-type="float">
            <text:p>0.00140531204091955</text:p>
          </table:table-cell>
          <table:table-cell office:value-type="float" office:value="0.979469591065926" calcext:value-type="float">
            <text:p>0.979469591065926</text:p>
          </table:table-cell>
          <table:table-cell office:value-type="float" office:value="0.00147958002142227" calcext:value-type="float">
            <text:p>0.00147958002142227</text:p>
          </table:table-cell>
          <table:table-cell table:style-name="ce18" office:value-type="float" office:value="0.964475202678761" calcext:value-type="float">
            <text:p>0.964475202678761</text:p>
          </table:table-cell>
          <table:table-cell table:style-name="ce18" office:value-type="float" office:value="0.000793068778609517" calcext:value-type="float">
            <text:p>0.000793068778609517</text:p>
          </table:table-cell>
          <table:table-cell table:style-name="ce18" office:value-type="float" office:value="0.96607204924901" calcext:value-type="float">
            <text:p>0.96607204924901</text:p>
          </table:table-cell>
          <table:table-cell table:style-name="ce18" office:value-type="float" office:value="0.000722808814880202" calcext:value-type="float">
            <text:p>0.000722808814880202</text:p>
          </table:table-cell>
          <table:table-cell table:style-name="ce18" office:value-type="float" office:value="0.964475202678761" calcext:value-type="float">
            <text:p>0.964475202678761</text:p>
          </table:table-cell>
          <table:table-cell table:style-name="ce18" office:value-type="float" office:value="0.000793068778609517" calcext:value-type="float">
            <text:p>0.000793068778609517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964436444223682" calcext:value-type="float">
            <text:p>0.964436444223682</text:p>
          </table:table-cell>
          <table:table-cell office:value-type="float" office:value="0.000617923397984289" calcext:value-type="float">
            <text:p>0.000617923397984289</text:p>
          </table:table-cell>
          <table:table-cell office:value-type="float" office:value="0.96603015394142" calcext:value-type="float">
            <text:p>0.96603015394142</text:p>
          </table:table-cell>
          <table:table-cell office:value-type="float" office:value="0.000560452104981482" calcext:value-type="float">
            <text:p>0.000560452104981482</text:p>
          </table:table-cell>
          <table:table-cell office:value-type="float" office:value="0.964436444223682" calcext:value-type="float">
            <text:p>0.964436444223682</text:p>
          </table:table-cell>
          <table:table-cell office:value-type="float" office:value="0.000617923397984289" calcext:value-type="float">
            <text:p>0.000617923397984289</text:p>
          </table:table-cell>
          <table:table-cell office:value-type="float" office:value="0.97980509722568" calcext:value-type="float">
            <text:p>0.97980509722568</text:p>
          </table:table-cell>
          <table:table-cell office:value-type="float" office:value="0.00203277724114768" calcext:value-type="float">
            <text:p>0.00203277724114768</text:p>
          </table:table-cell>
          <table:table-cell office:value-type="float" office:value="0.980349202357154" calcext:value-type="float">
            <text:p>0.980349202357154</text:p>
          </table:table-cell>
          <table:table-cell office:value-type="float" office:value="0.00192268334558155" calcext:value-type="float">
            <text:p>0.00192268334558155</text:p>
          </table:table-cell>
          <table:table-cell office:value-type="float" office:value="0.97980509722568" calcext:value-type="float">
            <text:p>0.97980509722568</text:p>
          </table:table-cell>
          <table:table-cell office:value-type="float" office:value="0.00203277724114768" calcext:value-type="float">
            <text:p>0.00203277724114768</text:p>
          </table:table-cell>
          <table:table-cell table:style-name="ce18" office:value-type="float" office:value="0.964475202678761" calcext:value-type="float">
            <text:p>0.964475202678761</text:p>
          </table:table-cell>
          <table:table-cell table:style-name="ce18" office:value-type="float" office:value="0.000793068778609517" calcext:value-type="float">
            <text:p>0.000793068778609517</text:p>
          </table:table-cell>
          <table:table-cell table:style-name="ce18" office:value-type="float" office:value="0.96607204924901" calcext:value-type="float">
            <text:p>0.96607204924901</text:p>
          </table:table-cell>
          <table:table-cell table:style-name="ce18" office:value-type="float" office:value="0.000722808814880202" calcext:value-type="float">
            <text:p>0.000722808814880202</text:p>
          </table:table-cell>
          <table:table-cell table:style-name="ce18" office:value-type="float" office:value="0.964475202678761" calcext:value-type="float">
            <text:p>0.964475202678761</text:p>
          </table:table-cell>
          <table:table-cell table:style-name="ce18" office:value-type="float" office:value="0.000793068778609517" calcext:value-type="float">
            <text:p>0.000793068778609517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BENCHMARK</text:p>
          </table:table-cell>
          <table:table-cell table:style-name="ce18" table:number-columns-repeated="6"/>
          <table:table-cell table:number-columns-repeated="1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980669593320402" calcext:value-type="float">
            <text:p>0.980669593320402</text:p>
          </table:table-cell>
          <table:table-cell office:value-type="float" office:value="0.00051112390915548" calcext:value-type="float">
            <text:p>0.00051112390915548</text:p>
          </table:table-cell>
          <table:table-cell office:value-type="float" office:value="0.981157739399086" calcext:value-type="float">
            <text:p>0.981157739399086</text:p>
          </table:table-cell>
          <table:table-cell office:value-type="float" office:value="0.000486125165196" calcext:value-type="float">
            <text:p>0.000486125165196</text:p>
          </table:table-cell>
          <table:table-cell office:value-type="float" office:value="0.980669593320402" calcext:value-type="float">
            <text:p>0.980669593320402</text:p>
          </table:table-cell>
          <table:table-cell office:value-type="float" office:value="0.00051112390915548" calcext:value-type="float">
            <text:p>0.00051112390915548</text:p>
          </table:table-cell>
          <table:table-cell office:value-type="float" office:value="0.980669593320402" calcext:value-type="float">
            <text:p>0.980669593320402</text:p>
          </table:table-cell>
          <table:table-cell office:value-type="float" office:value="0.00051112390915548" calcext:value-type="float">
            <text:p>0.00051112390915548</text:p>
          </table:table-cell>
          <table:table-cell office:value-type="float" office:value="0.981157739399086" calcext:value-type="float">
            <text:p>0.981157739399086</text:p>
          </table:table-cell>
          <table:table-cell office:value-type="float" office:value="0.000486125165196" calcext:value-type="float">
            <text:p>0.000486125165196</text:p>
          </table:table-cell>
          <table:table-cell office:value-type="float" office:value="0.980669593320402" calcext:value-type="float">
            <text:p>0.980669593320402</text:p>
          </table:table-cell>
          <table:table-cell office:value-type="float" office:value="0.00051112390915548" calcext:value-type="float">
            <text:p>0.00051112390915548</text:p>
          </table:table-cell>
          <table:table-cell office:value-type="float" office:value="0.980669593320402" calcext:value-type="float">
            <text:p>0.980669593320402</text:p>
          </table:table-cell>
          <table:table-cell office:value-type="float" office:value="0.00051112390915548" calcext:value-type="float">
            <text:p>0.00051112390915548</text:p>
          </table:table-cell>
          <table:table-cell office:value-type="float" office:value="0.981157739399086" calcext:value-type="float">
            <text:p>0.981157739399086</text:p>
          </table:table-cell>
          <table:table-cell office:value-type="float" office:value="0.000486125165196" calcext:value-type="float">
            <text:p>0.000486125165196</text:p>
          </table:table-cell>
          <table:table-cell office:value-type="float" office:value="0.980669593320402" calcext:value-type="float">
            <text:p>0.980669593320402</text:p>
          </table:table-cell>
          <table:table-cell office:value-type="float" office:value="0.00051112390915548" calcext:value-type="float">
            <text:p>0.00051112390915548</text:p>
          </table:table-cell>
          <table:table-cell office:value-type="float" office:value="0.980669593320402" calcext:value-type="float">
            <text:p>0.980669593320402</text:p>
          </table:table-cell>
          <table:table-cell office:value-type="float" office:value="0.00051112390915548" calcext:value-type="float">
            <text:p>0.00051112390915548</text:p>
          </table:table-cell>
          <table:table-cell office:value-type="float" office:value="0.981157739399086" calcext:value-type="float">
            <text:p>0.981157739399086</text:p>
          </table:table-cell>
          <table:table-cell office:value-type="float" office:value="0.000486125165196" calcext:value-type="float">
            <text:p>0.000486125165196</text:p>
          </table:table-cell>
          <table:table-cell office:value-type="float" office:value="0.980669593320402" calcext:value-type="float">
            <text:p>0.980669593320402</text:p>
          </table:table-cell>
          <table:table-cell office:value-type="float" office:value="0.00051112390915548" calcext:value-type="float">
            <text:p>0.00051112390915548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20:42:17.004692687</meta:creation-date>
    <dc:date>2023-07-23T14:52:21.839589705</dc:date>
    <meta:editing-duration>P1DT20H47M16S</meta:editing-duration>
    <meta:editing-cycles>36</meta:editing-cycles>
    <meta:generator>LibreOffice/7.3.7.2$Linux_X86_64 LibreOffice_project/30$Build-2</meta:generator>
    <meta:document-statistic meta:table-count="1" meta:cell-count="5901" meta:object-count="0"/>
  </office:meta>
</office:document-meta>
</file>